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3232" calcext:value-type="float">
            <text:p>0,23232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31744" calcext:value-type="float">
            <text:p>0,31744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456" calcext:value-type="float">
            <text:p>0,345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3424" calcext:value-type="float">
            <text:p>0,43424</text:p>
          </table:table-cell>
          <table:table-cell office:value-type="float" office:value="0.664" calcext:value-type="float">
            <text:p>0,664</text:p>
          </table:table-cell>
          <table:table-cell office:value-type="float" office:value="0.33296" calcext:value-type="float">
            <text:p>0,332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,04</text:p>
          </table:table-cell>
          <table:table-cell office:value-type="float" office:value="0.25152" calcext:value-type="float">
            <text:p>0,25152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3216" calcext:value-type="float">
            <text:p>0,3216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408" calcext:value-type="float">
            <text:p>0,3408</text:p>
          </table:table-cell>
          <table:table-cell office:value-type="float" office:value="0.39936" calcext:value-type="float">
            <text:p>0,39936</text:p>
          </table:table-cell>
          <table:table-cell office:value-type="float" office:value="0.4" calcext:value-type="float">
            <text:p>0,4</text:p>
          </table:table-cell>
          <table:table-cell office:value-type="float" office:value="0.46432" calcext:value-type="float">
            <text:p>0,46432</text:p>
          </table:table-cell>
          <table:table-cell office:value-type="float" office:value="0.68" calcext:value-type="float">
            <text:p>0,68</text:p>
          </table:table-cell>
          <table:table-cell office:value-type="float" office:value="0.33776" calcext:value-type="float">
            <text:p>0,337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4" calcext:value-type="float">
            <text:p>0,144</text:p>
          </table:table-cell>
          <table:table-cell office:value-type="float" office:value="0.26656" calcext:value-type="float">
            <text:p>0,26656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28" calcext:value-type="float">
            <text:p>0,2928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3024" calcext:value-type="float">
            <text:p>0,33024</text:p>
          </table:table-cell>
          <table:table-cell office:value-type="float" office:value="0.38432" calcext:value-type="float">
            <text:p>0,3843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5184" calcext:value-type="float">
            <text:p>0,5184</text:p>
          </table:table-cell>
          <table:table-cell office:value-type="float" office:value="0.68" calcext:value-type="float">
            <text:p>0,68</text:p>
          </table:table-cell>
          <table:table-cell office:value-type="float" office:value="0.352032" calcext:value-type="float">
            <text:p>0,3520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6" calcext:value-type="float">
            <text:p>0,096</text:p>
          </table:table-cell>
          <table:table-cell office:value-type="float" office:value="0.25728" calcext:value-type="float">
            <text:p>0,25728</text:p>
          </table:table-cell>
          <table:table-cell office:value-type="float" office:value="0.272" calcext:value-type="float">
            <text:p>0,272</text:p>
          </table:table-cell>
          <table:table-cell office:value-type="float" office:value="0.29984" calcext:value-type="float">
            <text:p>0,29984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5328" calcext:value-type="float">
            <text:p>0,35328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54464" calcext:value-type="float">
            <text:p>0,54464</text:p>
          </table:table-cell>
          <table:table-cell office:value-type="float" office:value="0.68" calcext:value-type="float">
            <text:p>0,68</text:p>
          </table:table-cell>
          <table:table-cell office:value-type="float" office:value="0.358304" calcext:value-type="float">
            <text:p>0,3583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" calcext:value-type="float">
            <text:p>0,056</text:p>
          </table:table-cell>
          <table:table-cell office:value-type="float" office:value="0.25856" calcext:value-type="float">
            <text:p>0,25856</text:p>
          </table:table-cell>
          <table:table-cell office:value-type="float" office:value="0.27232" calcext:value-type="float">
            <text:p>0,27232</text:p>
          </table:table-cell>
          <table:table-cell office:value-type="float" office:value="0.32448" calcext:value-type="float">
            <text:p>0,32448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8048" calcext:value-type="float">
            <text:p>0,3804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216" calcext:value-type="float">
            <text:p>0,41216</text:p>
          </table:table-cell>
          <table:table-cell office:value-type="float" office:value="0.60576" calcext:value-type="float">
            <text:p>0,60576</text:p>
          </table:table-cell>
          <table:table-cell office:value-type="float" office:value="0.68" calcext:value-type="float">
            <text:p>0,68</text:p>
          </table:table-cell>
          <table:table-cell office:value-type="float" office:value="0.370976" calcext:value-type="float">
            <text:p>0,3709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,24</text:p>
          </table:table-cell>
          <table:table-cell office:value-type="float" office:value="0.2672" calcext:value-type="float">
            <text:p>0,2672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064" calcext:value-type="float">
            <text:p>0,3206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72" calcext:value-type="float">
            <text:p>0,3472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5568" calcext:value-type="float">
            <text:p>0,45568</text:p>
          </table:table-cell>
          <table:table-cell office:value-type="float" office:value="0.62528" calcext:value-type="float">
            <text:p>0,62528</text:p>
          </table:table-cell>
          <table:table-cell office:value-type="float" office:value="0.68" calcext:value-type="float">
            <text:p>0,68</text:p>
          </table:table-cell>
          <table:table-cell office:value-type="float" office:value="0.3816" calcext:value-type="float">
            <text:p>0,38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4" calcext:value-type="float">
            <text:p>0,224</text:p>
          </table:table-cell>
          <table:table-cell office:value-type="float" office:value="0.26816" calcext:value-type="float">
            <text:p>0,26816</text:p>
          </table:table-cell>
          <table:table-cell office:value-type="float" office:value="0.28608" calcext:value-type="float">
            <text:p>0,28608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7984" calcext:value-type="float">
            <text:p>0,3798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6944" calcext:value-type="float">
            <text:p>0,46944</text:p>
          </table:table-cell>
          <table:table-cell office:value-type="float" office:value="0.62784" calcext:value-type="float">
            <text:p>0,62784</text:p>
          </table:table-cell>
          <table:table-cell office:value-type="float" office:value="0.68" calcext:value-type="float">
            <text:p>0,68</text:p>
          </table:table-cell>
          <table:table-cell office:value-type="float" office:value="0.388736" calcext:value-type="float">
            <text:p>0,3887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8" calcext:value-type="float">
            <text:p>0,248</text:p>
          </table:table-cell>
          <table:table-cell office:value-type="float" office:value="0.2704" calcext:value-type="float">
            <text:p>0,2704</text:p>
          </table:table-cell>
          <table:table-cell office:value-type="float" office:value="0.30752" calcext:value-type="float">
            <text:p>0,30752</text:p>
          </table:table-cell>
          <table:table-cell table:number-columns-repeated="2" office:value-type="float" office:value="0.328" calcext:value-type="float">
            <text:p>0,328</text:p>
          </table:table-cell>
          <table:table-cell office:value-type="float" office:value="0.38432" calcext:value-type="float">
            <text:p>0,38432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9056" calcext:value-type="float">
            <text:p>0,49056</text:p>
          </table:table-cell>
          <table:table-cell office:value-type="float" office:value="0.65856" calcext:value-type="float">
            <text:p>0,65856</text:p>
          </table:table-cell>
          <table:table-cell office:value-type="float" office:value="0.704" calcext:value-type="float">
            <text:p>0,704</text:p>
          </table:table-cell>
          <table:table-cell office:value-type="float" office:value="0.396736" calcext:value-type="float">
            <text:p>0,3967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4" calcext:value-type="float">
            <text:p>0,024</text:p>
          </table:table-cell>
          <table:table-cell office:value-type="float" office:value="0.26208" calcext:value-type="float">
            <text:p>0,26208</text:p>
          </table:table-cell>
          <table:table-cell office:value-type="float" office:value="0.32608" calcext:value-type="float">
            <text:p>0,32608</text:p>
          </table:table-cell>
          <table:table-cell office:value-type="float" office:value="0.328" calcext:value-type="float">
            <text:p>0,328</text:p>
          </table:table-cell>
          <table:table-cell office:value-type="float" office:value="0.34592" calcext:value-type="float">
            <text:p>0,34592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176" calcext:value-type="float">
            <text:p>0,4176</text:p>
          </table:table-cell>
          <table:table-cell office:value-type="float" office:value="0.5504" calcext:value-type="float">
            <text:p>0,5504</text:p>
          </table:table-cell>
          <table:table-cell office:value-type="float" office:value="0.67296" calcext:value-type="float">
            <text:p>0,67296</text:p>
          </table:table-cell>
          <table:table-cell office:value-type="float" office:value="0.704" calcext:value-type="float">
            <text:p>0,704</text:p>
          </table:table-cell>
          <table:table-cell office:value-type="float" office:value="0.410304" calcext:value-type="float">
            <text:p>0,4103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.272" calcext:value-type="float">
            <text:p>0,272</text:p>
          </table:table-cell>
          <table:table-cell office:value-type="float" office:value="0.32096" calcext:value-type="float">
            <text:p>0,320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704" calcext:value-type="float">
            <text:p>0,3670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2304" calcext:value-type="float">
            <text:p>0,42304</text:p>
          </table:table-cell>
          <table:table-cell office:value-type="float" office:value="0.57792" calcext:value-type="float">
            <text:p>0,57792</text:p>
          </table:table-cell>
          <table:table-cell office:value-type="float" office:value="0.67744" calcext:value-type="float">
            <text:p>0,67744</text:p>
          </table:table-cell>
          <table:table-cell office:value-type="float" office:value="0.704" calcext:value-type="float">
            <text:p>0,704</text:p>
          </table:table-cell>
          <table:table-cell office:value-type="float" office:value="0.41664" calcext:value-type="float">
            <text:p>0,4166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6" calcext:value-type="float">
            <text:p>0,256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672" calcext:value-type="float">
            <text:p>0,32672</text:p>
          </table:table-cell>
          <table:table-cell office:value-type="float" office:value="0.3296" calcext:value-type="float">
            <text:p>0,3296</text:p>
          </table:table-cell>
          <table:table-cell office:value-type="float" office:value="0.38816" calcext:value-type="float">
            <text:p>0,3881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0032" calcext:value-type="float">
            <text:p>0,40032</text:p>
          </table:table-cell>
          <table:table-cell office:value-type="float" office:value="0.4816" calcext:value-type="float">
            <text:p>0,4816</text:p>
          </table:table-cell>
          <table:table-cell office:value-type="float" office:value="0.60768" calcext:value-type="float">
            <text:p>0,60768</text:p>
          </table:table-cell>
          <table:table-cell office:value-type="float" office:value="0.67936" calcext:value-type="float">
            <text:p>0,67936</text:p>
          </table:table-cell>
          <table:table-cell office:value-type="float" office:value="0.704" calcext:value-type="float">
            <text:p>0,704</text:p>
          </table:table-cell>
          <table:table-cell office:value-type="float" office:value="0.428544" calcext:value-type="float">
            <text:p>0,4285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2" calcext:value-type="float">
            <text:p>0,032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312" calcext:value-type="float">
            <text:p>0,3312</text:p>
          </table:table-cell>
          <table:table-cell office:value-type="float" office:value="0.39168" calcext:value-type="float">
            <text:p>0,3916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0256" calcext:value-type="float">
            <text:p>0,40256</text:p>
          </table:table-cell>
          <table:table-cell office:value-type="float" office:value="0.46528" calcext:value-type="float">
            <text:p>0,46528</text:p>
          </table:table-cell>
          <table:table-cell office:value-type="float" office:value="0.60736" calcext:value-type="float">
            <text:p>0,60736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704" calcext:value-type="float">
            <text:p>0,704</text:p>
          </table:table-cell>
          <table:table-cell office:value-type="float" office:value="0.427968" calcext:value-type="float">
            <text:p>0,42796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4" calcext:value-type="float">
            <text:p>0,144</text:p>
          </table:table-cell>
          <table:table-cell office:value-type="float" office:value="0.30752" calcext:value-type="float">
            <text:p>0,3075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96" calcext:value-type="float">
            <text:p>0,369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048" calcext:value-type="float">
            <text:p>0,4048</text:p>
          </table:table-cell>
          <table:table-cell office:value-type="float" office:value="0.49248" calcext:value-type="float">
            <text:p>0,49248</text:p>
          </table:table-cell>
          <table:table-cell office:value-type="float" office:value="0.63776" calcext:value-type="float">
            <text:p>0,63776</text:p>
          </table:table-cell>
          <table:table-cell office:value-type="float" office:value="0.68576" calcext:value-type="float">
            <text:p>0,68576</text:p>
          </table:table-cell>
          <table:table-cell office:value-type="float" office:value="0.72" calcext:value-type="float">
            <text:p>0,72</text:p>
          </table:table-cell>
          <table:table-cell office:value-type="float" office:value="0.442592" calcext:value-type="float">
            <text:p>0,44259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" calcext:value-type="float">
            <text:p>0,04</text:p>
          </table:table-cell>
          <table:table-cell office:value-type="float" office:value="0.28896" calcext:value-type="float">
            <text:p>0,288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36" calcext:value-type="float">
            <text:p>0,3536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0.4464" calcext:value-type="float">
            <text:p>0,4464</text:p>
          </table:table-cell>
          <table:table-cell office:value-type="float" office:value="0.57376" calcext:value-type="float">
            <text:p>0,57376</text:p>
          </table:table-cell>
          <table:table-cell office:value-type="float" office:value="0.66304" calcext:value-type="float">
            <text:p>0,66304</text:p>
          </table:table-cell>
          <table:table-cell office:value-type="float" office:value="0.68896" calcext:value-type="float">
            <text:p>0,68896</text:p>
          </table:table-cell>
          <table:table-cell office:value-type="float" office:value="0.72" calcext:value-type="float">
            <text:p>0,72</text:p>
          </table:table-cell>
          <table:table-cell office:value-type="float" office:value="0.454272" calcext:value-type="float">
            <text:p>0,45427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72" calcext:value-type="float">
            <text:p>0,272</text:p>
          </table:table-cell>
          <table:table-cell office:value-type="float" office:value="0.30176" calcext:value-type="float">
            <text:p>0,301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7824" calcext:value-type="float">
            <text:p>0,3782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3904" calcext:value-type="float">
            <text:p>0,43904</text:p>
          </table:table-cell>
          <table:table-cell office:value-type="float" office:value="0.53792" calcext:value-type="float">
            <text:p>0,53792</text:p>
          </table:table-cell>
          <table:table-cell office:value-type="float" office:value="0.62496" calcext:value-type="float">
            <text:p>0,62496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69088" calcext:value-type="float">
            <text:p>0,69088</text:p>
          </table:table-cell>
          <table:table-cell office:value-type="float" office:value="0.72" calcext:value-type="float">
            <text:p>0,72</text:p>
          </table:table-cell>
          <table:table-cell office:value-type="float" office:value="0.47696" calcext:value-type="float">
            <text:p>0,4769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4" calcext:value-type="float">
            <text:p>0,144</text:p>
          </table:table-cell>
          <table:table-cell office:value-type="float" office:value="0.30944" calcext:value-type="float">
            <text:p>0,30944</text:p>
          </table:table-cell>
          <table:table-cell office:value-type="float" office:value="0.36224" calcext:value-type="float">
            <text:p>0,3622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4128" calcext:value-type="float">
            <text:p>0,44128</text:p>
          </table:table-cell>
          <table:table-cell office:value-type="float" office:value="0.51584" calcext:value-type="float">
            <text:p>0,51584</text:p>
          </table:table-cell>
          <table:table-cell office:value-type="float" office:value="0.5904" calcext:value-type="float">
            <text:p>0,5904</text:p>
          </table:table-cell>
          <table:table-cell office:value-type="float" office:value="0.64704" calcext:value-type="float">
            <text:p>0,64704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072" calcext:value-type="float">
            <text:p>0,7072</text:p>
          </table:table-cell>
          <table:table-cell office:value-type="float" office:value="0.872" calcext:value-type="float">
            <text:p>0,872</text:p>
          </table:table-cell>
          <table:table-cell office:value-type="float" office:value="0.504704" calcext:value-type="float">
            <text:p>0,50470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4" calcext:value-type="float">
            <text:p>0,144</text:p>
          </table:table-cell>
          <table:table-cell office:value-type="float" office:value="0.30464" calcext:value-type="float">
            <text:p>0,30464</text:p>
          </table:table-cell>
          <table:table-cell office:value-type="float" office:value="0.35488" calcext:value-type="float">
            <text:p>0,3548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4896" calcext:value-type="float">
            <text:p>0,44896</text:p>
          </table:table-cell>
          <table:table-cell office:value-type="float" office:value="0.52224" calcext:value-type="float">
            <text:p>0,52224</text:p>
          </table:table-cell>
          <table:table-cell office:value-type="float" office:value="0.59264" calcext:value-type="float">
            <text:p>0,59264</text:p>
          </table:table-cell>
          <table:table-cell office:value-type="float" office:value="0.64384" calcext:value-type="float">
            <text:p>0,64384</text:p>
          </table:table-cell>
          <table:table-cell office:value-type="float" office:value="0.6704" calcext:value-type="float">
            <text:p>0,6704</text:p>
          </table:table-cell>
          <table:table-cell office:value-type="float" office:value="0.71712" calcext:value-type="float">
            <text:p>0,71712</text:p>
          </table:table-cell>
          <table:table-cell office:value-type="float" office:value="0.872" calcext:value-type="float">
            <text:p>0,872</text:p>
          </table:table-cell>
          <table:table-cell office:value-type="float" office:value="0.505472" calcext:value-type="float">
            <text:p>0,50547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968" calcext:value-type="float">
            <text:p>0,31968</text:p>
          </table:table-cell>
          <table:table-cell office:value-type="float" office:value="0.38208" calcext:value-type="float">
            <text:p>0,38208</text:p>
          </table:table-cell>
          <table:table-cell office:value-type="float" office:value="0.4" calcext:value-type="float">
            <text:p>0,4</text:p>
          </table:table-cell>
          <table:table-cell office:value-type="float" office:value="0.4096" calcext:value-type="float">
            <text:p>0,4096</text:p>
          </table:table-cell>
          <table:table-cell office:value-type="float" office:value="0.4832" calcext:value-type="float">
            <text:p>0,4832</text:p>
          </table:table-cell>
          <table:table-cell office:value-type="float" office:value="0.55616" calcext:value-type="float">
            <text:p>0,55616</text:p>
          </table:table-cell>
          <table:table-cell office:value-type="float" office:value="0.61536" calcext:value-type="float">
            <text:p>0,61536</text:p>
          </table:table-cell>
          <table:table-cell office:value-type="float" office:value="0.65472" calcext:value-type="float">
            <text:p>0,65472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872" calcext:value-type="float">
            <text:p>0,872</text:p>
          </table:table-cell>
          <table:table-cell office:value-type="float" office:value="0.523264" calcext:value-type="float">
            <text:p>0,5232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2" calcext:value-type="float">
            <text:p>0,272</text:p>
          </table:table-cell>
          <table:table-cell office:value-type="float" office:value="0.31744" calcext:value-type="float">
            <text:p>0,31744</text:p>
          </table:table-cell>
          <table:table-cell office:value-type="float" office:value="0.37664" calcext:value-type="float">
            <text:p>0,37664</text:p>
          </table:table-cell>
          <table:table-cell office:value-type="float" office:value="0.4" calcext:value-type="float">
            <text:p>0,4</text:p>
          </table:table-cell>
          <table:table-cell office:value-type="float" office:value="0.42304" calcext:value-type="float">
            <text:p>0,42304</text:p>
          </table:table-cell>
          <table:table-cell office:value-type="float" office:value="0.50496" calcext:value-type="float">
            <text:p>0,50496</text:p>
          </table:table-cell>
          <table:table-cell office:value-type="float" office:value="0.56096" calcext:value-type="float">
            <text:p>0,56096</text:p>
          </table:table-cell>
          <table:table-cell office:value-type="float" office:value="0.61728" calcext:value-type="float">
            <text:p>0,61728</text:p>
          </table:table-cell>
          <table:table-cell office:value-type="float" office:value="0.65632" calcext:value-type="float">
            <text:p>0,65632</text:p>
          </table:table-cell>
          <table:table-cell office:value-type="float" office:value="0.67552" calcext:value-type="float">
            <text:p>0,67552</text:p>
          </table:table-cell>
          <table:table-cell office:value-type="float" office:value="0.74624" calcext:value-type="float">
            <text:p>0,74624</text:p>
          </table:table-cell>
          <table:table-cell office:value-type="float" office:value="0.872" calcext:value-type="float">
            <text:p>0,872</text:p>
          </table:table-cell>
          <table:table-cell office:value-type="float" office:value="0.52784" calcext:value-type="float">
            <text:p>0,527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2" calcext:value-type="float">
            <text:p>0,272</text:p>
          </table:table-cell>
          <table:table-cell office:value-type="float" office:value="0.33344" calcext:value-type="float">
            <text:p>0,33344</text:p>
          </table:table-cell>
          <table:table-cell office:value-type="float" office:value="0.39968" calcext:value-type="float">
            <text:p>0,39968</text:p>
          </table:table-cell>
          <table:table-cell office:value-type="float" office:value="0.40608" calcext:value-type="float">
            <text:p>0,40608</text:p>
          </table:table-cell>
          <table:table-cell office:value-type="float" office:value="0.47616" calcext:value-type="float">
            <text:p>0,47616</text:p>
          </table:table-cell>
          <table:table-cell office:value-type="float" office:value="0.53856" calcext:value-type="float">
            <text:p>0,53856</text:p>
          </table:table-cell>
          <table:table-cell office:value-type="float" office:value="0.59072" calcext:value-type="float">
            <text:p>0,59072</text:p>
          </table:table-cell>
          <table:table-cell office:value-type="float" office:value="0.64064" calcext:value-type="float">
            <text:p>0,64064</text:p>
          </table:table-cell>
          <table:table-cell office:value-type="float" office:value="0.66976" calcext:value-type="float">
            <text:p>0,66976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79744" calcext:value-type="float">
            <text:p>0,79744</text:p>
          </table:table-cell>
          <table:table-cell office:value-type="float" office:value="0.888" calcext:value-type="float">
            <text:p>0,888</text:p>
          </table:table-cell>
          <table:table-cell office:value-type="float" office:value="0.553408" calcext:value-type="float">
            <text:p>0,55340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4" calcext:value-type="float">
            <text:p>0,064</text:p>
          </table:table-cell>
          <table:table-cell office:value-type="float" office:value="0.31744" calcext:value-type="float">
            <text:p>0,31744</text:p>
          </table:table-cell>
          <table:table-cell office:value-type="float" office:value="0.40032" calcext:value-type="float">
            <text:p>0,40032</text:p>
          </table:table-cell>
          <table:table-cell office:value-type="float" office:value="0.46176" calcext:value-type="float">
            <text:p>0,46176</text:p>
          </table:table-cell>
          <table:table-cell office:value-type="float" office:value="0.53408" calcext:value-type="float">
            <text:p>0,53408</text:p>
          </table:table-cell>
          <table:table-cell office:value-type="float" office:value="0.57408" calcext:value-type="float">
            <text:p>0,57408</text:p>
          </table:table-cell>
          <table:table-cell office:value-type="float" office:value="0.62272" calcext:value-type="float">
            <text:p>0,62272</text:p>
          </table:table-cell>
          <table:table-cell office:value-type="float" office:value="0.656" calcext:value-type="float">
            <text:p>0,656</text:p>
          </table:table-cell>
          <table:table-cell office:value-type="float" office:value="0.67008" calcext:value-type="float">
            <text:p>0,67008</text:p>
          </table:table-cell>
          <table:table-cell office:value-type="float" office:value="0.68256" calcext:value-type="float">
            <text:p>0,68256</text:p>
          </table:table-cell>
          <table:table-cell office:value-type="float" office:value="0.81216" calcext:value-type="float">
            <text:p>0,812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57312" calcext:value-type="float">
            <text:p>0,5731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72" calcext:value-type="float">
            <text:p>0,272</text:p>
          </table:table-cell>
          <table:table-cell office:value-type="float" office:value="0.32992" calcext:value-type="float">
            <text:p>0,32992</text:p>
          </table:table-cell>
          <table:table-cell office:value-type="float" office:value="0.41536" calcext:value-type="float">
            <text:p>0,41536</text:p>
          </table:table-cell>
          <table:table-cell office:value-type="float" office:value="0.49536" calcext:value-type="float">
            <text:p>0,49536</text:p>
          </table:table-cell>
          <table:table-cell office:value-type="float" office:value="0.55616" calcext:value-type="float">
            <text:p>0,55616</text:p>
          </table:table-cell>
          <table:table-cell office:value-type="float" office:value="0.60096" calcext:value-type="float">
            <text:p>0,60096</text:p>
          </table:table-cell>
          <table:table-cell office:value-type="float" office:value="0.64064" calcext:value-type="float">
            <text:p>0,64064</text:p>
          </table:table-cell>
          <table:table-cell office:value-type="float" office:value="0.66368" calcext:value-type="float">
            <text:p>0,66368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6848" calcext:value-type="float">
            <text:p>0,6848</text:p>
          </table:table-cell>
          <table:table-cell office:value-type="float" office:value="0.81216" calcext:value-type="float">
            <text:p>0,812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587424" calcext:value-type="float">
            <text:p>0,58742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456" calcext:value-type="float">
            <text:p>0,35456</text:p>
          </table:table-cell>
          <table:table-cell office:value-type="float" office:value="0.46336" calcext:value-type="float">
            <text:p>0,46336</text:p>
          </table:table-cell>
          <table:table-cell office:value-type="float" office:value="0.53792" calcext:value-type="float">
            <text:p>0,53792</text:p>
          </table:table-cell>
          <table:table-cell office:value-type="float" office:value="0.58304" calcext:value-type="float">
            <text:p>0,58304</text:p>
          </table:table-cell>
          <table:table-cell office:value-type="float" office:value="0.62272" calcext:value-type="float">
            <text:p>0,62272</text:p>
          </table:table-cell>
          <table:table-cell office:value-type="float" office:value="0.6528" calcext:value-type="float">
            <text:p>0,6528</text:p>
          </table:table-cell>
          <table:table-cell office:value-type="float" office:value="0.66656" calcext:value-type="float">
            <text:p>0,66656</text:p>
          </table:table-cell>
          <table:table-cell office:value-type="float" office:value="0.67744" calcext:value-type="float">
            <text:p>0,67744</text:p>
          </table:table-cell>
          <table:table-cell office:value-type="float" office:value="0.69216" calcext:value-type="float">
            <text:p>0,69216</text:p>
          </table:table-cell>
          <table:table-cell office:value-type="float" office:value="0.83552" calcext:value-type="float">
            <text:p>0,835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608608" calcext:value-type="float">
            <text:p>0,6086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552" calcext:value-type="float">
            <text:p>0,3552</text:p>
          </table:table-cell>
          <table:table-cell office:value-type="float" office:value="0.45824" calcext:value-type="float">
            <text:p>0,45824</text:p>
          </table:table-cell>
          <table:table-cell office:value-type="float" office:value="0.52096" calcext:value-type="float">
            <text:p>0,52096</text:p>
          </table:table-cell>
          <table:table-cell office:value-type="float" office:value="0.57344" calcext:value-type="float">
            <text:p>0,57344</text:p>
          </table:table-cell>
          <table:table-cell office:value-type="float" office:value="0.60928" calcext:value-type="float">
            <text:p>0,60928</text:p>
          </table:table-cell>
          <table:table-cell office:value-type="float" office:value="0.63968" calcext:value-type="float">
            <text:p>0,63968</text:p>
          </table:table-cell>
          <table:table-cell office:value-type="float" office:value="0.6608" calcext:value-type="float">
            <text:p>0,6608</text:p>
          </table:table-cell>
          <table:table-cell office:value-type="float" office:value="0.67392" calcext:value-type="float">
            <text:p>0,67392</text:p>
          </table:table-cell>
          <table:table-cell office:value-type="float" office:value="0.68704" calcext:value-type="float">
            <text:p>0,68704</text:p>
          </table:table-cell>
          <table:table-cell office:value-type="float" office:value="0.82336" calcext:value-type="float">
            <text:p>0,823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600192" calcext:value-type="float">
            <text:p>0,60019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64" calcext:value-type="float">
            <text:p>0,3664</text:p>
          </table:table-cell>
          <table:table-cell office:value-type="float" office:value="0.47584" calcext:value-type="float">
            <text:p>0,47584</text:p>
          </table:table-cell>
          <table:table-cell office:value-type="float" office:value="0.52608" calcext:value-type="float">
            <text:p>0,52608</text:p>
          </table:table-cell>
          <table:table-cell office:value-type="float" office:value="0.58336" calcext:value-type="float">
            <text:p>0,58336</text:p>
          </table:table-cell>
          <table:table-cell office:value-type="float" office:value="0.62496" calcext:value-type="float">
            <text:p>0,62496</text:p>
          </table:table-cell>
          <table:table-cell office:value-type="float" office:value="0.65568" calcext:value-type="float">
            <text:p>0,65568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68384" calcext:value-type="float">
            <text:p>0,68384</text:p>
          </table:table-cell>
          <table:table-cell office:value-type="float" office:value="0.79456" calcext:value-type="float">
            <text:p>0,794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605696" calcext:value-type="float">
            <text:p>0,6056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2" calcext:value-type="float">
            <text:p>0,272</text:p>
          </table:table-cell>
          <table:table-cell office:value-type="float" office:value="0.36384" calcext:value-type="float">
            <text:p>0,36384</text:p>
          </table:table-cell>
          <table:table-cell office:value-type="float" office:value="0.47072" calcext:value-type="float">
            <text:p>0,47072</text:p>
          </table:table-cell>
          <table:table-cell office:value-type="float" office:value="0.51968" calcext:value-type="float">
            <text:p>0,51968</text:p>
          </table:table-cell>
          <table:table-cell office:value-type="float" office:value="0.5808" calcext:value-type="float">
            <text:p>0,5808</text:p>
          </table:table-cell>
          <table:table-cell office:value-type="float" office:value="0.63168" calcext:value-type="float">
            <text:p>0,63168</text:p>
          </table:table-cell>
          <table:table-cell office:value-type="float" office:value="0.65536" calcext:value-type="float">
            <text:p>0,65536</text:p>
          </table:table-cell>
          <table:table-cell office:value-type="float" office:value="0.66464" calcext:value-type="float">
            <text:p>0,66464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68288" calcext:value-type="float">
            <text:p>0,68288</text:p>
          </table:table-cell>
          <table:table-cell office:value-type="float" office:value="0.79168" calcext:value-type="float">
            <text:p>0,791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603648" calcext:value-type="float">
            <text:p>0,6036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28" calcext:value-type="float">
            <text:p>0,328</text:p>
          </table:table-cell>
          <table:table-cell office:value-type="float" office:value="0.3696" calcext:value-type="float">
            <text:p>0,3696</text:p>
          </table:table-cell>
          <table:table-cell office:value-type="float" office:value="0.472" calcext:value-type="float">
            <text:p>0,472</text:p>
          </table:table-cell>
          <table:table-cell office:value-type="float" office:value="0.53504" calcext:value-type="float">
            <text:p>0,53504</text:p>
          </table:table-cell>
          <table:table-cell office:value-type="float" office:value="0.59936" calcext:value-type="float">
            <text:p>0,59936</text:p>
          </table:table-cell>
          <table:table-cell office:value-type="float" office:value="0.63744" calcext:value-type="float">
            <text:p>0,63744</text:p>
          </table:table-cell>
          <table:table-cell office:value-type="float" office:value="0.65504" calcext:value-type="float">
            <text:p>0,65504</text:p>
          </table:table-cell>
          <table:table-cell office:value-type="float" office:value="0.66464" calcext:value-type="float">
            <text:p>0,66464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68288" calcext:value-type="float">
            <text:p>0,68288</text:p>
          </table:table-cell>
          <table:table-cell office:value-type="float" office:value="0.80096" calcext:value-type="float">
            <text:p>0,800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609216" calcext:value-type="float">
            <text:p>0,6092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0864" calcext:value-type="float">
            <text:p>0,40864</text:p>
          </table:table-cell>
          <table:table-cell office:value-type="float" office:value="0.49984" calcext:value-type="float">
            <text:p>0,49984</text:p>
          </table:table-cell>
          <table:table-cell office:value-type="float" office:value="0.55776" calcext:value-type="float">
            <text:p>0,55776</text:p>
          </table:table-cell>
          <table:table-cell office:value-type="float" office:value="0.61152" calcext:value-type="float">
            <text:p>0,61152</text:p>
          </table:table-cell>
          <table:table-cell office:value-type="float" office:value="0.64288" calcext:value-type="float">
            <text:p>0,64288</text:p>
          </table:table-cell>
          <table:table-cell office:value-type="float" office:value="0.65664" calcext:value-type="float">
            <text:p>0,65664</text:p>
          </table:table-cell>
          <table:table-cell office:value-type="float" office:value="0.66592" calcext:value-type="float">
            <text:p>0,66592</text:p>
          </table:table-cell>
          <table:table-cell office:value-type="float" office:value="0.67648" calcext:value-type="float">
            <text:p>0,67648</text:p>
          </table:table-cell>
          <table:table-cell office:value-type="float" office:value="0.68544" calcext:value-type="float">
            <text:p>0,68544</text:p>
          </table:table-cell>
          <table:table-cell office:value-type="float" office:value="0.81024" calcext:value-type="float">
            <text:p>0,810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621536" calcext:value-type="float">
            <text:p>0,6215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28" calcext:value-type="float">
            <text:p>0,328</text:p>
          </table:table-cell>
          <table:table-cell office:value-type="float" office:value="0.42304" calcext:value-type="float">
            <text:p>0,42304</text:p>
          </table:table-cell>
          <table:table-cell office:value-type="float" office:value="0.53088" calcext:value-type="float">
            <text:p>0,53088</text:p>
          </table:table-cell>
          <table:table-cell office:value-type="float" office:value="0.56544" calcext:value-type="float">
            <text:p>0,56544</text:p>
          </table:table-cell>
          <table:table-cell office:value-type="float" office:value="0.61088" calcext:value-type="float">
            <text:p>0,61088</text:p>
          </table:table-cell>
          <table:table-cell office:value-type="float" office:value="0.64064" calcext:value-type="float">
            <text:p>0,64064</text:p>
          </table:table-cell>
          <table:table-cell office:value-type="float" office:value="0.65504" calcext:value-type="float">
            <text:p>0,65504</text:p>
          </table:table-cell>
          <table:table-cell office:value-type="float" office:value="0.66784" calcext:value-type="float">
            <text:p>0,66784</text:p>
          </table:table-cell>
          <table:table-cell office:value-type="float" office:value="0.67872" calcext:value-type="float">
            <text:p>0,67872</text:p>
          </table:table-cell>
          <table:table-cell office:value-type="float" office:value="0.68832" calcext:value-type="float">
            <text:p>0,68832</text:p>
          </table:table-cell>
          <table:table-cell office:value-type="float" office:value="0.8336" calcext:value-type="float">
            <text:p>0,83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62944" calcext:value-type="float">
            <text:p>0,629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28" calcext:value-type="float">
            <text:p>0,328</text:p>
          </table:table-cell>
          <table:table-cell office:value-type="float" office:value="0.42848" calcext:value-type="float">
            <text:p>0,42848</text:p>
          </table:table-cell>
          <table:table-cell office:value-type="float" office:value="0.5232" calcext:value-type="float">
            <text:p>0,5232</text:p>
          </table:table-cell>
          <table:table-cell office:value-type="float" office:value="0.5632" calcext:value-type="float">
            <text:p>0,5632</text:p>
          </table:table-cell>
          <table:table-cell office:value-type="float" office:value="0.6064" calcext:value-type="float">
            <text:p>0,6064</text:p>
          </table:table-cell>
          <table:table-cell office:value-type="float" office:value="0.63904" calcext:value-type="float">
            <text:p>0,63904</text:p>
          </table:table-cell>
          <table:table-cell office:value-type="float" office:value="0.65824" calcext:value-type="float">
            <text:p>0,65824</text:p>
          </table:table-cell>
          <table:table-cell office:value-type="float" office:value="0.66784" calcext:value-type="float">
            <text:p>0,66784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68864" calcext:value-type="float">
            <text:p>0,68864</text:p>
          </table:table-cell>
          <table:table-cell office:value-type="float" office:value="0.83168" calcext:value-type="float">
            <text:p>0,831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628512" calcext:value-type="float">
            <text:p>0,6285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76" calcext:value-type="float">
            <text:p>0,376</text:p>
          </table:table-cell>
          <table:table-cell office:value-type="float" office:value="0.45792" calcext:value-type="float">
            <text:p>0,45792</text:p>
          </table:table-cell>
          <table:table-cell office:value-type="float" office:value="0.53248" calcext:value-type="float">
            <text:p>0,53248</text:p>
          </table:table-cell>
          <table:table-cell office:value-type="float" office:value="0.5792" calcext:value-type="float">
            <text:p>0,5792</text:p>
          </table:table-cell>
          <table:table-cell office:value-type="float" office:value="0.61888" calcext:value-type="float">
            <text:p>0,61888</text:p>
          </table:table-cell>
          <table:table-cell office:value-type="float" office:value="0.64384" calcext:value-type="float">
            <text:p>0,64384</text:p>
          </table:table-cell>
          <table:table-cell office:value-type="float" office:value="0.66016" calcext:value-type="float">
            <text:p>0,66016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68608" calcext:value-type="float">
            <text:p>0,68608</text:p>
          </table:table-cell>
          <table:table-cell office:value-type="float" office:value="0.8256" calcext:value-type="float">
            <text:p>0,82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63504" calcext:value-type="float">
            <text:p>0,6350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6336" calcext:value-type="float">
            <text:p>0,46336</text:p>
          </table:table-cell>
          <table:table-cell office:value-type="float" office:value="0.53312" calcext:value-type="float">
            <text:p>0,53312</text:p>
          </table:table-cell>
          <table:table-cell office:value-type="float" office:value="0.58272" calcext:value-type="float">
            <text:p>0,58272</text:p>
          </table:table-cell>
          <table:table-cell office:value-type="float" office:value="0.61632" calcext:value-type="float">
            <text:p>0,61632</text:p>
          </table:table-cell>
          <table:table-cell office:value-type="float" office:value="0.64384" calcext:value-type="float">
            <text:p>0,64384</text:p>
          </table:table-cell>
          <table:table-cell office:value-type="float" office:value="0.65984" calcext:value-type="float">
            <text:p>0,65984</text:p>
          </table:table-cell>
          <table:table-cell office:value-type="float" office:value="0.66816" calcext:value-type="float">
            <text:p>0,66816</text:p>
          </table:table-cell>
          <table:table-cell office:value-type="float" office:value="0.67584" calcext:value-type="float">
            <text:p>0,67584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1088" calcext:value-type="float">
            <text:p>0,81088</text:p>
          </table:table-cell>
          <table:table-cell office:value-type="float" office:value="0.92" calcext:value-type="float">
            <text:p>0,92</text:p>
          </table:table-cell>
          <table:table-cell office:value-type="float" office:value="0.63408" calcext:value-type="float">
            <text:p>0,634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4544" calcext:value-type="float">
            <text:p>0,4544</text:p>
          </table:table-cell>
          <table:table-cell office:value-type="float" office:value="0.54528" calcext:value-type="float">
            <text:p>0,54528</text:p>
          </table:table-cell>
          <table:table-cell office:value-type="float" office:value="0.58848" calcext:value-type="float">
            <text:p>0,58848</text:p>
          </table:table-cell>
          <table:table-cell office:value-type="float" office:value="0.616" calcext:value-type="float">
            <text:p>0,616</text:p>
          </table:table-cell>
          <table:table-cell office:value-type="float" office:value="0.65088" calcext:value-type="float">
            <text:p>0,65088</text:p>
          </table:table-cell>
          <table:table-cell office:value-type="float" office:value="0.66112" calcext:value-type="float">
            <text:p>0,66112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67872" calcext:value-type="float">
            <text:p>0,67872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128" calcext:value-type="float">
            <text:p>0,8128</text:p>
          </table:table-cell>
          <table:table-cell office:value-type="float" office:value="0.92" calcext:value-type="float">
            <text:p>0,92</text:p>
          </table:table-cell>
          <table:table-cell office:value-type="float" office:value="0.63632" calcext:value-type="float">
            <text:p>0,636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8" calcext:value-type="float">
            <text:p>0,328</text:p>
          </table:table-cell>
          <table:table-cell office:value-type="float" office:value="0.44448" calcext:value-type="float">
            <text:p>0,44448</text:p>
          </table:table-cell>
          <table:table-cell office:value-type="float" office:value="0.54464" calcext:value-type="float">
            <text:p>0,54464</text:p>
          </table:table-cell>
          <table:table-cell office:value-type="float" office:value="0.59328" calcext:value-type="float">
            <text:p>0,59328</text:p>
          </table:table-cell>
          <table:table-cell office:value-type="float" office:value="0.62208" calcext:value-type="float">
            <text:p>0,62208</text:p>
          </table:table-cell>
          <table:table-cell office:value-type="float" office:value="0.65024" calcext:value-type="float">
            <text:p>0,65024</text:p>
          </table:table-cell>
          <table:table-cell office:value-type="float" office:value="0.66048" calcext:value-type="float">
            <text:p>0,66048</text:p>
          </table:table-cell>
          <table:table-cell office:value-type="float" office:value="0.6704" calcext:value-type="float">
            <text:p>0,6704</text:p>
          </table:table-cell>
          <table:table-cell office:value-type="float" office:value="0.67904" calcext:value-type="float">
            <text:p>0,67904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82752" calcext:value-type="float">
            <text:p>0,82752</text:p>
          </table:table-cell>
          <table:table-cell office:value-type="float" office:value="0.92" calcext:value-type="float">
            <text:p>0,92</text:p>
          </table:table-cell>
          <table:table-cell office:value-type="float" office:value="0.638496" calcext:value-type="float">
            <text:p>0,63849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45536" calcext:value-type="float">
            <text:p>0,45536</text:p>
          </table:table-cell>
          <table:table-cell office:value-type="float" office:value="0.5552" calcext:value-type="float">
            <text:p>0,5552</text:p>
          </table:table-cell>
          <table:table-cell office:value-type="float" office:value="0.59424" calcext:value-type="float">
            <text:p>0,59424</text:p>
          </table:table-cell>
          <table:table-cell office:value-type="float" office:value="0.6208" calcext:value-type="float">
            <text:p>0,6208</text:p>
          </table:table-cell>
          <table:table-cell office:value-type="float" office:value="0.64576" calcext:value-type="float">
            <text:p>0,64576</text:p>
          </table:table-cell>
          <table:table-cell office:value-type="float" office:value="0.6576" calcext:value-type="float">
            <text:p>0,6576</text:p>
          </table:table-cell>
          <table:table-cell office:value-type="float" office:value="0.66752" calcext:value-type="float">
            <text:p>0,66752</text:p>
          </table:table-cell>
          <table:table-cell office:value-type="float" office:value="0.67808" calcext:value-type="float">
            <text:p>0,67808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92" calcext:value-type="float">
            <text:p>0,92</text:p>
          </table:table-cell>
          <table:table-cell office:value-type="float" office:value="0.638208" calcext:value-type="float">
            <text:p>0,63820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4" calcext:value-type="float">
            <text:p>0,344</text:p>
          </table:table-cell>
          <table:table-cell office:value-type="float" office:value="0.44224" calcext:value-type="float">
            <text:p>0,44224</text:p>
          </table:table-cell>
          <table:table-cell office:value-type="float" office:value="0.544" calcext:value-type="float">
            <text:p>0,544</text:p>
          </table:table-cell>
          <table:table-cell office:value-type="float" office:value="0.58336" calcext:value-type="float">
            <text:p>0,58336</text:p>
          </table:table-cell>
          <table:table-cell office:value-type="float" office:value="0.61568" calcext:value-type="float">
            <text:p>0,61568</text:p>
          </table:table-cell>
          <table:table-cell office:value-type="float" office:value="0.64448" calcext:value-type="float">
            <text:p>0,64448</text:p>
          </table:table-cell>
          <table:table-cell office:value-type="float" office:value="0.65792" calcext:value-type="float">
            <text:p>0,65792</text:p>
          </table:table-cell>
          <table:table-cell office:value-type="float" office:value="0.66944" calcext:value-type="float">
            <text:p>0,66944</text:p>
          </table:table-cell>
          <table:table-cell office:value-type="float" office:value="0.67968" calcext:value-type="float">
            <text:p>0,67968</text:p>
          </table:table-cell>
          <table:table-cell office:value-type="float" office:value="0.69184" calcext:value-type="float">
            <text:p>0,69184</text:p>
          </table:table-cell>
          <table:table-cell office:value-type="float" office:value="0.83328" calcext:value-type="float">
            <text:p>0,83328</text:p>
          </table:table-cell>
          <table:table-cell office:value-type="float" office:value="0.92" calcext:value-type="float">
            <text:p>0,92</text:p>
          </table:table-cell>
          <table:table-cell office:value-type="float" office:value="0.636192" calcext:value-type="float">
            <text:p>0,636192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28" calcext:value-type="float">
            <text:p>0,328</text:p>
          </table:table-cell>
          <table:table-cell office:value-type="float" office:value="0.43136" calcext:value-type="float">
            <text:p>0,43136</text:p>
          </table:table-cell>
          <table:table-cell office:value-type="float" office:value="0.53664" calcext:value-type="float">
            <text:p>0,53664</text:p>
          </table:table-cell>
          <table:table-cell office:value-type="float" office:value="0.5824" calcext:value-type="float">
            <text:p>0,5824</text:p>
          </table:table-cell>
          <table:table-cell office:value-type="float" office:value="0.62016" calcext:value-type="float">
            <text:p>0,6201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176" calcext:value-type="float">
            <text:p>0,66176</text:p>
          </table:table-cell>
          <table:table-cell office:value-type="float" office:value="0.67328" calcext:value-type="float">
            <text:p>0,67328</text:p>
          </table:table-cell>
          <table:table-cell office:value-type="float" office:value="0.68" calcext:value-type="float">
            <text:p>0,68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83392" calcext:value-type="float">
            <text:p>0,83392</text:p>
          </table:table-cell>
          <table:table-cell office:value-type="float" office:value="0.92" calcext:value-type="float">
            <text:p>0,92</text:p>
          </table:table-cell>
          <table:table-cell office:value-type="float" office:value="0.636192" calcext:value-type="float">
            <text:p>0,63619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192" calcext:value-type="float">
            <text:p>0,4192</text:p>
          </table:table-cell>
          <table:table-cell office:value-type="float" office:value="0.53056" calcext:value-type="float">
            <text:p>0,53056</text:p>
          </table:table-cell>
          <table:table-cell office:value-type="float" office:value="0.57344" calcext:value-type="float">
            <text:p>0,57344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6432" calcext:value-type="float">
            <text:p>0,6432</text:p>
          </table:table-cell>
          <table:table-cell office:value-type="float" office:value="0.65888" calcext:value-type="float">
            <text:p>0,65888</text:p>
          </table:table-cell>
          <table:table-cell office:value-type="float" office:value="0.66976" calcext:value-type="float">
            <text:p>0,66976</text:p>
          </table:table-cell>
          <table:table-cell office:value-type="float" office:value="0.68" calcext:value-type="float">
            <text:p>0,68</text:p>
          </table:table-cell>
          <table:table-cell office:value-type="float" office:value="0.69408" calcext:value-type="float">
            <text:p>0,69408</text:p>
          </table:table-cell>
          <table:table-cell office:value-type="float" office:value="0.82272" calcext:value-type="float">
            <text:p>0,82272</text:p>
          </table:table-cell>
          <table:table-cell office:value-type="float" office:value="0.92" calcext:value-type="float">
            <text:p>0,92</text:p>
          </table:table-cell>
          <table:table-cell office:value-type="float" office:value="0.630144" calcext:value-type="float">
            <text:p>0,63014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44" calcext:value-type="float">
            <text:p>0,344</text:p>
          </table:table-cell>
          <table:table-cell office:value-type="float" office:value="0.43648" calcext:value-type="float">
            <text:p>0,43648</text:p>
          </table:table-cell>
          <table:table-cell office:value-type="float" office:value="0.54208" calcext:value-type="float">
            <text:p>0,54208</text:p>
          </table:table-cell>
          <table:table-cell office:value-type="float" office:value="0.5792" calcext:value-type="float">
            <text:p>0,5792</text:p>
          </table:table-cell>
          <table:table-cell office:value-type="float" office:value="0.62144" calcext:value-type="float">
            <text:p>0,62144</text:p>
          </table:table-cell>
          <table:table-cell office:value-type="float" office:value="0.64832" calcext:value-type="float">
            <text:p>0,64832</text:p>
          </table:table-cell>
          <table:table-cell office:value-type="float" office:value="0.65856" calcext:value-type="float">
            <text:p>0,65856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0.67584" calcext:value-type="float">
            <text:p>0,67584</text:p>
          </table:table-cell>
          <table:table-cell office:value-type="float" office:value="0.68288" calcext:value-type="float">
            <text:p>0,68288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928" calcext:value-type="float">
            <text:p>0,928</text:p>
          </table:table-cell>
          <table:table-cell office:value-type="float" office:value="0.635168" calcext:value-type="float">
            <text:p>0,63516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44" calcext:value-type="float">
            <text:p>0,344</text:p>
          </table:table-cell>
          <table:table-cell office:value-type="float" office:value="0.45024" calcext:value-type="float">
            <text:p>0,45024</text:p>
          </table:table-cell>
          <table:table-cell office:value-type="float" office:value="0.53472" calcext:value-type="float">
            <text:p>0,53472</text:p>
          </table:table-cell>
          <table:table-cell office:value-type="float" office:value="0.58016" calcext:value-type="float">
            <text:p>0,58016</text:p>
          </table:table-cell>
          <table:table-cell office:value-type="float" office:value="0.62144" calcext:value-type="float">
            <text:p>0,62144</text:p>
          </table:table-cell>
          <table:table-cell office:value-type="float" office:value="0.6496" calcext:value-type="float">
            <text:p>0,6496</text:p>
          </table:table-cell>
          <table:table-cell office:value-type="float" office:value="0.66112" calcext:value-type="float">
            <text:p>0,66112</text:p>
          </table:table-cell>
          <table:table-cell office:value-type="float" office:value="0.67168" calcext:value-type="float">
            <text:p>0,67168</text:p>
          </table:table-cell>
          <table:table-cell office:value-type="float" office:value="0.67904" calcext:value-type="float">
            <text:p>0,67904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85088" calcext:value-type="float">
            <text:p>0,85088</text:p>
          </table:table-cell>
          <table:table-cell office:value-type="float" office:value="0.928" calcext:value-type="float">
            <text:p>0,928</text:p>
          </table:table-cell>
          <table:table-cell office:value-type="float" office:value="0.639328" calcext:value-type="float">
            <text:p>0,63932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6" calcext:value-type="float">
            <text:p>0,376</text:p>
          </table:table-cell>
          <table:table-cell office:value-type="float" office:value="0.47616" calcext:value-type="float">
            <text:p>0,47616</text:p>
          </table:table-cell>
          <table:table-cell office:value-type="float" office:value="0.5424" calcext:value-type="float">
            <text:p>0,5424</text:p>
          </table:table-cell>
          <table:table-cell office:value-type="float" office:value="0.58368" calcext:value-type="float">
            <text:p>0,58368</text:p>
          </table:table-cell>
          <table:table-cell office:value-type="float" office:value="0.62528" calcext:value-type="float">
            <text:p>0,62528</text:p>
          </table:table-cell>
          <table:table-cell office:value-type="float" office:value="0.65408" calcext:value-type="float">
            <text:p>0,65408</text:p>
          </table:table-cell>
          <table:table-cell office:value-type="float" office:value="0.66464" calcext:value-type="float">
            <text:p>0,66464</text:p>
          </table:table-cell>
          <table:table-cell office:value-type="float" office:value="0.67296" calcext:value-type="float">
            <text:p>0,67296</text:p>
          </table:table-cell>
          <table:table-cell office:value-type="float" office:value="0.68" calcext:value-type="float">
            <text:p>0,68</text:p>
          </table:table-cell>
          <table:table-cell office:value-type="float" office:value="0.71936" calcext:value-type="float">
            <text:p>0,71936</text:p>
          </table:table-cell>
          <table:table-cell office:value-type="float" office:value="0.86784" calcext:value-type="float">
            <text:p>0,867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64864" calcext:value-type="float">
            <text:p>0,6486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6688" calcext:value-type="float">
            <text:p>0,46688</text:p>
          </table:table-cell>
          <table:table-cell office:value-type="float" office:value="0.54368" calcext:value-type="float">
            <text:p>0,54368</text:p>
          </table:table-cell>
          <table:table-cell office:value-type="float" office:value="0.58336" calcext:value-type="float">
            <text:p>0,58336</text:p>
          </table:table-cell>
          <table:table-cell office:value-type="float" office:value="0.62688" calcext:value-type="float">
            <text:p>0,6268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66304" calcext:value-type="float">
            <text:p>0,66304</text:p>
          </table:table-cell>
          <table:table-cell office:value-type="float" office:value="0.67296" calcext:value-type="float">
            <text:p>0,67296</text:p>
          </table:table-cell>
          <table:table-cell office:value-type="float" office:value="0.68" calcext:value-type="float">
            <text:p>0,68</text:p>
          </table:table-cell>
          <table:table-cell office:value-type="float" office:value="0.71712" calcext:value-type="float">
            <text:p>0,71712</text:p>
          </table:table-cell>
          <table:table-cell office:value-type="float" office:value="0.87456" calcext:value-type="float">
            <text:p>0,87456</text:p>
          </table:table-cell>
          <table:table-cell office:value-type="float" office:value="0.936" calcext:value-type="float">
            <text:p>0,936</text:p>
          </table:table-cell>
          <table:table-cell office:value-type="float" office:value="0.64816" calcext:value-type="float">
            <text:p>0,6481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08" calcext:value-type="float">
            <text:p>0,408</text:p>
          </table:table-cell>
          <table:table-cell office:value-type="float" office:value="0.4944" calcext:value-type="float">
            <text:p>0,4944</text:p>
          </table:table-cell>
          <table:table-cell office:value-type="float" office:value="0.56032" calcext:value-type="float">
            <text:p>0,56032</text:p>
          </table:table-cell>
          <table:table-cell office:value-type="float" office:value="0.60544" calcext:value-type="float">
            <text:p>0,60544</text:p>
          </table:table-cell>
          <table:table-cell office:value-type="float" office:value="0.63328" calcext:value-type="float">
            <text:p>0,6332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624" calcext:value-type="float">
            <text:p>0,66624</text:p>
          </table:table-cell>
          <table:table-cell office:value-type="float" office:value="0.67392" calcext:value-type="float">
            <text:p>0,67392</text:p>
          </table:table-cell>
          <table:table-cell office:value-type="float" office:value="0.68" calcext:value-type="float">
            <text:p>0,68</text:p>
          </table:table-cell>
          <table:table-cell office:value-type="float" office:value="0.73248" calcext:value-type="float">
            <text:p>0,73248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936" calcext:value-type="float">
            <text:p>0,936</text:p>
          </table:table-cell>
          <table:table-cell office:value-type="float" office:value="0.658528" calcext:value-type="float">
            <text:p>0,65852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47168" calcext:value-type="float">
            <text:p>0,47168</text:p>
          </table:table-cell>
          <table:table-cell office:value-type="float" office:value="0.5584" calcext:value-type="float">
            <text:p>0,5584</text:p>
          </table:table-cell>
          <table:table-cell office:value-type="float" office:value="0.60096" calcext:value-type="float">
            <text:p>0,60096</text:p>
          </table:table-cell>
          <table:table-cell office:value-type="float" office:value="0.62752" calcext:value-type="float">
            <text:p>0,62752</text:p>
          </table:table-cell>
          <table:table-cell office:value-type="float" office:value="0.65184" calcext:value-type="float">
            <text:p>0,65184</text:p>
          </table:table-cell>
          <table:table-cell office:value-type="float" office:value="0.66304" calcext:value-type="float">
            <text:p>0,66304</text:p>
          </table:table-cell>
          <table:table-cell office:value-type="float" office:value="0.67168" calcext:value-type="float">
            <text:p>0,67168</text:p>
          </table:table-cell>
          <table:table-cell office:value-type="float" office:value="0.67744" calcext:value-type="float">
            <text:p>0,67744</text:p>
          </table:table-cell>
          <table:table-cell office:value-type="float" office:value="0.6976" calcext:value-type="float">
            <text:p>0,6976</text:p>
          </table:table-cell>
          <table:table-cell office:value-type="float" office:value="0.87104" calcext:value-type="float">
            <text:p>0,87104</text:p>
          </table:table-cell>
          <table:table-cell office:value-type="float" office:value="0.936" calcext:value-type="float">
            <text:p>0,936</text:p>
          </table:table-cell>
          <table:table-cell office:value-type="float" office:value="0.64912" calcext:value-type="float">
            <text:p>0,649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" calcext:value-type="float">
            <text:p>0,4</text:p>
          </table:table-cell>
          <table:table-cell office:value-type="float" office:value="0.51968" calcext:value-type="float">
            <text:p>0,51968</text:p>
          </table:table-cell>
          <table:table-cell office:value-type="float" office:value="0.5824" calcext:value-type="float">
            <text:p>0,5824</text:p>
          </table:table-cell>
          <table:table-cell office:value-type="float" office:value="0.61024" calcext:value-type="float">
            <text:p>0,61024</text:p>
          </table:table-cell>
          <table:table-cell office:value-type="float" office:value="0.63264" calcext:value-type="float">
            <text:p>0,63264</text:p>
          </table:table-cell>
          <table:table-cell office:value-type="float" office:value="0.65536" calcext:value-type="float">
            <text:p>0,65536</text:p>
          </table:table-cell>
          <table:table-cell office:value-type="float" office:value="0.66816" calcext:value-type="float">
            <text:p>0,66816</text:p>
          </table:table-cell>
          <table:table-cell office:value-type="float" office:value="0.67392" calcext:value-type="float">
            <text:p>0,67392</text:p>
          </table:table-cell>
          <table:table-cell office:value-type="float" office:value="0.68" calcext:value-type="float">
            <text:p>0,68</text:p>
          </table:table-cell>
          <table:table-cell office:value-type="float" office:value="0.72768" calcext:value-type="float">
            <text:p>0,72768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936" calcext:value-type="float">
            <text:p>0,936</text:p>
          </table:table-cell>
          <table:table-cell office:value-type="float" office:value="0.662496" calcext:value-type="float">
            <text:p>0,66249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28" calcext:value-type="float">
            <text:p>0,328</text:p>
          </table:table-cell>
          <table:table-cell office:value-type="float" office:value="0.4944" calcext:value-type="float">
            <text:p>0,4944</text:p>
          </table:table-cell>
          <table:table-cell office:value-type="float" office:value="0.58464" calcext:value-type="float">
            <text:p>0,58464</text:p>
          </table:table-cell>
          <table:table-cell office:value-type="float" office:value="0.61312" calcext:value-type="float">
            <text:p>0,61312</text:p>
          </table:table-cell>
          <table:table-cell office:value-type="float" office:value="0.64192" calcext:value-type="float">
            <text:p>0,64192</text:p>
          </table:table-cell>
          <table:table-cell office:value-type="float" office:value="0.65728" calcext:value-type="float">
            <text:p>0,65728</text:p>
          </table:table-cell>
          <table:table-cell office:value-type="float" office:value="0.66624" calcext:value-type="float">
            <text:p>0,66624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68" calcext:value-type="float">
            <text:p>0,68</text:p>
          </table:table-cell>
          <table:table-cell office:value-type="float" office:value="0.74176" calcext:value-type="float">
            <text:p>0,74176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936" calcext:value-type="float">
            <text:p>0,936</text:p>
          </table:table-cell>
          <table:table-cell office:value-type="float" office:value="0.663264" calcext:value-type="float">
            <text:p>0,6632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2" calcext:value-type="float">
            <text:p>0,432</text:p>
          </table:table-cell>
          <table:table-cell office:value-type="float" office:value="0.51488" calcext:value-type="float">
            <text:p>0,51488</text:p>
          </table:table-cell>
          <table:table-cell office:value-type="float" office:value="0.59488" calcext:value-type="float">
            <text:p>0,59488</text:p>
          </table:table-cell>
          <table:table-cell office:value-type="float" office:value="0.63104" calcext:value-type="float">
            <text:p>0,63104</text:p>
          </table:table-cell>
          <table:table-cell office:value-type="float" office:value="0.65152" calcext:value-type="float">
            <text:p>0,65152</text:p>
          </table:table-cell>
          <table:table-cell office:value-type="float" office:value="0.66272" calcext:value-type="float">
            <text:p>0,66272</text:p>
          </table:table-cell>
          <table:table-cell office:value-type="float" office:value="0.67104" calcext:value-type="float">
            <text:p>0,67104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68192" calcext:value-type="float">
            <text:p>0,68192</text:p>
          </table:table-cell>
          <table:table-cell office:value-type="float" office:value="0.76608" calcext:value-type="float">
            <text:p>0,76608</text:p>
          </table:table-cell>
          <table:table-cell office:value-type="float" office:value="0.87936" calcext:value-type="float">
            <text:p>0,87936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312" calcext:value-type="float">
            <text:p>0,6731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08" calcext:value-type="float">
            <text:p>0,408</text:p>
          </table:table-cell>
          <table:table-cell office:value-type="float" office:value="0.50592" calcext:value-type="float">
            <text:p>0,50592</text:p>
          </table:table-cell>
          <table:table-cell office:value-type="float" office:value="0.57888" calcext:value-type="float">
            <text:p>0,57888</text:p>
          </table:table-cell>
          <table:table-cell office:value-type="float" office:value="0.62496" calcext:value-type="float">
            <text:p>0,62496</text:p>
          </table:table-cell>
          <table:table-cell office:value-type="float" office:value="0.64864" calcext:value-type="float">
            <text:p>0,64864</text:p>
          </table:table-cell>
          <table:table-cell office:value-type="float" office:value="0.66656" calcext:value-type="float">
            <text:p>0,66656</text:p>
          </table:table-cell>
          <table:table-cell office:value-type="float" office:value="0.67456" calcext:value-type="float">
            <text:p>0,67456</text:p>
          </table:table-cell>
          <table:table-cell office:value-type="float" office:value="0.68" calcext:value-type="float">
            <text:p>0,68</text:p>
          </table:table-cell>
          <table:table-cell office:value-type="float" office:value="0.69344" calcext:value-type="float">
            <text:p>0,69344</text:p>
          </table:table-cell>
          <table:table-cell office:value-type="float" office:value="0.78592" calcext:value-type="float">
            <text:p>0,78592</text:p>
          </table:table-cell>
          <table:table-cell office:value-type="float" office:value="0.89024" calcext:value-type="float">
            <text:p>0,89024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4912" calcext:value-type="float">
            <text:p>0,674912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,36</text:p>
          </table:table-cell>
          <table:table-cell office:value-type="float" office:value="0.49152" calcext:value-type="float">
            <text:p>0,49152</text:p>
          </table:table-cell>
          <table:table-cell office:value-type="float" office:value="0.57728" calcext:value-type="float">
            <text:p>0,57728</text:p>
          </table:table-cell>
          <table:table-cell office:value-type="float" office:value="0.61728" calcext:value-type="float">
            <text:p>0,61728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656" calcext:value-type="float">
            <text:p>0,66656</text:p>
          </table:table-cell>
          <table:table-cell office:value-type="float" office:value="0.67424" calcext:value-type="float">
            <text:p>0,67424</text:p>
          </table:table-cell>
          <table:table-cell office:value-type="float" office:value="0.68" calcext:value-type="float">
            <text:p>0,68</text:p>
          </table:table-cell>
          <table:table-cell office:value-type="float" office:value="0.69536" calcext:value-type="float">
            <text:p>0,69536</text:p>
          </table:table-cell>
          <table:table-cell office:value-type="float" office:value="0.78528" calcext:value-type="float">
            <text:p>0,78528</text:p>
          </table:table-cell>
          <table:table-cell office:value-type="float" office:value="0.88928" calcext:value-type="float">
            <text:p>0,889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248" calcext:value-type="float">
            <text:p>0,672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6" calcext:value-type="float">
            <text:p>0,36</text:p>
          </table:table-cell>
          <table:table-cell office:value-type="float" office:value="0.48928" calcext:value-type="float">
            <text:p>0,48928</text:p>
          </table:table-cell>
          <table:table-cell office:value-type="float" office:value="0.57152" calcext:value-type="float">
            <text:p>0,57152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688" calcext:value-type="float">
            <text:p>0,66688</text:p>
          </table:table-cell>
          <table:table-cell office:value-type="float" office:value="0.67424" calcext:value-type="float">
            <text:p>0,67424</text:p>
          </table:table-cell>
          <table:table-cell office:value-type="float" office:value="0.68" calcext:value-type="float">
            <text:p>0,68</text:p>
          </table:table-cell>
          <table:table-cell office:value-type="float" office:value="0.69472" calcext:value-type="float">
            <text:p>0,69472</text:p>
          </table:table-cell>
          <table:table-cell office:value-type="float" office:value="0.80896" calcext:value-type="float">
            <text:p>0,80896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4464" calcext:value-type="float">
            <text:p>0,67446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2" calcext:value-type="float">
            <text:p>0,392</text:p>
          </table:table-cell>
          <table:table-cell office:value-type="float" office:value="0.50048" calcext:value-type="float">
            <text:p>0,50048</text:p>
          </table:table-cell>
          <table:table-cell office:value-type="float" office:value="0.58208" calcext:value-type="float">
            <text:p>0,58208</text:p>
          </table:table-cell>
          <table:table-cell office:value-type="float" office:value="0.6176" calcext:value-type="float">
            <text:p>0,6176</text:p>
          </table:table-cell>
          <table:table-cell office:value-type="float" office:value="0.64512" calcext:value-type="float">
            <text:p>0,64512</text:p>
          </table:table-cell>
          <table:table-cell office:value-type="float" office:value="0.66176" calcext:value-type="float">
            <text:p>0,66176</text:p>
          </table:table-cell>
          <table:table-cell office:value-type="float" office:value="0.67232" calcext:value-type="float">
            <text:p>0,67232</text:p>
          </table:table-cell>
          <table:table-cell office:value-type="float" office:value="0.68" calcext:value-type="float">
            <text:p>0,68</text:p>
          </table:table-cell>
          <table:table-cell office:value-type="float" office:value="0.68416" calcext:value-type="float">
            <text:p>0,68416</text:p>
          </table:table-cell>
          <table:table-cell office:value-type="float" office:value="0.77568" calcext:value-type="float">
            <text:p>0,77568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1264" calcext:value-type="float">
            <text:p>0,67126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49088" calcext:value-type="float">
            <text:p>0,49088</text:p>
          </table:table-cell>
          <table:table-cell office:value-type="float" office:value="0.57184" calcext:value-type="float">
            <text:p>0,57184</text:p>
          </table:table-cell>
          <table:table-cell office:value-type="float" office:value="0.61376" calcext:value-type="float">
            <text:p>0,61376</text:p>
          </table:table-cell>
          <table:table-cell office:value-type="float" office:value="0.63968" calcext:value-type="float">
            <text:p>0,63968</text:p>
          </table:table-cell>
          <table:table-cell office:value-type="float" office:value="0.65568" calcext:value-type="float">
            <text:p>0,65568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0.67936" calcext:value-type="float">
            <text:p>0,67936</text:p>
          </table:table-cell>
          <table:table-cell office:value-type="float" office:value="0.69088" calcext:value-type="float">
            <text:p>0,69088</text:p>
          </table:table-cell>
          <table:table-cell office:value-type="float" office:value="0.7984" calcext:value-type="float">
            <text:p>0,7984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0656" calcext:value-type="float">
            <text:p>0,67065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6" calcext:value-type="float">
            <text:p>0,36</text:p>
          </table:table-cell>
          <table:table-cell office:value-type="float" office:value="0.4896" calcext:value-type="float">
            <text:p>0,4896</text:p>
          </table:table-cell>
          <table:table-cell office:value-type="float" office:value="0.56608" calcext:value-type="float">
            <text:p>0,56608</text:p>
          </table:table-cell>
          <table:table-cell office:value-type="float" office:value="0.61312" calcext:value-type="float">
            <text:p>0,61312</text:p>
          </table:table-cell>
          <table:table-cell office:value-type="float" office:value="0.64" calcext:value-type="float">
            <text:p>0,64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67392" calcext:value-type="float">
            <text:p>0,67392</text:p>
          </table:table-cell>
          <table:table-cell office:value-type="float" office:value="0.68" calcext:value-type="float">
            <text:p>0,68</text:p>
          </table:table-cell>
          <table:table-cell office:value-type="float" office:value="0.69728" calcext:value-type="float">
            <text:p>0,69728</text:p>
          </table:table-cell>
          <table:table-cell office:value-type="float" office:value="0.79776" calcext:value-type="float">
            <text:p>0,79776</text:p>
          </table:table-cell>
          <table:table-cell office:value-type="float" office:value="0.90144" calcext:value-type="float">
            <text:p>0,90144</text:p>
          </table:table-cell>
          <table:table-cell office:value-type="float" office:value="0.936" calcext:value-type="float">
            <text:p>0,936</text:p>
          </table:table-cell>
          <table:table-cell office:value-type="float" office:value="0.67184" calcext:value-type="float">
            <text:p>0,6718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24" calcext:value-type="float">
            <text:p>0,424</text:p>
          </table:table-cell>
          <table:table-cell office:value-type="float" office:value="0.48704" calcext:value-type="float">
            <text:p>0,48704</text:p>
          </table:table-cell>
          <table:table-cell office:value-type="float" office:value="0.56384" calcext:value-type="float">
            <text:p>0,56384</text:p>
          </table:table-cell>
          <table:table-cell office:value-type="float" office:value="0.61856" calcext:value-type="float">
            <text:p>0,61856</text:p>
          </table:table-cell>
          <table:table-cell office:value-type="float" office:value="0.64736" calcext:value-type="float">
            <text:p>0,64736</text:p>
          </table:table-cell>
          <table:table-cell office:value-type="float" office:value="0.66048" calcext:value-type="float">
            <text:p>0,66048</text:p>
          </table:table-cell>
          <table:table-cell office:value-type="float" office:value="0.67584" calcext:value-type="float">
            <text:p>0,67584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968" calcext:value-type="float">
            <text:p>0,7968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44" calcext:value-type="float">
            <text:p>0,944</text:p>
          </table:table-cell>
          <table:table-cell office:value-type="float" office:value="0.674528" calcext:value-type="float">
            <text:p>0,67452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24" calcext:value-type="float">
            <text:p>0,424</text:p>
          </table:table-cell>
          <table:table-cell office:value-type="float" office:value="0.49024" calcext:value-type="float">
            <text:p>0,49024</text:p>
          </table:table-cell>
          <table:table-cell office:value-type="float" office:value="0.56384" calcext:value-type="float">
            <text:p>0,56384</text:p>
          </table:table-cell>
          <table:table-cell office:value-type="float" office:value="0.61984" calcext:value-type="float">
            <text:p>0,61984</text:p>
          </table:table-cell>
          <table:table-cell office:value-type="float" office:value="0.64672" calcext:value-type="float">
            <text:p>0,64672</text:p>
          </table:table-cell>
          <table:table-cell office:value-type="float" office:value="0.66048" calcext:value-type="float">
            <text:p>0,66048</text:p>
          </table:table-cell>
          <table:table-cell office:value-type="float" office:value="0.67552" calcext:value-type="float">
            <text:p>0,67552</text:p>
          </table:table-cell>
          <table:table-cell office:value-type="float" office:value="0.68064" calcext:value-type="float">
            <text:p>0,68064</text:p>
          </table:table-cell>
          <table:table-cell office:value-type="float" office:value="0.72736" calcext:value-type="float">
            <text:p>0,72736</text:p>
          </table:table-cell>
          <table:table-cell office:value-type="float" office:value="0.80064" calcext:value-type="float">
            <text:p>0,80064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44" calcext:value-type="float">
            <text:p>0,944</text:p>
          </table:table-cell>
          <table:table-cell office:value-type="float" office:value="0.676704" calcext:value-type="float">
            <text:p>0,67670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24" calcext:value-type="float">
            <text:p>0,424</text:p>
          </table:table-cell>
          <table:table-cell office:value-type="float" office:value="0.50464" calcext:value-type="float">
            <text:p>0,50464</text:p>
          </table:table-cell>
          <table:table-cell office:value-type="float" office:value="0.576" calcext:value-type="float">
            <text:p>0,576</text:p>
          </table:table-cell>
          <table:table-cell office:value-type="float" office:value="0.62784" calcext:value-type="float">
            <text:p>0,62784</text:p>
          </table:table-cell>
          <table:table-cell office:value-type="float" office:value="0.65056" calcext:value-type="float">
            <text:p>0,65056</text:p>
          </table:table-cell>
          <table:table-cell office:value-type="float" office:value="0.66784" calcext:value-type="float">
            <text:p>0,66784</text:p>
          </table:table-cell>
          <table:table-cell office:value-type="float" office:value="0.67808" calcext:value-type="float">
            <text:p>0,67808</text:p>
          </table:table-cell>
          <table:table-cell office:value-type="float" office:value="0.69152" calcext:value-type="float">
            <text:p>0,69152</text:p>
          </table:table-cell>
          <table:table-cell office:value-type="float" office:value="0.76384" calcext:value-type="float">
            <text:p>0,76384</text:p>
          </table:table-cell>
          <table:table-cell office:value-type="float" office:value="0.83424" calcext:value-type="float">
            <text:p>0,83424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44" calcext:value-type="float">
            <text:p>0,944</text:p>
          </table:table-cell>
          <table:table-cell office:value-type="float" office:value="0.689792" calcext:value-type="float">
            <text:p>0,68979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76" calcext:value-type="float">
            <text:p>0,376</text:p>
          </table:table-cell>
          <table:table-cell office:value-type="float" office:value="0.49152" calcext:value-type="float">
            <text:p>0,49152</text:p>
          </table:table-cell>
          <table:table-cell office:value-type="float" office:value="0.59008" calcext:value-type="float">
            <text:p>0,59008</text:p>
          </table:table-cell>
          <table:table-cell office:value-type="float" office:value="0.63872" calcext:value-type="float">
            <text:p>0,63872</text:p>
          </table:table-cell>
          <table:table-cell office:value-type="float" office:value="0.65856" calcext:value-type="float">
            <text:p>0,65856</text:p>
          </table:table-cell>
          <table:table-cell office:value-type="float" office:value="0.67104" calcext:value-type="float">
            <text:p>0,67104</text:p>
          </table:table-cell>
          <table:table-cell office:value-type="float" office:value="0.68" calcext:value-type="float">
            <text:p>0,68</text:p>
          </table:table-cell>
          <table:table-cell office:value-type="float" office:value="0.71072" calcext:value-type="float">
            <text:p>0,71072</text:p>
          </table:table-cell>
          <table:table-cell office:value-type="float" office:value="0.78112" calcext:value-type="float">
            <text:p>0,78112</text:p>
          </table:table-cell>
          <table:table-cell office:value-type="float" office:value="0.84864" calcext:value-type="float">
            <text:p>0,84864</text:p>
          </table:table-cell>
          <table:table-cell office:value-type="float" office:value="0.90432" calcext:value-type="float">
            <text:p>0,90432</text:p>
          </table:table-cell>
          <table:table-cell office:value-type="float" office:value="0.944" calcext:value-type="float">
            <text:p>0,944</text:p>
          </table:table-cell>
          <table:table-cell office:value-type="float" office:value="0.697472" calcext:value-type="float">
            <text:p>0,69747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49376" calcext:value-type="float">
            <text:p>0,49376</text:p>
          </table:table-cell>
          <table:table-cell office:value-type="float" office:value="0.59456" calcext:value-type="float">
            <text:p>0,59456</text:p>
          </table:table-cell>
          <table:table-cell office:value-type="float" office:value="0.64128" calcext:value-type="float">
            <text:p>0,64128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67456" calcext:value-type="float">
            <text:p>0,67456</text:p>
          </table:table-cell>
          <table:table-cell office:value-type="float" office:value="0.68032" calcext:value-type="float">
            <text:p>0,68032</text:p>
          </table:table-cell>
          <table:table-cell office:value-type="float" office:value="0.71808" calcext:value-type="float">
            <text:p>0,71808</text:p>
          </table:table-cell>
          <table:table-cell office:value-type="float" office:value="0.77696" calcext:value-type="float">
            <text:p>0,77696</text:p>
          </table:table-cell>
          <table:table-cell office:value-type="float" office:value="0.83968" calcext:value-type="float">
            <text:p>0,8396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44" calcext:value-type="float">
            <text:p>0,944</text:p>
          </table:table-cell>
          <table:table-cell office:value-type="float" office:value="0.69856" calcext:value-type="float">
            <text:p>0,6985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72" calcext:value-type="float">
            <text:p>0,272</text:p>
          </table:table-cell>
          <table:table-cell office:value-type="float" office:value="0.49856" calcext:value-type="float">
            <text:p>0,49856</text:p>
          </table:table-cell>
          <table:table-cell office:value-type="float" office:value="0.58208" calcext:value-type="float">
            <text:p>0,58208</text:p>
          </table:table-cell>
          <table:table-cell office:value-type="float" office:value="0.63808" calcext:value-type="float">
            <text:p>0,63808</text:p>
          </table:table-cell>
          <table:table-cell office:value-type="float" office:value="0.66304" calcext:value-type="float">
            <text:p>0,66304</text:p>
          </table:table-cell>
          <table:table-cell office:value-type="float" office:value="0.67264" calcext:value-type="float">
            <text:p>0,67264</text:p>
          </table:table-cell>
          <table:table-cell office:value-type="float" office:value="0.68" calcext:value-type="float">
            <text:p>0,68</text:p>
          </table:table-cell>
          <table:table-cell office:value-type="float" office:value="0.70816" calcext:value-type="float">
            <text:p>0,70816</text:p>
          </table:table-cell>
          <table:table-cell office:value-type="float" office:value="0.77216" calcext:value-type="float">
            <text:p>0,77216</text:p>
          </table:table-cell>
          <table:table-cell office:value-type="float" office:value="0.83072" calcext:value-type="float">
            <text:p>0,83072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44" calcext:value-type="float">
            <text:p>0,944</text:p>
          </table:table-cell>
          <table:table-cell office:value-type="float" office:value="0.694816" calcext:value-type="float">
            <text:p>0,6948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28" calcext:value-type="float">
            <text:p>0,328</text:p>
          </table:table-cell>
          <table:table-cell office:value-type="float" office:value="0.5248" calcext:value-type="float">
            <text:p>0,5248</text:p>
          </table:table-cell>
          <table:table-cell office:value-type="float" office:value="0.59488" calcext:value-type="float">
            <text:p>0,59488</text:p>
          </table:table-cell>
          <table:table-cell office:value-type="float" office:value="0.64032" calcext:value-type="float">
            <text:p>0,64032</text:p>
          </table:table-cell>
          <table:table-cell office:value-type="float" office:value="0.66368" calcext:value-type="float">
            <text:p>0,66368</text:p>
          </table:table-cell>
          <table:table-cell office:value-type="float" office:value="0.67488" calcext:value-type="float">
            <text:p>0,67488</text:p>
          </table:table-cell>
          <table:table-cell office:value-type="float" office:value="0.68" calcext:value-type="float">
            <text:p>0,68</text:p>
          </table:table-cell>
          <table:table-cell office:value-type="float" office:value="0.69888" calcext:value-type="float">
            <text:p>0,69888</text:p>
          </table:table-cell>
          <table:table-cell office:value-type="float" office:value="0.77888" calcext:value-type="float">
            <text:p>0,77888</text:p>
          </table:table-cell>
          <table:table-cell office:value-type="float" office:value="0.84704" calcext:value-type="float">
            <text:p>0,84704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44" calcext:value-type="float">
            <text:p>0,944</text:p>
          </table:table-cell>
          <table:table-cell office:value-type="float" office:value="0.701024" calcext:value-type="float">
            <text:p>0,70102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28" calcext:value-type="float">
            <text:p>0,328</text:p>
          </table:table-cell>
          <table:table-cell office:value-type="float" office:value="0.52224" calcext:value-type="float">
            <text:p>0,52224</text:p>
          </table:table-cell>
          <table:table-cell office:value-type="float" office:value="0.59008" calcext:value-type="float">
            <text:p>0,59008</text:p>
          </table:table-cell>
          <table:table-cell office:value-type="float" office:value="0.6368" calcext:value-type="float">
            <text:p>0,6368</text:p>
          </table:table-cell>
          <table:table-cell office:value-type="float" office:value="0.6624" calcext:value-type="float">
            <text:p>0,6624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68" calcext:value-type="float">
            <text:p>0,68</text:p>
          </table:table-cell>
          <table:table-cell office:value-type="float" office:value="0.70112" calcext:value-type="float">
            <text:p>0,70112</text:p>
          </table:table-cell>
          <table:table-cell office:value-type="float" office:value="0.7696" calcext:value-type="float">
            <text:p>0,7696</text:p>
          </table:table-cell>
          <table:table-cell office:value-type="float" office:value="0.83648" calcext:value-type="float">
            <text:p>0,83648</text:p>
          </table:table-cell>
          <table:table-cell office:value-type="float" office:value="0.90368" calcext:value-type="float">
            <text:p>0,90368</text:p>
          </table:table-cell>
          <table:table-cell office:value-type="float" office:value="0.944" calcext:value-type="float">
            <text:p>0,944</text:p>
          </table:table-cell>
          <table:table-cell office:value-type="float" office:value="0.6976" calcext:value-type="float">
            <text:p>0,697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" calcext:value-type="float">
            <text:p>0,4</text:p>
          </table:table-cell>
          <table:table-cell office:value-type="float" office:value="0.5312" calcext:value-type="float">
            <text:p>0,5312</text:p>
          </table:table-cell>
          <table:table-cell office:value-type="float" office:value="0.58176" calcext:value-type="float">
            <text:p>0,58176</text:p>
          </table:table-cell>
          <table:table-cell office:value-type="float" office:value="0.62368" calcext:value-type="float">
            <text:p>0,62368</text:p>
          </table:table-cell>
          <table:table-cell office:value-type="float" office:value="0.6512" calcext:value-type="float">
            <text:p>0,6512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67744" calcext:value-type="float">
            <text:p>0,67744</text:p>
          </table:table-cell>
          <table:table-cell office:value-type="float" office:value="0.69536" calcext:value-type="float">
            <text:p>0,69536</text:p>
          </table:table-cell>
          <table:table-cell office:value-type="float" office:value="0.76448" calcext:value-type="float">
            <text:p>0,76448</text:p>
          </table:table-cell>
          <table:table-cell office:value-type="float" office:value="0.84192" calcext:value-type="float">
            <text:p>0,84192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44" calcext:value-type="float">
            <text:p>0,944</text:p>
          </table:table-cell>
          <table:table-cell office:value-type="float" office:value="0.693536" calcext:value-type="float">
            <text:p>0,6935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,4</text:p>
          </table:table-cell>
          <table:table-cell office:value-type="float" office:value="0.52352" calcext:value-type="float">
            <text:p>0,52352</text:p>
          </table:table-cell>
          <table:table-cell office:value-type="float" office:value="0.56832" calcext:value-type="float">
            <text:p>0,56832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65376" calcext:value-type="float">
            <text:p>0,65376</text:p>
          </table:table-cell>
          <table:table-cell office:value-type="float" office:value="0.66848" calcext:value-type="float">
            <text:p>0,66848</text:p>
          </table:table-cell>
          <table:table-cell office:value-type="float" office:value="0.68" calcext:value-type="float">
            <text:p>0,68</text:p>
          </table:table-cell>
          <table:table-cell office:value-type="float" office:value="0.70272" calcext:value-type="float">
            <text:p>0,70272</text:p>
          </table:table-cell>
          <table:table-cell office:value-type="float" office:value="0.78656" calcext:value-type="float">
            <text:p>0,78656</text:p>
          </table:table-cell>
          <table:table-cell office:value-type="float" office:value="0.85792" calcext:value-type="float">
            <text:p>0,85792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44" calcext:value-type="float">
            <text:p>0,944</text:p>
          </table:table-cell>
          <table:table-cell office:value-type="float" office:value="0.69744" calcext:value-type="float">
            <text:p>0,6974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16" calcext:value-type="float">
            <text:p>0,416</text:p>
          </table:table-cell>
          <table:table-cell office:value-type="float" office:value="0.52992" calcext:value-type="float">
            <text:p>0,52992</text:p>
          </table:table-cell>
          <table:table-cell office:value-type="float" office:value="0.5968" calcext:value-type="float">
            <text:p>0,5968</text:p>
          </table:table-cell>
          <table:table-cell office:value-type="float" office:value="0.64768" calcext:value-type="float">
            <text:p>0,64768</text:p>
          </table:table-cell>
          <table:table-cell office:value-type="float" office:value="0.6672" calcext:value-type="float">
            <text:p>0,6672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6928" calcext:value-type="float">
            <text:p>0,6928</text:p>
          </table:table-cell>
          <table:table-cell office:value-type="float" office:value="0.74336" calcext:value-type="float">
            <text:p>0,74336</text:p>
          </table:table-cell>
          <table:table-cell office:value-type="float" office:value="0.8016" calcext:value-type="float">
            <text:p>0,8016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44" calcext:value-type="float">
            <text:p>0,944</text:p>
          </table:table-cell>
          <table:table-cell office:value-type="float" office:value="0.714176" calcext:value-type="float">
            <text:p>0,71417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96" calcext:value-type="float">
            <text:p>0,496</text:p>
          </table:table-cell>
          <table:table-cell office:value-type="float" office:value="0.53952" calcext:value-type="float">
            <text:p>0,53952</text:p>
          </table:table-cell>
          <table:table-cell office:value-type="float" office:value="0.59872" calcext:value-type="float">
            <text:p>0,59872</text:p>
          </table:table-cell>
          <table:table-cell office:value-type="float" office:value="0.6544" calcext:value-type="float">
            <text:p>0,6544</text:p>
          </table:table-cell>
          <table:table-cell office:value-type="float" office:value="0.66912" calcext:value-type="float">
            <text:p>0,66912</text:p>
          </table:table-cell>
          <table:table-cell office:value-type="float" office:value="0.67968" calcext:value-type="float">
            <text:p>0,67968</text:p>
          </table:table-cell>
          <table:table-cell office:value-type="float" office:value="0.7184" calcext:value-type="float">
            <text:p>0,7184</text:p>
          </table:table-cell>
          <table:table-cell office:value-type="float" office:value="0.76448" calcext:value-type="float">
            <text:p>0,76448</text:p>
          </table:table-cell>
          <table:table-cell office:value-type="float" office:value="0.83584" calcext:value-type="float">
            <text:p>0,83584</text:p>
          </table:table-cell>
          <table:table-cell office:value-type="float" office:value="0.88032" calcext:value-type="float">
            <text:p>0,88032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44" calcext:value-type="float">
            <text:p>0,944</text:p>
          </table:table-cell>
          <table:table-cell office:value-type="float" office:value="0.726272" calcext:value-type="float">
            <text:p>0,72627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12" calcext:value-type="float">
            <text:p>0,512</text:p>
          </table:table-cell>
          <table:table-cell office:value-type="float" office:value="0.54336" calcext:value-type="float">
            <text:p>0,54336</text:p>
          </table:table-cell>
          <table:table-cell office:value-type="float" office:value="0.61184" calcext:value-type="float">
            <text:p>0,61184</text:p>
          </table:table-cell>
          <table:table-cell office:value-type="float" office:value="0.6608" calcext:value-type="float">
            <text:p>0,6608</text:p>
          </table:table-cell>
          <table:table-cell office:value-type="float" office:value="0.672" calcext:value-type="float">
            <text:p>0,672</text:p>
          </table:table-cell>
          <table:table-cell office:value-type="float" office:value="0.68352" calcext:value-type="float">
            <text:p>0,68352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336" calcext:value-type="float">
            <text:p>0,78336</text:p>
          </table:table-cell>
          <table:table-cell office:value-type="float" office:value="0.83296" calcext:value-type="float">
            <text:p>0,83296</text:p>
          </table:table-cell>
          <table:table-cell office:value-type="float" office:value="0.87904" calcext:value-type="float">
            <text:p>0,87904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732608" calcext:value-type="float">
            <text:p>0,7326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12" calcext:value-type="float">
            <text:p>0,512</text:p>
          </table:table-cell>
          <table:table-cell office:value-type="float" office:value="0.56384" calcext:value-type="float">
            <text:p>0,56384</text:p>
          </table:table-cell>
          <table:table-cell office:value-type="float" office:value="0.63808" calcext:value-type="float">
            <text:p>0,63808</text:p>
          </table:table-cell>
          <table:table-cell office:value-type="float" office:value="0.66432" calcext:value-type="float">
            <text:p>0,66432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70432" calcext:value-type="float">
            <text:p>0,70432</text:p>
          </table:table-cell>
          <table:table-cell office:value-type="float" office:value="0.76" calcext:value-type="float">
            <text:p>0,76</text:p>
          </table:table-cell>
          <table:table-cell office:value-type="float" office:value="0.80576" calcext:value-type="float">
            <text:p>0,80576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9024" calcext:value-type="float">
            <text:p>0,89024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748064" calcext:value-type="float">
            <text:p>0,74806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32" calcext:value-type="float">
            <text:p>0,432</text:p>
          </table:table-cell>
          <table:table-cell office:value-type="float" office:value="0.57888" calcext:value-type="float">
            <text:p>0,57888</text:p>
          </table:table-cell>
          <table:table-cell office:value-type="float" office:value="0.6576" calcext:value-type="float">
            <text:p>0,6576</text:p>
          </table:table-cell>
          <table:table-cell office:value-type="float" office:value="0.67392" calcext:value-type="float">
            <text:p>0,67392</text:p>
          </table:table-cell>
          <table:table-cell office:value-type="float" office:value="0.69728" calcext:value-type="float">
            <text:p>0,69728</text:p>
          </table:table-cell>
          <table:table-cell office:value-type="float" office:value="0.74272" calcext:value-type="float">
            <text:p>0,74272</text:p>
          </table:table-cell>
          <table:table-cell office:value-type="float" office:value="0.78592" calcext:value-type="float">
            <text:p>0,78592</text:p>
          </table:table-cell>
          <table:table-cell office:value-type="float" office:value="0.82816" calcext:value-type="float">
            <text:p>0,82816</text:p>
          </table:table-cell>
          <table:table-cell office:value-type="float" office:value="0.86432" calcext:value-type="float">
            <text:p>0,86432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63968" calcext:value-type="float">
            <text:p>0,7639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32" calcext:value-type="float">
            <text:p>0,432</text:p>
          </table:table-cell>
          <table:table-cell office:value-type="float" office:value="0.53536" calcext:value-type="float">
            <text:p>0,53536</text:p>
          </table:table-cell>
          <table:table-cell office:value-type="float" office:value="0.63936" calcext:value-type="float">
            <text:p>0,63936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73184" calcext:value-type="float">
            <text:p>0,73184</text:p>
          </table:table-cell>
          <table:table-cell office:value-type="float" office:value="0.78368" calcext:value-type="float">
            <text:p>0,78368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824" calcext:value-type="float">
            <text:p>0,85824</text:p>
          </table:table-cell>
          <table:table-cell office:value-type="float" office:value="0.87872" calcext:value-type="float">
            <text:p>0,87872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776128" calcext:value-type="float">
            <text:p>0,77612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28" calcext:value-type="float">
            <text:p>0,328</text:p>
          </table:table-cell>
          <table:table-cell office:value-type="float" office:value="0.52736" calcext:value-type="float">
            <text:p>0,52736</text:p>
          </table:table-cell>
          <table:table-cell office:value-type="float" office:value="0.64128" calcext:value-type="float">
            <text:p>0,64128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73888" calcext:value-type="float">
            <text:p>0,73888</text:p>
          </table:table-cell>
          <table:table-cell office:value-type="float" office:value="0.78816" calcext:value-type="float">
            <text:p>0,78816</text:p>
          </table:table-cell>
          <table:table-cell office:value-type="float" office:value="0.82912" calcext:value-type="float">
            <text:p>0,8291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78784" calcext:value-type="float">
            <text:p>0,77878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12" calcext:value-type="float">
            <text:p>0,512</text:p>
          </table:table-cell>
          <table:table-cell office:value-type="float" office:value="0.56608" calcext:value-type="float">
            <text:p>0,56608</text:p>
          </table:table-cell>
          <table:table-cell office:value-type="float" office:value="0.65984" calcext:value-type="float">
            <text:p>0,65984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78208" calcext:value-type="float">
            <text:p>0,78208</text:p>
          </table:table-cell>
          <table:table-cell office:value-type="float" office:value="0.81536" calcext:value-type="float">
            <text:p>0,81536</text:p>
          </table:table-cell>
          <table:table-cell office:value-type="float" office:value="0.85088" calcext:value-type="float">
            <text:p>0,85088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79744" calcext:value-type="float">
            <text:p>0,77974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12" calcext:value-type="float">
            <text:p>0,512</text:p>
          </table:table-cell>
          <table:table-cell office:value-type="float" office:value="0.56128" calcext:value-type="float">
            <text:p>0,56128</text:p>
          </table:table-cell>
          <table:table-cell office:value-type="float" office:value="0.64544" calcext:value-type="float">
            <text:p>0,64544</text:p>
          </table:table-cell>
          <table:table-cell office:value-type="float" office:value="0.68448" calcext:value-type="float">
            <text:p>0,68448</text:p>
          </table:table-cell>
          <table:table-cell office:value-type="float" office:value="0.7328" calcext:value-type="float">
            <text:p>0,7328</text:p>
          </table:table-cell>
          <table:table-cell office:value-type="float" office:value="0.78272" calcext:value-type="float">
            <text:p>0,78272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8832" calcext:value-type="float">
            <text:p>0,88832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28" calcext:value-type="float">
            <text:p>0,9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112" calcext:value-type="float">
            <text:p>0,781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2" calcext:value-type="float">
            <text:p>0,52</text:p>
          </table:table-cell>
          <table:table-cell office:value-type="float" office:value="0.56224" calcext:value-type="float">
            <text:p>0,56224</text:p>
          </table:table-cell>
          <table:table-cell office:value-type="float" office:value="0.648" calcext:value-type="float">
            <text:p>0,648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74592" calcext:value-type="float">
            <text:p>0,74592</text:p>
          </table:table-cell>
          <table:table-cell office:value-type="float" office:value="0.79008" calcext:value-type="float">
            <text:p>0,79008</text:p>
          </table:table-cell>
          <table:table-cell office:value-type="float" office:value="0.82112" calcext:value-type="float">
            <text:p>0,82112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7968" calcext:value-type="float">
            <text:p>0,87968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264" calcext:value-type="float">
            <text:p>0,92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1632" calcext:value-type="float">
            <text:p>0,78163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2" calcext:value-type="float">
            <text:p>0,392</text:p>
          </table:table-cell>
          <table:table-cell office:value-type="float" office:value="0.55232" calcext:value-type="float">
            <text:p>0,55232</text:p>
          </table:table-cell>
          <table:table-cell office:value-type="float" office:value="0.65088" calcext:value-type="float">
            <text:p>0,65088</text:p>
          </table:table-cell>
          <table:table-cell office:value-type="float" office:value="0.6848" calcext:value-type="float">
            <text:p>0,6848</text:p>
          </table:table-cell>
          <table:table-cell office:value-type="float" office:value="0.73632" calcext:value-type="float">
            <text:p>0,73632</text:p>
          </table:table-cell>
          <table:table-cell office:value-type="float" office:value="0.77376" calcext:value-type="float">
            <text:p>0,77376</text:p>
          </table:table-cell>
          <table:table-cell office:value-type="float" office:value="0.81152" calcext:value-type="float">
            <text:p>0,81152</text:p>
          </table:table-cell>
          <table:table-cell office:value-type="float" office:value="0.84768" calcext:value-type="float">
            <text:p>0,84768</text:p>
          </table:table-cell>
          <table:table-cell office:value-type="float" office:value="0.87232" calcext:value-type="float">
            <text:p>0,87232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2768" calcext:value-type="float">
            <text:p>0,927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75712" calcext:value-type="float">
            <text:p>0,77571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92" calcext:value-type="float">
            <text:p>0,392</text:p>
          </table:table-cell>
          <table:table-cell office:value-type="float" office:value="0.55232" calcext:value-type="float">
            <text:p>0,55232</text:p>
          </table:table-cell>
          <table:table-cell office:value-type="float" office:value="0.65088" calcext:value-type="float">
            <text:p>0,65088</text:p>
          </table:table-cell>
          <table:table-cell office:value-type="float" office:value="0.68608" calcext:value-type="float">
            <text:p>0,68608</text:p>
          </table:table-cell>
          <table:table-cell office:value-type="float" office:value="0.736" calcext:value-type="float">
            <text:p>0,736</text:p>
          </table:table-cell>
          <table:table-cell office:value-type="float" office:value="0.78208" calcext:value-type="float">
            <text:p>0,78208</text:p>
          </table:table-cell>
          <table:table-cell office:value-type="float" office:value="0.81472" calcext:value-type="float">
            <text:p>0,81472</text:p>
          </table:table-cell>
          <table:table-cell office:value-type="float" office:value="0.85024" calcext:value-type="float">
            <text:p>0,85024</text:p>
          </table:table-cell>
          <table:table-cell office:value-type="float" office:value="0.87584" calcext:value-type="float">
            <text:p>0,87584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777344" calcext:value-type="float">
            <text:p>0,7773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92" calcext:value-type="float">
            <text:p>0,392</text:p>
          </table:table-cell>
          <table:table-cell office:value-type="float" office:value="0.56448" calcext:value-type="float">
            <text:p>0,56448</text:p>
          </table:table-cell>
          <table:table-cell office:value-type="float" office:value="0.66208" calcext:value-type="float">
            <text:p>0,66208</text:p>
          </table:table-cell>
          <table:table-cell office:value-type="float" office:value="0.69696" calcext:value-type="float">
            <text:p>0,69696</text:p>
          </table:table-cell>
          <table:table-cell office:value-type="float" office:value="0.75072" calcext:value-type="float">
            <text:p>0,75072</text:p>
          </table:table-cell>
          <table:table-cell office:value-type="float" office:value="0.79072" calcext:value-type="float">
            <text:p>0,79072</text:p>
          </table:table-cell>
          <table:table-cell office:value-type="float" office:value="0.82368" calcext:value-type="float">
            <text:p>0,82368</text:p>
          </table:table-cell>
          <table:table-cell office:value-type="float" office:value="0.85472" calcext:value-type="float">
            <text:p>0,85472</text:p>
          </table:table-cell>
          <table:table-cell office:value-type="float" office:value="0.88" calcext:value-type="float">
            <text:p>0,88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48" calcext:value-type="float">
            <text:p>0,784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92" calcext:value-type="float">
            <text:p>0,392</text:p>
          </table:table-cell>
          <table:table-cell office:value-type="float" office:value="0.544" calcext:value-type="float">
            <text:p>0,544</text:p>
          </table:table-cell>
          <table:table-cell office:value-type="float" office:value="0.63936" calcext:value-type="float">
            <text:p>0,63936</text:p>
          </table:table-cell>
          <table:table-cell office:value-type="float" office:value="0.67584" calcext:value-type="float">
            <text:p>0,67584</text:p>
          </table:table-cell>
          <table:table-cell office:value-type="float" office:value="0.71232" calcext:value-type="float">
            <text:p>0,71232</text:p>
          </table:table-cell>
          <table:table-cell office:value-type="float" office:value="0.77312" calcext:value-type="float">
            <text:p>0,77312</text:p>
          </table:table-cell>
          <table:table-cell office:value-type="float" office:value="0.81216" calcext:value-type="float">
            <text:p>0,81216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7296" calcext:value-type="float">
            <text:p>0,87296</text:p>
          </table:table-cell>
          <table:table-cell office:value-type="float" office:value="0.89696" calcext:value-type="float">
            <text:p>0,89696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6944" calcext:value-type="float">
            <text:p>0,7694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28" calcext:value-type="float">
            <text:p>0,328</text:p>
          </table:table-cell>
          <table:table-cell office:value-type="float" office:value="0.57344" calcext:value-type="float">
            <text:p>0,57344</text:p>
          </table:table-cell>
          <table:table-cell office:value-type="float" office:value="0.65888" calcext:value-type="float">
            <text:p>0,65888</text:p>
          </table:table-cell>
          <table:table-cell office:value-type="float" office:value="0.67936" calcext:value-type="float">
            <text:p>0,67936</text:p>
          </table:table-cell>
          <table:table-cell office:value-type="float" office:value="0.71296" calcext:value-type="float">
            <text:p>0,71296</text:p>
          </table:table-cell>
          <table:table-cell office:value-type="float" office:value="0.75904" calcext:value-type="float">
            <text:p>0,75904</text:p>
          </table:table-cell>
          <table:table-cell office:value-type="float" office:value="0.79616" calcext:value-type="float">
            <text:p>0,79616</text:p>
          </table:table-cell>
          <table:table-cell office:value-type="float" office:value="0.82976" calcext:value-type="float">
            <text:p>0,82976</text:p>
          </table:table-cell>
          <table:table-cell office:value-type="float" office:value="0.85856" calcext:value-type="float">
            <text:p>0,85856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768384" calcext:value-type="float">
            <text:p>0,76838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04" calcext:value-type="float">
            <text:p>0,504</text:p>
          </table:table-cell>
          <table:table-cell office:value-type="float" office:value="0.57728" calcext:value-type="float">
            <text:p>0,57728</text:p>
          </table:table-cell>
          <table:table-cell office:value-type="float" office:value="0.65952" calcext:value-type="float">
            <text:p>0,65952</text:p>
          </table:table-cell>
          <table:table-cell office:value-type="float" office:value="0.68192" calcext:value-type="float">
            <text:p>0,68192</text:p>
          </table:table-cell>
          <table:table-cell office:value-type="float" office:value="0.7312" calcext:value-type="float">
            <text:p>0,7312</text:p>
          </table:table-cell>
          <table:table-cell office:value-type="float" office:value="0.77824" calcext:value-type="float">
            <text:p>0,77824</text:p>
          </table:table-cell>
          <table:table-cell office:value-type="float" office:value="0.81952" calcext:value-type="float">
            <text:p>0,81952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7712" calcext:value-type="float">
            <text:p>0,87712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2832" calcext:value-type="float">
            <text:p>0,928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0992" calcext:value-type="float">
            <text:p>0,7809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04" calcext:value-type="float">
            <text:p>0,504</text:p>
          </table:table-cell>
          <table:table-cell office:value-type="float" office:value="0.59232" calcext:value-type="float">
            <text:p>0,59232</text:p>
          </table:table-cell>
          <table:table-cell office:value-type="float" office:value="0.66912" calcext:value-type="float">
            <text:p>0,66912</text:p>
          </table:table-cell>
          <table:table-cell office:value-type="float" office:value="0.68704" calcext:value-type="float">
            <text:p>0,68704</text:p>
          </table:table-cell>
          <table:table-cell office:value-type="float" office:value="0.73216" calcext:value-type="float">
            <text:p>0,73216</text:p>
          </table:table-cell>
          <table:table-cell office:value-type="float" office:value="0.77792" calcext:value-type="float">
            <text:p>0,77792</text:p>
          </table:table-cell>
          <table:table-cell office:value-type="float" office:value="0.81792" calcext:value-type="float">
            <text:p>0,81792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8832" calcext:value-type="float">
            <text:p>0,88832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6176" calcext:value-type="float">
            <text:p>0,78617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2" calcext:value-type="float">
            <text:p>0,32</text:p>
          </table:table-cell>
          <table:table-cell office:value-type="float" office:value="0.56928" calcext:value-type="float">
            <text:p>0,56928</text:p>
          </table:table-cell>
          <table:table-cell office:value-type="float" office:value="0.66304" calcext:value-type="float">
            <text:p>0,66304</text:p>
          </table:table-cell>
          <table:table-cell office:value-type="float" office:value="0.68576" calcext:value-type="float">
            <text:p>0,68576</text:p>
          </table:table-cell>
          <table:table-cell office:value-type="float" office:value="0.73728" calcext:value-type="float">
            <text:p>0,73728</text:p>
          </table:table-cell>
          <table:table-cell office:value-type="float" office:value="0.77664" calcext:value-type="float">
            <text:p>0,77664</text:p>
          </table:table-cell>
          <table:table-cell office:value-type="float" office:value="0.81184" calcext:value-type="float">
            <text:p>0,81184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2048" calcext:value-type="float">
            <text:p>0,78204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2" calcext:value-type="float">
            <text:p>0,32</text:p>
          </table:table-cell>
          <table:table-cell office:value-type="float" office:value="0.54752" calcext:value-type="float">
            <text:p>0,54752</text:p>
          </table:table-cell>
          <table:table-cell office:value-type="float" office:value="0.6656" calcext:value-type="float">
            <text:p>0,6656</text:p>
          </table:table-cell>
          <table:table-cell office:value-type="float" office:value="0.6944" calcext:value-type="float">
            <text:p>0,6944</text:p>
          </table:table-cell>
          <table:table-cell office:value-type="float" office:value="0.74656" calcext:value-type="float">
            <text:p>0,74656</text:p>
          </table:table-cell>
          <table:table-cell office:value-type="float" office:value="0.78912" calcext:value-type="float">
            <text:p>0,78912</text:p>
          </table:table-cell>
          <table:table-cell office:value-type="float" office:value="0.82432" calcext:value-type="float">
            <text:p>0,82432</text:p>
          </table:table-cell>
          <table:table-cell office:value-type="float" office:value="0.85312" calcext:value-type="float">
            <text:p>0,85312</text:p>
          </table:table-cell>
          <table:table-cell office:value-type="float" office:value="0.88352" calcext:value-type="float">
            <text:p>0,88352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784416" calcext:value-type="float">
            <text:p>0,78441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36" calcext:value-type="float">
            <text:p>0,536</text:p>
          </table:table-cell>
          <table:table-cell office:value-type="float" office:value="0.61888" calcext:value-type="float">
            <text:p>0,61888</text:p>
          </table:table-cell>
          <table:table-cell office:value-type="float" office:value="0.67424" calcext:value-type="float">
            <text:p>0,67424</text:p>
          </table:table-cell>
          <table:table-cell office:value-type="float" office:value="0.71776" calcext:value-type="float">
            <text:p>0,71776</text:p>
          </table:table-cell>
          <table:table-cell office:value-type="float" office:value="0.768" calcext:value-type="float">
            <text:p>0,768</text:p>
          </table:table-cell>
          <table:table-cell office:value-type="float" office:value="0.80992" calcext:value-type="float">
            <text:p>0,80992</text:p>
          </table:table-cell>
          <table:table-cell office:value-type="float" office:value="0.848" calcext:value-type="float">
            <text:p>0,848</text:p>
          </table:table-cell>
          <table:table-cell office:value-type="float" office:value="0.87392" calcext:value-type="float">
            <text:p>0,87392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05376" calcext:value-type="float">
            <text:p>0,80537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6" calcext:value-type="float">
            <text:p>0,56</text:p>
          </table:table-cell>
          <table:table-cell office:value-type="float" office:value="0.6304" calcext:value-type="float">
            <text:p>0,6304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72352" calcext:value-type="float">
            <text:p>0,72352</text:p>
          </table:table-cell>
          <table:table-cell office:value-type="float" office:value="0.76352" calcext:value-type="float">
            <text:p>0,76352</text:p>
          </table:table-cell>
          <table:table-cell office:value-type="float" office:value="0.80352" calcext:value-type="float">
            <text:p>0,80352</text:p>
          </table:table-cell>
          <table:table-cell office:value-type="float" office:value="0.84928" calcext:value-type="float">
            <text:p>0,84928</text:p>
          </table:table-cell>
          <table:table-cell office:value-type="float" office:value="0.87008" calcext:value-type="float">
            <text:p>0,87008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05152" calcext:value-type="float">
            <text:p>0,80515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44" calcext:value-type="float">
            <text:p>0,544</text:p>
          </table:table-cell>
          <table:table-cell office:value-type="float" office:value="0.63552" calcext:value-type="float">
            <text:p>0,63552</text:p>
          </table:table-cell>
          <table:table-cell office:value-type="float" office:value="0.68736" calcext:value-type="float">
            <text:p>0,68736</text:p>
          </table:table-cell>
          <table:table-cell office:value-type="float" office:value="0.73824" calcext:value-type="float">
            <text:p>0,73824</text:p>
          </table:table-cell>
          <table:table-cell office:value-type="float" office:value="0.77472" calcext:value-type="float">
            <text:p>0,77472</text:p>
          </table:table-cell>
          <table:table-cell office:value-type="float" office:value="0.82432" calcext:value-type="float">
            <text:p>0,82432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7392" calcext:value-type="float">
            <text:p>0,87392</text:p>
          </table:table-cell>
          <table:table-cell office:value-type="float" office:value="0.89408" calcext:value-type="float">
            <text:p>0,89408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12704" calcext:value-type="float">
            <text:p>0,81270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92" calcext:value-type="float">
            <text:p>0,592</text:p>
          </table:table-cell>
          <table:table-cell office:value-type="float" office:value="0.64416" calcext:value-type="float">
            <text:p>0,64416</text:p>
          </table:table-cell>
          <table:table-cell office:value-type="float" office:value="0.7008" calcext:value-type="float">
            <text:p>0,7008</text:p>
          </table:table-cell>
          <table:table-cell office:value-type="float" office:value="0.75968" calcext:value-type="float">
            <text:p>0,75968</text:p>
          </table:table-cell>
          <table:table-cell office:value-type="float" office:value="0.80832" calcext:value-type="float">
            <text:p>0,80832</text:p>
          </table:table-cell>
          <table:table-cell office:value-type="float" office:value="0.84384" calcext:value-type="float">
            <text:p>0,84384</text:p>
          </table:table-cell>
          <table:table-cell office:value-type="float" office:value="0.86336" calcext:value-type="float">
            <text:p>0,86336</text:p>
          </table:table-cell>
          <table:table-cell office:value-type="float" office:value="0.88672" calcext:value-type="float">
            <text:p>0,88672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3312" calcext:value-type="float">
            <text:p>0,933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25728" calcext:value-type="float">
            <text:p>0,82572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2848" calcext:value-type="float">
            <text:p>0,62848</text:p>
          </table:table-cell>
          <table:table-cell office:value-type="float" office:value="0.688" calcext:value-type="float">
            <text:p>0,688</text:p>
          </table:table-cell>
          <table:table-cell office:value-type="float" office:value="0.75168" calcext:value-type="float">
            <text:p>0,75168</text:p>
          </table:table-cell>
          <table:table-cell office:value-type="float" office:value="0.80832" calcext:value-type="float">
            <text:p>0,80832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8448" calcext:value-type="float">
            <text:p>0,88448</text:p>
          </table:table-cell>
          <table:table-cell office:value-type="float" office:value="0.90144" calcext:value-type="float">
            <text:p>0,90144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3248" calcext:value-type="float">
            <text:p>0,932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21728" calcext:value-type="float">
            <text:p>0,82172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" calcext:value-type="float">
            <text:p>0,4</text:p>
          </table:table-cell>
          <table:table-cell office:value-type="float" office:value="0.62816" calcext:value-type="float">
            <text:p>0,62816</text:p>
          </table:table-cell>
          <table:table-cell office:value-type="float" office:value="0.69056" calcext:value-type="float">
            <text:p>0,69056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78272" calcext:value-type="float">
            <text:p>0,78272</text:p>
          </table:table-cell>
          <table:table-cell office:value-type="float" office:value="0.83392" calcext:value-type="float">
            <text:p>0,83392</text:p>
          </table:table-cell>
          <table:table-cell office:value-type="float" office:value="0.85568" calcext:value-type="float">
            <text:p>0,85568</text:p>
          </table:table-cell>
          <table:table-cell office:value-type="float" office:value="0.88064" calcext:value-type="float">
            <text:p>0,88064</text:p>
          </table:table-cell>
          <table:table-cell office:value-type="float" office:value="0.90208" calcext:value-type="float">
            <text:p>0,90208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15776" calcext:value-type="float">
            <text:p>0,81577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" calcext:value-type="float">
            <text:p>0,4</text:p>
          </table:table-cell>
          <table:table-cell office:value-type="float" office:value="0.62816" calcext:value-type="float">
            <text:p>0,62816</text:p>
          </table:table-cell>
          <table:table-cell office:value-type="float" office:value="0.68832" calcext:value-type="float">
            <text:p>0,68832</text:p>
          </table:table-cell>
          <table:table-cell office:value-type="float" office:value="0.73856" calcext:value-type="float">
            <text:p>0,73856</text:p>
          </table:table-cell>
          <table:table-cell office:value-type="float" office:value="0.78464" calcext:value-type="float">
            <text:p>0,78464</text:p>
          </table:table-cell>
          <table:table-cell office:value-type="float" office:value="0.83296" calcext:value-type="float">
            <text:p>0,83296</text:p>
          </table:table-cell>
          <table:table-cell office:value-type="float" office:value="0.85632" calcext:value-type="float">
            <text:p>0,85632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14272" calcext:value-type="float">
            <text:p>0,81427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" calcext:value-type="float">
            <text:p>0,4</text:p>
          </table:table-cell>
          <table:table-cell office:value-type="float" office:value="0.6096" calcext:value-type="float">
            <text:p>0,6096</text:p>
          </table:table-cell>
          <table:table-cell office:value-type="float" office:value="0.68288" calcext:value-type="float">
            <text:p>0,68288</text:p>
          </table:table-cell>
          <table:table-cell office:value-type="float" office:value="0.73408" calcext:value-type="float">
            <text:p>0,73408</text:p>
          </table:table-cell>
          <table:table-cell office:value-type="float" office:value="0.784" calcext:value-type="float">
            <text:p>0,784</text:p>
          </table:table-cell>
          <table:table-cell office:value-type="float" office:value="0.83584" calcext:value-type="float">
            <text:p>0,83584</text:p>
          </table:table-cell>
          <table:table-cell office:value-type="float" office:value="0.85504" calcext:value-type="float">
            <text:p>0,85504</text:p>
          </table:table-cell>
          <table:table-cell office:value-type="float" office:value="0.87328" calcext:value-type="float">
            <text:p>0,8732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11424" calcext:value-type="float">
            <text:p>0,81142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" calcext:value-type="float">
            <text:p>0,4</text:p>
          </table:table-cell>
          <table:table-cell office:value-type="float" office:value="0.61056" calcext:value-type="float">
            <text:p>0,61056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71168" calcext:value-type="float">
            <text:p>0,71168</text:p>
          </table:table-cell>
          <table:table-cell office:value-type="float" office:value="0.77536" calcext:value-type="float">
            <text:p>0,77536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024" calcext:value-type="float">
            <text:p>0,85024</text:p>
          </table:table-cell>
          <table:table-cell office:value-type="float" office:value="0.86464" calcext:value-type="float">
            <text:p>0,86464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04224" calcext:value-type="float">
            <text:p>0,80422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28" calcext:value-type="float">
            <text:p>0,328</text:p>
          </table:table-cell>
          <table:table-cell office:value-type="float" office:value="0.58848" calcext:value-type="float">
            <text:p>0,58848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78752" calcext:value-type="float">
            <text:p>0,78752</text:p>
          </table:table-cell>
          <table:table-cell office:value-type="float" office:value="0.83392" calcext:value-type="float">
            <text:p>0,83392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7168" calcext:value-type="float">
            <text:p>0,8716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05152" calcext:value-type="float">
            <text:p>0,80515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0672" calcext:value-type="float">
            <text:p>0,60672</text:p>
          </table:table-cell>
          <table:table-cell office:value-type="float" office:value="0.68032" calcext:value-type="float">
            <text:p>0,68032</text:p>
          </table:table-cell>
          <table:table-cell office:value-type="float" office:value="0.72544" calcext:value-type="float">
            <text:p>0,72544</text:p>
          </table:table-cell>
          <table:table-cell office:value-type="float" office:value="0.79296" calcext:value-type="float">
            <text:p>0,79296</text:p>
          </table:table-cell>
          <table:table-cell office:value-type="float" office:value="0.83328" calcext:value-type="float">
            <text:p>0,83328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7328" calcext:value-type="float">
            <text:p>0,87328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3312" calcext:value-type="float">
            <text:p>0,933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104" calcext:value-type="float">
            <text:p>0,810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44" calcext:value-type="float">
            <text:p>0,544</text:p>
          </table:table-cell>
          <table:table-cell office:value-type="float" office:value="0.6256" calcext:value-type="float">
            <text:p>0,6256</text:p>
          </table:table-cell>
          <table:table-cell office:value-type="float" office:value="0.6864" calcext:value-type="float">
            <text:p>0,6864</text:p>
          </table:table-cell>
          <table:table-cell office:value-type="float" office:value="0.74784" calcext:value-type="float">
            <text:p>0,74784</text:p>
          </table:table-cell>
          <table:table-cell office:value-type="float" office:value="0.80544" calcext:value-type="float">
            <text:p>0,80544</text:p>
          </table:table-cell>
          <table:table-cell office:value-type="float" office:value="0.84032" calcext:value-type="float">
            <text:p>0,84032</text:p>
          </table:table-cell>
          <table:table-cell office:value-type="float" office:value="0.86048" calcext:value-type="float">
            <text:p>0,86048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19456" calcext:value-type="float">
            <text:p>0,81945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52" calcext:value-type="float">
            <text:p>0,552</text:p>
          </table:table-cell>
          <table:table-cell office:value-type="float" office:value="0.62848" calcext:value-type="float">
            <text:p>0,62848</text:p>
          </table:table-cell>
          <table:table-cell office:value-type="float" office:value="0.69632" calcext:value-type="float">
            <text:p>0,69632</text:p>
          </table:table-cell>
          <table:table-cell office:value-type="float" office:value="0.76352" calcext:value-type="float">
            <text:p>0,76352</text:p>
          </table:table-cell>
          <table:table-cell office:value-type="float" office:value="0.81152" calcext:value-type="float">
            <text:p>0,81152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90368" calcext:value-type="float">
            <text:p>0,90368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24448" calcext:value-type="float">
            <text:p>0,82444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12" calcext:value-type="float">
            <text:p>0,512</text:p>
          </table:table-cell>
          <table:table-cell office:value-type="float" office:value="0.6112" calcext:value-type="float">
            <text:p>0,6112</text:p>
          </table:table-cell>
          <table:table-cell office:value-type="float" office:value="0.68608" calcext:value-type="float">
            <text:p>0,68608</text:p>
          </table:table-cell>
          <table:table-cell office:value-type="float" office:value="0.74848" calcext:value-type="float">
            <text:p>0,74848</text:p>
          </table:table-cell>
          <table:table-cell office:value-type="float" office:value="0.80448" calcext:value-type="float">
            <text:p>0,80448</text:p>
          </table:table-cell>
          <table:table-cell office:value-type="float" office:value="0.83872" calcext:value-type="float">
            <text:p>0,83872</text:p>
          </table:table-cell>
          <table:table-cell office:value-type="float" office:value="0.86784" calcext:value-type="float">
            <text:p>0,86784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20768" calcext:value-type="float">
            <text:p>0,820768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64" calcext:value-type="float">
            <text:p>0,464</text:p>
          </table:table-cell>
          <table:table-cell office:value-type="float" office:value="0.61344" calcext:value-type="float">
            <text:p>0,61344</text:p>
          </table:table-cell>
          <table:table-cell office:value-type="float" office:value="0.72704" calcext:value-type="float">
            <text:p>0,72704</text:p>
          </table:table-cell>
          <table:table-cell office:value-type="float" office:value="0.784" calcext:value-type="float">
            <text:p>0,784</text:p>
          </table:table-cell>
          <table:table-cell office:value-type="float" office:value="0.83232" calcext:value-type="float">
            <text:p>0,83232</text:p>
          </table:table-cell>
          <table:table-cell office:value-type="float" office:value="0.85504" calcext:value-type="float">
            <text:p>0,85504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35744" calcext:value-type="float">
            <text:p>0,83574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64" calcext:value-type="float">
            <text:p>0,464</text:p>
          </table:table-cell>
          <table:table-cell office:value-type="float" office:value="0.64288" calcext:value-type="float">
            <text:p>0,64288</text:p>
          </table:table-cell>
          <table:table-cell office:value-type="float" office:value="0.74176" calcext:value-type="float">
            <text:p>0,74176</text:p>
          </table:table-cell>
          <table:table-cell office:value-type="float" office:value="0.78432" calcext:value-type="float">
            <text:p>0,78432</text:p>
          </table:table-cell>
          <table:table-cell office:value-type="float" office:value="0.83328" calcext:value-type="float">
            <text:p>0,83328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7936" calcext:value-type="float">
            <text:p>0,87936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0224" calcext:value-type="float">
            <text:p>0,84022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2" calcext:value-type="float">
            <text:p>0,552</text:p>
          </table:table-cell>
          <table:table-cell office:value-type="float" office:value="0.65856" calcext:value-type="float">
            <text:p>0,65856</text:p>
          </table:table-cell>
          <table:table-cell office:value-type="float" office:value="0.72928" calcext:value-type="float">
            <text:p>0,72928</text:p>
          </table:table-cell>
          <table:table-cell office:value-type="float" office:value="0.79584" calcext:value-type="float">
            <text:p>0,79584</text:p>
          </table:table-cell>
          <table:table-cell office:value-type="float" office:value="0.84128" calcext:value-type="float">
            <text:p>0,84128</text:p>
          </table:table-cell>
          <table:table-cell office:value-type="float" office:value="0.86528" calcext:value-type="float">
            <text:p>0,86528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3664" calcext:value-type="float">
            <text:p>0,936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3776" calcext:value-type="float">
            <text:p>0,84377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" calcext:value-type="float">
            <text:p>0,52</text:p>
          </table:table-cell>
          <table:table-cell office:value-type="float" office:value="0.68256" calcext:value-type="float">
            <text:p>0,68256</text:p>
          </table:table-cell>
          <table:table-cell office:value-type="float" office:value="0.768" calcext:value-type="float">
            <text:p>0,768</text:p>
          </table:table-cell>
          <table:table-cell office:value-type="float" office:value="0.81728" calcext:value-type="float">
            <text:p>0,81728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6816" calcext:value-type="float">
            <text:p>0,8681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3792" calcext:value-type="float">
            <text:p>0,85379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76" calcext:value-type="float">
            <text:p>0,576</text:p>
          </table:table-cell>
          <table:table-cell office:value-type="float" office:value="0.67136" calcext:value-type="float">
            <text:p>0,67136</text:p>
          </table:table-cell>
          <table:table-cell office:value-type="float" office:value="0.74368" calcext:value-type="float">
            <text:p>0,74368</text:p>
          </table:table-cell>
          <table:table-cell office:value-type="float" office:value="0.80672" calcext:value-type="float">
            <text:p>0,80672</text:p>
          </table:table-cell>
          <table:table-cell office:value-type="float" office:value="0.84576" calcext:value-type="float">
            <text:p>0,84576</text:p>
          </table:table-cell>
          <table:table-cell office:value-type="float" office:value="0.86496" calcext:value-type="float">
            <text:p>0,86496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632" calcext:value-type="float">
            <text:p>0,8963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7296" calcext:value-type="float">
            <text:p>0,84729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44" calcext:value-type="float">
            <text:p>0,544</text:p>
          </table:table-cell>
          <table:table-cell office:value-type="float" office:value="0.67904" calcext:value-type="float">
            <text:p>0,67904</text:p>
          </table:table-cell>
          <table:table-cell office:value-type="float" office:value="0.76224" calcext:value-type="float">
            <text:p>0,76224</text:p>
          </table:table-cell>
          <table:table-cell office:value-type="float" office:value="0.816" calcext:value-type="float">
            <text:p>0,816</text:p>
          </table:table-cell>
          <table:table-cell office:value-type="float" office:value="0.84864" calcext:value-type="float">
            <text:p>0,84864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8448" calcext:value-type="float">
            <text:p>0,88448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2992" calcext:value-type="float">
            <text:p>0,85299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08" calcext:value-type="float">
            <text:p>0,608</text:p>
          </table:table-cell>
          <table:table-cell office:value-type="float" office:value="0.67808" calcext:value-type="float">
            <text:p>0,67808</text:p>
          </table:table-cell>
          <table:table-cell office:value-type="float" office:value="0.75072" calcext:value-type="float">
            <text:p>0,75072</text:p>
          </table:table-cell>
          <table:table-cell office:value-type="float" office:value="0.80736" calcext:value-type="float">
            <text:p>0,80736</text:p>
          </table:table-cell>
          <table:table-cell office:value-type="float" office:value="0.83936" calcext:value-type="float">
            <text:p>0,83936</text:p>
          </table:table-cell>
          <table:table-cell office:value-type="float" office:value="0.86528" calcext:value-type="float">
            <text:p>0,86528</text:p>
          </table:table-cell>
          <table:table-cell office:value-type="float" office:value="0.88544" calcext:value-type="float">
            <text:p>0,8854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9952" calcext:value-type="float">
            <text:p>0,84995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4" calcext:value-type="float">
            <text:p>0,544</text:p>
          </table:table-cell>
          <table:table-cell office:value-type="float" office:value="0.64672" calcext:value-type="float">
            <text:p>0,64672</text:p>
          </table:table-cell>
          <table:table-cell office:value-type="float" office:value="0.72928" calcext:value-type="float">
            <text:p>0,72928</text:p>
          </table:table-cell>
          <table:table-cell office:value-type="float" office:value="0.79488" calcext:value-type="float">
            <text:p>0,79488</text:p>
          </table:table-cell>
          <table:table-cell office:value-type="float" office:value="0.832" calcext:value-type="float">
            <text:p>0,832</text:p>
          </table:table-cell>
          <table:table-cell office:value-type="float" office:value="0.85984" calcext:value-type="float">
            <text:p>0,85984</text:p>
          </table:table-cell>
          <table:table-cell office:value-type="float" office:value="0.88256" calcext:value-type="float">
            <text:p>0,88256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2" calcext:value-type="float">
            <text:p>0,92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1056" calcext:value-type="float">
            <text:p>0,8410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064" calcext:value-type="float">
            <text:p>0,64064</text:p>
          </table:table-cell>
          <table:table-cell office:value-type="float" office:value="0.73792" calcext:value-type="float">
            <text:p>0,73792</text:p>
          </table:table-cell>
          <table:table-cell office:value-type="float" office:value="0.80832" calcext:value-type="float">
            <text:p>0,80832</text:p>
          </table:table-cell>
          <table:table-cell office:value-type="float" office:value="0.83968" calcext:value-type="float">
            <text:p>0,83968</text:p>
          </table:table-cell>
          <table:table-cell office:value-type="float" office:value="0.86432" calcext:value-type="float">
            <text:p>0,86432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4128" calcext:value-type="float">
            <text:p>0,84412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96" calcext:value-type="float">
            <text:p>0,496</text:p>
          </table:table-cell>
          <table:table-cell office:value-type="float" office:value="0.66464" calcext:value-type="float">
            <text:p>0,66464</text:p>
          </table:table-cell>
          <table:table-cell office:value-type="float" office:value="0.76736" calcext:value-type="float">
            <text:p>0,76736</text:p>
          </table:table-cell>
          <table:table-cell office:value-type="float" office:value="0.83296" calcext:value-type="float">
            <text:p>0,83296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144" calcext:value-type="float">
            <text:p>0,90144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328" calcext:value-type="float">
            <text:p>0,93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5104" calcext:value-type="float">
            <text:p>0,85510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82848" calcext:value-type="float">
            <text:p>0,82848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7616" calcext:value-type="float">
            <text:p>0,87616</text:p>
          </table:table-cell>
          <table:table-cell office:value-type="float" office:value="0.89216" calcext:value-type="float">
            <text:p>0,89216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5104" calcext:value-type="float">
            <text:p>0,85510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6" calcext:value-type="float">
            <text:p>0,56</text:p>
          </table:table-cell>
          <table:table-cell office:value-type="float" office:value="0.67552" calcext:value-type="float">
            <text:p>0,67552</text:p>
          </table:table-cell>
          <table:table-cell office:value-type="float" office:value="0.78496" calcext:value-type="float">
            <text:p>0,78496</text:p>
          </table:table-cell>
          <table:table-cell office:value-type="float" office:value="0.83136" calcext:value-type="float">
            <text:p>0,83136</text:p>
          </table:table-cell>
          <table:table-cell office:value-type="float" office:value="0.85824" calcext:value-type="float">
            <text:p>0,85824</text:p>
          </table:table-cell>
          <table:table-cell office:value-type="float" office:value="0.88" calcext:value-type="float">
            <text:p>0,88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8976" calcext:value-type="float">
            <text:p>0,8589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6" calcext:value-type="float">
            <text:p>0,56</text:p>
          </table:table-cell>
          <table:table-cell office:value-type="float" office:value="0.66656" calcext:value-type="float">
            <text:p>0,66656</text:p>
          </table:table-cell>
          <table:table-cell office:value-type="float" office:value="0.76384" calcext:value-type="float">
            <text:p>0,76384</text:p>
          </table:table-cell>
          <table:table-cell office:value-type="float" office:value="0.83136" calcext:value-type="float">
            <text:p>0,83136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7168" calcext:value-type="float">
            <text:p>0,87168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4816" calcext:value-type="float">
            <text:p>0,85481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424" calcext:value-type="float">
            <text:p>0,67424</text:p>
          </table:table-cell>
          <table:table-cell office:value-type="float" office:value="0.78016" calcext:value-type="float">
            <text:p>0,78016</text:p>
          </table:table-cell>
          <table:table-cell office:value-type="float" office:value="0.83424" calcext:value-type="float">
            <text:p>0,83424</text:p>
          </table:table-cell>
          <table:table-cell office:value-type="float" office:value="0.86016" calcext:value-type="float">
            <text:p>0,86016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2" calcext:value-type="float">
            <text:p>0,9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0224" calcext:value-type="float">
            <text:p>0,8602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528" calcext:value-type="float">
            <text:p>0,66528</text:p>
          </table:table-cell>
          <table:table-cell office:value-type="float" office:value="0.78944" calcext:value-type="float">
            <text:p>0,78944</text:p>
          </table:table-cell>
          <table:table-cell office:value-type="float" office:value="0.84512" calcext:value-type="float">
            <text:p>0,84512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2" calcext:value-type="float">
            <text:p>0,863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36" calcext:value-type="float">
            <text:p>0,536</text:p>
          </table:table-cell>
          <table:table-cell office:value-type="float" office:value="0.67456" calcext:value-type="float">
            <text:p>0,67456</text:p>
          </table:table-cell>
          <table:table-cell office:value-type="float" office:value="0.77824" calcext:value-type="float">
            <text:p>0,77824</text:p>
          </table:table-cell>
          <table:table-cell office:value-type="float" office:value="0.84032" calcext:value-type="float">
            <text:p>0,84032</text:p>
          </table:table-cell>
          <table:table-cell office:value-type="float" office:value="0.864" calcext:value-type="float">
            <text:p>0,864</text:p>
          </table:table-cell>
          <table:table-cell office:value-type="float" office:value="0.88352" calcext:value-type="float">
            <text:p>0,88352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1056" calcext:value-type="float">
            <text:p>0,86105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36" calcext:value-type="float">
            <text:p>0,536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77376" calcext:value-type="float">
            <text:p>0,77376</text:p>
          </table:table-cell>
          <table:table-cell office:value-type="float" office:value="0.83008" calcext:value-type="float">
            <text:p>0,83008</text:p>
          </table:table-cell>
          <table:table-cell office:value-type="float" office:value="0.86048" calcext:value-type="float">
            <text:p>0,86048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9232" calcext:value-type="float">
            <text:p>0,85923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04" calcext:value-type="float">
            <text:p>0,504</text:p>
          </table:table-cell>
          <table:table-cell office:value-type="float" office:value="0.66752" calcext:value-type="float">
            <text:p>0,66752</text:p>
          </table:table-cell>
          <table:table-cell office:value-type="float" office:value="0.75616" calcext:value-type="float">
            <text:p>0,75616</text:p>
          </table:table-cell>
          <table:table-cell office:value-type="float" office:value="0.80992" calcext:value-type="float">
            <text:p>0,80992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7648" calcext:value-type="float">
            <text:p>0,87648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424" calcext:value-type="float">
            <text:p>0,91424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376" calcext:value-type="float">
            <text:p>0,8537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04" calcext:value-type="float">
            <text:p>0,504</text:p>
          </table:table-cell>
          <table:table-cell office:value-type="float" office:value="0.67328" calcext:value-type="float">
            <text:p>0,67328</text:p>
          </table:table-cell>
          <table:table-cell office:value-type="float" office:value="0.76224" calcext:value-type="float">
            <text:p>0,76224</text:p>
          </table:table-cell>
          <table:table-cell office:value-type="float" office:value="0.81984" calcext:value-type="float">
            <text:p>0,81984</text:p>
          </table:table-cell>
          <table:table-cell office:value-type="float" office:value="0.85856" calcext:value-type="float">
            <text:p>0,85856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7248" calcext:value-type="float">
            <text:p>0,85724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04" calcext:value-type="float">
            <text:p>0,504</text:p>
          </table:table-cell>
          <table:table-cell office:value-type="float" office:value="0.68576" calcext:value-type="float">
            <text:p>0,68576</text:p>
          </table:table-cell>
          <table:table-cell office:value-type="float" office:value="0.76672" calcext:value-type="float">
            <text:p>0,76672</text:p>
          </table:table-cell>
          <table:table-cell office:value-type="float" office:value="0.82784" calcext:value-type="float">
            <text:p>0,82784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89696" calcext:value-type="float">
            <text:p>0,89696</text:p>
          </table:table-cell>
          <table:table-cell office:value-type="float" office:value="0.90656" calcext:value-type="float">
            <text:p>0,90656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1088" calcext:value-type="float">
            <text:p>0,86108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288" calcext:value-type="float">
            <text:p>0,64288</text:p>
          </table:table-cell>
          <table:table-cell office:value-type="float" office:value="0.76832" calcext:value-type="float">
            <text:p>0,76832</text:p>
          </table:table-cell>
          <table:table-cell office:value-type="float" office:value="0.83616" calcext:value-type="float">
            <text:p>0,83616</text:p>
          </table:table-cell>
          <table:table-cell office:value-type="float" office:value="0.86624" calcext:value-type="float">
            <text:p>0,86624</text:p>
          </table:table-cell>
          <table:table-cell office:value-type="float" office:value="0.88096" calcext:value-type="float">
            <text:p>0,88096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352" calcext:value-type="float">
            <text:p>0,92352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7184" calcext:value-type="float">
            <text:p>0,85718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48" calcext:value-type="float">
            <text:p>0,448</text:p>
          </table:table-cell>
          <table:table-cell office:value-type="float" office:value="0.66464" calcext:value-type="float">
            <text:p>0,66464</text:p>
          </table:table-cell>
          <table:table-cell office:value-type="float" office:value="0.77856" calcext:value-type="float">
            <text:p>0,77856</text:p>
          </table:table-cell>
          <table:table-cell office:value-type="float" office:value="0.82816" calcext:value-type="float">
            <text:p>0,82816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8" calcext:value-type="float">
            <text:p>0,88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8496" calcext:value-type="float">
            <text:p>0,85849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04" calcext:value-type="float">
            <text:p>0,504</text:p>
          </table:table-cell>
          <table:table-cell office:value-type="float" office:value="0.6512" calcext:value-type="float">
            <text:p>0,6512</text:p>
          </table:table-cell>
          <table:table-cell office:value-type="float" office:value="0.74624" calcext:value-type="float">
            <text:p>0,74624</text:p>
          </table:table-cell>
          <table:table-cell office:value-type="float" office:value="0.80992" calcext:value-type="float">
            <text:p>0,80992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1072" calcext:value-type="float">
            <text:p>0,85107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44" calcext:value-type="float">
            <text:p>0,544</text:p>
          </table:table-cell>
          <table:table-cell office:value-type="float" office:value="0.66176" calcext:value-type="float">
            <text:p>0,66176</text:p>
          </table:table-cell>
          <table:table-cell office:value-type="float" office:value="0.73536" calcext:value-type="float">
            <text:p>0,73536</text:p>
          </table:table-cell>
          <table:table-cell office:value-type="float" office:value="0.81312" calcext:value-type="float">
            <text:p>0,81312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7968" calcext:value-type="float">
            <text:p>0,87968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0752" calcext:value-type="float">
            <text:p>0,90752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2736" calcext:value-type="float">
            <text:p>0,8527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632" calcext:value-type="float">
            <text:p>0,65632</text:p>
          </table:table-cell>
          <table:table-cell office:value-type="float" office:value="0.74784" calcext:value-type="float">
            <text:p>0,74784</text:p>
          </table:table-cell>
          <table:table-cell office:value-type="float" office:value="0.816" calcext:value-type="float">
            <text:p>0,816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5552" calcext:value-type="float">
            <text:p>0,85555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64" calcext:value-type="float">
            <text:p>0,464</text:p>
          </table:table-cell>
          <table:table-cell office:value-type="float" office:value="0.65632" calcext:value-type="float">
            <text:p>0,65632</text:p>
          </table:table-cell>
          <table:table-cell office:value-type="float" office:value="0.73344" calcext:value-type="float">
            <text:p>0,73344</text:p>
          </table:table-cell>
          <table:table-cell office:value-type="float" office:value="0.80512" calcext:value-type="float">
            <text:p>0,80512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7584" calcext:value-type="float">
            <text:p>0,87584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0432" calcext:value-type="float">
            <text:p>0,90432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944" calcext:value-type="float">
            <text:p>0,8494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64" calcext:value-type="float">
            <text:p>0,464</text:p>
          </table:table-cell>
          <table:table-cell office:value-type="float" office:value="0.65216" calcext:value-type="float">
            <text:p>0,65216</text:p>
          </table:table-cell>
          <table:table-cell office:value-type="float" office:value="0.73664" calcext:value-type="float">
            <text:p>0,73664</text:p>
          </table:table-cell>
          <table:table-cell office:value-type="float" office:value="0.8096" calcext:value-type="float">
            <text:p>0,8096</text:p>
          </table:table-cell>
          <table:table-cell office:value-type="float" office:value="0.85792" calcext:value-type="float">
            <text:p>0,85792</text:p>
          </table:table-cell>
          <table:table-cell office:value-type="float" office:value="0.88672" calcext:value-type="float">
            <text:p>0,88672</text:p>
          </table:table-cell>
          <table:table-cell office:value-type="float" office:value="0.89888" calcext:value-type="float">
            <text:p>0,89888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264" calcext:value-type="float">
            <text:p>0,8526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76" calcext:value-type="float">
            <text:p>0,576</text:p>
          </table:table-cell>
          <table:table-cell office:value-type="float" office:value="0.67104" calcext:value-type="float">
            <text:p>0,67104</text:p>
          </table:table-cell>
          <table:table-cell office:value-type="float" office:value="0.76576" calcext:value-type="float">
            <text:p>0,76576</text:p>
          </table:table-cell>
          <table:table-cell office:value-type="float" office:value="0.82432" calcext:value-type="float">
            <text:p>0,82432</text:p>
          </table:table-cell>
          <table:table-cell office:value-type="float" office:value="0.86464" calcext:value-type="float">
            <text:p>0,86464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9264" calcext:value-type="float">
            <text:p>0,85926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6" calcext:value-type="float">
            <text:p>0,616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75968" calcext:value-type="float">
            <text:p>0,7596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6016" calcext:value-type="float">
            <text:p>0,86016</text:p>
          </table:table-cell>
          <table:table-cell office:value-type="float" office:value="0.88352" calcext:value-type="float">
            <text:p>0,88352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7024" calcext:value-type="float">
            <text:p>0,8570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4" calcext:value-type="float">
            <text:p>0,64</text:p>
          </table:table-cell>
          <table:table-cell office:value-type="float" office:value="0.70368" calcext:value-type="float">
            <text:p>0,70368</text:p>
          </table:table-cell>
          <table:table-cell office:value-type="float" office:value="0.78976" calcext:value-type="float">
            <text:p>0,78976</text:p>
          </table:table-cell>
          <table:table-cell office:value-type="float" office:value="0.83776" calcext:value-type="float">
            <text:p>0,8377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8384" calcext:value-type="float">
            <text:p>0,88384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4544" calcext:value-type="float">
            <text:p>0,86454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32" calcext:value-type="float">
            <text:p>0,632</text:p>
          </table:table-cell>
          <table:table-cell office:value-type="float" office:value="0.68192" calcext:value-type="float">
            <text:p>0,68192</text:p>
          </table:table-cell>
          <table:table-cell office:value-type="float" office:value="0.78304" calcext:value-type="float">
            <text:p>0,78304</text:p>
          </table:table-cell>
          <table:table-cell office:value-type="float" office:value="0.82752" calcext:value-type="float">
            <text:p>0,82752</text:p>
          </table:table-cell>
          <table:table-cell office:value-type="float" office:value="0.856" calcext:value-type="float">
            <text:p>0,856</text:p>
          </table:table-cell>
          <table:table-cell office:value-type="float" office:value="0.87264" calcext:value-type="float">
            <text:p>0,87264</text:p>
          </table:table-cell>
          <table:table-cell office:value-type="float" office:value="0.88832" calcext:value-type="float">
            <text:p>0,88832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3344" calcext:value-type="float">
            <text:p>0,933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6608" calcext:value-type="float">
            <text:p>0,85660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6" calcext:value-type="float">
            <text:p>0,376</text:p>
          </table:table-cell>
          <table:table-cell office:value-type="float" office:value="0.66944" calcext:value-type="float">
            <text:p>0,66944</text:p>
          </table:table-cell>
          <table:table-cell office:value-type="float" office:value="0.77568" calcext:value-type="float">
            <text:p>0,77568</text:p>
          </table:table-cell>
          <table:table-cell office:value-type="float" office:value="0.82624" calcext:value-type="float">
            <text:p>0,82624</text:p>
          </table:table-cell>
          <table:table-cell office:value-type="float" office:value="0.85472" calcext:value-type="float">
            <text:p>0,85472</text:p>
          </table:table-cell>
          <table:table-cell office:value-type="float" office:value="0.86848" calcext:value-type="float">
            <text:p>0,86848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3664" calcext:value-type="float">
            <text:p>0,8536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28" calcext:value-type="float">
            <text:p>0,528</text:p>
          </table:table-cell>
          <table:table-cell office:value-type="float" office:value="0.65664" calcext:value-type="float">
            <text:p>0,65664</text:p>
          </table:table-cell>
          <table:table-cell office:value-type="float" office:value="0.74336" calcext:value-type="float">
            <text:p>0,74336</text:p>
          </table:table-cell>
          <table:table-cell office:value-type="float" office:value="0.81856" calcext:value-type="float">
            <text:p>0,81856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7232" calcext:value-type="float">
            <text:p>0,87232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" calcext:value-type="float">
            <text:p>0,92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0176" calcext:value-type="float">
            <text:p>0,8501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" calcext:value-type="float">
            <text:p>0,68</text:p>
          </table:table-cell>
          <table:table-cell office:value-type="float" office:value="0.77856" calcext:value-type="float">
            <text:p>0,77856</text:p>
          </table:table-cell>
          <table:table-cell office:value-type="float" office:value="0.84128" calcext:value-type="float">
            <text:p>0,84128</text:p>
          </table:table-cell>
          <table:table-cell office:value-type="float" office:value="0.87104" calcext:value-type="float">
            <text:p>0,87104</text:p>
          </table:table-cell>
          <table:table-cell office:value-type="float" office:value="0.88992" calcext:value-type="float">
            <text:p>0,88992</text:p>
          </table:table-cell>
          <table:table-cell office:value-type="float" office:value="0.89888" calcext:value-type="float">
            <text:p>0,89888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264" calcext:value-type="float">
            <text:p>0,91264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328" calcext:value-type="float">
            <text:p>0,86332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84" calcext:value-type="float">
            <text:p>0,584</text:p>
          </table:table-cell>
          <table:table-cell office:value-type="float" office:value="0.70496" calcext:value-type="float">
            <text:p>0,70496</text:p>
          </table:table-cell>
          <table:table-cell office:value-type="float" office:value="0.79232" calcext:value-type="float">
            <text:p>0,79232</text:p>
          </table:table-cell>
          <table:table-cell office:value-type="float" office:value="0.84928" calcext:value-type="float">
            <text:p>0,84928</text:p>
          </table:table-cell>
          <table:table-cell office:value-type="float" office:value="0.87712" calcext:value-type="float">
            <text:p>0,87712</text:p>
          </table:table-cell>
          <table:table-cell office:value-type="float" office:value="0.89216" calcext:value-type="float">
            <text:p>0,89216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848" calcext:value-type="float">
            <text:p>0,8684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12" calcext:value-type="float">
            <text:p>0,512</text:p>
          </table:table-cell>
          <table:table-cell office:value-type="float" office:value="0.69632" calcext:value-type="float">
            <text:p>0,69632</text:p>
          </table:table-cell>
          <table:table-cell office:value-type="float" office:value="0.78784" calcext:value-type="float">
            <text:p>0,78784</text:p>
          </table:table-cell>
          <table:table-cell office:value-type="float" office:value="0.84544" calcext:value-type="float">
            <text:p>0,84544</text:p>
          </table:table-cell>
          <table:table-cell office:value-type="float" office:value="0.87552" calcext:value-type="float">
            <text:p>0,87552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6112" calcext:value-type="float">
            <text:p>0,86611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12" calcext:value-type="float">
            <text:p>0,512</text:p>
          </table:table-cell>
          <table:table-cell office:value-type="float" office:value="0.65632" calcext:value-type="float">
            <text:p>0,65632</text:p>
          </table:table-cell>
          <table:table-cell office:value-type="float" office:value="0.7744" calcext:value-type="float">
            <text:p>0,7744</text:p>
          </table:table-cell>
          <table:table-cell office:value-type="float" office:value="0.82624" calcext:value-type="float">
            <text:p>0,82624</text:p>
          </table:table-cell>
          <table:table-cell office:value-type="float" office:value="0.86464" calcext:value-type="float">
            <text:p>0,86464</text:p>
          </table:table-cell>
          <table:table-cell office:value-type="float" office:value="0.88352" calcext:value-type="float">
            <text:p>0,88352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832" calcext:value-type="float">
            <text:p>0,928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584" calcext:value-type="float">
            <text:p>0,8558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528" calcext:value-type="float">
            <text:p>0,528</text:p>
          </table:table-cell>
          <table:table-cell office:value-type="float" office:value="0.67584" calcext:value-type="float">
            <text:p>0,67584</text:p>
          </table:table-cell>
          <table:table-cell office:value-type="float" office:value="0.77696" calcext:value-type="float">
            <text:p>0,77696</text:p>
          </table:table-cell>
          <table:table-cell office:value-type="float" office:value="0.82112" calcext:value-type="float">
            <text:p>0,82112</text:p>
          </table:table-cell>
          <table:table-cell office:value-type="float" office:value="0.85792" calcext:value-type="float">
            <text:p>0,85792</text:p>
          </table:table-cell>
          <table:table-cell office:value-type="float" office:value="0.87744" calcext:value-type="float">
            <text:p>0,87744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736" calcext:value-type="float">
            <text:p>0,9273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5456" calcext:value-type="float">
            <text:p>0,85545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68" calcext:value-type="float">
            <text:p>0,568</text:p>
          </table:table-cell>
          <table:table-cell office:value-type="float" office:value="0.66368" calcext:value-type="float">
            <text:p>0,66368</text:p>
          </table:table-cell>
          <table:table-cell office:value-type="float" office:value="0.7376" calcext:value-type="float">
            <text:p>0,7376</text:p>
          </table:table-cell>
          <table:table-cell office:value-type="float" office:value="0.8064" calcext:value-type="float">
            <text:p>0,8064</text:p>
          </table:table-cell>
          <table:table-cell office:value-type="float" office:value="0.85248" calcext:value-type="float">
            <text:p>0,85248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0752" calcext:value-type="float">
            <text:p>0,90752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4848" calcext:value-type="float">
            <text:p>0,84848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6" calcext:value-type="float">
            <text:p>0,616</text:p>
          </table:table-cell>
          <table:table-cell office:value-type="float" office:value="0.67168" calcext:value-type="float">
            <text:p>0,67168</text:p>
          </table:table-cell>
          <table:table-cell office:value-type="float" office:value="0.75648" calcext:value-type="float">
            <text:p>0,75648</text:p>
          </table:table-cell>
          <table:table-cell office:value-type="float" office:value="0.82464" calcext:value-type="float">
            <text:p>0,82464</text:p>
          </table:table-cell>
          <table:table-cell office:value-type="float" office:value="0.85824" calcext:value-type="float">
            <text:p>0,85824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89312" calcext:value-type="float">
            <text:p>0,89312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408" calcext:value-type="float">
            <text:p>0,8540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592" calcext:value-type="float">
            <text:p>0,592</text:p>
          </table:table-cell>
          <table:table-cell office:value-type="float" office:value="0.69312" calcext:value-type="float">
            <text:p>0,69312</text:p>
          </table:table-cell>
          <table:table-cell office:value-type="float" office:value="0.78848" calcext:value-type="float">
            <text:p>0,78848</text:p>
          </table:table-cell>
          <table:table-cell office:value-type="float" office:value="0.83904" calcext:value-type="float">
            <text:p>0,83904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552" calcext:value-type="float">
            <text:p>0,86355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168" calcext:value-type="float">
            <text:p>0,67168</text:p>
          </table:table-cell>
          <table:table-cell office:value-type="float" office:value="0.7952" calcext:value-type="float">
            <text:p>0,7952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7072" calcext:value-type="float">
            <text:p>0,87072</text:p>
          </table:table-cell>
          <table:table-cell office:value-type="float" office:value="0.88864" calcext:value-type="float">
            <text:p>0,88864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904" calcext:value-type="float">
            <text:p>0,8639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48" calcext:value-type="float">
            <text:p>0,648</text:p>
          </table:table-cell>
          <table:table-cell office:value-type="float" office:value="0.69088" calcext:value-type="float">
            <text:p>0,69088</text:p>
          </table:table-cell>
          <table:table-cell office:value-type="float" office:value="0.77056" calcext:value-type="float">
            <text:p>0,77056</text:p>
          </table:table-cell>
          <table:table-cell office:value-type="float" office:value="0.83936" calcext:value-type="float">
            <text:p>0,83936</text:p>
          </table:table-cell>
          <table:table-cell office:value-type="float" office:value="0.87264" calcext:value-type="float">
            <text:p>0,87264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" calcext:value-type="float">
            <text:p>0,9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744" calcext:value-type="float">
            <text:p>0,86374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4" calcext:value-type="float">
            <text:p>0,64</text:p>
          </table:table-cell>
          <table:table-cell office:value-type="float" office:value="0.6768" calcext:value-type="float">
            <text:p>0,6768</text:p>
          </table:table-cell>
          <table:table-cell office:value-type="float" office:value="0.74144" calcext:value-type="float">
            <text:p>0,74144</text:p>
          </table:table-cell>
          <table:table-cell office:value-type="float" office:value="0.80864" calcext:value-type="float">
            <text:p>0,80864</text:p>
          </table:table-cell>
          <table:table-cell office:value-type="float" office:value="0.86368" calcext:value-type="float">
            <text:p>0,86368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632" calcext:value-type="float">
            <text:p>0,89632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4624" calcext:value-type="float">
            <text:p>0,8546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288" calcext:value-type="float">
            <text:p>0,64288</text:p>
          </table:table-cell>
          <table:table-cell office:value-type="float" office:value="0.744" calcext:value-type="float">
            <text:p>0,744</text:p>
          </table:table-cell>
          <table:table-cell office:value-type="float" office:value="0.81888" calcext:value-type="float">
            <text:p>0,81888</text:p>
          </table:table-cell>
          <table:table-cell office:value-type="float" office:value="0.86816" calcext:value-type="float">
            <text:p>0,86816</text:p>
          </table:table-cell>
          <table:table-cell office:value-type="float" office:value="0.89024" calcext:value-type="float">
            <text:p>0,8902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144" calcext:value-type="float">
            <text:p>0,90144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2192" calcext:value-type="float">
            <text:p>0,85219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72" calcext:value-type="float">
            <text:p>0,272</text:p>
          </table:table-cell>
          <table:table-cell office:value-type="float" office:value="0.63104" calcext:value-type="float">
            <text:p>0,63104</text:p>
          </table:table-cell>
          <table:table-cell office:value-type="float" office:value="0.77376" calcext:value-type="float">
            <text:p>0,77376</text:p>
          </table:table-cell>
          <table:table-cell office:value-type="float" office:value="0.84672" calcext:value-type="float">
            <text:p>0,84672</text:p>
          </table:table-cell>
          <table:table-cell office:value-type="float" office:value="0.88032" calcext:value-type="float">
            <text:p>0,88032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9648" calcext:value-type="float">
            <text:p>0,85964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2" calcext:value-type="float">
            <text:p>0,432</text:p>
          </table:table-cell>
          <table:table-cell office:value-type="float" office:value="0.68416" calcext:value-type="float">
            <text:p>0,68416</text:p>
          </table:table-cell>
          <table:table-cell office:value-type="float" office:value="0.80064" calcext:value-type="float">
            <text:p>0,80064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7328" calcext:value-type="float">
            <text:p>0,87328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89664" calcext:value-type="float">
            <text:p>0,89664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6464" calcext:value-type="float">
            <text:p>0,86646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24" calcext:value-type="float">
            <text:p>0,624</text:p>
          </table:table-cell>
          <table:table-cell office:value-type="float" office:value="0.69216" calcext:value-type="float">
            <text:p>0,69216</text:p>
          </table:table-cell>
          <table:table-cell office:value-type="float" office:value="0.7872" calcext:value-type="float">
            <text:p>0,7872</text:p>
          </table:table-cell>
          <table:table-cell office:value-type="float" office:value="0.84192" calcext:value-type="float">
            <text:p>0,84192</text:p>
          </table:table-cell>
          <table:table-cell office:value-type="float" office:value="0.87104" calcext:value-type="float">
            <text:p>0,87104</text:p>
          </table:table-cell>
          <table:table-cell office:value-type="float" office:value="0.88416" calcext:value-type="float">
            <text:p>0,88416</text:p>
          </table:table-cell>
          <table:table-cell office:value-type="float" office:value="0.89376" calcext:value-type="float">
            <text:p>0,89376</text:p>
          </table:table-cell>
          <table:table-cell office:value-type="float" office:value="0.90016" calcext:value-type="float">
            <text:p>0,90016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2976" calcext:value-type="float">
            <text:p>0,86297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" calcext:value-type="float">
            <text:p>0,4</text:p>
          </table:table-cell>
          <table:table-cell office:value-type="float" office:value="0.67456" calcext:value-type="float">
            <text:p>0,67456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8416" calcext:value-type="float">
            <text:p>0,8416</text:p>
          </table:table-cell>
          <table:table-cell office:value-type="float" office:value="0.87104" calcext:value-type="float">
            <text:p>0,87104</text:p>
          </table:table-cell>
          <table:table-cell office:value-type="float" office:value="0.89024" calcext:value-type="float">
            <text:p>0,89024</text:p>
          </table:table-cell>
          <table:table-cell office:value-type="float" office:value="0.89632" calcext:value-type="float">
            <text:p>0,89632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36" calcext:value-type="float">
            <text:p>0,91936</text:p>
          </table:table-cell>
          <table:table-cell office:value-type="float" office:value="0.93344" calcext:value-type="float">
            <text:p>0,933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2112" calcext:value-type="float">
            <text:p>0,86211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08" calcext:value-type="float">
            <text:p>0,608</text:p>
          </table:table-cell>
          <table:table-cell office:value-type="float" office:value="0.68" calcext:value-type="float">
            <text:p>0,68</text:p>
          </table:table-cell>
          <table:table-cell office:value-type="float" office:value="0.77088" calcext:value-type="float">
            <text:p>0,77088</text:p>
          </table:table-cell>
          <table:table-cell office:value-type="float" office:value="0.83168" calcext:value-type="float">
            <text:p>0,83168</text:p>
          </table:table-cell>
          <table:table-cell office:value-type="float" office:value="0.86144" calcext:value-type="float">
            <text:p>0,86144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8208" calcext:value-type="float">
            <text:p>0,85820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88" calcext:value-type="float">
            <text:p>0,488</text:p>
          </table:table-cell>
          <table:table-cell office:value-type="float" office:value="0.66752" calcext:value-type="float">
            <text:p>0,66752</text:p>
          </table:table-cell>
          <table:table-cell office:value-type="float" office:value="0.76128" calcext:value-type="float">
            <text:p>0,76128</text:p>
          </table:table-cell>
          <table:table-cell office:value-type="float" office:value="0.816" calcext:value-type="float">
            <text:p>0,816</text:p>
          </table:table-cell>
          <table:table-cell office:value-type="float" office:value="0.85408" calcext:value-type="float">
            <text:p>0,85408</text:p>
          </table:table-cell>
          <table:table-cell office:value-type="float" office:value="0.88032" calcext:value-type="float">
            <text:p>0,88032</text:p>
          </table:table-cell>
          <table:table-cell office:value-type="float" office:value="0.89376" calcext:value-type="float">
            <text:p>0,89376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3024" calcext:value-type="float">
            <text:p>0,930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2512" calcext:value-type="float">
            <text:p>0,85251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52" calcext:value-type="float">
            <text:p>0,552</text:p>
          </table:table-cell>
          <table:table-cell office:value-type="float" office:value="0.66944" calcext:value-type="float">
            <text:p>0,66944</text:p>
          </table:table-cell>
          <table:table-cell office:value-type="float" office:value="0.76416" calcext:value-type="float">
            <text:p>0,76416</text:p>
          </table:table-cell>
          <table:table-cell office:value-type="float" office:value="0.8256" calcext:value-type="float">
            <text:p>0,8256</text:p>
          </table:table-cell>
          <table:table-cell office:value-type="float" office:value="0.85952" calcext:value-type="float">
            <text:p>0,85952</text:p>
          </table:table-cell>
          <table:table-cell office:value-type="float" office:value="0.88544" calcext:value-type="float">
            <text:p>0,88544</text:p>
          </table:table-cell>
          <table:table-cell office:value-type="float" office:value="0.89568" calcext:value-type="float">
            <text:p>0,89568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3536" calcext:value-type="float">
            <text:p>0,9353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6608" calcext:value-type="float">
            <text:p>0,85660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6" calcext:value-type="float">
            <text:p>0,56</text:p>
          </table:table-cell>
          <table:table-cell office:value-type="float" office:value="0.67392" calcext:value-type="float">
            <text:p>0,67392</text:p>
          </table:table-cell>
          <table:table-cell office:value-type="float" office:value="0.77472" calcext:value-type="float">
            <text:p>0,77472</text:p>
          </table:table-cell>
          <table:table-cell office:value-type="float" office:value="0.83712" calcext:value-type="float">
            <text:p>0,83712</text:p>
          </table:table-cell>
          <table:table-cell office:value-type="float" office:value="0.87072" calcext:value-type="float">
            <text:p>0,87072</text:p>
          </table:table-cell>
          <table:table-cell office:value-type="float" office:value="0.89216" calcext:value-type="float">
            <text:p>0,89216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2272" calcext:value-type="float">
            <text:p>0,86227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6" calcext:value-type="float">
            <text:p>0,56</text:p>
          </table:table-cell>
          <table:table-cell office:value-type="float" office:value="0.7024" calcext:value-type="float">
            <text:p>0,7024</text:p>
          </table:table-cell>
          <table:table-cell office:value-type="float" office:value="0.7952" calcext:value-type="float">
            <text:p>0,7952</text:p>
          </table:table-cell>
          <table:table-cell office:value-type="float" office:value="0.84704" calcext:value-type="float">
            <text:p>0,84704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8608" calcext:value-type="float">
            <text:p>0,86860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68" calcext:value-type="float">
            <text:p>0,568</text:p>
          </table:table-cell>
          <table:table-cell office:value-type="float" office:value="0.69408" calcext:value-type="float">
            <text:p>0,69408</text:p>
          </table:table-cell>
          <table:table-cell office:value-type="float" office:value="0.79168" calcext:value-type="float">
            <text:p>0,79168</text:p>
          </table:table-cell>
          <table:table-cell office:value-type="float" office:value="0.84224" calcext:value-type="float">
            <text:p>0,84224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0.88896" calcext:value-type="float">
            <text:p>0,88896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" calcext:value-type="float">
            <text:p>0,92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5568" calcext:value-type="float">
            <text:p>0,86556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584" calcext:value-type="float">
            <text:p>0,584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78464" calcext:value-type="float">
            <text:p>0,78464</text:p>
          </table:table-cell>
          <table:table-cell office:value-type="float" office:value="0.84192" calcext:value-type="float">
            <text:p>0,84192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0.88896" calcext:value-type="float">
            <text:p>0,88896</text:p>
          </table:table-cell>
          <table:table-cell office:value-type="float" office:value="0.89696" calcext:value-type="float">
            <text:p>0,89696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" calcext:value-type="float">
            <text:p>0,9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4064" calcext:value-type="float">
            <text:p>0,86406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6" calcext:value-type="float">
            <text:p>0,56</text:p>
          </table:table-cell>
          <table:table-cell office:value-type="float" office:value="0.68128" calcext:value-type="float">
            <text:p>0,68128</text:p>
          </table:table-cell>
          <table:table-cell office:value-type="float" office:value="0.79808" calcext:value-type="float">
            <text:p>0,79808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7904" calcext:value-type="float">
            <text:p>0,87904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89888" calcext:value-type="float">
            <text:p>0,89888</text:p>
          </table:table-cell>
          <table:table-cell office:value-type="float" office:value="0.90432" calcext:value-type="float">
            <text:p>0,904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7712" calcext:value-type="float">
            <text:p>0,86771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6" calcext:value-type="float">
            <text:p>0,56</text:p>
          </table:table-cell>
          <table:table-cell office:value-type="float" office:value="0.65536" calcext:value-type="float">
            <text:p>0,65536</text:p>
          </table:table-cell>
          <table:table-cell office:value-type="float" office:value="0.77152" calcext:value-type="float">
            <text:p>0,77152</text:p>
          </table:table-cell>
          <table:table-cell office:value-type="float" office:value="0.85024" calcext:value-type="float">
            <text:p>0,85024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36" calcext:value-type="float">
            <text:p>0,91936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1824" calcext:value-type="float">
            <text:p>0,86182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16" calcext:value-type="float">
            <text:p>0,416</text:p>
          </table:table-cell>
          <table:table-cell office:value-type="float" office:value="0.64576" calcext:value-type="float">
            <text:p>0,64576</text:p>
          </table:table-cell>
          <table:table-cell office:value-type="float" office:value="0.76992" calcext:value-type="float">
            <text:p>0,76992</text:p>
          </table:table-cell>
          <table:table-cell office:value-type="float" office:value="0.84416" calcext:value-type="float">
            <text:p>0,84416</text:p>
          </table:table-cell>
          <table:table-cell office:value-type="float" office:value="0.86656" calcext:value-type="float">
            <text:p>0,86656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632" calcext:value-type="float">
            <text:p>0,8963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7184" calcext:value-type="float">
            <text:p>0,85718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16" calcext:value-type="float">
            <text:p>0,416</text:p>
          </table:table-cell>
          <table:table-cell office:value-type="float" office:value="0.63552" calcext:value-type="float">
            <text:p>0,63552</text:p>
          </table:table-cell>
          <table:table-cell office:value-type="float" office:value="0.76832" calcext:value-type="float">
            <text:p>0,76832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6464" calcext:value-type="float">
            <text:p>0,86464</text:p>
          </table:table-cell>
          <table:table-cell office:value-type="float" office:value="0.88064" calcext:value-type="float">
            <text:p>0,88064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328" calcext:value-type="float">
            <text:p>0,93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5808" calcext:value-type="float">
            <text:p>0,85580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576" calcext:value-type="float">
            <text:p>0,576</text:p>
          </table:table-cell>
          <table:table-cell office:value-type="float" office:value="0.68" calcext:value-type="float">
            <text:p>0,68</text:p>
          </table:table-cell>
          <table:table-cell office:value-type="float" office:value="0.8048" calcext:value-type="float">
            <text:p>0,8048</text:p>
          </table:table-cell>
          <table:table-cell office:value-type="float" office:value="0.85312" calcext:value-type="float">
            <text:p>0,85312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9216" calcext:value-type="float">
            <text:p>0,89216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7328" calcext:value-type="float">
            <text:p>0,86732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728" calcext:value-type="float">
            <text:p>0,65728</text:p>
          </table:table-cell>
          <table:table-cell office:value-type="float" office:value="0.79072" calcext:value-type="float">
            <text:p>0,79072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89312" calcext:value-type="float">
            <text:p>0,89312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5216" calcext:value-type="float">
            <text:p>0,86521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" calcext:value-type="float">
            <text:p>0,56</text:p>
          </table:table-cell>
          <table:table-cell office:value-type="float" office:value="0.65408" calcext:value-type="float">
            <text:p>0,65408</text:p>
          </table:table-cell>
          <table:table-cell office:value-type="float" office:value="0.75328" calcext:value-type="float">
            <text:p>0,75328</text:p>
          </table:table-cell>
          <table:table-cell office:value-type="float" office:value="0.84736" calcext:value-type="float">
            <text:p>0,84736</text:p>
          </table:table-cell>
          <table:table-cell office:value-type="float" office:value="0.88256" calcext:value-type="float">
            <text:p>0,88256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2016" calcext:value-type="float">
            <text:p>0,86201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3744" calcext:value-type="float">
            <text:p>0,63744</text:p>
          </table:table-cell>
          <table:table-cell office:value-type="float" office:value="0.77568" calcext:value-type="float">
            <text:p>0,77568</text:p>
          </table:table-cell>
          <table:table-cell office:value-type="float" office:value="0.86048" calcext:value-type="float">
            <text:p>0,86048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0144" calcext:value-type="float">
            <text:p>0,90144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456" calcext:value-type="float">
            <text:p>0,86345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8" calcext:value-type="float">
            <text:p>0,608</text:p>
          </table:table-cell>
          <table:table-cell office:value-type="float" office:value="0.7072" calcext:value-type="float">
            <text:p>0,7072</text:p>
          </table:table-cell>
          <table:table-cell office:value-type="float" office:value="0.84384" calcext:value-type="float">
            <text:p>0,84384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8" calcext:value-type="float">
            <text:p>0,880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36" calcext:value-type="float">
            <text:p>0,336</text:p>
          </table:table-cell>
          <table:table-cell office:value-type="float" office:value="0.69344" calcext:value-type="float">
            <text:p>0,69344</text:p>
          </table:table-cell>
          <table:table-cell office:value-type="float" office:value="0.85024" calcext:value-type="float">
            <text:p>0,85024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89696" calcext:value-type="float">
            <text:p>0,896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48" calcext:value-type="float">
            <text:p>0,8804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832" calcext:value-type="float">
            <text:p>0,68832</text:p>
          </table:table-cell>
          <table:table-cell office:value-type="float" office:value="0.84576" calcext:value-type="float">
            <text:p>0,84576</text:p>
          </table:table-cell>
          <table:table-cell office:value-type="float" office:value="0.87264" calcext:value-type="float">
            <text:p>0,87264</text:p>
          </table:table-cell>
          <table:table-cell office:value-type="float" office:value="0.89184" calcext:value-type="float">
            <text:p>0,89184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976" calcext:value-type="float">
            <text:p>0,87897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04" calcext:value-type="float">
            <text:p>0,504</text:p>
          </table:table-cell>
          <table:table-cell office:value-type="float" office:value="0.70656" calcext:value-type="float">
            <text:p>0,70656</text:p>
          </table:table-cell>
          <table:table-cell office:value-type="float" office:value="0.84736" calcext:value-type="float">
            <text:p>0,84736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8832" calcext:value-type="float">
            <text:p>0,8883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368" calcext:value-type="float">
            <text:p>0,90368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9264" calcext:value-type="float">
            <text:p>0,87926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6" calcext:value-type="float">
            <text:p>0,616</text:p>
          </table:table-cell>
          <table:table-cell office:value-type="float" office:value="0.76576" calcext:value-type="float">
            <text:p>0,76576</text:p>
          </table:table-cell>
          <table:table-cell office:value-type="float" office:value="0.85952" calcext:value-type="float">
            <text:p>0,85952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432" calcext:value-type="float">
            <text:p>0,904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92" calcext:value-type="float">
            <text:p>0,8899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6" calcext:value-type="float">
            <text:p>0,616</text:p>
          </table:table-cell>
          <table:table-cell office:value-type="float" office:value="0.72256" calcext:value-type="float">
            <text:p>0,72256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0208" calcext:value-type="float">
            <text:p>0,9020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576" calcext:value-type="float">
            <text:p>0,88457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032" calcext:value-type="float">
            <text:p>0,72032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416" calcext:value-type="float">
            <text:p>0,88441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32" calcext:value-type="float">
            <text:p>0,632</text:p>
          </table:table-cell>
          <table:table-cell office:value-type="float" office:value="0.73056" calcext:value-type="float">
            <text:p>0,73056</text:p>
          </table:table-cell>
          <table:table-cell office:value-type="float" office:value="0.85216" calcext:value-type="float">
            <text:p>0,85216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89408" calcext:value-type="float">
            <text:p>0,89408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288" calcext:value-type="float">
            <text:p>0,92288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576" calcext:value-type="float">
            <text:p>0,88457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872" calcext:value-type="float">
            <text:p>0,71872</text:p>
          </table:table-cell>
          <table:table-cell office:value-type="float" office:value="0.85408" calcext:value-type="float">
            <text:p>0,85408</text:p>
          </table:table-cell>
          <table:table-cell office:value-type="float" office:value="0.88" calcext:value-type="float">
            <text:p>0,88</text:p>
          </table:table-cell>
          <table:table-cell office:value-type="float" office:value="0.8928" calcext:value-type="float">
            <text:p>0,8928</text:p>
          </table:table-cell>
          <table:table-cell office:value-type="float" office:value="0.89696" calcext:value-type="float">
            <text:p>0,896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2976" calcext:value-type="float">
            <text:p>0,88297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3056" calcext:value-type="float">
            <text:p>0,73056</text:p>
          </table:table-cell>
          <table:table-cell office:value-type="float" office:value="0.86112" calcext:value-type="float">
            <text:p>0,86112</text:p>
          </table:table-cell>
          <table:table-cell office:value-type="float" office:value="0.88096" calcext:value-type="float">
            <text:p>0,88096</text:p>
          </table:table-cell>
          <table:table-cell office:value-type="float" office:value="0.89376" calcext:value-type="float">
            <text:p>0,89376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" calcext:value-type="float">
            <text:p>0,92</text:p>
          </table:table-cell>
          <table:table-cell office:value-type="float" office:value="0.9328" calcext:value-type="float">
            <text:p>0,93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768" calcext:value-type="float">
            <text:p>0,88476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48" calcext:value-type="float">
            <text:p>0,648</text:p>
          </table:table-cell>
          <table:table-cell office:value-type="float" office:value="0.78688" calcext:value-type="float">
            <text:p>0,78688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88896" calcext:value-type="float">
            <text:p>0,88896</text:p>
          </table:table-cell>
          <table:table-cell office:value-type="float" office:value="0.89632" calcext:value-type="float">
            <text:p>0,8963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" calcext:value-type="float">
            <text:p>0,92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504" calcext:value-type="float">
            <text:p>0,8950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4" calcext:value-type="float">
            <text:p>0,64</text:p>
          </table:table-cell>
          <table:table-cell office:value-type="float" office:value="0.76704" calcext:value-type="float">
            <text:p>0,76704</text:p>
          </table:table-cell>
          <table:table-cell office:value-type="float" office:value="0.86432" calcext:value-type="float">
            <text:p>0,86432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664" calcext:value-type="float">
            <text:p>0,936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184" calcext:value-type="float">
            <text:p>0,8918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" calcext:value-type="float">
            <text:p>0,6</text:p>
          </table:table-cell>
          <table:table-cell office:value-type="float" office:value="0.75424" calcext:value-type="float">
            <text:p>0,75424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8768" calcext:value-type="float">
            <text:p>0,8876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" calcext:value-type="float">
            <text:p>0,92</text:p>
          </table:table-cell>
          <table:table-cell office:value-type="float" office:value="0.92672" calcext:value-type="float">
            <text:p>0,9267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0816" calcext:value-type="float">
            <text:p>0,89081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" calcext:value-type="float">
            <text:p>0,6</text:p>
          </table:table-cell>
          <table:table-cell office:value-type="float" office:value="0.77504" calcext:value-type="float">
            <text:p>0,77504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8768" calcext:value-type="float">
            <text:p>0,8876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3792" calcext:value-type="float">
            <text:p>0,89379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8" calcext:value-type="float">
            <text:p>0,68</text:p>
          </table:table-cell>
          <table:table-cell office:value-type="float" office:value="0.75936" calcext:value-type="float">
            <text:p>0,75936</text:p>
          </table:table-cell>
          <table:table-cell office:value-type="float" office:value="0.86784" calcext:value-type="float">
            <text:p>0,86784</text:p>
          </table:table-cell>
          <table:table-cell office:value-type="float" office:value="0.88896" calcext:value-type="float">
            <text:p>0,88896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3184" calcext:value-type="float">
            <text:p>0,89318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24" calcext:value-type="float">
            <text:p>0,624</text:p>
          </table:table-cell>
          <table:table-cell office:value-type="float" office:value="0.78688" calcext:value-type="float">
            <text:p>0,78688</text:p>
          </table:table-cell>
          <table:table-cell office:value-type="float" office:value="0.87616" calcext:value-type="float">
            <text:p>0,87616</text:p>
          </table:table-cell>
          <table:table-cell office:value-type="float" office:value="0.8896" calcext:value-type="float">
            <text:p>0,8896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0432" calcext:value-type="float">
            <text:p>0,904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2864" calcext:value-type="float">
            <text:p>0,92864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7248" calcext:value-type="float">
            <text:p>0,897248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88" calcext:value-type="float">
            <text:p>0,688</text:p>
          </table:table-cell>
          <table:table-cell office:value-type="float" office:value="0.83552" calcext:value-type="float">
            <text:p>0,83552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89408" calcext:value-type="float">
            <text:p>0,89408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" calcext:value-type="float">
            <text:p>0,92</text:p>
          </table:table-cell>
          <table:table-cell office:value-type="float" office:value="0.92704" calcext:value-type="float">
            <text:p>0,92704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3264" calcext:value-type="float">
            <text:p>0,90326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4" calcext:value-type="float">
            <text:p>0,64</text:p>
          </table:table-cell>
          <table:table-cell office:value-type="float" office:value="0.80672" calcext:value-type="float">
            <text:p>0,80672</text:p>
          </table:table-cell>
          <table:table-cell office:value-type="float" office:value="0.8848" calcext:value-type="float">
            <text:p>0,8848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16" calcext:value-type="float">
            <text:p>0,901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8016" calcext:value-type="float">
            <text:p>0,78016</text:p>
          </table:table-cell>
          <table:table-cell office:value-type="float" office:value="0.88352" calcext:value-type="float">
            <text:p>0,88352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9648" calcext:value-type="float">
            <text:p>0,89964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" calcext:value-type="float">
            <text:p>0,4</text:p>
          </table:table-cell>
          <table:table-cell office:value-type="float" office:value="0.75136" calcext:value-type="float">
            <text:p>0,75136</text:p>
          </table:table-cell>
          <table:table-cell office:value-type="float" office:value="0.87392" calcext:value-type="float">
            <text:p>0,87392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4272" calcext:value-type="float">
            <text:p>0,894272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64" calcext:value-type="float">
            <text:p>0,664</text:p>
          </table:table-cell>
          <table:table-cell office:value-type="float" office:value="0.80096" calcext:value-type="float">
            <text:p>0,80096</text:p>
          </table:table-cell>
          <table:table-cell office:value-type="float" office:value="0.87968" calcext:value-type="float">
            <text:p>0,87968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3216" calcext:value-type="float">
            <text:p>0,93216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1024" calcext:value-type="float">
            <text:p>0,90102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28" calcext:value-type="float">
            <text:p>0,728</text:p>
          </table:table-cell>
          <table:table-cell office:value-type="float" office:value="0.82624" calcext:value-type="float">
            <text:p>0,82624</text:p>
          </table:table-cell>
          <table:table-cell office:value-type="float" office:value="0.87136" calcext:value-type="float">
            <text:p>0,87136</text:p>
          </table:table-cell>
          <table:table-cell office:value-type="float" office:value="0.89024" calcext:value-type="float">
            <text:p>0,89024</text:p>
          </table:table-cell>
          <table:table-cell office:value-type="float" office:value="0.89728" calcext:value-type="float">
            <text:p>0,897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0768" calcext:value-type="float">
            <text:p>0,90076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8" calcext:value-type="float">
            <text:p>0,68</text:p>
          </table:table-cell>
          <table:table-cell office:value-type="float" office:value="0.7952" calcext:value-type="float">
            <text:p>0,7952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8544" calcext:value-type="float">
            <text:p>0,8854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4912" calcext:value-type="float">
            <text:p>0,894912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4" calcext:value-type="float">
            <text:p>0,64</text:p>
          </table:table-cell>
          <table:table-cell office:value-type="float" office:value="0.80768" calcext:value-type="float">
            <text:p>0,80768</text:p>
          </table:table-cell>
          <table:table-cell office:value-type="float" office:value="0.87424" calcext:value-type="float">
            <text:p>0,87424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" calcext:value-type="float">
            <text:p>0,92</text:p>
          </table:table-cell>
          <table:table-cell office:value-type="float" office:value="0.92672" calcext:value-type="float">
            <text:p>0,92672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9008" calcext:value-type="float">
            <text:p>0,89900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04" calcext:value-type="float">
            <text:p>0,704</text:p>
          </table:table-cell>
          <table:table-cell office:value-type="float" office:value="0.808" calcext:value-type="float">
            <text:p>0,808</text:p>
          </table:table-cell>
          <table:table-cell office:value-type="float" office:value="0.87136" calcext:value-type="float">
            <text:p>0,87136</text:p>
          </table:table-cell>
          <table:table-cell office:value-type="float" office:value="0.89088" calcext:value-type="float">
            <text:p>0,89088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7632" calcext:value-type="float">
            <text:p>0,89763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" calcext:value-type="float">
            <text:p>0,6</text:p>
          </table:table-cell>
          <table:table-cell office:value-type="float" office:value="0.80256" calcext:value-type="float">
            <text:p>0,80256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5264" calcext:value-type="float">
            <text:p>0,89526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4" calcext:value-type="float">
            <text:p>0,64</text:p>
          </table:table-cell>
          <table:table-cell office:value-type="float" office:value="0.79904" calcext:value-type="float">
            <text:p>0,79904</text:p>
          </table:table-cell>
          <table:table-cell office:value-type="float" office:value="0.87072" calcext:value-type="float">
            <text:p>0,87072</text:p>
          </table:table-cell>
          <table:table-cell office:value-type="float" office:value="0.88832" calcext:value-type="float">
            <text:p>0,88832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264" calcext:value-type="float">
            <text:p>0,9264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5968" calcext:value-type="float">
            <text:p>0,89596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08" calcext:value-type="float">
            <text:p>0,608</text:p>
          </table:table-cell>
          <table:table-cell office:value-type="float" office:value="0.77728" calcext:value-type="float">
            <text:p>0,77728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8384" calcext:value-type="float">
            <text:p>0,88384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2544" calcext:value-type="float">
            <text:p>0,89254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56" calcext:value-type="float">
            <text:p>0,656</text:p>
          </table:table-cell>
          <table:table-cell office:value-type="float" office:value="0.76064" calcext:value-type="float">
            <text:p>0,76064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89376" calcext:value-type="float">
            <text:p>0,89376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0496" calcext:value-type="float">
            <text:p>0,89049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32" calcext:value-type="float">
            <text:p>0,632</text:p>
          </table:table-cell>
          <table:table-cell office:value-type="float" office:value="0.74784" calcext:value-type="float">
            <text:p>0,74784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0016" calcext:value-type="float">
            <text:p>0,90016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736" calcext:value-type="float">
            <text:p>0,92736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7872" calcext:value-type="float">
            <text:p>0,88787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64" calcext:value-type="float">
            <text:p>0,664</text:p>
          </table:table-cell>
          <table:table-cell office:value-type="float" office:value="0.77056" calcext:value-type="float">
            <text:p>0,77056</text:p>
          </table:table-cell>
          <table:table-cell office:value-type="float" office:value="0.85472" calcext:value-type="float">
            <text:p>0,85472</text:p>
          </table:table-cell>
          <table:table-cell office:value-type="float" office:value="0.88544" calcext:value-type="float">
            <text:p>0,88544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328" calcext:value-type="float">
            <text:p>0,8932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48" calcext:value-type="float">
            <text:p>0,648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8224" calcext:value-type="float">
            <text:p>0,88224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12" calcext:value-type="float">
            <text:p>0,891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32" calcext:value-type="float">
            <text:p>0,632</text:p>
          </table:table-cell>
          <table:table-cell office:value-type="float" office:value="0.76448" calcext:value-type="float">
            <text:p>0,76448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90208" calcext:value-type="float">
            <text:p>0,90208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3856" calcext:value-type="float">
            <text:p>0,89385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" calcext:value-type="float">
            <text:p>0,6</text:p>
          </table:table-cell>
          <table:table-cell office:value-type="float" office:value="0.76288" calcext:value-type="float">
            <text:p>0,76288</text:p>
          </table:table-cell>
          <table:table-cell office:value-type="float" office:value="0.86272" calcext:value-type="float">
            <text:p>0,86272</text:p>
          </table:table-cell>
          <table:table-cell office:value-type="float" office:value="0.88864" calcext:value-type="float">
            <text:p>0,88864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4432" calcext:value-type="float">
            <text:p>0,89443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" calcext:value-type="float">
            <text:p>0,6</text:p>
          </table:table-cell>
          <table:table-cell office:value-type="float" office:value="0.73632" calcext:value-type="float">
            <text:p>0,73632</text:p>
          </table:table-cell>
          <table:table-cell office:value-type="float" office:value="0.85952" calcext:value-type="float">
            <text:p>0,85952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232" calcext:value-type="float">
            <text:p>0,8923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104" calcext:value-type="float">
            <text:p>0,71104</text:p>
          </table:table-cell>
          <table:table-cell office:value-type="float" office:value="0.86112" calcext:value-type="float">
            <text:p>0,86112</text:p>
          </table:table-cell>
          <table:table-cell office:value-type="float" office:value="0.89408" calcext:value-type="float">
            <text:p>0,89408</text:p>
          </table:table-cell>
          <table:table-cell office:value-type="float" office:value="0.90368" calcext:value-type="float">
            <text:p>0,90368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352" calcext:value-type="float">
            <text:p>0,92352</text:p>
          </table:table-cell>
          <table:table-cell office:value-type="float" office:value="0.93248" calcext:value-type="float">
            <text:p>0,93248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0624" calcext:value-type="float">
            <text:p>0,890624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976" calcext:value-type="float">
            <text:p>0,70976</text:p>
          </table:table-cell>
          <table:table-cell office:value-type="float" office:value="0.86496" calcext:value-type="float">
            <text:p>0,86496</text:p>
          </table:table-cell>
          <table:table-cell office:value-type="float" office:value="0.89664" calcext:value-type="float">
            <text:p>0,89664</text:p>
          </table:table-cell>
          <table:table-cell office:value-type="float" office:value="0.90464" calcext:value-type="float">
            <text:p>0,9046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216" calcext:value-type="float">
            <text:p>0,93216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1104" calcext:value-type="float">
            <text:p>0,89110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272" calcext:value-type="float">
            <text:p>0,70272</text:p>
          </table:table-cell>
          <table:table-cell office:value-type="float" office:value="0.85632" calcext:value-type="float">
            <text:p>0,85632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3216" calcext:value-type="float">
            <text:p>0,93216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8384" calcext:value-type="float">
            <text:p>0,88838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352" calcext:value-type="float">
            <text:p>0,72352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88" calcext:value-type="float">
            <text:p>0,888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3344" calcext:value-type="float">
            <text:p>0,93344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024" calcext:value-type="float">
            <text:p>0,88902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5696" calcext:value-type="float">
            <text:p>0,65696</text:p>
          </table:table-cell>
          <table:table-cell office:value-type="float" office:value="0.83744" calcext:value-type="float">
            <text:p>0,83744</text:p>
          </table:table-cell>
          <table:table-cell office:value-type="float" office:value="0.87104" calcext:value-type="float">
            <text:p>0,87104</text:p>
          </table:table-cell>
          <table:table-cell office:value-type="float" office:value="0.89216" calcext:value-type="float">
            <text:p>0,89216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216" calcext:value-type="float">
            <text:p>0,93216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632" calcext:value-type="float">
            <text:p>0,87763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8" calcext:value-type="float">
            <text:p>0,48</text:p>
          </table:table-cell>
          <table:table-cell office:value-type="float" office:value="0.69056" calcext:value-type="float">
            <text:p>0,69056</text:p>
          </table:table-cell>
          <table:table-cell office:value-type="float" office:value="0.82944" calcext:value-type="float">
            <text:p>0,82944</text:p>
          </table:table-cell>
          <table:table-cell office:value-type="float" office:value="0.864" calcext:value-type="float">
            <text:p>0,864</text:p>
          </table:table-cell>
          <table:table-cell office:value-type="float" office:value="0.88896" calcext:value-type="float">
            <text:p>0,88896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592" calcext:value-type="float">
            <text:p>0,87859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232" calcext:value-type="float">
            <text:p>0,67232</text:p>
          </table:table-cell>
          <table:table-cell office:value-type="float" office:value="0.83392" calcext:value-type="float">
            <text:p>0,83392</text:p>
          </table:table-cell>
          <table:table-cell office:value-type="float" office:value="0.87232" calcext:value-type="float">
            <text:p>0,87232</text:p>
          </table:table-cell>
          <table:table-cell office:value-type="float" office:value="0.89888" calcext:value-type="float">
            <text:p>0,89888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" calcext:value-type="float">
            <text:p>0,92</text:p>
          </table:table-cell>
          <table:table-cell office:value-type="float" office:value="0.92672" calcext:value-type="float">
            <text:p>0,92672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9328" calcext:value-type="float">
            <text:p>0,87932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296" calcext:value-type="float">
            <text:p>0,71296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8448" calcext:value-type="float">
            <text:p>0,88448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264" calcext:value-type="float">
            <text:p>0,91264</text:p>
          </table:table-cell>
          <table:table-cell office:value-type="float" office:value="0.92" calcext:value-type="float">
            <text:p>0,92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6272" calcext:value-type="float">
            <text:p>0,88627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48" calcext:value-type="float">
            <text:p>0,648</text:p>
          </table:table-cell>
          <table:table-cell office:value-type="float" office:value="0.808" calcext:value-type="float">
            <text:p>0,808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04" calcext:value-type="float">
            <text:p>0,90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192" calcext:value-type="float">
            <text:p>0,9019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5104" calcext:value-type="float">
            <text:p>0,75104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1072" calcext:value-type="float">
            <text:p>0,89107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6" calcext:value-type="float">
            <text:p>0,56</text:p>
          </table:table-cell>
          <table:table-cell office:value-type="float" office:value="0.78336" calcext:value-type="float">
            <text:p>0,78336</text:p>
          </table:table-cell>
          <table:table-cell office:value-type="float" office:value="0.85248" calcext:value-type="float">
            <text:p>0,85248</text:p>
          </table:table-cell>
          <table:table-cell office:value-type="float" office:value="0.888" calcext:value-type="float">
            <text:p>0,888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" calcext:value-type="float">
            <text:p>0,92</text:p>
          </table:table-cell>
          <table:table-cell office:value-type="float" office:value="0.9264" calcext:value-type="float">
            <text:p>0,9264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5232" calcext:value-type="float">
            <text:p>0,895232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36" calcext:value-type="float">
            <text:p>0,336</text:p>
          </table:table-cell>
          <table:table-cell office:value-type="float" office:value="0.71328" calcext:value-type="float">
            <text:p>0,71328</text:p>
          </table:table-cell>
          <table:table-cell office:value-type="float" office:value="0.83968" calcext:value-type="float">
            <text:p>0,83968</text:p>
          </table:table-cell>
          <table:table-cell office:value-type="float" office:value="0.86752" calcext:value-type="float">
            <text:p>0,86752</text:p>
          </table:table-cell>
          <table:table-cell office:value-type="float" office:value="0.90176" calcext:value-type="float">
            <text:p>0,9017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" calcext:value-type="float">
            <text:p>0,92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8" calcext:value-type="float">
            <text:p>0,884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04" calcext:value-type="float">
            <text:p>0,504</text:p>
          </table:table-cell>
          <table:table-cell office:value-type="float" office:value="0.70784" calcext:value-type="float">
            <text:p>0,70784</text:p>
          </table:table-cell>
          <table:table-cell office:value-type="float" office:value="0.83616" calcext:value-type="float">
            <text:p>0,83616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90688" calcext:value-type="float">
            <text:p>0,9068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6272" calcext:value-type="float">
            <text:p>0,88627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8" calcext:value-type="float">
            <text:p>0,68</text:p>
          </table:table-cell>
          <table:table-cell office:value-type="float" office:value="0.8032" calcext:value-type="float">
            <text:p>0,8032</text:p>
          </table:table-cell>
          <table:table-cell office:value-type="float" office:value="0.87552" calcext:value-type="float">
            <text:p>0,87552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088" calcext:value-type="float">
            <text:p>0,908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16" calcext:value-type="float">
            <text:p>0,901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28" calcext:value-type="float">
            <text:p>0,328</text:p>
          </table:table-cell>
          <table:table-cell office:value-type="float" office:value="0.76512" calcext:value-type="float">
            <text:p>0,76512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1008" calcext:value-type="float">
            <text:p>0,9100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8912" calcext:value-type="float">
            <text:p>0,89891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48" calcext:value-type="float">
            <text:p>0,648</text:p>
          </table:table-cell>
          <table:table-cell office:value-type="float" office:value="0.79648" calcext:value-type="float">
            <text:p>0,79648</text:p>
          </table:table-cell>
          <table:table-cell office:value-type="float" office:value="0.88448" calcext:value-type="float">
            <text:p>0,8844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944" calcext:value-type="float">
            <text:p>0,9094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902432" calcext:value-type="float">
            <text:p>0,90243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52" calcext:value-type="float">
            <text:p>0,552</text:p>
          </table:table-cell>
          <table:table-cell office:value-type="float" office:value="0.74144" calcext:value-type="float">
            <text:p>0,74144</text:p>
          </table:table-cell>
          <table:table-cell office:value-type="float" office:value="0.87168" calcext:value-type="float">
            <text:p>0,87168</text:p>
          </table:table-cell>
          <table:table-cell office:value-type="float" office:value="0.89888" calcext:value-type="float">
            <text:p>0,89888</text:p>
          </table:table-cell>
          <table:table-cell office:value-type="float" office:value="0.904" calcext:value-type="float">
            <text:p>0,904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" calcext:value-type="float">
            <text:p>0,92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3856" calcext:value-type="float">
            <text:p>0,89385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36" calcext:value-type="float">
            <text:p>0,536</text:p>
          </table:table-cell>
          <table:table-cell office:value-type="float" office:value="0.74656" calcext:value-type="float">
            <text:p>0,74656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0496" calcext:value-type="float">
            <text:p>0,9049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472" calcext:value-type="float">
            <text:p>0,8947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36" calcext:value-type="float">
            <text:p>0,536</text:p>
          </table:table-cell>
          <table:table-cell office:value-type="float" office:value="0.70784" calcext:value-type="float">
            <text:p>0,70784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8192" calcext:value-type="float">
            <text:p>0,88192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" calcext:value-type="float">
            <text:p>0,92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28" calcext:value-type="float">
            <text:p>0,8852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48" calcext:value-type="float">
            <text:p>0,448</text:p>
          </table:table-cell>
          <table:table-cell office:value-type="float" office:value="0.72512" calcext:value-type="float">
            <text:p>0,72512</text:p>
          </table:table-cell>
          <table:table-cell office:value-type="float" office:value="0.8352" calcext:value-type="float">
            <text:p>0,8352</text:p>
          </table:table-cell>
          <table:table-cell office:value-type="float" office:value="0.88064" calcext:value-type="float">
            <text:p>0,88064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" calcext:value-type="float">
            <text:p>0,92</text:p>
          </table:table-cell>
          <table:table-cell office:value-type="float" office:value="0.92768" calcext:value-type="float">
            <text:p>0,92768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704" calcext:value-type="float">
            <text:p>0,8870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32" calcext:value-type="float">
            <text:p>0,632</text:p>
          </table:table-cell>
          <table:table-cell office:value-type="float" office:value="0.79232" calcext:value-type="float">
            <text:p>0,79232</text:p>
          </table:table-cell>
          <table:table-cell office:value-type="float" office:value="0.85856" calcext:value-type="float">
            <text:p>0,85856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056" calcext:value-type="float">
            <text:p>0,905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8144" calcext:value-type="float">
            <text:p>0,898144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504" calcext:value-type="float">
            <text:p>0,504</text:p>
          </table:table-cell>
          <table:table-cell office:value-type="float" office:value="0.77056" calcext:value-type="float">
            <text:p>0,77056</text:p>
          </table:table-cell>
          <table:table-cell office:value-type="float" office:value="0.85248" calcext:value-type="float">
            <text:p>0,85248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56" calcext:value-type="float">
            <text:p>0,905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4624" calcext:value-type="float">
            <text:p>0,89462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536" calcext:value-type="float">
            <text:p>0,536</text:p>
          </table:table-cell>
          <table:table-cell office:value-type="float" office:value="0.728" calcext:value-type="float">
            <text:p>0,728</text:p>
          </table:table-cell>
          <table:table-cell office:value-type="float" office:value="0.84224" calcext:value-type="float">
            <text:p>0,84224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024" calcext:value-type="float">
            <text:p>0,93024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7392" calcext:value-type="float">
            <text:p>0,88739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" calcext:value-type="float">
            <text:p>0,4</text:p>
          </table:table-cell>
          <table:table-cell office:value-type="float" office:value="0.68864" calcext:value-type="float">
            <text:p>0,68864</text:p>
          </table:table-cell>
          <table:table-cell office:value-type="float" office:value="0.83712" calcext:value-type="float">
            <text:p>0,83712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056" calcext:value-type="float">
            <text:p>0,9056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2832" calcext:value-type="float">
            <text:p>0,92832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704" calcext:value-type="float">
            <text:p>0,88070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272" calcext:value-type="float">
            <text:p>0,272</text:p>
          </table:table-cell>
          <table:table-cell office:value-type="float" office:value="0.69792" calcext:value-type="float">
            <text:p>0,69792</text:p>
          </table:table-cell>
          <table:table-cell office:value-type="float" office:value="0.82912" calcext:value-type="float">
            <text:p>0,82912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8928" calcext:value-type="float">
            <text:p>0,889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504" calcext:value-type="float">
            <text:p>0,87750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52" calcext:value-type="float">
            <text:p>0,552</text:p>
          </table:table-cell>
          <table:table-cell office:value-type="float" office:value="0.70944" calcext:value-type="float">
            <text:p>0,70944</text:p>
          </table:table-cell>
          <table:table-cell office:value-type="float" office:value="0.82784" calcext:value-type="float">
            <text:p>0,82784</text:p>
          </table:table-cell>
          <table:table-cell office:value-type="float" office:value="0.84992" calcext:value-type="float">
            <text:p>0,84992</text:p>
          </table:table-cell>
          <table:table-cell office:value-type="float" office:value="0.88896" calcext:value-type="float">
            <text:p>0,888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912" calcext:value-type="float">
            <text:p>0,909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08" calcext:value-type="float">
            <text:p>0,8780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272" calcext:value-type="float">
            <text:p>0,272</text:p>
          </table:table-cell>
          <table:table-cell office:value-type="float" office:value="0.7104" calcext:value-type="float">
            <text:p>0,7104</text:p>
          </table:table-cell>
          <table:table-cell office:value-type="float" office:value="0.83008" calcext:value-type="float">
            <text:p>0,83008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792" calcext:value-type="float">
            <text:p>0,937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568" calcext:value-type="float">
            <text:p>0,87756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272" calcext:value-type="float">
            <text:p>0,272</text:p>
          </table:table-cell>
          <table:table-cell office:value-type="float" office:value="0.67232" calcext:value-type="float">
            <text:p>0,67232</text:p>
          </table:table-cell>
          <table:table-cell office:value-type="float" office:value="0.83328" calcext:value-type="float">
            <text:p>0,8332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232" calcext:value-type="float">
            <text:p>0,8723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544" calcext:value-type="float">
            <text:p>0,544</text:p>
          </table:table-cell>
          <table:table-cell office:value-type="float" office:value="0.7696" calcext:value-type="float">
            <text:p>0,7696</text:p>
          </table:table-cell>
          <table:table-cell office:value-type="float" office:value="0.84096" calcext:value-type="float">
            <text:p>0,84096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8608" calcext:value-type="float">
            <text:p>0,88608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" calcext:value-type="float">
            <text:p>0,92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6592" calcext:value-type="float">
            <text:p>0,886592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536" calcext:value-type="float">
            <text:p>0,536</text:p>
          </table:table-cell>
          <table:table-cell office:value-type="float" office:value="0.70912" calcext:value-type="float">
            <text:p>0,70912</text:p>
          </table:table-cell>
          <table:table-cell office:value-type="float" office:value="0.84128" calcext:value-type="float">
            <text:p>0,84128</text:p>
          </table:table-cell>
          <table:table-cell office:value-type="float" office:value="0.85632" calcext:value-type="float">
            <text:p>0,85632</text:p>
          </table:table-cell>
          <table:table-cell office:value-type="float" office:value="0.88256" calcext:value-type="float">
            <text:p>0,88256</text:p>
          </table:table-cell>
          <table:table-cell office:value-type="float" office:value="0.90368" calcext:value-type="float">
            <text:p>0,90368</text:p>
          </table:table-cell>
          <table:table-cell table:number-columns-repeated="2" office:value-type="float" office:value="0.912" calcext:value-type="float">
            <text:p>0,912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664" calcext:value-type="float">
            <text:p>0,936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9744" calcext:value-type="float">
            <text:p>0,87974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536" calcext:value-type="float">
            <text:p>0,536</text:p>
          </table:table-cell>
          <table:table-cell office:value-type="float" office:value="0.68864" calcext:value-type="float">
            <text:p>0,68864</text:p>
          </table:table-cell>
          <table:table-cell office:value-type="float" office:value="0.83424" calcext:value-type="float">
            <text:p>0,83424</text:p>
          </table:table-cell>
          <table:table-cell office:value-type="float" office:value="0.85568" calcext:value-type="float">
            <text:p>0,85568</text:p>
          </table:table-cell>
          <table:table-cell office:value-type="float" office:value="0.88224" calcext:value-type="float">
            <text:p>0,88224</text:p>
          </table:table-cell>
          <table:table-cell office:value-type="float" office:value="0.90368" calcext:value-type="float">
            <text:p>0,90368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" calcext:value-type="float">
            <text:p>0,92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024" calcext:value-type="float">
            <text:p>0,8770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36" calcext:value-type="float">
            <text:p>0,536</text:p>
          </table:table-cell>
          <table:table-cell office:value-type="float" office:value="0.67136" calcext:value-type="float">
            <text:p>0,67136</text:p>
          </table:table-cell>
          <table:table-cell office:value-type="float" office:value="0.83584" calcext:value-type="float">
            <text:p>0,83584</text:p>
          </table:table-cell>
          <table:table-cell office:value-type="float" office:value="0.86272" calcext:value-type="float">
            <text:p>0,86272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976" calcext:value-type="float">
            <text:p>0,8789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36" calcext:value-type="float">
            <text:p>0,536</text:p>
          </table:table-cell>
          <table:table-cell office:value-type="float" office:value="0.67936" calcext:value-type="float">
            <text:p>0,67936</text:p>
          </table:table-cell>
          <table:table-cell office:value-type="float" office:value="0.83968" calcext:value-type="float">
            <text:p>0,83968</text:p>
          </table:table-cell>
          <table:table-cell office:value-type="float" office:value="0.85984" calcext:value-type="float">
            <text:p>0,85984</text:p>
          </table:table-cell>
          <table:table-cell office:value-type="float" office:value="0.88064" calcext:value-type="float">
            <text:p>0,8806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0912" calcext:value-type="float">
            <text:p>0,90912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" calcext:value-type="float">
            <text:p>0,92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12" calcext:value-type="float">
            <text:p>0,877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36" calcext:value-type="float">
            <text:p>0,536</text:p>
          </table:table-cell>
          <table:table-cell office:value-type="float" office:value="0.72704" calcext:value-type="float">
            <text:p>0,72704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89568" calcext:value-type="float">
            <text:p>0,89568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" calcext:value-type="float">
            <text:p>0,92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92" calcext:value-type="float">
            <text:p>0,8859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73568" calcext:value-type="float">
            <text:p>0,73568</text:p>
          </table:table-cell>
          <table:table-cell office:value-type="float" office:value="0.84736" calcext:value-type="float">
            <text:p>0,84736</text:p>
          </table:table-cell>
          <table:table-cell office:value-type="float" office:value="0.86272" calcext:value-type="float">
            <text:p>0,86272</text:p>
          </table:table-cell>
          <table:table-cell office:value-type="float" office:value="0.8912" calcext:value-type="float">
            <text:p>0,8912</text:p>
          </table:table-cell>
          <table:table-cell office:value-type="float" office:value="0.90496" calcext:value-type="float">
            <text:p>0,9049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" calcext:value-type="float">
            <text:p>0,92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664" calcext:value-type="float">
            <text:p>0,88566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48" calcext:value-type="float">
            <text:p>0,648</text:p>
          </table:table-cell>
          <table:table-cell office:value-type="float" office:value="0.7504" calcext:value-type="float">
            <text:p>0,7504</text:p>
          </table:table-cell>
          <table:table-cell office:value-type="float" office:value="0.85024" calcext:value-type="float">
            <text:p>0,85024</text:p>
          </table:table-cell>
          <table:table-cell office:value-type="float" office:value="0.88928" calcext:value-type="float">
            <text:p>0,88928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2" calcext:value-type="float">
            <text:p>0,92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184" calcext:value-type="float">
            <text:p>0,8918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48" calcext:value-type="float">
            <text:p>0,648</text:p>
          </table:table-cell>
          <table:table-cell office:value-type="float" office:value="0.75968" calcext:value-type="float">
            <text:p>0,75968</text:p>
          </table:table-cell>
          <table:table-cell office:value-type="float" office:value="0.85152" calcext:value-type="float">
            <text:p>0,85152</text:p>
          </table:table-cell>
          <table:table-cell office:value-type="float" office:value="0.88288" calcext:value-type="float">
            <text:p>0,88288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232" calcext:value-type="float">
            <text:p>0,91232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728" calcext:value-type="float">
            <text:p>0,937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2608" calcext:value-type="float">
            <text:p>0,89260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424" calcext:value-type="float">
            <text:p>0,71424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232" calcext:value-type="float">
            <text:p>0,91232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184" calcext:value-type="float">
            <text:p>0,88918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48" calcext:value-type="float">
            <text:p>0,648</text:p>
          </table:table-cell>
          <table:table-cell office:value-type="float" office:value="0.73376" calcext:value-type="float">
            <text:p>0,73376</text:p>
          </table:table-cell>
          <table:table-cell office:value-type="float" office:value="0.85312" calcext:value-type="float">
            <text:p>0,85312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" calcext:value-type="float">
            <text:p>0,92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376" calcext:value-type="float">
            <text:p>0,88937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76" calcext:value-type="float">
            <text:p>0,6976</text:p>
          </table:table-cell>
          <table:table-cell office:value-type="float" office:value="0.84224" calcext:value-type="float">
            <text:p>0,84224</text:p>
          </table:table-cell>
          <table:table-cell office:value-type="float" office:value="0.87552" calcext:value-type="float">
            <text:p>0,87552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2" calcext:value-type="float">
            <text:p>0,92</text:p>
          </table:table-cell>
          <table:table-cell office:value-type="float" office:value="0.92736" calcext:value-type="float">
            <text:p>0,9273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384" calcext:value-type="float">
            <text:p>0,88438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832" calcext:value-type="float">
            <text:p>0,72832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6208" calcext:value-type="float">
            <text:p>0,86208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2" calcext:value-type="float">
            <text:p>0,9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184" calcext:value-type="float">
            <text:p>0,88518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72" calcext:value-type="float">
            <text:p>0,672</text:p>
          </table:table-cell>
          <table:table-cell office:value-type="float" office:value="0.74048" calcext:value-type="float">
            <text:p>0,74048</text:p>
          </table:table-cell>
          <table:table-cell office:value-type="float" office:value="0.84288" calcext:value-type="float">
            <text:p>0,8428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8096" calcext:value-type="float">
            <text:p>0,88096</text:p>
          </table:table-cell>
          <table:table-cell office:value-type="float" office:value="0.90272" calcext:value-type="float">
            <text:p>0,90272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" calcext:value-type="float">
            <text:p>0,92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" calcext:value-type="float">
            <text:p>0,88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248" calcext:value-type="float">
            <text:p>0,69248</text:p>
          </table:table-cell>
          <table:table-cell office:value-type="float" office:value="0.83936" calcext:value-type="float">
            <text:p>0,83936</text:p>
          </table:table-cell>
          <table:table-cell office:value-type="float" office:value="0.856" calcext:value-type="float">
            <text:p>0,856</text:p>
          </table:table-cell>
          <table:table-cell office:value-type="float" office:value="0.8816" calcext:value-type="float">
            <text:p>0,8816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" calcext:value-type="float">
            <text:p>0,92</text:p>
          </table:table-cell>
          <table:table-cell office:value-type="float" office:value="0.92832" calcext:value-type="float">
            <text:p>0,92832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976" calcext:value-type="float">
            <text:p>0,8789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952" calcext:value-type="float">
            <text:p>0,69952</text:p>
          </table:table-cell>
          <table:table-cell office:value-type="float" office:value="0.83616" calcext:value-type="float">
            <text:p>0,83616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90208" calcext:value-type="float">
            <text:p>0,90208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" calcext:value-type="float">
            <text:p>0,92</text:p>
          </table:table-cell>
          <table:table-cell office:value-type="float" office:value="0.92864" calcext:value-type="float">
            <text:p>0,92864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08" calcext:value-type="float">
            <text:p>0,8780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76" calcext:value-type="float">
            <text:p>0,376</text:p>
          </table:table-cell>
          <table:table-cell office:value-type="float" office:value="0.7088" calcext:value-type="float">
            <text:p>0,7088</text:p>
          </table:table-cell>
          <table:table-cell office:value-type="float" office:value="0.83904" calcext:value-type="float">
            <text:p>0,83904</text:p>
          </table:table-cell>
          <table:table-cell office:value-type="float" office:value="0.85504" calcext:value-type="float">
            <text:p>0,85504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90144" calcext:value-type="float">
            <text:p>0,90144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424" calcext:value-type="float">
            <text:p>0,91424</text:p>
          </table:table-cell>
          <table:table-cell office:value-type="float" office:value="0.92" calcext:value-type="float">
            <text:p>0,92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912" calcext:value-type="float">
            <text:p>0,87891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32" calcext:value-type="float">
            <text:p>0,632</text:p>
          </table:table-cell>
          <table:table-cell office:value-type="float" office:value="0.69984" calcext:value-type="float">
            <text:p>0,69984</text:p>
          </table:table-cell>
          <table:table-cell office:value-type="float" office:value="0.81824" calcext:value-type="float">
            <text:p>0,81824</text:p>
          </table:table-cell>
          <table:table-cell office:value-type="float" office:value="0.84928" calcext:value-type="float">
            <text:p>0,84928</text:p>
          </table:table-cell>
          <table:table-cell office:value-type="float" office:value="0.88224" calcext:value-type="float">
            <text:p>0,88224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2" calcext:value-type="float">
            <text:p>0,92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6832" calcext:value-type="float">
            <text:p>0,87683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32" calcext:value-type="float">
            <text:p>0,632</text:p>
          </table:table-cell>
          <table:table-cell office:value-type="float" office:value="0.70464" calcext:value-type="float">
            <text:p>0,70464</text:p>
          </table:table-cell>
          <table:table-cell office:value-type="float" office:value="0.81376" calcext:value-type="float">
            <text:p>0,81376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704" calcext:value-type="float">
            <text:p>0,870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" calcext:value-type="float">
            <text:p>0,92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84" calcext:value-type="float">
            <text:p>0,8758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904" calcext:value-type="float">
            <text:p>0,67904</text:p>
          </table:table-cell>
          <table:table-cell office:value-type="float" office:value="0.82528" calcext:value-type="float">
            <text:p>0,82528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7552" calcext:value-type="float">
            <text:p>0,87552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" calcext:value-type="float">
            <text:p>0,92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488" calcext:value-type="float">
            <text:p>0,87548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6" calcext:value-type="float">
            <text:p>0,656</text:p>
          </table:table-cell>
          <table:table-cell office:value-type="float" office:value="0.70176" calcext:value-type="float">
            <text:p>0,70176</text:p>
          </table:table-cell>
          <table:table-cell office:value-type="float" office:value="0.79968" calcext:value-type="float">
            <text:p>0,79968</text:p>
          </table:table-cell>
          <table:table-cell office:value-type="float" office:value="0.84896" calcext:value-type="float">
            <text:p>0,84896</text:p>
          </table:table-cell>
          <table:table-cell office:value-type="float" office:value="0.85856" calcext:value-type="float">
            <text:p>0,85856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" calcext:value-type="float">
            <text:p>0,92</text:p>
          </table:table-cell>
          <table:table-cell office:value-type="float" office:value="0.93024" calcext:value-type="float">
            <text:p>0,93024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2032" calcext:value-type="float">
            <text:p>0,87203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44" calcext:value-type="float">
            <text:p>0,544</text:p>
          </table:table-cell>
          <table:table-cell office:value-type="float" office:value="0.68544" calcext:value-type="float">
            <text:p>0,68544</text:p>
          </table:table-cell>
          <table:table-cell office:value-type="float" office:value="0.7968" calcext:value-type="float">
            <text:p>0,7968</text:p>
          </table:table-cell>
          <table:table-cell office:value-type="float" office:value="0.84128" calcext:value-type="float">
            <text:p>0,84128</text:p>
          </table:table-cell>
          <table:table-cell office:value-type="float" office:value="0.85504" calcext:value-type="float">
            <text:p>0,85504</text:p>
          </table:table-cell>
          <table:table-cell office:value-type="float" office:value="0.8832" calcext:value-type="float">
            <text:p>0,8832</text:p>
          </table:table-cell>
          <table:table-cell office:value-type="float" office:value="0.90912" calcext:value-type="float">
            <text:p>0,90912</text:p>
          </table:table-cell>
          <table:table-cell office:value-type="float" office:value="0.91424" calcext:value-type="float">
            <text:p>0,91424</text:p>
          </table:table-cell>
          <table:table-cell office:value-type="float" office:value="0.92" calcext:value-type="float">
            <text:p>0,92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7328" calcext:value-type="float">
            <text:p>0,86732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552" calcext:value-type="float">
            <text:p>0,552</text:p>
          </table:table-cell>
          <table:table-cell office:value-type="float" office:value="0.68512" calcext:value-type="float">
            <text:p>0,68512</text:p>
          </table:table-cell>
          <table:table-cell office:value-type="float" office:value="0.82112" calcext:value-type="float">
            <text:p>0,82112</text:p>
          </table:table-cell>
          <table:table-cell office:value-type="float" office:value="0.84608" calcext:value-type="float">
            <text:p>0,84608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2288" calcext:value-type="float">
            <text:p>0,87228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32" calcext:value-type="float">
            <text:p>0,7232</text:p>
          </table:table-cell>
          <table:table-cell office:value-type="float" office:value="0.83872" calcext:value-type="float">
            <text:p>0,83872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6848" calcext:value-type="float">
            <text:p>0,86848</text:p>
          </table:table-cell>
          <table:table-cell office:value-type="float" office:value="0.90208" calcext:value-type="float">
            <text:p>0,902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864" calcext:value-type="float">
            <text:p>0,88086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592" calcext:value-type="float">
            <text:p>0,592</text:p>
          </table:table-cell>
          <table:table-cell office:value-type="float" office:value="0.74304" calcext:value-type="float">
            <text:p>0,7430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" calcext:value-type="float">
            <text:p>0,92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512" calcext:value-type="float">
            <text:p>0,88451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44" calcext:value-type="float">
            <text:p>0,344</text:p>
          </table:table-cell>
          <table:table-cell office:value-type="float" office:value="0.70944" calcext:value-type="float">
            <text:p>0,70944</text:p>
          </table:table-cell>
          <table:table-cell office:value-type="float" office:value="0.82944" calcext:value-type="float">
            <text:p>0,82944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528" calcext:value-type="float">
            <text:p>0,86528</text:p>
          </table:table-cell>
          <table:table-cell office:value-type="float" office:value="0.90016" calcext:value-type="float">
            <text:p>0,900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" calcext:value-type="float">
            <text:p>0,92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664" calcext:value-type="float">
            <text:p>0,87766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44" calcext:value-type="float">
            <text:p>0,344</text:p>
          </table:table-cell>
          <table:table-cell office:value-type="float" office:value="0.72832" calcext:value-type="float">
            <text:p>0,72832</text:p>
          </table:table-cell>
          <table:table-cell office:value-type="float" office:value="0.83424" calcext:value-type="float">
            <text:p>0,83424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6176" calcext:value-type="float">
            <text:p>0,86176</text:p>
          </table:table-cell>
          <table:table-cell office:value-type="float" office:value="0.90368" calcext:value-type="float">
            <text:p>0,9036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344" calcext:value-type="float">
            <text:p>0,881344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6" calcext:value-type="float">
            <text:p>0,36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83648" calcext:value-type="float">
            <text:p>0,83648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" calcext:value-type="float">
            <text:p>0,92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592" calcext:value-type="float">
            <text:p>0,87859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016" calcext:value-type="float">
            <text:p>0,66016</text:p>
          </table:table-cell>
          <table:table-cell office:value-type="float" office:value="0.83712" calcext:value-type="float">
            <text:p>0,83712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6656" calcext:value-type="float">
            <text:p>0,86656</text:p>
          </table:table-cell>
          <table:table-cell office:value-type="float" office:value="0.90528" calcext:value-type="float">
            <text:p>0,9052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2352" calcext:value-type="float">
            <text:p>0,92352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424" calcext:value-type="float">
            <text:p>0,87542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56" calcext:value-type="float">
            <text:p>0,6656</text:p>
          </table:table-cell>
          <table:table-cell office:value-type="float" office:value="0.82752" calcext:value-type="float">
            <text:p>0,82752</text:p>
          </table:table-cell>
          <table:table-cell office:value-type="float" office:value="0.85312" calcext:value-type="float">
            <text:p>0,85312</text:p>
          </table:table-cell>
          <table:table-cell office:value-type="float" office:value="0.86368" calcext:value-type="float">
            <text:p>0,86368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44" calcext:value-type="float">
            <text:p>0,9344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3376" calcext:value-type="float">
            <text:p>0,87337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36" calcext:value-type="float">
            <text:p>0,536</text:p>
          </table:table-cell>
          <table:table-cell office:value-type="float" office:value="0.69088" calcext:value-type="float">
            <text:p>0,69088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7456" calcext:value-type="float">
            <text:p>0,87456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72" calcext:value-type="float">
            <text:p>0,8787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4" calcext:value-type="float">
            <text:p>0,64</text:p>
          </table:table-cell>
          <table:table-cell office:value-type="float" office:value="0.70656" calcext:value-type="float">
            <text:p>0,70656</text:p>
          </table:table-cell>
          <table:table-cell office:value-type="float" office:value="0.8336" calcext:value-type="float">
            <text:p>0,8336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696" calcext:value-type="float">
            <text:p>0,88169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48" calcext:value-type="float">
            <text:p>0,648</text:p>
          </table:table-cell>
          <table:table-cell office:value-type="float" office:value="0.72256" calcext:value-type="float">
            <text:p>0,72256</text:p>
          </table:table-cell>
          <table:table-cell office:value-type="float" office:value="0.83712" calcext:value-type="float">
            <text:p>0,83712</text:p>
          </table:table-cell>
          <table:table-cell office:value-type="float" office:value="0.86336" calcext:value-type="float">
            <text:p>0,86336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8096" calcext:value-type="float">
            <text:p>0,88809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552" calcext:value-type="float">
            <text:p>0,552</text:p>
          </table:table-cell>
          <table:table-cell office:value-type="float" office:value="0.71264" calcext:value-type="float">
            <text:p>0,71264</text:p>
          </table:table-cell>
          <table:table-cell office:value-type="float" office:value="0.82528" calcext:value-type="float">
            <text:p>0,82528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8512" calcext:value-type="float">
            <text:p>0,88512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288" calcext:value-type="float">
            <text:p>0,92288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72" calcext:value-type="float">
            <text:p>0,942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3648" calcext:value-type="float">
            <text:p>0,88364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552" calcext:value-type="float">
            <text:p>0,552</text:p>
          </table:table-cell>
          <table:table-cell office:value-type="float" office:value="0.72128" calcext:value-type="float">
            <text:p>0,72128</text:p>
          </table:table-cell>
          <table:table-cell office:value-type="float" office:value="0.82656" calcext:value-type="float">
            <text:p>0,82656</text:p>
          </table:table-cell>
          <table:table-cell office:value-type="float" office:value="0.86304" calcext:value-type="float">
            <text:p>0,86304</text:p>
          </table:table-cell>
          <table:table-cell office:value-type="float" office:value="0.89056" calcext:value-type="float">
            <text:p>0,89056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08" calcext:value-type="float">
            <text:p>0,942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888" calcext:value-type="float">
            <text:p>0,88588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2" calcext:value-type="float">
            <text:p>0,552</text:p>
          </table:table-cell>
          <table:table-cell office:value-type="float" office:value="0.7008" calcext:value-type="float">
            <text:p>0,7008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6944" calcext:value-type="float">
            <text:p>0,86944</text:p>
          </table:table-cell>
          <table:table-cell office:value-type="float" office:value="0.90048" calcext:value-type="float">
            <text:p>0,90048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7584" calcext:value-type="float">
            <text:p>0,88758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6" calcext:value-type="float">
            <text:p>0,616</text:p>
          </table:table-cell>
          <table:table-cell office:value-type="float" office:value="0.73792" calcext:value-type="float">
            <text:p>0,73792</text:p>
          </table:table-cell>
          <table:table-cell office:value-type="float" office:value="0.85216" calcext:value-type="float">
            <text:p>0,85216</text:p>
          </table:table-cell>
          <table:table-cell office:value-type="float" office:value="0.88672" calcext:value-type="float">
            <text:p>0,88672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72" calcext:value-type="float">
            <text:p>0,942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6608" calcext:value-type="float">
            <text:p>0,896608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16" calcext:value-type="float">
            <text:p>0,616</text:p>
          </table:table-cell>
          <table:table-cell office:value-type="float" office:value="0.7008" calcext:value-type="float">
            <text:p>0,7008</text:p>
          </table:table-cell>
          <table:table-cell office:value-type="float" office:value="0.82496" calcext:value-type="float">
            <text:p>0,82496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9664" calcext:value-type="float">
            <text:p>0,89664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8" calcext:value-type="float">
            <text:p>0,884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416" calcext:value-type="float">
            <text:p>0,68416</text:p>
          </table:table-cell>
          <table:table-cell office:value-type="float" office:value="0.83712" calcext:value-type="float">
            <text:p>0,83712</text:p>
          </table:table-cell>
          <table:table-cell office:value-type="float" office:value="0.86944" calcext:value-type="float">
            <text:p>0,86944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216" calcext:value-type="float">
            <text:p>0,88521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,328</text:p>
          </table:table-cell>
          <table:table-cell office:value-type="float" office:value="0.63776" calcext:value-type="float">
            <text:p>0,63776</text:p>
          </table:table-cell>
          <table:table-cell office:value-type="float" office:value="0.8304" calcext:value-type="float">
            <text:p>0,8304</text:p>
          </table:table-cell>
          <table:table-cell office:value-type="float" office:value="0.86112" calcext:value-type="float">
            <text:p>0,86112</text:p>
          </table:table-cell>
          <table:table-cell office:value-type="float" office:value="0.88416" calcext:value-type="float">
            <text:p>0,88416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248" calcext:value-type="float">
            <text:p>0,932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72" calcext:value-type="float">
            <text:p>0,942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632" calcext:value-type="float">
            <text:p>0,87763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" calcext:value-type="float">
            <text:p>0,6</text:p>
          </table:table-cell>
          <table:table-cell office:value-type="float" office:value="0.74944" calcext:value-type="float">
            <text:p>0,74944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8384" calcext:value-type="float">
            <text:p>0,88384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" calcext:value-type="float">
            <text:p>0,9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44" calcext:value-type="float">
            <text:p>0,934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08" calcext:value-type="float">
            <text:p>0,942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712" calcext:value-type="float">
            <text:p>0,8971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88" calcext:value-type="float">
            <text:p>0,488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424" calcext:value-type="float">
            <text:p>0,91424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2864" calcext:value-type="float">
            <text:p>0,92864</text:p>
          </table:table-cell>
          <table:table-cell table:number-columns-repeated="2" office:value-type="float" office:value="0.936" calcext:value-type="float">
            <text:p>0,936</text:p>
          </table:table-cell>
          <table:table-cell office:value-type="float" office:value="0.94464" calcext:value-type="float">
            <text:p>0,9446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2576" calcext:value-type="float">
            <text:p>0,89257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48" calcext:value-type="float">
            <text:p>0,648</text:p>
          </table:table-cell>
          <table:table-cell office:value-type="float" office:value="0.71648" calcext:value-type="float">
            <text:p>0,71648</text:p>
          </table:table-cell>
          <table:table-cell office:value-type="float" office:value="0.81472" calcext:value-type="float">
            <text:p>0,81472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8224" calcext:value-type="float">
            <text:p>0,88224</text:p>
          </table:table-cell>
          <table:table-cell office:value-type="float" office:value="0.90784" calcext:value-type="float">
            <text:p>0,90784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3392" calcext:value-type="float">
            <text:p>0,88339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4" calcext:value-type="float">
            <text:p>0,664</text:p>
          </table:table-cell>
          <table:table-cell office:value-type="float" office:value="0.72128" calcext:value-type="float">
            <text:p>0,72128</text:p>
          </table:table-cell>
          <table:table-cell office:value-type="float" office:value="0.83872" calcext:value-type="float">
            <text:p>0,83872</text:p>
          </table:table-cell>
          <table:table-cell office:value-type="float" office:value="0.87552" calcext:value-type="float">
            <text:p>0,87552</text:p>
          </table:table-cell>
          <table:table-cell office:value-type="float" office:value="0.90464" calcext:value-type="float">
            <text:p>0,90464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088" calcext:value-type="float">
            <text:p>0,93088</text:p>
          </table:table-cell>
          <table:table-cell table:number-columns-repeated="2" office:value-type="float" office:value="0.936" calcext:value-type="float">
            <text:p>0,936</text:p>
          </table:table-cell>
          <table:table-cell office:value-type="float" office:value="0.94304" calcext:value-type="float">
            <text:p>0,9430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2768" calcext:value-type="float">
            <text:p>0,8927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784" calcext:value-type="float">
            <text:p>0,70784</text:p>
          </table:table-cell>
          <table:table-cell office:value-type="float" office:value="0.84448" calcext:value-type="float">
            <text:p>0,84448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376" calcext:value-type="float">
            <text:p>0,93376</text:p>
          </table:table-cell>
          <table:table-cell table:number-columns-repeated="2" office:value-type="float" office:value="0.936" calcext:value-type="float">
            <text:p>0,93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1744" calcext:value-type="float">
            <text:p>0,89174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576" calcext:value-type="float">
            <text:p>0,576</text:p>
          </table:table-cell>
          <table:table-cell office:value-type="float" office:value="0.69408" calcext:value-type="float">
            <text:p>0,69408</text:p>
          </table:table-cell>
          <table:table-cell office:value-type="float" office:value="0.82848" calcext:value-type="float">
            <text:p>0,82848</text:p>
          </table:table-cell>
          <table:table-cell office:value-type="float" office:value="0.86272" calcext:value-type="float">
            <text:p>0,86272</text:p>
          </table:table-cell>
          <table:table-cell office:value-type="float" office:value="0.88608" calcext:value-type="float">
            <text:p>0,88608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312" calcext:value-type="float">
            <text:p>0,9312</text:p>
          </table:table-cell>
          <table:table-cell table:number-columns-repeated="2" office:value-type="float" office:value="0.936" calcext:value-type="float">
            <text:p>0,936</text:p>
          </table:table-cell>
          <table:table-cell office:value-type="float" office:value="0.94368" calcext:value-type="float">
            <text:p>0,943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088" calcext:value-type="float">
            <text:p>0,885088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776" calcext:value-type="float">
            <text:p>0,67776</text:p>
          </table:table-cell>
          <table:table-cell office:value-type="float" office:value="0.82944" calcext:value-type="float">
            <text:p>0,82944</text:p>
          </table:table-cell>
          <table:table-cell office:value-type="float" office:value="0.85632" calcext:value-type="float">
            <text:p>0,85632</text:p>
          </table:table-cell>
          <table:table-cell office:value-type="float" office:value="0.88096" calcext:value-type="float">
            <text:p>0,88096</text:p>
          </table:table-cell>
          <table:table-cell office:value-type="float" office:value="0.91104" calcext:value-type="float">
            <text:p>0,91104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3088" calcext:value-type="float">
            <text:p>0,93088</text:p>
          </table:table-cell>
          <table:table-cell table:number-columns-repeated="2" office:value-type="float" office:value="0.936" calcext:value-type="float">
            <text:p>0,936</text:p>
          </table:table-cell>
          <table:table-cell office:value-type="float" office:value="0.94432" calcext:value-type="float">
            <text:p>0,944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2592" calcext:value-type="float">
            <text:p>0,88259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2" calcext:value-type="float">
            <text:p>0,52</text:p>
          </table:table-cell>
          <table:table-cell office:value-type="float" office:value="0.6784" calcext:value-type="float">
            <text:p>0,6784</text:p>
          </table:table-cell>
          <table:table-cell office:value-type="float" office:value="0.81888" calcext:value-type="float">
            <text:p>0,81888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8832" calcext:value-type="float">
            <text:p>0,88832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664" calcext:value-type="float">
            <text:p>0,93664</text:p>
          </table:table-cell>
          <table:table-cell office:value-type="float" office:value="0.94528" calcext:value-type="float">
            <text:p>0,945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3584" calcext:value-type="float">
            <text:p>0,883584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8608" calcext:value-type="float">
            <text:p>0,68608</text:p>
          </table:table-cell>
          <table:table-cell office:value-type="float" office:value="0.8112" calcext:value-type="float">
            <text:p>0,8112</text:p>
          </table:table-cell>
          <table:table-cell office:value-type="float" office:value="0.85568" calcext:value-type="float">
            <text:p>0,85568</text:p>
          </table:table-cell>
          <table:table-cell office:value-type="float" office:value="0.87936" calcext:value-type="float">
            <text:p>0,87936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576" calcext:value-type="float">
            <text:p>0,92576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9904" calcext:value-type="float">
            <text:p>0,87990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976" calcext:value-type="float">
            <text:p>0,70976</text:p>
          </table:table-cell>
          <table:table-cell office:value-type="float" office:value="0.8432" calcext:value-type="float">
            <text:p>0,8432</text:p>
          </table:table-cell>
          <table:table-cell office:value-type="float" office:value="0.86176" calcext:value-type="float">
            <text:p>0,86176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2" calcext:value-type="float">
            <text:p>0,92</text:p>
          </table:table-cell>
          <table:table-cell office:value-type="float" office:value="0.92768" calcext:value-type="float">
            <text:p>0,92768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72" calcext:value-type="float">
            <text:p>0,942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8256" calcext:value-type="float">
            <text:p>0,88825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28" calcext:value-type="float">
            <text:p>0,328</text:p>
          </table:table-cell>
          <table:table-cell office:value-type="float" office:value="0.66816" calcext:value-type="float">
            <text:p>0,66816</text:p>
          </table:table-cell>
          <table:table-cell office:value-type="float" office:value="0.82464" calcext:value-type="float">
            <text:p>0,82464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88" calcext:value-type="float">
            <text:p>0,888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336" calcext:value-type="float">
            <text:p>0,9433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704" calcext:value-type="float">
            <text:p>0,88070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52" calcext:value-type="float">
            <text:p>0,352</text:p>
          </table:table-cell>
          <table:table-cell office:value-type="float" office:value="0.76608" calcext:value-type="float">
            <text:p>0,76608</text:p>
          </table:table-cell>
          <table:table-cell office:value-type="float" office:value="0.84928" calcext:value-type="float">
            <text:p>0,84928</text:p>
          </table:table-cell>
          <table:table-cell office:value-type="float" office:value="0.86272" calcext:value-type="float">
            <text:p>0,86272</text:p>
          </table:table-cell>
          <table:table-cell office:value-type="float" office:value="0.8864" calcext:value-type="float">
            <text:p>0,8864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28" calcext:value-type="float">
            <text:p>0,93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08" calcext:value-type="float">
            <text:p>0,942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92576" calcext:value-type="float">
            <text:p>0,89257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" calcext:value-type="float">
            <text:p>0,6</text:p>
          </table:table-cell>
          <table:table-cell office:value-type="float" office:value="0.74656" calcext:value-type="float">
            <text:p>0,74656</text:p>
          </table:table-cell>
          <table:table-cell office:value-type="float" office:value="0.84608" calcext:value-type="float">
            <text:p>0,84608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7904" calcext:value-type="float">
            <text:p>0,87904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12" calcext:value-type="float">
            <text:p>0,941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8416" calcext:value-type="float">
            <text:p>0,8884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928" calcext:value-type="float">
            <text:p>0,72928</text:p>
          </table:table-cell>
          <table:table-cell office:value-type="float" office:value="0.84576" calcext:value-type="float">
            <text:p>0,84576</text:p>
          </table:table-cell>
          <table:table-cell office:value-type="float" office:value="0.85664" calcext:value-type="float">
            <text:p>0,85664</text:p>
          </table:table-cell>
          <table:table-cell office:value-type="float" office:value="0.87104" calcext:value-type="float">
            <text:p>0,87104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3248" calcext:value-type="float">
            <text:p>0,932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512" calcext:value-type="float">
            <text:p>0,88451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32" calcext:value-type="float">
            <text:p>0,632</text:p>
          </table:table-cell>
          <table:table-cell office:value-type="float" office:value="0.73984" calcext:value-type="float">
            <text:p>0,73984</text:p>
          </table:table-cell>
          <table:table-cell office:value-type="float" office:value="0.84576" calcext:value-type="float">
            <text:p>0,84576</text:p>
          </table:table-cell>
          <table:table-cell office:value-type="float" office:value="0.86048" calcext:value-type="float">
            <text:p>0,86048</text:p>
          </table:table-cell>
          <table:table-cell office:value-type="float" office:value="0.88224" calcext:value-type="float">
            <text:p>0,88224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344" calcext:value-type="float">
            <text:p>0,9334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72" calcext:value-type="float">
            <text:p>0,942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184" calcext:value-type="float">
            <text:p>0,889184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36" calcext:value-type="float">
            <text:p>0,336</text:p>
          </table:table-cell>
          <table:table-cell office:value-type="float" office:value="0.69248" calcext:value-type="float">
            <text:p>0,69248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856" calcext:value-type="float">
            <text:p>0,85856</text:p>
          </table:table-cell>
          <table:table-cell office:value-type="float" office:value="0.87744" calcext:value-type="float">
            <text:p>0,87744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936" calcext:value-type="float">
            <text:p>0,91936</text:p>
          </table:table-cell>
          <table:table-cell office:value-type="float" office:value="0.92672" calcext:value-type="float">
            <text:p>0,92672</text:p>
          </table:table-cell>
          <table:table-cell office:value-type="float" office:value="0.93216" calcext:value-type="float">
            <text:p>0,9321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72" calcext:value-type="float">
            <text:p>0,9427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3008" calcext:value-type="float">
            <text:p>0,883008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72" calcext:value-type="float">
            <text:p>0,672</text:p>
          </table:table-cell>
          <table:table-cell office:value-type="float" office:value="0.73408" calcext:value-type="float">
            <text:p>0,73408</text:p>
          </table:table-cell>
          <table:table-cell office:value-type="float" office:value="0.832" calcext:value-type="float">
            <text:p>0,832</text:p>
          </table:table-cell>
          <table:table-cell office:value-type="float" office:value="0.85504" calcext:value-type="float">
            <text:p>0,85504</text:p>
          </table:table-cell>
          <table:table-cell office:value-type="float" office:value="0.8656" calcext:value-type="float">
            <text:p>0,8656</text:p>
          </table:table-cell>
          <table:table-cell office:value-type="float" office:value="0.88608" calcext:value-type="float">
            <text:p>0,88608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2832" calcext:value-type="float">
            <text:p>0,9283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184" calcext:value-type="float">
            <text:p>0,881184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328" calcext:value-type="float">
            <text:p>0,328</text:p>
          </table:table-cell>
          <table:table-cell office:value-type="float" office:value="0.71232" calcext:value-type="float">
            <text:p>0,71232</text:p>
          </table:table-cell>
          <table:table-cell office:value-type="float" office:value="0.82784" calcext:value-type="float">
            <text:p>0,82784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6944" calcext:value-type="float">
            <text:p>0,86944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368" calcext:value-type="float">
            <text:p>0,9436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312" calcext:value-type="float">
            <text:p>0,88131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008" calcext:value-type="float">
            <text:p>0,67008</text:p>
          </table:table-cell>
          <table:table-cell office:value-type="float" office:value="0.84224" calcext:value-type="float">
            <text:p>0,84224</text:p>
          </table:table-cell>
          <table:table-cell office:value-type="float" office:value="0.86144" calcext:value-type="float">
            <text:p>0,86144</text:p>
          </table:table-cell>
          <table:table-cell office:value-type="float" office:value="0.8768" calcext:value-type="float">
            <text:p>0,8768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12" calcext:value-type="float">
            <text:p>0,941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416" calcext:value-type="float">
            <text:p>0,88041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48" calcext:value-type="float">
            <text:p>0,448</text:p>
          </table:table-cell>
          <table:table-cell office:value-type="float" office:value="0.75136" calcext:value-type="float">
            <text:p>0,75136</text:p>
          </table:table-cell>
          <table:table-cell office:value-type="float" office:value="0.85312" calcext:value-type="float">
            <text:p>0,8531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7424" calcext:value-type="float">
            <text:p>0,87424</text:p>
          </table:table-cell>
          <table:table-cell office:value-type="float" office:value="0.90752" calcext:value-type="float">
            <text:p>0,90752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472" calcext:value-type="float">
            <text:p>0,889472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28" calcext:value-type="float">
            <text:p>0,328</text:p>
          </table:table-cell>
          <table:table-cell office:value-type="float" office:value="0.70944" calcext:value-type="float">
            <text:p>0,70944</text:p>
          </table:table-cell>
          <table:table-cell office:value-type="float" office:value="0.84608" calcext:value-type="float">
            <text:p>0,84608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7392" calcext:value-type="float">
            <text:p>0,87392</text:p>
          </table:table-cell>
          <table:table-cell office:value-type="float" office:value="0.9072" calcext:value-type="float">
            <text:p>0,9072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16" calcext:value-type="float">
            <text:p>0,88416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28" calcext:value-type="float">
            <text:p>0,328</text:p>
          </table:table-cell>
          <table:table-cell office:value-type="float" office:value="0.72512" calcext:value-type="float">
            <text:p>0,72512</text:p>
          </table:table-cell>
          <table:table-cell office:value-type="float" office:value="0.83072" calcext:value-type="float">
            <text:p>0,83072</text:p>
          </table:table-cell>
          <table:table-cell office:value-type="float" office:value="0.86304" calcext:value-type="float">
            <text:p>0,86304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064" calcext:value-type="float">
            <text:p>0,9206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248" calcext:value-type="float">
            <text:p>0,932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08" calcext:value-type="float">
            <text:p>0,942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96" calcext:value-type="float">
            <text:p>0,889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568" calcext:value-type="float">
            <text:p>0,568</text:p>
          </table:table-cell>
          <table:table-cell office:value-type="float" office:value="0.704" calcext:value-type="float">
            <text:p>0,704</text:p>
          </table:table-cell>
          <table:table-cell office:value-type="float" office:value="0.80768" calcext:value-type="float">
            <text:p>0,80768</text:p>
          </table:table-cell>
          <table:table-cell office:value-type="float" office:value="0.84832" calcext:value-type="float">
            <text:p>0,84832</text:p>
          </table:table-cell>
          <table:table-cell office:value-type="float" office:value="0.86464" calcext:value-type="float">
            <text:p>0,86464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648" calcext:value-type="float">
            <text:p>0,91648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7376" calcext:value-type="float">
            <text:p>0,87737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152" calcext:value-type="float">
            <text:p>0,69152</text:p>
          </table:table-cell>
          <table:table-cell office:value-type="float" office:value="0.78304" calcext:value-type="float">
            <text:p>0,78304</text:p>
          </table:table-cell>
          <table:table-cell office:value-type="float" office:value="0.84352" calcext:value-type="float">
            <text:p>0,8435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9136" calcext:value-type="float">
            <text:p>0,913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0976" calcext:value-type="float">
            <text:p>0,870976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528" calcext:value-type="float">
            <text:p>0,528</text:p>
          </table:table-cell>
          <table:table-cell office:value-type="float" office:value="0.67008" calcext:value-type="float">
            <text:p>0,67008</text:p>
          </table:table-cell>
          <table:table-cell office:value-type="float" office:value="0.76736" calcext:value-type="float">
            <text:p>0,76736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5664" calcext:value-type="float">
            <text:p>0,85664</text:p>
          </table:table-cell>
          <table:table-cell office:value-type="float" office:value="0.87616" calcext:value-type="float">
            <text:p>0,876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5312" calcext:value-type="float">
            <text:p>0,865312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12" calcext:value-type="float">
            <text:p>0,312</text:p>
          </table:table-cell>
          <table:table-cell office:value-type="float" office:value="0.62912" calcext:value-type="float">
            <text:p>0,62912</text:p>
          </table:table-cell>
          <table:table-cell office:value-type="float" office:value="0.74112" calcext:value-type="float">
            <text:p>0,74112</text:p>
          </table:table-cell>
          <table:table-cell office:value-type="float" office:value="0.82976" calcext:value-type="float">
            <text:p>0,82976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6624" calcext:value-type="float">
            <text:p>0,86624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2928" calcext:value-type="float">
            <text:p>0,929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76" calcext:value-type="float">
            <text:p>0,941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472" calcext:value-type="float">
            <text:p>0,85472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28" calcext:value-type="float">
            <text:p>0,528</text:p>
          </table:table-cell>
          <table:table-cell office:value-type="float" office:value="0.6496" calcext:value-type="float">
            <text:p>0,6496</text:p>
          </table:table-cell>
          <table:table-cell office:value-type="float" office:value="0.79104" calcext:value-type="float">
            <text:p>0,79104</text:p>
          </table:table-cell>
          <table:table-cell office:value-type="float" office:value="0.84416" calcext:value-type="float">
            <text:p>0,84416</text:p>
          </table:table-cell>
          <table:table-cell office:value-type="float" office:value="0.86016" calcext:value-type="float">
            <text:p>0,86016</text:p>
          </table:table-cell>
          <table:table-cell office:value-type="float" office:value="0.88992" calcext:value-type="float">
            <text:p>0,88992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2" calcext:value-type="float">
            <text:p>0,92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704" calcext:value-type="float">
            <text:p>0,8670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3968" calcext:value-type="float">
            <text:p>0,63968</text:p>
          </table:table-cell>
          <table:table-cell office:value-type="float" office:value="0.78848" calcext:value-type="float">
            <text:p>0,7884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9248" calcext:value-type="float">
            <text:p>0,89248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024" calcext:value-type="float">
            <text:p>0,9302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7136" calcext:value-type="float">
            <text:p>0,867136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12" calcext:value-type="float">
            <text:p>0,512</text:p>
          </table:table-cell>
          <table:table-cell office:value-type="float" office:value="0.62176" calcext:value-type="float">
            <text:p>0,62176</text:p>
          </table:table-cell>
          <table:table-cell office:value-type="float" office:value="0.74688" calcext:value-type="float">
            <text:p>0,74688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784" calcext:value-type="float">
            <text:p>0,8784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64" calcext:value-type="float">
            <text:p>0,926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6864" calcext:value-type="float">
            <text:p>0,85686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6" calcext:value-type="float">
            <text:p>0,536</text:p>
          </table:table-cell>
          <table:table-cell office:value-type="float" office:value="0.64896" calcext:value-type="float">
            <text:p>0,64896</text:p>
          </table:table-cell>
          <table:table-cell office:value-type="float" office:value="0.7776" calcext:value-type="float">
            <text:p>0,7776</text:p>
          </table:table-cell>
          <table:table-cell office:value-type="float" office:value="0.83776" calcext:value-type="float">
            <text:p>0,83776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368" calcext:value-type="float">
            <text:p>0,86368</text:p>
          </table:table-cell>
          <table:table-cell office:value-type="float" office:value="0.89664" calcext:value-type="float">
            <text:p>0,89664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12" calcext:value-type="float">
            <text:p>0,941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016" calcext:value-type="float">
            <text:p>0,86016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56" calcext:value-type="float">
            <text:p>0,56</text:p>
          </table:table-cell>
          <table:table-cell office:value-type="float" office:value="0.664" calcext:value-type="float">
            <text:p>0,664</text:p>
          </table:table-cell>
          <table:table-cell office:value-type="float" office:value="0.78048" calcext:value-type="float">
            <text:p>0,78048</text:p>
          </table:table-cell>
          <table:table-cell office:value-type="float" office:value="0.83936" calcext:value-type="float">
            <text:p>0,83936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672" calcext:value-type="float">
            <text:p>0,867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504" calcext:value-type="float">
            <text:p>0,93504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1888" calcext:value-type="float">
            <text:p>0,86188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16" calcext:value-type="float">
            <text:p>0,616</text:p>
          </table:table-cell>
          <table:table-cell office:value-type="float" office:value="0.66688" calcext:value-type="float">
            <text:p>0,66688</text:p>
          </table:table-cell>
          <table:table-cell office:value-type="float" office:value="0.77376" calcext:value-type="float">
            <text:p>0,77376</text:p>
          </table:table-cell>
          <table:table-cell office:value-type="float" office:value="0.84" calcext:value-type="float">
            <text:p>0,84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6368" calcext:value-type="float">
            <text:p>0,86368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224" calcext:value-type="float">
            <text:p>0,92224</text:p>
          </table:table-cell>
          <table:table-cell office:value-type="float" office:value="0.93312" calcext:value-type="float">
            <text:p>0,93312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9296" calcext:value-type="float">
            <text:p>0,85929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6" calcext:value-type="float">
            <text:p>0,616</text:p>
          </table:table-cell>
          <table:table-cell office:value-type="float" office:value="0.68256" calcext:value-type="float">
            <text:p>0,68256</text:p>
          </table:table-cell>
          <table:table-cell office:value-type="float" office:value="0.80992" calcext:value-type="float">
            <text:p>0,80992</text:p>
          </table:table-cell>
          <table:table-cell office:value-type="float" office:value="0.8448" calcext:value-type="float">
            <text:p>0,84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89696" calcext:value-type="float">
            <text:p>0,89696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288" calcext:value-type="float">
            <text:p>0,92288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6944" calcext:value-type="float">
            <text:p>0,86694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536" calcext:value-type="float">
            <text:p>0,536</text:p>
          </table:table-cell>
          <table:table-cell office:value-type="float" office:value="0.6592" calcext:value-type="float">
            <text:p>0,6592</text:p>
          </table:table-cell>
          <table:table-cell office:value-type="float" office:value="0.80896" calcext:value-type="float">
            <text:p>0,80896</text:p>
          </table:table-cell>
          <table:table-cell office:value-type="float" office:value="0.84448" calcext:value-type="float">
            <text:p>0,84448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7072" calcext:value-type="float">
            <text:p>0,87072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4416" calcext:value-type="float">
            <text:p>0,86441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544" calcext:value-type="float">
            <text:p>0,544</text:p>
          </table:table-cell>
          <table:table-cell office:value-type="float" office:value="0.7088" calcext:value-type="float">
            <text:p>0,7088</text:p>
          </table:table-cell>
          <table:table-cell office:value-type="float" office:value="0.82656" calcext:value-type="float">
            <text:p>0,82656</text:p>
          </table:table-cell>
          <table:table-cell office:value-type="float" office:value="0.84992" calcext:value-type="float">
            <text:p>0,84992</text:p>
          </table:table-cell>
          <table:table-cell office:value-type="float" office:value="0.86336" calcext:value-type="float">
            <text:p>0,86336</text:p>
          </table:table-cell>
          <table:table-cell office:value-type="float" office:value="0.87328" calcext:value-type="float">
            <text:p>0,87328</text:p>
          </table:table-cell>
          <table:table-cell office:value-type="float" office:value="0.8944" calcext:value-type="float">
            <text:p>0,8944</text:p>
          </table:table-cell>
          <table:table-cell office:value-type="float" office:value="0.91072" calcext:value-type="float">
            <text:p>0,91072</text:p>
          </table:table-cell>
          <table:table-cell office:value-type="float" office:value="0.92128" calcext:value-type="float">
            <text:p>0,92128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4112" calcext:value-type="float">
            <text:p>0,941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2096" calcext:value-type="float">
            <text:p>0,87209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68" calcext:value-type="float">
            <text:p>0,568</text:p>
          </table:table-cell>
          <table:table-cell office:value-type="float" office:value="0.68736" calcext:value-type="float">
            <text:p>0,68736</text:p>
          </table:table-cell>
          <table:table-cell office:value-type="float" office:value="0.81728" calcext:value-type="float">
            <text:p>0,81728</text:p>
          </table:table-cell>
          <table:table-cell office:value-type="float" office:value="0.84832" calcext:value-type="float">
            <text:p>0,84832</text:p>
          </table:table-cell>
          <table:table-cell office:value-type="float" office:value="0.8624" calcext:value-type="float">
            <text:p>0,8624</text:p>
          </table:table-cell>
          <table:table-cell office:value-type="float" office:value="0.87392" calcext:value-type="float">
            <text:p>0,87392</text:p>
          </table:table-cell>
          <table:table-cell office:value-type="float" office:value="0.89888" calcext:value-type="float">
            <text:p>0,89888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0528" calcext:value-type="float">
            <text:p>0,87052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56" calcext:value-type="float">
            <text:p>0,56</text:p>
          </table:table-cell>
          <table:table-cell office:value-type="float" office:value="0.67552" calcext:value-type="float">
            <text:p>0,67552</text:p>
          </table:table-cell>
          <table:table-cell office:value-type="float" office:value="0.8192" calcext:value-type="float">
            <text:p>0,8192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8256" calcext:value-type="float">
            <text:p>0,88256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76" calcext:value-type="float">
            <text:p>0,941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3312" calcext:value-type="float">
            <text:p>0,87331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24" calcext:value-type="float">
            <text:p>0,624</text:p>
          </table:table-cell>
          <table:table-cell office:value-type="float" office:value="0.67872" calcext:value-type="float">
            <text:p>0,67872</text:p>
          </table:table-cell>
          <table:table-cell office:value-type="float" office:value="0.81984" calcext:value-type="float">
            <text:p>0,81984</text:p>
          </table:table-cell>
          <table:table-cell office:value-type="float" office:value="0.85344" calcext:value-type="float">
            <text:p>0,85344</text:p>
          </table:table-cell>
          <table:table-cell office:value-type="float" office:value="0.86144" calcext:value-type="float">
            <text:p>0,86144</text:p>
          </table:table-cell>
          <table:table-cell office:value-type="float" office:value="0.88224" calcext:value-type="float">
            <text:p>0,88224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216" calcext:value-type="float">
            <text:p>0,9321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3536" calcext:value-type="float">
            <text:p>0,87353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4" calcext:value-type="float">
            <text:p>0,64</text:p>
          </table:table-cell>
          <table:table-cell office:value-type="float" office:value="0.68736" calcext:value-type="float">
            <text:p>0,68736</text:p>
          </table:table-cell>
          <table:table-cell office:value-type="float" office:value="0.82208" calcext:value-type="float">
            <text:p>0,82208</text:p>
          </table:table-cell>
          <table:table-cell office:value-type="float" office:value="0.86112" calcext:value-type="float">
            <text:p>0,86112</text:p>
          </table:table-cell>
          <table:table-cell office:value-type="float" office:value="0.87968" calcext:value-type="float">
            <text:p>0,87968</text:p>
          </table:table-cell>
          <table:table-cell office:value-type="float" office:value="0.90304" calcext:value-type="float">
            <text:p>0,90304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608" calcext:value-type="float">
            <text:p>0,88060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568" calcext:value-type="float">
            <text:p>0,568</text:p>
          </table:table-cell>
          <table:table-cell office:value-type="float" office:value="0.69152" calcext:value-type="float">
            <text:p>0,69152</text:p>
          </table:table-cell>
          <table:table-cell office:value-type="float" office:value="0.8272" calcext:value-type="float">
            <text:p>0,8272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7456" calcext:value-type="float">
            <text:p>0,87456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608" calcext:value-type="float">
            <text:p>0,9260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632" calcext:value-type="float">
            <text:p>0,93632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024" calcext:value-type="float">
            <text:p>0,88102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272" calcext:value-type="float">
            <text:p>0,272</text:p>
          </table:table-cell>
          <table:table-cell office:value-type="float" office:value="0.64" calcext:value-type="float">
            <text:p>0,64</text:p>
          </table:table-cell>
          <table:table-cell office:value-type="float" office:value="0.79136" calcext:value-type="float">
            <text:p>0,79136</text:p>
          </table:table-cell>
          <table:table-cell office:value-type="float" office:value="0.85376" calcext:value-type="float">
            <text:p>0,85376</text:p>
          </table:table-cell>
          <table:table-cell office:value-type="float" office:value="0.86688" calcext:value-type="float">
            <text:p>0,86688</text:p>
          </table:table-cell>
          <table:table-cell office:value-type="float" office:value="0.89024" calcext:value-type="float">
            <text:p>0,89024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2" calcext:value-type="float">
            <text:p>0,92</text:p>
          </table:table-cell>
          <table:table-cell office:value-type="float" office:value="0.93344" calcext:value-type="float">
            <text:p>0,9334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432" calcext:value-type="float">
            <text:p>0,944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8576" calcext:value-type="float">
            <text:p>0,86857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568" calcext:value-type="float">
            <text:p>0,568</text:p>
          </table:table-cell>
          <table:table-cell office:value-type="float" office:value="0.66624" calcext:value-type="float">
            <text:p>0,66624</text:p>
          </table:table-cell>
          <table:table-cell office:value-type="float" office:value="0.7872" calcext:value-type="float">
            <text:p>0,7872</text:p>
          </table:table-cell>
          <table:table-cell office:value-type="float" office:value="0.84704" calcext:value-type="float">
            <text:p>0,84704</text:p>
          </table:table-cell>
          <table:table-cell office:value-type="float" office:value="0.86016" calcext:value-type="float">
            <text:p>0,86016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90176" calcext:value-type="float">
            <text:p>0,90176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376" calcext:value-type="float">
            <text:p>0,93376</text:p>
          </table:table-cell>
          <table:table-cell office:value-type="float" office:value="0.94176" calcext:value-type="float">
            <text:p>0,941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4928" calcext:value-type="float">
            <text:p>0,864928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584" calcext:value-type="float">
            <text:p>0,584</text:p>
          </table:table-cell>
          <table:table-cell office:value-type="float" office:value="0.67104" calcext:value-type="float">
            <text:p>0,67104</text:p>
          </table:table-cell>
          <table:table-cell office:value-type="float" office:value="0.7904" calcext:value-type="float">
            <text:p>0,7904</text:p>
          </table:table-cell>
          <table:table-cell office:value-type="float" office:value="0.85248" calcext:value-type="float">
            <text:p>0,85248</text:p>
          </table:table-cell>
          <table:table-cell office:value-type="float" office:value="0.86592" calcext:value-type="float">
            <text:p>0,86592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90624" calcext:value-type="float">
            <text:p>0,90624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8512" calcext:value-type="float">
            <text:p>0,868512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584" calcext:value-type="float">
            <text:p>0,584</text:p>
          </table:table-cell>
          <table:table-cell office:value-type="float" office:value="0.67232" calcext:value-type="float">
            <text:p>0,67232</text:p>
          </table:table-cell>
          <table:table-cell office:value-type="float" office:value="0.77056" calcext:value-type="float">
            <text:p>0,77056</text:p>
          </table:table-cell>
          <table:table-cell office:value-type="float" office:value="0.84672" calcext:value-type="float">
            <text:p>0,84672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704" calcext:value-type="float">
            <text:p>0,88704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1312" calcext:value-type="float">
            <text:p>0,861312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4" calcext:value-type="float">
            <text:p>0,64</text:p>
          </table:table-cell>
          <table:table-cell office:value-type="float" office:value="0.69056" calcext:value-type="float">
            <text:p>0,69056</text:p>
          </table:table-cell>
          <table:table-cell office:value-type="float" office:value="0.80288" calcext:value-type="float">
            <text:p>0,80288</text:p>
          </table:table-cell>
          <table:table-cell office:value-type="float" office:value="0.8512" calcext:value-type="float">
            <text:p>0,8512</text:p>
          </table:table-cell>
          <table:table-cell office:value-type="float" office:value="0.86784" calcext:value-type="float">
            <text:p>0,86784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16" calcext:value-type="float">
            <text:p>0,9216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8832" calcext:value-type="float">
            <text:p>0,86883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88" calcext:value-type="float">
            <text:p>0,488</text:p>
          </table:table-cell>
          <table:table-cell office:value-type="float" office:value="0.69248" calcext:value-type="float">
            <text:p>0,69248</text:p>
          </table:table-cell>
          <table:table-cell office:value-type="float" office:value="0.82688" calcext:value-type="float">
            <text:p>0,82688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8416" calcext:value-type="float">
            <text:p>0,88416</text:p>
          </table:table-cell>
          <table:table-cell office:value-type="float" office:value="0.90688" calcext:value-type="float">
            <text:p>0,90688</text:p>
          </table:table-cell>
          <table:table-cell office:value-type="float" office:value="0.91616" calcext:value-type="float">
            <text:p>0,91616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616" calcext:value-type="float">
            <text:p>0,875616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272" calcext:value-type="float">
            <text:p>0,272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83872" calcext:value-type="float">
            <text:p>0,83872</text:p>
          </table:table-cell>
          <table:table-cell office:value-type="float" office:value="0.86016" calcext:value-type="float">
            <text:p>0,86016</text:p>
          </table:table-cell>
          <table:table-cell office:value-type="float" office:value="0.87392" calcext:value-type="float">
            <text:p>0,87392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56" calcext:value-type="float">
            <text:p>0,87856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272" calcext:value-type="float">
            <text:p>0,272</text:p>
          </table:table-cell>
          <table:table-cell office:value-type="float" office:value="0.67712" calcext:value-type="float">
            <text:p>0,67712</text:p>
          </table:table-cell>
          <table:table-cell office:value-type="float" office:value="0.83008" calcext:value-type="float">
            <text:p>0,83008</text:p>
          </table:table-cell>
          <table:table-cell office:value-type="float" office:value="0.85632" calcext:value-type="float">
            <text:p>0,85632</text:p>
          </table:table-cell>
          <table:table-cell office:value-type="float" office:value="0.87072" calcext:value-type="float">
            <text:p>0,87072</text:p>
          </table:table-cell>
          <table:table-cell office:value-type="float" office:value="0.89216" calcext:value-type="float">
            <text:p>0,89216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488" calcext:value-type="float">
            <text:p>0,87548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584" calcext:value-type="float">
            <text:p>0,584</text:p>
          </table:table-cell>
          <table:table-cell office:value-type="float" office:value="0.72896" calcext:value-type="float">
            <text:p>0,72896</text:p>
          </table:table-cell>
          <table:table-cell office:value-type="float" office:value="0.83904" calcext:value-type="float">
            <text:p>0,83904</text:p>
          </table:table-cell>
          <table:table-cell office:value-type="float" office:value="0.85536" calcext:value-type="float">
            <text:p>0,85536</text:p>
          </table:table-cell>
          <table:table-cell office:value-type="float" office:value="0.87008" calcext:value-type="float">
            <text:p>0,87008</text:p>
          </table:table-cell>
          <table:table-cell office:value-type="float" office:value="0.89344" calcext:value-type="float">
            <text:p>0,89344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512" calcext:value-type="float">
            <text:p>0,92512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728" calcext:value-type="float">
            <text:p>0,881728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56" calcext:value-type="float">
            <text:p>0,656</text:p>
          </table:table-cell>
          <table:table-cell office:value-type="float" office:value="0.728" calcext:value-type="float">
            <text:p>0,728</text:p>
          </table:table-cell>
          <table:table-cell office:value-type="float" office:value="0.83936" calcext:value-type="float">
            <text:p>0,83936</text:p>
          </table:table-cell>
          <table:table-cell office:value-type="float" office:value="0.8576" calcext:value-type="float">
            <text:p>0,8576</text:p>
          </table:table-cell>
          <table:table-cell office:value-type="float" office:value="0.87264" calcext:value-type="float">
            <text:p>0,87264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4" calcext:value-type="float">
            <text:p>0,9184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2464" calcext:value-type="float">
            <text:p>0,882464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351 accuracy.C1:accuracy.C1 accuracy.C2:accuracy.C351 accuracy.D1:accuracy.D1 accuracy.D2:accuracy.D351 accuracy.E1:accuracy.E1 accuracy.E2:accuracy.E351 accuracy.F1:accuracy.F1 accuracy.F2:accuracy.F351 accuracy.G1:accuracy.G1 accuracy.G2:accuracy.G351 accuracy.H1:accuracy.H1 accuracy.H2:accuracy.H351 accuracy.I1:accuracy.I1 accuracy.I2:accuracy.I351 accuracy.J1:accuracy.J1 accuracy.J2:accuracy.J351 accuracy.K1:accuracy.K1 accuracy.K2:accuracy.K351 accuracy.L1:accuracy.L1 accuracy.L2:accuracy.L351 accuracy.M1:accuracy.M1 accuracy.M2:accuracy.M351 accuracy.N1:accuracy.N1 accuracy.N2:accuracy.N3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4" calcext:value-type="float">
            <text:p>0,64</text:p>
          </table:table-cell>
          <table:table-cell office:value-type="float" office:value="0.69248" calcext:value-type="float">
            <text:p>0,69248</text:p>
          </table:table-cell>
          <table:table-cell office:value-type="float" office:value="0.82336" calcext:value-type="float">
            <text:p>0,82336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6624" calcext:value-type="float">
            <text:p>0,86624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12" calcext:value-type="float">
            <text:p>0,91712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744" calcext:value-type="float">
            <text:p>0,87574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32" calcext:value-type="float">
            <text:p>0,632</text:p>
          </table:table-cell>
          <table:table-cell office:value-type="float" office:value="0.7136" calcext:value-type="float">
            <text:p>0,7136</text:p>
          </table:table-cell>
          <table:table-cell office:value-type="float" office:value="0.8464" calcext:value-type="float">
            <text:p>0,8464</text:p>
          </table:table-cell>
          <table:table-cell office:value-type="float" office:value="0.85824" calcext:value-type="float">
            <text:p>0,85824</text:p>
          </table:table-cell>
          <table:table-cell office:value-type="float" office:value="0.87872" calcext:value-type="float">
            <text:p>0,87872</text:p>
          </table:table-cell>
          <table:table-cell office:value-type="float" office:value="0.90592" calcext:value-type="float">
            <text:p>0,905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128" calcext:value-type="float">
            <text:p>0,8841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56" calcext:value-type="float">
            <text:p>0,656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84384" calcext:value-type="float">
            <text:p>0,84384</text:p>
          </table:table-cell>
          <table:table-cell office:value-type="float" office:value="0.86048" calcext:value-type="float">
            <text:p>0,86048</text:p>
          </table:table-cell>
          <table:table-cell office:value-type="float" office:value="0.88608" calcext:value-type="float">
            <text:p>0,88608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328" calcext:value-type="float">
            <text:p>0,91328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76" calcext:value-type="float">
            <text:p>0,93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6304" calcext:value-type="float">
            <text:p>0,88630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272" calcext:value-type="float">
            <text:p>0,272</text:p>
          </table:table-cell>
          <table:table-cell office:value-type="float" office:value="0.63936" calcext:value-type="float">
            <text:p>0,63936</text:p>
          </table:table-cell>
          <table:table-cell office:value-type="float" office:value="0.81248" calcext:value-type="float">
            <text:p>0,81248</text:p>
          </table:table-cell>
          <table:table-cell office:value-type="float" office:value="0.856" calcext:value-type="float">
            <text:p>0,856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992" calcext:value-type="float">
            <text:p>0,899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312" calcext:value-type="float">
            <text:p>0,931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168" calcext:value-type="float">
            <text:p>0,8716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552" calcext:value-type="float">
            <text:p>0,552</text:p>
          </table:table-cell>
          <table:table-cell office:value-type="float" office:value="0.6736" calcext:value-type="float">
            <text:p>0,6736</text:p>
          </table:table-cell>
          <table:table-cell office:value-type="float" office:value="0.82048" calcext:value-type="float">
            <text:p>0,82048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168" calcext:value-type="float">
            <text:p>0,9168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072" calcext:value-type="float">
            <text:p>0,875072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8" calcext:value-type="float">
            <text:p>0,648</text:p>
          </table:table-cell>
          <table:table-cell office:value-type="float" office:value="0.79648" calcext:value-type="float">
            <text:p>0,79648</text:p>
          </table:table-cell>
          <table:table-cell office:value-type="float" office:value="0.8544" calcext:value-type="float">
            <text:p>0,8544</text:p>
          </table:table-cell>
          <table:table-cell office:value-type="float" office:value="0.87264" calcext:value-type="float">
            <text:p>0,8726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096" calcext:value-type="float">
            <text:p>0,92096</text:p>
          </table:table-cell>
          <table:table-cell office:value-type="float" office:value="0.93184" calcext:value-type="float">
            <text:p>0,931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1456" calcext:value-type="float">
            <text:p>0,87145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56" calcext:value-type="float">
            <text:p>0,56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8096" calcext:value-type="float">
            <text:p>0,8096</text:p>
          </table:table-cell>
          <table:table-cell office:value-type="float" office:value="0.85152" calcext:value-type="float">
            <text:p>0,85152</text:p>
          </table:table-cell>
          <table:table-cell office:value-type="float" office:value="0.86368" calcext:value-type="float">
            <text:p>0,86368</text:p>
          </table:table-cell>
          <table:table-cell office:value-type="float" office:value="0.88736" calcext:value-type="float">
            <text:p>0,88736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1072" calcext:value-type="float">
            <text:p>0,871072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328" calcext:value-type="float">
            <text:p>0,328</text:p>
          </table:table-cell>
          <table:table-cell office:value-type="float" office:value="0.6432" calcext:value-type="float">
            <text:p>0,6432</text:p>
          </table:table-cell>
          <table:table-cell office:value-type="float" office:value="0.75552" calcext:value-type="float">
            <text:p>0,75552</text:p>
          </table:table-cell>
          <table:table-cell office:value-type="float" office:value="0.85184" calcext:value-type="float">
            <text:p>0,85184</text:p>
          </table:table-cell>
          <table:table-cell office:value-type="float" office:value="0.86816" calcext:value-type="float">
            <text:p>0,86816</text:p>
          </table:table-cell>
          <table:table-cell office:value-type="float" office:value="0.89952" calcext:value-type="float">
            <text:p>0,8995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344" calcext:value-type="float">
            <text:p>0,9334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6368" calcext:value-type="float">
            <text:p>0,866368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568" calcext:value-type="float">
            <text:p>0,568</text:p>
          </table:table-cell>
          <table:table-cell office:value-type="float" office:value="0.69088" calcext:value-type="float">
            <text:p>0,69088</text:p>
          </table:table-cell>
          <table:table-cell office:value-type="float" office:value="0.83136" calcext:value-type="float">
            <text:p>0,83136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736" calcext:value-type="float">
            <text:p>0,8736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896" calcext:value-type="float">
            <text:p>0,9289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752" calcext:value-type="float">
            <text:p>0,878752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52" calcext:value-type="float">
            <text:p>0,552</text:p>
          </table:table-cell>
          <table:table-cell office:value-type="float" office:value="0.67008" calcext:value-type="float">
            <text:p>0,67008</text:p>
          </table:table-cell>
          <table:table-cell office:value-type="float" office:value="0.8176" calcext:value-type="float">
            <text:p>0,8176</text:p>
          </table:table-cell>
          <table:table-cell office:value-type="float" office:value="0.85952" calcext:value-type="float">
            <text:p>0,85952</text:p>
          </table:table-cell>
          <table:table-cell office:value-type="float" office:value="0.87296" calcext:value-type="float">
            <text:p>0,87296</text:p>
          </table:table-cell>
          <table:table-cell office:value-type="float" office:value="0.90016" calcext:value-type="float">
            <text:p>0,90016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16" calcext:value-type="float">
            <text:p>0,9401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936" calcext:value-type="float">
            <text:p>0,875936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568" calcext:value-type="float">
            <text:p>0,568</text:p>
          </table:table-cell>
          <table:table-cell office:value-type="float" office:value="0.68032" calcext:value-type="float">
            <text:p>0,68032</text:p>
          </table:table-cell>
          <table:table-cell office:value-type="float" office:value="0.81664" calcext:value-type="float">
            <text:p>0,81664</text:p>
          </table:table-cell>
          <table:table-cell office:value-type="float" office:value="0.86144" calcext:value-type="float">
            <text:p>0,86144</text:p>
          </table:table-cell>
          <table:table-cell office:value-type="float" office:value="0.87296" calcext:value-type="float">
            <text:p>0,87296</text:p>
          </table:table-cell>
          <table:table-cell office:value-type="float" office:value="0.89632" calcext:value-type="float">
            <text:p>0,89632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744" calcext:value-type="float">
            <text:p>0,91744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44" calcext:value-type="float">
            <text:p>0,9344</text:p>
          </table:table-cell>
          <table:table-cell office:value-type="float" office:value="0.93984" calcext:value-type="float">
            <text:p>0,9398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52" calcext:value-type="float">
            <text:p>0,87552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536" calcext:value-type="float">
            <text:p>0,536</text:p>
          </table:table-cell>
          <table:table-cell office:value-type="float" office:value="0.6704" calcext:value-type="float">
            <text:p>0,6704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696" calcext:value-type="float">
            <text:p>0,85696</text:p>
          </table:table-cell>
          <table:table-cell office:value-type="float" office:value="0.86976" calcext:value-type="float">
            <text:p>0,86976</text:p>
          </table:table-cell>
          <table:table-cell office:value-type="float" office:value="0.88768" calcext:value-type="float">
            <text:p>0,88768</text:p>
          </table:table-cell>
          <table:table-cell office:value-type="float" office:value="0.9088" calcext:value-type="float">
            <text:p>0,9088</text:p>
          </table:table-cell>
          <table:table-cell office:value-type="float" office:value="0.91584" calcext:value-type="float">
            <text:p>0,91584</text:p>
          </table:table-cell>
          <table:table-cell office:value-type="float" office:value="0.92288" calcext:value-type="float">
            <text:p>0,92288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3088" calcext:value-type="float">
            <text:p>0,873088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328" calcext:value-type="float">
            <text:p>0,328</text:p>
          </table:table-cell>
          <table:table-cell office:value-type="float" office:value="0.69216" calcext:value-type="float">
            <text:p>0,69216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688" calcext:value-type="float">
            <text:p>0,8688</text:p>
          </table:table-cell>
          <table:table-cell office:value-type="float" office:value="0.88128" calcext:value-type="float">
            <text:p>0,88128</text:p>
          </table:table-cell>
          <table:table-cell office:value-type="float" office:value="0.9056" calcext:value-type="float">
            <text:p>0,9056</text:p>
          </table:table-cell>
          <table:table-cell office:value-type="float" office:value="0.91488" calcext:value-type="float">
            <text:p>0,91488</text:p>
          </table:table-cell>
          <table:table-cell office:value-type="float" office:value="0.92256" calcext:value-type="float">
            <text:p>0,92256</text:p>
          </table:table-cell>
          <table:table-cell office:value-type="float" office:value="0.9344" calcext:value-type="float">
            <text:p>0,9344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68" calcext:value-type="float">
            <text:p>0,87568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544" calcext:value-type="float">
            <text:p>0,544</text:p>
          </table:table-cell>
          <table:table-cell office:value-type="float" office:value="0.71648" calcext:value-type="float">
            <text:p>0,71648</text:p>
          </table:table-cell>
          <table:table-cell office:value-type="float" office:value="0.83488" calcext:value-type="float">
            <text:p>0,83488</text:p>
          </table:table-cell>
          <table:table-cell office:value-type="float" office:value="0.85664" calcext:value-type="float">
            <text:p>0,85664</text:p>
          </table:table-cell>
          <table:table-cell office:value-type="float" office:value="0.87424" calcext:value-type="float">
            <text:p>0,87424</text:p>
          </table:table-cell>
          <table:table-cell office:value-type="float" office:value="0.89792" calcext:value-type="float">
            <text:p>0,89792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1936" calcext:value-type="float">
            <text:p>0,91936</text:p>
          </table:table-cell>
          <table:table-cell office:value-type="float" office:value="0.92736" calcext:value-type="float">
            <text:p>0,9273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344" calcext:value-type="float">
            <text:p>0,88134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544" calcext:value-type="float">
            <text:p>0,544</text:p>
          </table:table-cell>
          <table:table-cell office:value-type="float" office:value="0.68544" calcext:value-type="float">
            <text:p>0,68544</text:p>
          </table:table-cell>
          <table:table-cell office:value-type="float" office:value="0.81344" calcext:value-type="float">
            <text:p>0,81344</text:p>
          </table:table-cell>
          <table:table-cell office:value-type="float" office:value="0.85056" calcext:value-type="float">
            <text:p>0,85056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" calcext:value-type="float">
            <text:p>0,92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2" calcext:value-type="float">
            <text:p>0,939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584" calcext:value-type="float">
            <text:p>0,875584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536" calcext:value-type="float">
            <text:p>0,536</text:p>
          </table:table-cell>
          <table:table-cell office:value-type="float" office:value="0.69952" calcext:value-type="float">
            <text:p>0,69952</text:p>
          </table:table-cell>
          <table:table-cell office:value-type="float" office:value="0.83904" calcext:value-type="float">
            <text:p>0,83904</text:p>
          </table:table-cell>
          <table:table-cell office:value-type="float" office:value="0.8592" calcext:value-type="float">
            <text:p>0,8592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90432" calcext:value-type="float">
            <text:p>0,90432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2032" calcext:value-type="float">
            <text:p>0,92032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952" calcext:value-type="float">
            <text:p>0,9395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2176" calcext:value-type="float">
            <text:p>0,882176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56" calcext:value-type="float">
            <text:p>0,56</text:p>
          </table:table-cell>
          <table:table-cell office:value-type="float" office:value="0.69056" calcext:value-type="float">
            <text:p>0,69056</text:p>
          </table:table-cell>
          <table:table-cell office:value-type="float" office:value="0.824" calcext:value-type="float">
            <text:p>0,824</text:p>
          </table:table-cell>
          <table:table-cell office:value-type="float" office:value="0.85152" calcext:value-type="float">
            <text:p>0,85152</text:p>
          </table:table-cell>
          <table:table-cell office:value-type="float" office:value="0.86624" calcext:value-type="float">
            <text:p>0,86624</text:p>
          </table:table-cell>
          <table:table-cell office:value-type="float" office:value="0.89152" calcext:value-type="float">
            <text:p>0,89152</text:p>
          </table:table-cell>
          <table:table-cell office:value-type="float" office:value="0.91264" calcext:value-type="float">
            <text:p>0,91264</text:p>
          </table:table-cell>
          <table:table-cell office:value-type="float" office:value="0.92" calcext:value-type="float">
            <text:p>0,92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6128" calcext:value-type="float">
            <text:p>0,87612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488" calcext:value-type="float">
            <text:p>0,488</text:p>
          </table:table-cell>
          <table:table-cell office:value-type="float" office:value="0.70464" calcext:value-type="float">
            <text:p>0,70464</text:p>
          </table:table-cell>
          <table:table-cell office:value-type="float" office:value="0.83456" calcext:value-type="float">
            <text:p>0,83456</text:p>
          </table:table-cell>
          <table:table-cell office:value-type="float" office:value="0.85888" calcext:value-type="float">
            <text:p>0,85888</text:p>
          </table:table-cell>
          <table:table-cell office:value-type="float" office:value="0.87296" calcext:value-type="float">
            <text:p>0,87296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2" calcext:value-type="float">
            <text:p>0,92</text:p>
          </table:table-cell>
          <table:table-cell office:value-type="float" office:value="0.92736" calcext:value-type="float">
            <text:p>0,9273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0288" calcext:value-type="float">
            <text:p>0,88028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56" calcext:value-type="float">
            <text:p>0,56</text:p>
          </table:table-cell>
          <table:table-cell office:value-type="float" office:value="0.7472" calcext:value-type="float">
            <text:p>0,7472</text:p>
          </table:table-cell>
          <table:table-cell office:value-type="float" office:value="0.83808" calcext:value-type="float">
            <text:p>0,83808</text:p>
          </table:table-cell>
          <table:table-cell office:value-type="float" office:value="0.86016" calcext:value-type="float">
            <text:p>0,86016</text:p>
          </table:table-cell>
          <table:table-cell office:value-type="float" office:value="0.87488" calcext:value-type="float">
            <text:p>0,87488</text:p>
          </table:table-cell>
          <table:table-cell office:value-type="float" office:value="0.89504" calcext:value-type="float">
            <text:p>0,89504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2832" calcext:value-type="float">
            <text:p>0,9283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768" calcext:value-type="float">
            <text:p>0,88476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592" calcext:value-type="float">
            <text:p>0,592</text:p>
          </table:table-cell>
          <table:table-cell office:value-type="float" office:value="0.728" calcext:value-type="float">
            <text:p>0,728</text:p>
          </table:table-cell>
          <table:table-cell office:value-type="float" office:value="0.83552" calcext:value-type="float">
            <text:p>0,83552</text:p>
          </table:table-cell>
          <table:table-cell office:value-type="float" office:value="0.85664" calcext:value-type="float">
            <text:p>0,85664</text:p>
          </table:table-cell>
          <table:table-cell office:value-type="float" office:value="0.87872" calcext:value-type="float">
            <text:p>0,87872</text:p>
          </table:table-cell>
          <table:table-cell office:value-type="float" office:value="0.90336" calcext:value-type="float">
            <text:p>0,90336</text:p>
          </table:table-cell>
          <table:table-cell office:value-type="float" office:value="0.91392" calcext:value-type="float">
            <text:p>0,91392</text:p>
          </table:table-cell>
          <table:table-cell office:value-type="float" office:value="0.92" calcext:value-type="float">
            <text:p>0,92</text:p>
          </table:table-cell>
          <table:table-cell office:value-type="float" office:value="0.92992" calcext:value-type="float">
            <text:p>0,9299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032" calcext:value-type="float">
            <text:p>0,88403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96" calcext:value-type="float">
            <text:p>0,496</text:p>
          </table:table-cell>
          <table:table-cell office:value-type="float" office:value="0.70624" calcext:value-type="float">
            <text:p>0,70624</text:p>
          </table:table-cell>
          <table:table-cell office:value-type="float" office:value="0.82752" calcext:value-type="float">
            <text:p>0,82752</text:p>
          </table:table-cell>
          <table:table-cell office:value-type="float" office:value="0.86624" calcext:value-type="float">
            <text:p>0,86624</text:p>
          </table:table-cell>
          <table:table-cell office:value-type="float" office:value="0.89664" calcext:value-type="float">
            <text:p>0,89664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1776" calcext:value-type="float">
            <text:p>0,91776</text:p>
          </table:table-cell>
          <table:table-cell office:value-type="float" office:value="0.9232" calcext:value-type="float">
            <text:p>0,9232</text:p>
          </table:table-cell>
          <table:table-cell office:value-type="float" office:value="0.93152" calcext:value-type="float">
            <text:p>0,9315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856" calcext:value-type="float">
            <text:p>0,9385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5376" calcext:value-type="float">
            <text:p>0,885376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496" calcext:value-type="float">
            <text:p>0,496</text:p>
          </table:table-cell>
          <table:table-cell office:value-type="float" office:value="0.66592" calcext:value-type="float">
            <text:p>0,66592</text:p>
          </table:table-cell>
          <table:table-cell office:value-type="float" office:value="0.78368" calcext:value-type="float">
            <text:p>0,78368</text:p>
          </table:table-cell>
          <table:table-cell office:value-type="float" office:value="0.85504" calcext:value-type="float">
            <text:p>0,85504</text:p>
          </table:table-cell>
          <table:table-cell office:value-type="float" office:value="0.87904" calcext:value-type="float">
            <text:p>0,87904</text:p>
          </table:table-cell>
          <table:table-cell office:value-type="float" office:value="0.9008" calcext:value-type="float">
            <text:p>0,9008</text:p>
          </table:table-cell>
          <table:table-cell office:value-type="float" office:value="0.912" calcext:value-type="float">
            <text:p>0,912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2544" calcext:value-type="float">
            <text:p>0,92544</text:p>
          </table:table-cell>
          <table:table-cell office:value-type="float" office:value="0.93536" calcext:value-type="float">
            <text:p>0,93536</text:p>
          </table:table-cell>
          <table:table-cell office:value-type="float" office:value="0.93824" calcext:value-type="float">
            <text:p>0,938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152" calcext:value-type="float">
            <text:p>0,8715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496" calcext:value-type="float">
            <text:p>0,496</text:p>
          </table:table-cell>
          <table:table-cell office:value-type="float" office:value="0.68384" calcext:value-type="float">
            <text:p>0,68384</text:p>
          </table:table-cell>
          <table:table-cell office:value-type="float" office:value="0.79968" calcext:value-type="float">
            <text:p>0,79968</text:p>
          </table:table-cell>
          <table:table-cell office:value-type="float" office:value="0.85664" calcext:value-type="float">
            <text:p>0,85664</text:p>
          </table:table-cell>
          <table:table-cell office:value-type="float" office:value="0.87776" calcext:value-type="float">
            <text:p>0,87776</text:p>
          </table:table-cell>
          <table:table-cell office:value-type="float" office:value="0.89984" calcext:value-type="float">
            <text:p>0,89984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448" calcext:value-type="float">
            <text:p>0,92448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3888" calcext:value-type="float">
            <text:p>0,9388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4656" calcext:value-type="float">
            <text:p>0,87465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536" calcext:value-type="float">
            <text:p>0,536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77888" calcext:value-type="float">
            <text:p>0,77888</text:p>
          </table:table-cell>
          <table:table-cell office:value-type="float" office:value="0.8528" calcext:value-type="float">
            <text:p>0,8528</text:p>
          </table:table-cell>
          <table:table-cell office:value-type="float" office:value="0.87264" calcext:value-type="float">
            <text:p>0,87264</text:p>
          </table:table-cell>
          <table:table-cell office:value-type="float" office:value="0.89408" calcext:value-type="float">
            <text:p>0,89408</text:p>
          </table:table-cell>
          <table:table-cell office:value-type="float" office:value="0.90944" calcext:value-type="float">
            <text:p>0,90944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264" calcext:value-type="float">
            <text:p>0,926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8" calcext:value-type="float">
            <text:p>0,940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1328" calcext:value-type="float">
            <text:p>0,87132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4" calcext:value-type="float">
            <text:p>0,64</text:p>
          </table:table-cell>
          <table:table-cell office:value-type="float" office:value="0.68352" calcext:value-type="float">
            <text:p>0,68352</text:p>
          </table:table-cell>
          <table:table-cell office:value-type="float" office:value="0.79744" calcext:value-type="float">
            <text:p>0,79744</text:p>
          </table:table-cell>
          <table:table-cell office:value-type="float" office:value="0.85728" calcext:value-type="float">
            <text:p>0,85728</text:p>
          </table:table-cell>
          <table:table-cell office:value-type="float" office:value="0.87712" calcext:value-type="float">
            <text:p>0,87712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104" calcext:value-type="float">
            <text:p>0,9104</text:p>
          </table:table-cell>
          <table:table-cell office:value-type="float" office:value="0.91904" calcext:value-type="float">
            <text:p>0,91904</text:p>
          </table:table-cell>
          <table:table-cell office:value-type="float" office:value="0.93088" calcext:value-type="float">
            <text:p>0,9308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76" calcext:value-type="float">
            <text:p>0,941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2" calcext:value-type="float">
            <text:p>0,875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592" calcext:value-type="float">
            <text:p>0,592</text:p>
          </table:table-cell>
          <table:table-cell office:value-type="float" office:value="0.6848" calcext:value-type="float">
            <text:p>0,6848</text:p>
          </table:table-cell>
          <table:table-cell office:value-type="float" office:value="0.81536" calcext:value-type="float">
            <text:p>0,81536</text:p>
          </table:table-cell>
          <table:table-cell office:value-type="float" office:value="0.864" calcext:value-type="float">
            <text:p>0,864</text:p>
          </table:table-cell>
          <table:table-cell office:value-type="float" office:value="0.87808" calcext:value-type="float">
            <text:p>0,87808</text:p>
          </table:table-cell>
          <table:table-cell office:value-type="float" office:value="0.90112" calcext:value-type="float">
            <text:p>0,90112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" calcext:value-type="float">
            <text:p>0,92</text:p>
          </table:table-cell>
          <table:table-cell office:value-type="float" office:value="0.92864" calcext:value-type="float">
            <text:p>0,9286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12" calcext:value-type="float">
            <text:p>0,941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8208" calcext:value-type="float">
            <text:p>0,878208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32" calcext:value-type="float">
            <text:p>0,632</text:p>
          </table:table-cell>
          <table:table-cell office:value-type="float" office:value="0.69568" calcext:value-type="float">
            <text:p>0,69568</text:p>
          </table:table-cell>
          <table:table-cell office:value-type="float" office:value="0.80032" calcext:value-type="float">
            <text:p>0,80032</text:p>
          </table:table-cell>
          <table:table-cell office:value-type="float" office:value="0.85568" calcext:value-type="float">
            <text:p>0,85568</text:p>
          </table:table-cell>
          <table:table-cell office:value-type="float" office:value="0.87424" calcext:value-type="float">
            <text:p>0,87424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1232" calcext:value-type="float">
            <text:p>0,91232</text:p>
          </table:table-cell>
          <table:table-cell office:value-type="float" office:value="0.92" calcext:value-type="float">
            <text:p>0,92</text:p>
          </table:table-cell>
          <table:table-cell office:value-type="float" office:value="0.92672" calcext:value-type="float">
            <text:p>0,9267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304" calcext:value-type="float">
            <text:p>0,9430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6224" calcext:value-type="float">
            <text:p>0,876224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24" calcext:value-type="float">
            <text:p>0,624</text:p>
          </table:table-cell>
          <table:table-cell office:value-type="float" office:value="0.67808" calcext:value-type="float">
            <text:p>0,67808</text:p>
          </table:table-cell>
          <table:table-cell office:value-type="float" office:value="0.74688" calcext:value-type="float">
            <text:p>0,74688</text:p>
          </table:table-cell>
          <table:table-cell office:value-type="float" office:value="0.83648" calcext:value-type="float">
            <text:p>0,83648</text:p>
          </table:table-cell>
          <table:table-cell office:value-type="float" office:value="0.86464" calcext:value-type="float">
            <text:p>0,86464</text:p>
          </table:table-cell>
          <table:table-cell office:value-type="float" office:value="0.88992" calcext:value-type="float">
            <text:p>0,88992</text:p>
          </table:table-cell>
          <table:table-cell office:value-type="float" office:value="0.90976" calcext:value-type="float">
            <text:p>0,90976</text:p>
          </table:table-cell>
          <table:table-cell office:value-type="float" office:value="0.91968" calcext:value-type="float">
            <text:p>0,91968</text:p>
          </table:table-cell>
          <table:table-cell office:value-type="float" office:value="0.9264" calcext:value-type="float">
            <text:p>0,9264</text:p>
          </table:table-cell>
          <table:table-cell office:value-type="float" office:value="0.93568" calcext:value-type="float">
            <text:p>0,93568</text:p>
          </table:table-cell>
          <table:table-cell office:value-type="float" office:value="0.94176" calcext:value-type="float">
            <text:p>0,9417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4928" calcext:value-type="float">
            <text:p>0,864928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" calcext:value-type="float">
            <text:p>0,6</text:p>
          </table:table-cell>
          <table:table-cell office:value-type="float" office:value="0.67136" calcext:value-type="float">
            <text:p>0,67136</text:p>
          </table:table-cell>
          <table:table-cell office:value-type="float" office:value="0.72544" calcext:value-type="float">
            <text:p>0,72544</text:p>
          </table:table-cell>
          <table:table-cell office:value-type="float" office:value="0.82272" calcext:value-type="float">
            <text:p>0,82272</text:p>
          </table:table-cell>
          <table:table-cell office:value-type="float" office:value="0.86624" calcext:value-type="float">
            <text:p>0,86624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0848" calcext:value-type="float">
            <text:p>0,90848</text:p>
          </table:table-cell>
          <table:table-cell office:value-type="float" office:value="0.91872" calcext:value-type="float">
            <text:p>0,91872</text:p>
          </table:table-cell>
          <table:table-cell office:value-type="float" office:value="0.92704" calcext:value-type="float">
            <text:p>0,9270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24" calcext:value-type="float">
            <text:p>0,942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1376" calcext:value-type="float">
            <text:p>0,861376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472" calcext:value-type="float">
            <text:p>0,472</text:p>
          </table:table-cell>
          <table:table-cell office:value-type="float" office:value="0.66016" calcext:value-type="float">
            <text:p>0,66016</text:p>
          </table:table-cell>
          <table:table-cell office:value-type="float" office:value="0.73088" calcext:value-type="float">
            <text:p>0,73088</text:p>
          </table:table-cell>
          <table:table-cell office:value-type="float" office:value="0.81952" calcext:value-type="float">
            <text:p>0,81952</text:p>
          </table:table-cell>
          <table:table-cell office:value-type="float" office:value="0.85952" calcext:value-type="float">
            <text:p>0,85952</text:p>
          </table:table-cell>
          <table:table-cell office:value-type="float" office:value="0.88608" calcext:value-type="float">
            <text:p>0,88608</text:p>
          </table:table-cell>
          <table:table-cell office:value-type="float" office:value="0.90816" calcext:value-type="float">
            <text:p>0,90816</text:p>
          </table:table-cell>
          <table:table-cell office:value-type="float" office:value="0.91936" calcext:value-type="float">
            <text:p>0,91936</text:p>
          </table:table-cell>
          <table:table-cell office:value-type="float" office:value="0.93056" calcext:value-type="float">
            <text:p>0,9305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59168" calcext:value-type="float">
            <text:p>0,85916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328" calcext:value-type="float">
            <text:p>0,328</text:p>
          </table:table-cell>
          <table:table-cell office:value-type="float" office:value="0.63904" calcext:value-type="float">
            <text:p>0,63904</text:p>
          </table:table-cell>
          <table:table-cell office:value-type="float" office:value="0.74592" calcext:value-type="float">
            <text:p>0,74592</text:p>
          </table:table-cell>
          <table:table-cell office:value-type="float" office:value="0.83552" calcext:value-type="float">
            <text:p>0,83552</text:p>
          </table:table-cell>
          <table:table-cell office:value-type="float" office:value="0.872" calcext:value-type="float">
            <text:p>0,872</text:p>
          </table:table-cell>
          <table:table-cell office:value-type="float" office:value="0.89856" calcext:value-type="float">
            <text:p>0,89856</text:p>
          </table:table-cell>
          <table:table-cell office:value-type="float" office:value="0.91008" calcext:value-type="float">
            <text:p>0,91008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472" calcext:value-type="float">
            <text:p>0,9347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432" calcext:value-type="float">
            <text:p>0,9443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3808" calcext:value-type="float">
            <text:p>0,863808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576" calcext:value-type="float">
            <text:p>0,576</text:p>
          </table:table-cell>
          <table:table-cell office:value-type="float" office:value="0.68608" calcext:value-type="float">
            <text:p>0,68608</text:p>
          </table:table-cell>
          <table:table-cell office:value-type="float" office:value="0.78848" calcext:value-type="float">
            <text:p>0,78848</text:p>
          </table:table-cell>
          <table:table-cell office:value-type="float" office:value="0.85408" calcext:value-type="float">
            <text:p>0,85408</text:p>
          </table:table-cell>
          <table:table-cell office:value-type="float" office:value="0.872" calcext:value-type="float">
            <text:p>0,872</text:p>
          </table:table-cell>
          <table:table-cell office:value-type="float" office:value="0.89472" calcext:value-type="float">
            <text:p>0,89472</text:p>
          </table:table-cell>
          <table:table-cell office:value-type="float" office:value="0.91296" calcext:value-type="float">
            <text:p>0,91296</text:p>
          </table:table-cell>
          <table:table-cell office:value-type="float" office:value="0.92384" calcext:value-type="float">
            <text:p>0,92384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664" calcext:value-type="float">
            <text:p>0,93664</text:p>
          </table:table-cell>
          <table:table-cell office:value-type="float" office:value="0.94528" calcext:value-type="float">
            <text:p>0,9452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5008" calcext:value-type="float">
            <text:p>0,87500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" calcext:value-type="float">
            <text:p>0,64</text:p>
          </table:table-cell>
          <table:table-cell office:value-type="float" office:value="0.68544" calcext:value-type="float">
            <text:p>0,68544</text:p>
          </table:table-cell>
          <table:table-cell office:value-type="float" office:value="0.76704" calcext:value-type="float">
            <text:p>0,76704</text:p>
          </table:table-cell>
          <table:table-cell office:value-type="float" office:value="0.84064" calcext:value-type="float">
            <text:p>0,84064</text:p>
          </table:table-cell>
          <table:table-cell office:value-type="float" office:value="0.87008" calcext:value-type="float">
            <text:p>0,87008</text:p>
          </table:table-cell>
          <table:table-cell office:value-type="float" office:value="0.8976" calcext:value-type="float">
            <text:p>0,8976</text:p>
          </table:table-cell>
          <table:table-cell office:value-type="float" office:value="0.91136" calcext:value-type="float">
            <text:p>0,91136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3696" calcext:value-type="float">
            <text:p>0,93696</text:p>
          </table:table-cell>
          <table:table-cell office:value-type="float" office:value="0.94496" calcext:value-type="float">
            <text:p>0,94496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1424" calcext:value-type="float">
            <text:p>0,87142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328" calcext:value-type="float">
            <text:p>0,328</text:p>
          </table:table-cell>
          <table:table-cell office:value-type="float" office:value="0.6752" calcext:value-type="float">
            <text:p>0,6752</text:p>
          </table:table-cell>
          <table:table-cell office:value-type="float" office:value="0.76128" calcext:value-type="float">
            <text:p>0,76128</text:p>
          </table:table-cell>
          <table:table-cell office:value-type="float" office:value="0.83648" calcext:value-type="float">
            <text:p>0,83648</text:p>
          </table:table-cell>
          <table:table-cell office:value-type="float" office:value="0.86816" calcext:value-type="float">
            <text:p>0,86816</text:p>
          </table:table-cell>
          <table:table-cell office:value-type="float" office:value="0.89536" calcext:value-type="float">
            <text:p>0,89536</text:p>
          </table:table-cell>
          <table:table-cell office:value-type="float" office:value="0.9152" calcext:value-type="float">
            <text:p>0,9152</text:p>
          </table:table-cell>
          <table:table-cell office:value-type="float" office:value="0.92416" calcext:value-type="float">
            <text:p>0,92416</text:p>
          </table:table-cell>
          <table:table-cell office:value-type="float" office:value="0.93536" calcext:value-type="float">
            <text:p>0,93536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144" calcext:value-type="float">
            <text:p>0,94144</text:p>
          </table:table-cell>
          <table:table-cell office:value-type="float" office:value="0.952" calcext:value-type="float">
            <text:p>0,952</text:p>
          </table:table-cell>
          <table:table-cell office:value-type="float" office:value="0.868864" calcext:value-type="float">
            <text:p>0,868864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" calcext:value-type="float">
            <text:p>0,64</text:p>
          </table:table-cell>
          <table:table-cell office:value-type="float" office:value="0.68672" calcext:value-type="float">
            <text:p>0,68672</text:p>
          </table:table-cell>
          <table:table-cell office:value-type="float" office:value="0.77536" calcext:value-type="float">
            <text:p>0,77536</text:p>
          </table:table-cell>
          <table:table-cell office:value-type="float" office:value="0.8496" calcext:value-type="float">
            <text:p>0,8496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9024" calcext:value-type="float">
            <text:p>0,9024</text:p>
          </table:table-cell>
          <table:table-cell office:value-type="float" office:value="0.91552" calcext:value-type="float">
            <text:p>0,91552</text:p>
          </table:table-cell>
          <table:table-cell office:value-type="float" office:value="0.92192" calcext:value-type="float">
            <text:p>0,92192</text:p>
          </table:table-cell>
          <table:table-cell office:value-type="float" office:value="0.93312" calcext:value-type="float">
            <text:p>0,93312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73632" calcext:value-type="float">
            <text:p>0,873632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56" calcext:value-type="float">
            <text:p>0,56</text:p>
          </table:table-cell>
          <table:table-cell office:value-type="float" office:value="0.68736" calcext:value-type="float">
            <text:p>0,68736</text:p>
          </table:table-cell>
          <table:table-cell office:value-type="float" office:value="0.82144" calcext:value-type="float">
            <text:p>0,82144</text:p>
          </table:table-cell>
          <table:table-cell office:value-type="float" office:value="0.86528" calcext:value-type="float">
            <text:p>0,86528</text:p>
          </table:table-cell>
          <table:table-cell office:value-type="float" office:value="0.88352" calcext:value-type="float">
            <text:p>0,88352</text:p>
          </table:table-cell>
          <table:table-cell office:value-type="float" office:value="0.90656" calcext:value-type="float">
            <text:p>0,90656</text:p>
          </table:table-cell>
          <table:table-cell office:value-type="float" office:value="0.91808" calcext:value-type="float">
            <text:p>0,91808</text:p>
          </table:table-cell>
          <table:table-cell office:value-type="float" office:value="0.9248" calcext:value-type="float">
            <text:p>0,9248</text:p>
          </table:table-cell>
          <table:table-cell office:value-type="float" office:value="0.93408" calcext:value-type="float">
            <text:p>0,9340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4048" calcext:value-type="float">
            <text:p>0,94048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176" calcext:value-type="float">
            <text:p>0,8817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56" calcext:value-type="float">
            <text:p>0,56</text:p>
          </table:table-cell>
          <table:table-cell office:value-type="float" office:value="0.67648" calcext:value-type="float">
            <text:p>0,67648</text:p>
          </table:table-cell>
          <table:table-cell office:value-type="float" office:value="0.82592" calcext:value-type="float">
            <text:p>0,82592</text:p>
          </table:table-cell>
          <table:table-cell office:value-type="float" office:value="0.86912" calcext:value-type="float">
            <text:p>0,86912</text:p>
          </table:table-cell>
          <table:table-cell office:value-type="float" office:value="0.89824" calcext:value-type="float">
            <text:p>0,89824</text:p>
          </table:table-cell>
          <table:table-cell office:value-type="float" office:value="0.91168" calcext:value-type="float">
            <text:p>0,91168</text:p>
          </table:table-cell>
          <table:table-cell office:value-type="float" office:value="0.92" calcext:value-type="float">
            <text:p>0,92</text:p>
          </table:table-cell>
          <table:table-cell office:value-type="float" office:value="0.92736" calcext:value-type="float">
            <text:p>0,92736</text:p>
          </table:table-cell>
          <table:table-cell table:number-columns-repeated="2" office:value-type="float" office:value="0.936" calcext:value-type="float">
            <text:p>0,936</text:p>
          </table:table-cell>
          <table:table-cell office:value-type="float" office:value="0.94112" calcext:value-type="float">
            <text:p>0,94112</text:p>
          </table:table-cell>
          <table:table-cell office:value-type="float" office:value="0.952" calcext:value-type="float">
            <text:p>0,952</text:p>
          </table:table-cell>
          <table:table-cell office:value-type="float" office:value="0.884192" calcext:value-type="float">
            <text:p>0,8841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7:46:55.871130103</dc:date>
    <meta:editing-duration>PT40S</meta:editing-duration>
    <meta:editing-cycles>1</meta:editing-cycles>
    <meta:generator>LibreOffice/7.6.4.1$Linux_X86_64 LibreOffice_project/60$Build-1</meta:generator>
    <meta:document-statistic meta:table-count="1" meta:cell-count="49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351 accuracy.C1:accuracy.N351" chart:data-source-has-labels="both" svg:x="1.457cm" svg:y="0.251cm" svg:width="17.567cm" svg:height="11.088cm">
          <chart:coordinate-region svg:x="2.184cm" svg:y="0.45cm" svg:width="16.747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35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51" chart:label-cell-address="accuracy.C1:accuracy.C1" chart:class="chart:line">
            <chart:data-point chart:repeated="350"/>
          </chart:series>
          <chart:series chart:style-name="ch9" chart:values-cell-range-address="accuracy.D2:accuracy.D351" chart:label-cell-address="accuracy.D1:accuracy.D1" chart:class="chart:line">
            <chart:data-point chart:repeated="350"/>
          </chart:series>
          <chart:series chart:style-name="ch10" chart:values-cell-range-address="accuracy.E2:accuracy.E351" chart:label-cell-address="accuracy.E1:accuracy.E1" chart:class="chart:line">
            <chart:data-point chart:repeated="350"/>
          </chart:series>
          <chart:series chart:style-name="ch11" chart:values-cell-range-address="accuracy.F2:accuracy.F351" chart:label-cell-address="accuracy.F1:accuracy.F1" chart:class="chart:line">
            <chart:data-point chart:repeated="350"/>
          </chart:series>
          <chart:series chart:style-name="ch12" chart:values-cell-range-address="accuracy.G2:accuracy.G351" chart:label-cell-address="accuracy.G1:accuracy.G1" chart:class="chart:line">
            <chart:data-point chart:repeated="350"/>
          </chart:series>
          <chart:series chart:style-name="ch13" chart:values-cell-range-address="accuracy.H2:accuracy.H351" chart:label-cell-address="accuracy.H1:accuracy.H1" chart:class="chart:line">
            <chart:data-point chart:repeated="350"/>
          </chart:series>
          <chart:series chart:style-name="ch14" chart:values-cell-range-address="accuracy.I2:accuracy.I351" chart:label-cell-address="accuracy.I1:accuracy.I1" chart:class="chart:line">
            <chart:data-point chart:repeated="350"/>
          </chart:series>
          <chart:series chart:style-name="ch15" chart:values-cell-range-address="accuracy.J2:accuracy.J351" chart:label-cell-address="accuracy.J1:accuracy.J1" chart:class="chart:line">
            <chart:data-point chart:repeated="350"/>
          </chart:series>
          <chart:series chart:style-name="ch16" chart:values-cell-range-address="accuracy.K2:accuracy.K351" chart:label-cell-address="accuracy.K1:accuracy.K1" chart:class="chart:line">
            <chart:data-point chart:repeated="350"/>
          </chart:series>
          <chart:series chart:style-name="ch17" chart:values-cell-range-address="accuracy.L2:accuracy.L351" chart:label-cell-address="accuracy.L1:accuracy.L1" chart:class="chart:line">
            <chart:data-point chart:repeated="350"/>
          </chart:series>
          <chart:series chart:style-name="ch18" chart:values-cell-range-address="accuracy.M2:accuracy.M351" chart:label-cell-address="accuracy.M1:accuracy.M1" chart:class="chart:line">
            <chart:data-point chart:repeated="350"/>
          </chart:series>
          <chart:series chart:style-name="ch19" chart:values-cell-range-address="accuracy.N2:accuracy.N351" chart:label-cell-address="accuracy.N1:accuracy.N1" chart:class="chart:line">
            <chart:data-point chart:repeated="3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51</svg:desc>
                </draw:g>
              </table:table-cell>
              <table:table-cell office:value-type="float" office:value="0.23232">
                <text:p>0.23232</text:p>
                <draw:g>
                  <svg:desc>accuracy.C2:accuracy.C351</svg:desc>
                </draw:g>
              </table:table-cell>
              <table:table-cell office:value-type="float" office:value="0.272">
                <text:p>0.272</text:p>
                <draw:g>
                  <svg:desc>accuracy.D2:accuracy.D351</svg:desc>
                </draw:g>
              </table:table-cell>
              <table:table-cell office:value-type="float" office:value="0.272">
                <text:p>0.272</text:p>
                <draw:g>
                  <svg:desc>accuracy.E2:accuracy.E351</svg:desc>
                </draw:g>
              </table:table-cell>
              <table:table-cell office:value-type="float" office:value="0.31744">
                <text:p>0.31744</text:p>
                <draw:g>
                  <svg:desc>accuracy.F2:accuracy.F351</svg:desc>
                </draw:g>
              </table:table-cell>
              <table:table-cell office:value-type="float" office:value="0.328">
                <text:p>0.328</text:p>
                <draw:g>
                  <svg:desc>accuracy.G2:accuracy.G351</svg:desc>
                </draw:g>
              </table:table-cell>
              <table:table-cell office:value-type="float" office:value="0.328">
                <text:p>0.328</text:p>
                <draw:g>
                  <svg:desc>accuracy.H2:accuracy.H351</svg:desc>
                </draw:g>
              </table:table-cell>
              <table:table-cell office:value-type="float" office:value="0.3456">
                <text:p>0.3456</text:p>
                <draw:g>
                  <svg:desc>accuracy.I2:accuracy.I351</svg:desc>
                </draw:g>
              </table:table-cell>
              <table:table-cell office:value-type="float" office:value="0.4">
                <text:p>0.4</text:p>
                <draw:g>
                  <svg:desc>accuracy.J2:accuracy.J351</svg:desc>
                </draw:g>
              </table:table-cell>
              <table:table-cell office:value-type="float" office:value="0.4">
                <text:p>0.4</text:p>
                <draw:g>
                  <svg:desc>accuracy.K2:accuracy.K351</svg:desc>
                </draw:g>
              </table:table-cell>
              <table:table-cell office:value-type="float" office:value="0.43424">
                <text:p>0.43424</text:p>
                <draw:g>
                  <svg:desc>accuracy.L2:accuracy.L351</svg:desc>
                </draw:g>
              </table:table-cell>
              <table:table-cell office:value-type="float" office:value="0.664">
                <text:p>0.664</text:p>
                <draw:g>
                  <svg:desc>accuracy.M2:accuracy.M351</svg:desc>
                </draw:g>
              </table:table-cell>
              <table:table-cell office:value-type="float" office:value="0.33296">
                <text:p>0.33296</text:p>
                <draw:g>
                  <svg:desc>accuracy.N2:accuracy.N3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152">
                <text:p>0.25152</text:p>
              </table:table-cell>
              <table:table-cell office:value-type="float" office:value="0.272">
                <text:p>0.272</text:p>
              </table:table-cell>
              <table:table-cell office:value-type="float" office:value="0.272">
                <text:p>0.272</text:p>
              </table:table-cell>
              <table:table-cell office:value-type="float" office:value="0.3216">
                <text:p>0.3216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408">
                <text:p>0.3408</text:p>
              </table:table-cell>
              <table:table-cell office:value-type="float" office:value="0.39936">
                <text:p>0.39936</text:p>
              </table:table-cell>
              <table:table-cell office:value-type="float" office:value="0.4">
                <text:p>0.4</text:p>
              </table:table-cell>
              <table:table-cell office:value-type="float" office:value="0.46432">
                <text:p>0.46432</text:p>
              </table:table-cell>
              <table:table-cell office:value-type="float" office:value="0.68">
                <text:p>0.68</text:p>
              </table:table-cell>
              <table:table-cell office:value-type="float" office:value="0.33776">
                <text:p>0.337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656">
                <text:p>0.26656</text:p>
              </table:table-cell>
              <table:table-cell office:value-type="float" office:value="0.272">
                <text:p>0.272</text:p>
              </table:table-cell>
              <table:table-cell office:value-type="float" office:value="0.2928">
                <text:p>0.292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3024">
                <text:p>0.33024</text:p>
              </table:table-cell>
              <table:table-cell office:value-type="float" office:value="0.38432">
                <text:p>0.3843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184">
                <text:p>0.5184</text:p>
              </table:table-cell>
              <table:table-cell office:value-type="float" office:value="0.68">
                <text:p>0.68</text:p>
              </table:table-cell>
              <table:table-cell office:value-type="float" office:value="0.352032">
                <text:p>0.3520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5728">
                <text:p>0.25728</text:p>
              </table:table-cell>
              <table:table-cell office:value-type="float" office:value="0.272">
                <text:p>0.272</text:p>
              </table:table-cell>
              <table:table-cell office:value-type="float" office:value="0.29984">
                <text:p>0.29984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5328">
                <text:p>0.3532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4464">
                <text:p>0.54464</text:p>
              </table:table-cell>
              <table:table-cell office:value-type="float" office:value="0.68">
                <text:p>0.68</text:p>
              </table:table-cell>
              <table:table-cell office:value-type="float" office:value="0.358304">
                <text:p>0.3583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856">
                <text:p>0.25856</text:p>
              </table:table-cell>
              <table:table-cell office:value-type="float" office:value="0.27232">
                <text:p>0.27232</text:p>
              </table:table-cell>
              <table:table-cell office:value-type="float" office:value="0.32448">
                <text:p>0.3244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8048">
                <text:p>0.3804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216">
                <text:p>0.41216</text:p>
              </table:table-cell>
              <table:table-cell office:value-type="float" office:value="0.60576">
                <text:p>0.60576</text:p>
              </table:table-cell>
              <table:table-cell office:value-type="float" office:value="0.68">
                <text:p>0.68</text:p>
              </table:table-cell>
              <table:table-cell office:value-type="float" office:value="0.370976">
                <text:p>0.3709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672">
                <text:p>0.2672</text:p>
              </table:table-cell>
              <table:table-cell office:value-type="float" office:value="0.272">
                <text:p>0.272</text:p>
              </table:table-cell>
              <table:table-cell office:value-type="float" office:value="0.32064">
                <text:p>0.32064</text:p>
              </table:table-cell>
              <table:table-cell office:value-type="float" office:value="0.328">
                <text:p>0.328</text:p>
              </table:table-cell>
              <table:table-cell office:value-type="float" office:value="0.3472">
                <text:p>0.347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5568">
                <text:p>0.45568</text:p>
              </table:table-cell>
              <table:table-cell office:value-type="float" office:value="0.62528">
                <text:p>0.62528</text:p>
              </table:table-cell>
              <table:table-cell office:value-type="float" office:value="0.68">
                <text:p>0.68</text:p>
              </table:table-cell>
              <table:table-cell office:value-type="float" office:value="0.3816">
                <text:p>0.38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6816">
                <text:p>0.26816</text:p>
              </table:table-cell>
              <table:table-cell office:value-type="float" office:value="0.28608">
                <text:p>0.28608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7984">
                <text:p>0.3798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6944">
                <text:p>0.46944</text:p>
              </table:table-cell>
              <table:table-cell office:value-type="float" office:value="0.62784">
                <text:p>0.62784</text:p>
              </table:table-cell>
              <table:table-cell office:value-type="float" office:value="0.68">
                <text:p>0.68</text:p>
              </table:table-cell>
              <table:table-cell office:value-type="float" office:value="0.388736">
                <text:p>0.3887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704">
                <text:p>0.2704</text:p>
              </table:table-cell>
              <table:table-cell office:value-type="float" office:value="0.30752">
                <text:p>0.30752</text:p>
              </table:table-cell>
              <table:table-cell office:value-type="float" office:value="0.328">
                <text:p>0.328</text:p>
              </table:table-cell>
              <table:table-cell office:value-type="float" office:value="0.328">
                <text:p>0.328</text:p>
              </table:table-cell>
              <table:table-cell office:value-type="float" office:value="0.38432">
                <text:p>0.3843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9056">
                <text:p>0.49056</text:p>
              </table:table-cell>
              <table:table-cell office:value-type="float" office:value="0.65856">
                <text:p>0.65856</text:p>
              </table:table-cell>
              <table:table-cell office:value-type="float" office:value="0.704">
                <text:p>0.704</text:p>
              </table:table-cell>
              <table:table-cell office:value-type="float" office:value="0.396736">
                <text:p>0.3967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6208">
                <text:p>0.26208</text:p>
              </table:table-cell>
              <table:table-cell office:value-type="float" office:value="0.32608">
                <text:p>0.32608</text:p>
              </table:table-cell>
              <table:table-cell office:value-type="float" office:value="0.328">
                <text:p>0.328</text:p>
              </table:table-cell>
              <table:table-cell office:value-type="float" office:value="0.34592">
                <text:p>0.3459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176">
                <text:p>0.4176</text:p>
              </table:table-cell>
              <table:table-cell office:value-type="float" office:value="0.5504">
                <text:p>0.5504</text:p>
              </table:table-cell>
              <table:table-cell office:value-type="float" office:value="0.67296">
                <text:p>0.67296</text:p>
              </table:table-cell>
              <table:table-cell office:value-type="float" office:value="0.704">
                <text:p>0.704</text:p>
              </table:table-cell>
              <table:table-cell office:value-type="float" office:value="0.410304">
                <text:p>0.4103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2">
                <text:p>0.272</text:p>
              </table:table-cell>
              <table:table-cell office:value-type="float" office:value="0.32096">
                <text:p>0.32096</text:p>
              </table:table-cell>
              <table:table-cell office:value-type="float" office:value="0.328">
                <text:p>0.328</text:p>
              </table:table-cell>
              <table:table-cell office:value-type="float" office:value="0.36704">
                <text:p>0.3670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2304">
                <text:p>0.42304</text:p>
              </table:table-cell>
              <table:table-cell office:value-type="float" office:value="0.57792">
                <text:p>0.57792</text:p>
              </table:table-cell>
              <table:table-cell office:value-type="float" office:value="0.67744">
                <text:p>0.67744</text:p>
              </table:table-cell>
              <table:table-cell office:value-type="float" office:value="0.704">
                <text:p>0.704</text:p>
              </table:table-cell>
              <table:table-cell office:value-type="float" office:value="0.41664">
                <text:p>0.416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72">
                <text:p>0.272</text:p>
              </table:table-cell>
              <table:table-cell office:value-type="float" office:value="0.32672">
                <text:p>0.32672</text:p>
              </table:table-cell>
              <table:table-cell office:value-type="float" office:value="0.3296">
                <text:p>0.3296</text:p>
              </table:table-cell>
              <table:table-cell office:value-type="float" office:value="0.38816">
                <text:p>0.3881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032">
                <text:p>0.40032</text:p>
              </table:table-cell>
              <table:table-cell office:value-type="float" office:value="0.4816">
                <text:p>0.4816</text:p>
              </table:table-cell>
              <table:table-cell office:value-type="float" office:value="0.60768">
                <text:p>0.60768</text:p>
              </table:table-cell>
              <table:table-cell office:value-type="float" office:value="0.67936">
                <text:p>0.67936</text:p>
              </table:table-cell>
              <table:table-cell office:value-type="float" office:value="0.704">
                <text:p>0.704</text:p>
              </table:table-cell>
              <table:table-cell office:value-type="float" office:value="0.428544">
                <text:p>0.42854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2">
                <text:p>0.272</text:p>
              </table:table-cell>
              <table:table-cell office:value-type="float" office:value="0.328">
                <text:p>0.328</text:p>
              </table:table-cell>
              <table:table-cell office:value-type="float" office:value="0.3312">
                <text:p>0.3312</text:p>
              </table:table-cell>
              <table:table-cell office:value-type="float" office:value="0.39168">
                <text:p>0.3916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256">
                <text:p>0.40256</text:p>
              </table:table-cell>
              <table:table-cell office:value-type="float" office:value="0.46528">
                <text:p>0.46528</text:p>
              </table:table-cell>
              <table:table-cell office:value-type="float" office:value="0.60736">
                <text:p>0.60736</text:p>
              </table:table-cell>
              <table:table-cell office:value-type="float" office:value="0.6816">
                <text:p>0.6816</text:p>
              </table:table-cell>
              <table:table-cell office:value-type="float" office:value="0.704">
                <text:p>0.704</text:p>
              </table:table-cell>
              <table:table-cell office:value-type="float" office:value="0.427968">
                <text:p>0.4279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0752">
                <text:p>0.30752</text:p>
              </table:table-cell>
              <table:table-cell office:value-type="float" office:value="0.328">
                <text:p>0.328</text:p>
              </table:table-cell>
              <table:table-cell office:value-type="float" office:value="0.3696">
                <text:p>0.369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048">
                <text:p>0.4048</text:p>
              </table:table-cell>
              <table:table-cell office:value-type="float" office:value="0.49248">
                <text:p>0.49248</text:p>
              </table:table-cell>
              <table:table-cell office:value-type="float" office:value="0.63776">
                <text:p>0.63776</text:p>
              </table:table-cell>
              <table:table-cell office:value-type="float" office:value="0.68576">
                <text:p>0.68576</text:p>
              </table:table-cell>
              <table:table-cell office:value-type="float" office:value="0.72">
                <text:p>0.72</text:p>
              </table:table-cell>
              <table:table-cell office:value-type="float" office:value="0.442592">
                <text:p>0.4425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8896">
                <text:p>0.28896</text:p>
              </table:table-cell>
              <table:table-cell office:value-type="float" office:value="0.328">
                <text:p>0.328</text:p>
              </table:table-cell>
              <table:table-cell office:value-type="float" office:value="0.3536">
                <text:p>0.353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64">
                <text:p>0.4464</text:p>
              </table:table-cell>
              <table:table-cell office:value-type="float" office:value="0.57376">
                <text:p>0.57376</text:p>
              </table:table-cell>
              <table:table-cell office:value-type="float" office:value="0.66304">
                <text:p>0.66304</text:p>
              </table:table-cell>
              <table:table-cell office:value-type="float" office:value="0.68896">
                <text:p>0.68896</text:p>
              </table:table-cell>
              <table:table-cell office:value-type="float" office:value="0.72">
                <text:p>0.72</text:p>
              </table:table-cell>
              <table:table-cell office:value-type="float" office:value="0.454272">
                <text:p>0.4542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176">
                <text:p>0.30176</text:p>
              </table:table-cell>
              <table:table-cell office:value-type="float" office:value="0.328">
                <text:p>0.328</text:p>
              </table:table-cell>
              <table:table-cell office:value-type="float" office:value="0.37824">
                <text:p>0.378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3904">
                <text:p>0.43904</text:p>
              </table:table-cell>
              <table:table-cell office:value-type="float" office:value="0.53792">
                <text:p>0.53792</text:p>
              </table:table-cell>
              <table:table-cell office:value-type="float" office:value="0.62496">
                <text:p>0.62496</text:p>
              </table:table-cell>
              <table:table-cell office:value-type="float" office:value="0.6688">
                <text:p>0.6688</text:p>
              </table:table-cell>
              <table:table-cell office:value-type="float" office:value="0.69088">
                <text:p>0.69088</text:p>
              </table:table-cell>
              <table:table-cell office:value-type="float" office:value="0.72">
                <text:p>0.72</text:p>
              </table:table-cell>
              <table:table-cell office:value-type="float" office:value="0.47696">
                <text:p>0.476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0944">
                <text:p>0.30944</text:p>
              </table:table-cell>
              <table:table-cell office:value-type="float" office:value="0.36224">
                <text:p>0.3622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128">
                <text:p>0.44128</text:p>
              </table:table-cell>
              <table:table-cell office:value-type="float" office:value="0.51584">
                <text:p>0.51584</text:p>
              </table:table-cell>
              <table:table-cell office:value-type="float" office:value="0.5904">
                <text:p>0.5904</text:p>
              </table:table-cell>
              <table:table-cell office:value-type="float" office:value="0.64704">
                <text:p>0.64704</text:p>
              </table:table-cell>
              <table:table-cell office:value-type="float" office:value="0.6736">
                <text:p>0.6736</text:p>
              </table:table-cell>
              <table:table-cell office:value-type="float" office:value="0.7072">
                <text:p>0.7072</text:p>
              </table:table-cell>
              <table:table-cell office:value-type="float" office:value="0.872">
                <text:p>0.872</text:p>
              </table:table-cell>
              <table:table-cell office:value-type="float" office:value="0.504704">
                <text:p>0.5047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464">
                <text:p>0.30464</text:p>
              </table:table-cell>
              <table:table-cell office:value-type="float" office:value="0.35488">
                <text:p>0.3548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4896">
                <text:p>0.44896</text:p>
              </table:table-cell>
              <table:table-cell office:value-type="float" office:value="0.52224">
                <text:p>0.52224</text:p>
              </table:table-cell>
              <table:table-cell office:value-type="float" office:value="0.59264">
                <text:p>0.59264</text:p>
              </table:table-cell>
              <table:table-cell office:value-type="float" office:value="0.64384">
                <text:p>0.64384</text:p>
              </table:table-cell>
              <table:table-cell office:value-type="float" office:value="0.6704">
                <text:p>0.6704</text:p>
              </table:table-cell>
              <table:table-cell office:value-type="float" office:value="0.71712">
                <text:p>0.71712</text:p>
              </table:table-cell>
              <table:table-cell office:value-type="float" office:value="0.872">
                <text:p>0.872</text:p>
              </table:table-cell>
              <table:table-cell office:value-type="float" office:value="0.505472">
                <text:p>0.5054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1968">
                <text:p>0.31968</text:p>
              </table:table-cell>
              <table:table-cell office:value-type="float" office:value="0.38208">
                <text:p>0.38208</text:p>
              </table:table-cell>
              <table:table-cell office:value-type="float" office:value="0.4">
                <text:p>0.4</text:p>
              </table:table-cell>
              <table:table-cell office:value-type="float" office:value="0.4096">
                <text:p>0.4096</text:p>
              </table:table-cell>
              <table:table-cell office:value-type="float" office:value="0.4832">
                <text:p>0.4832</text:p>
              </table:table-cell>
              <table:table-cell office:value-type="float" office:value="0.55616">
                <text:p>0.55616</text:p>
              </table:table-cell>
              <table:table-cell office:value-type="float" office:value="0.61536">
                <text:p>0.61536</text:p>
              </table:table-cell>
              <table:table-cell office:value-type="float" office:value="0.65472">
                <text:p>0.65472</text:p>
              </table:table-cell>
              <table:table-cell office:value-type="float" office:value="0.6736">
                <text:p>0.6736</text:p>
              </table:table-cell>
              <table:table-cell office:value-type="float" office:value="0.73824">
                <text:p>0.73824</text:p>
              </table:table-cell>
              <table:table-cell office:value-type="float" office:value="0.872">
                <text:p>0.872</text:p>
              </table:table-cell>
              <table:table-cell office:value-type="float" office:value="0.523264">
                <text:p>0.52326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744">
                <text:p>0.31744</text:p>
              </table:table-cell>
              <table:table-cell office:value-type="float" office:value="0.37664">
                <text:p>0.37664</text:p>
              </table:table-cell>
              <table:table-cell office:value-type="float" office:value="0.4">
                <text:p>0.4</text:p>
              </table:table-cell>
              <table:table-cell office:value-type="float" office:value="0.42304">
                <text:p>0.42304</text:p>
              </table:table-cell>
              <table:table-cell office:value-type="float" office:value="0.50496">
                <text:p>0.50496</text:p>
              </table:table-cell>
              <table:table-cell office:value-type="float" office:value="0.56096">
                <text:p>0.56096</text:p>
              </table:table-cell>
              <table:table-cell office:value-type="float" office:value="0.61728">
                <text:p>0.61728</text:p>
              </table:table-cell>
              <table:table-cell office:value-type="float" office:value="0.65632">
                <text:p>0.65632</text:p>
              </table:table-cell>
              <table:table-cell office:value-type="float" office:value="0.67552">
                <text:p>0.67552</text:p>
              </table:table-cell>
              <table:table-cell office:value-type="float" office:value="0.74624">
                <text:p>0.74624</text:p>
              </table:table-cell>
              <table:table-cell office:value-type="float" office:value="0.872">
                <text:p>0.872</text:p>
              </table:table-cell>
              <table:table-cell office:value-type="float" office:value="0.52784">
                <text:p>0.527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344">
                <text:p>0.33344</text:p>
              </table:table-cell>
              <table:table-cell office:value-type="float" office:value="0.39968">
                <text:p>0.39968</text:p>
              </table:table-cell>
              <table:table-cell office:value-type="float" office:value="0.40608">
                <text:p>0.40608</text:p>
              </table:table-cell>
              <table:table-cell office:value-type="float" office:value="0.47616">
                <text:p>0.47616</text:p>
              </table:table-cell>
              <table:table-cell office:value-type="float" office:value="0.53856">
                <text:p>0.53856</text:p>
              </table:table-cell>
              <table:table-cell office:value-type="float" office:value="0.59072">
                <text:p>0.59072</text:p>
              </table:table-cell>
              <table:table-cell office:value-type="float" office:value="0.64064">
                <text:p>0.64064</text:p>
              </table:table-cell>
              <table:table-cell office:value-type="float" office:value="0.66976">
                <text:p>0.66976</text:p>
              </table:table-cell>
              <table:table-cell office:value-type="float" office:value="0.6816">
                <text:p>0.6816</text:p>
              </table:table-cell>
              <table:table-cell office:value-type="float" office:value="0.79744">
                <text:p>0.79744</text:p>
              </table:table-cell>
              <table:table-cell office:value-type="float" office:value="0.888">
                <text:p>0.888</text:p>
              </table:table-cell>
              <table:table-cell office:value-type="float" office:value="0.553408">
                <text:p>0.5534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744">
                <text:p>0.31744</text:p>
              </table:table-cell>
              <table:table-cell office:value-type="float" office:value="0.40032">
                <text:p>0.40032</text:p>
              </table:table-cell>
              <table:table-cell office:value-type="float" office:value="0.46176">
                <text:p>0.46176</text:p>
              </table:table-cell>
              <table:table-cell office:value-type="float" office:value="0.53408">
                <text:p>0.53408</text:p>
              </table:table-cell>
              <table:table-cell office:value-type="float" office:value="0.57408">
                <text:p>0.57408</text:p>
              </table:table-cell>
              <table:table-cell office:value-type="float" office:value="0.62272">
                <text:p>0.62272</text:p>
              </table:table-cell>
              <table:table-cell office:value-type="float" office:value="0.656">
                <text:p>0.656</text:p>
              </table:table-cell>
              <table:table-cell office:value-type="float" office:value="0.67008">
                <text:p>0.67008</text:p>
              </table:table-cell>
              <table:table-cell office:value-type="float" office:value="0.68256">
                <text:p>0.68256</text:p>
              </table:table-cell>
              <table:table-cell office:value-type="float" office:value="0.81216">
                <text:p>0.81216</text:p>
              </table:table-cell>
              <table:table-cell office:value-type="float" office:value="0.888">
                <text:p>0.888</text:p>
              </table:table-cell>
              <table:table-cell office:value-type="float" office:value="0.57312">
                <text:p>0.5731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2992">
                <text:p>0.32992</text:p>
              </table:table-cell>
              <table:table-cell office:value-type="float" office:value="0.41536">
                <text:p>0.41536</text:p>
              </table:table-cell>
              <table:table-cell office:value-type="float" office:value="0.49536">
                <text:p>0.49536</text:p>
              </table:table-cell>
              <table:table-cell office:value-type="float" office:value="0.55616">
                <text:p>0.55616</text:p>
              </table:table-cell>
              <table:table-cell office:value-type="float" office:value="0.60096">
                <text:p>0.60096</text:p>
              </table:table-cell>
              <table:table-cell office:value-type="float" office:value="0.64064">
                <text:p>0.64064</text:p>
              </table:table-cell>
              <table:table-cell office:value-type="float" office:value="0.66368">
                <text:p>0.66368</text:p>
              </table:table-cell>
              <table:table-cell office:value-type="float" office:value="0.6752">
                <text:p>0.6752</text:p>
              </table:table-cell>
              <table:table-cell office:value-type="float" office:value="0.6848">
                <text:p>0.6848</text:p>
              </table:table-cell>
              <table:table-cell office:value-type="float" office:value="0.81216">
                <text:p>0.81216</text:p>
              </table:table-cell>
              <table:table-cell office:value-type="float" office:value="0.888">
                <text:p>0.888</text:p>
              </table:table-cell>
              <table:table-cell office:value-type="float" office:value="0.587424">
                <text:p>0.58742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5456">
                <text:p>0.35456</text:p>
              </table:table-cell>
              <table:table-cell office:value-type="float" office:value="0.46336">
                <text:p>0.46336</text:p>
              </table:table-cell>
              <table:table-cell office:value-type="float" office:value="0.53792">
                <text:p>0.53792</text:p>
              </table:table-cell>
              <table:table-cell office:value-type="float" office:value="0.58304">
                <text:p>0.58304</text:p>
              </table:table-cell>
              <table:table-cell office:value-type="float" office:value="0.62272">
                <text:p>0.62272</text:p>
              </table:table-cell>
              <table:table-cell office:value-type="float" office:value="0.6528">
                <text:p>0.6528</text:p>
              </table:table-cell>
              <table:table-cell office:value-type="float" office:value="0.66656">
                <text:p>0.66656</text:p>
              </table:table-cell>
              <table:table-cell office:value-type="float" office:value="0.67744">
                <text:p>0.67744</text:p>
              </table:table-cell>
              <table:table-cell office:value-type="float" office:value="0.69216">
                <text:p>0.69216</text:p>
              </table:table-cell>
              <table:table-cell office:value-type="float" office:value="0.83552">
                <text:p>0.83552</text:p>
              </table:table-cell>
              <table:table-cell office:value-type="float" office:value="0.912">
                <text:p>0.912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552">
                <text:p>0.3552</text:p>
              </table:table-cell>
              <table:table-cell office:value-type="float" office:value="0.45824">
                <text:p>0.45824</text:p>
              </table:table-cell>
              <table:table-cell office:value-type="float" office:value="0.52096">
                <text:p>0.52096</text:p>
              </table:table-cell>
              <table:table-cell office:value-type="float" office:value="0.57344">
                <text:p>0.57344</text:p>
              </table:table-cell>
              <table:table-cell office:value-type="float" office:value="0.60928">
                <text:p>0.60928</text:p>
              </table:table-cell>
              <table:table-cell office:value-type="float" office:value="0.63968">
                <text:p>0.63968</text:p>
              </table:table-cell>
              <table:table-cell office:value-type="float" office:value="0.6608">
                <text:p>0.6608</text:p>
              </table:table-cell>
              <table:table-cell office:value-type="float" office:value="0.67392">
                <text:p>0.67392</text:p>
              </table:table-cell>
              <table:table-cell office:value-type="float" office:value="0.68704">
                <text:p>0.68704</text:p>
              </table:table-cell>
              <table:table-cell office:value-type="float" office:value="0.82336">
                <text:p>0.82336</text:p>
              </table:table-cell>
              <table:table-cell office:value-type="float" office:value="0.912">
                <text:p>0.912</text:p>
              </table:table-cell>
              <table:table-cell office:value-type="float" office:value="0.600192">
                <text:p>0.6001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664">
                <text:p>0.3664</text:p>
              </table:table-cell>
              <table:table-cell office:value-type="float" office:value="0.47584">
                <text:p>0.47584</text:p>
              </table:table-cell>
              <table:table-cell office:value-type="float" office:value="0.52608">
                <text:p>0.52608</text:p>
              </table:table-cell>
              <table:table-cell office:value-type="float" office:value="0.58336">
                <text:p>0.58336</text:p>
              </table:table-cell>
              <table:table-cell office:value-type="float" office:value="0.62496">
                <text:p>0.62496</text:p>
              </table:table-cell>
              <table:table-cell office:value-type="float" office:value="0.65568">
                <text:p>0.65568</text:p>
              </table:table-cell>
              <table:table-cell office:value-type="float" office:value="0.66848">
                <text:p>0.66848</text:p>
              </table:table-cell>
              <table:table-cell office:value-type="float" office:value="0.67776">
                <text:p>0.67776</text:p>
              </table:table-cell>
              <table:table-cell office:value-type="float" office:value="0.68384">
                <text:p>0.68384</text:p>
              </table:table-cell>
              <table:table-cell office:value-type="float" office:value="0.79456">
                <text:p>0.79456</text:p>
              </table:table-cell>
              <table:table-cell office:value-type="float" office:value="0.912">
                <text:p>0.912</text:p>
              </table:table-cell>
              <table:table-cell office:value-type="float" office:value="0.605696">
                <text:p>0.60569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6384">
                <text:p>0.36384</text:p>
              </table:table-cell>
              <table:table-cell office:value-type="float" office:value="0.47072">
                <text:p>0.47072</text:p>
              </table:table-cell>
              <table:table-cell office:value-type="float" office:value="0.51968">
                <text:p>0.51968</text:p>
              </table:table-cell>
              <table:table-cell office:value-type="float" office:value="0.5808">
                <text:p>0.5808</text:p>
              </table:table-cell>
              <table:table-cell office:value-type="float" office:value="0.63168">
                <text:p>0.63168</text:p>
              </table:table-cell>
              <table:table-cell office:value-type="float" office:value="0.65536">
                <text:p>0.65536</text:p>
              </table:table-cell>
              <table:table-cell office:value-type="float" office:value="0.66464">
                <text:p>0.66464</text:p>
              </table:table-cell>
              <table:table-cell office:value-type="float" office:value="0.6752">
                <text:p>0.6752</text:p>
              </table:table-cell>
              <table:table-cell office:value-type="float" office:value="0.68288">
                <text:p>0.68288</text:p>
              </table:table-cell>
              <table:table-cell office:value-type="float" office:value="0.79168">
                <text:p>0.79168</text:p>
              </table:table-cell>
              <table:table-cell office:value-type="float" office:value="0.912">
                <text:p>0.912</text:p>
              </table:table-cell>
              <table:table-cell office:value-type="float" office:value="0.603648">
                <text:p>0.6036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696">
                <text:p>0.3696</text:p>
              </table:table-cell>
              <table:table-cell office:value-type="float" office:value="0.472">
                <text:p>0.472</text:p>
              </table:table-cell>
              <table:table-cell office:value-type="float" office:value="0.53504">
                <text:p>0.53504</text:p>
              </table:table-cell>
              <table:table-cell office:value-type="float" office:value="0.59936">
                <text:p>0.59936</text:p>
              </table:table-cell>
              <table:table-cell office:value-type="float" office:value="0.63744">
                <text:p>0.63744</text:p>
              </table:table-cell>
              <table:table-cell office:value-type="float" office:value="0.65504">
                <text:p>0.65504</text:p>
              </table:table-cell>
              <table:table-cell office:value-type="float" office:value="0.66464">
                <text:p>0.66464</text:p>
              </table:table-cell>
              <table:table-cell office:value-type="float" office:value="0.6752">
                <text:p>0.6752</text:p>
              </table:table-cell>
              <table:table-cell office:value-type="float" office:value="0.68288">
                <text:p>0.68288</text:p>
              </table:table-cell>
              <table:table-cell office:value-type="float" office:value="0.80096">
                <text:p>0.80096</text:p>
              </table:table-cell>
              <table:table-cell office:value-type="float" office:value="0.912">
                <text:p>0.912</text:p>
              </table:table-cell>
              <table:table-cell office:value-type="float" office:value="0.609216">
                <text:p>0.60921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0864">
                <text:p>0.40864</text:p>
              </table:table-cell>
              <table:table-cell office:value-type="float" office:value="0.49984">
                <text:p>0.49984</text:p>
              </table:table-cell>
              <table:table-cell office:value-type="float" office:value="0.55776">
                <text:p>0.55776</text:p>
              </table:table-cell>
              <table:table-cell office:value-type="float" office:value="0.61152">
                <text:p>0.61152</text:p>
              </table:table-cell>
              <table:table-cell office:value-type="float" office:value="0.64288">
                <text:p>0.64288</text:p>
              </table:table-cell>
              <table:table-cell office:value-type="float" office:value="0.65664">
                <text:p>0.65664</text:p>
              </table:table-cell>
              <table:table-cell office:value-type="float" office:value="0.66592">
                <text:p>0.66592</text:p>
              </table:table-cell>
              <table:table-cell office:value-type="float" office:value="0.67648">
                <text:p>0.67648</text:p>
              </table:table-cell>
              <table:table-cell office:value-type="float" office:value="0.68544">
                <text:p>0.68544</text:p>
              </table:table-cell>
              <table:table-cell office:value-type="float" office:value="0.81024">
                <text:p>0.81024</text:p>
              </table:table-cell>
              <table:table-cell office:value-type="float" office:value="0.912">
                <text:p>0.912</text:p>
              </table:table-cell>
              <table:table-cell office:value-type="float" office:value="0.621536">
                <text:p>0.6215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304">
                <text:p>0.42304</text:p>
              </table:table-cell>
              <table:table-cell office:value-type="float" office:value="0.53088">
                <text:p>0.53088</text:p>
              </table:table-cell>
              <table:table-cell office:value-type="float" office:value="0.56544">
                <text:p>0.56544</text:p>
              </table:table-cell>
              <table:table-cell office:value-type="float" office:value="0.61088">
                <text:p>0.61088</text:p>
              </table:table-cell>
              <table:table-cell office:value-type="float" office:value="0.64064">
                <text:p>0.64064</text:p>
              </table:table-cell>
              <table:table-cell office:value-type="float" office:value="0.65504">
                <text:p>0.65504</text:p>
              </table:table-cell>
              <table:table-cell office:value-type="float" office:value="0.66784">
                <text:p>0.66784</text:p>
              </table:table-cell>
              <table:table-cell office:value-type="float" office:value="0.67872">
                <text:p>0.67872</text:p>
              </table:table-cell>
              <table:table-cell office:value-type="float" office:value="0.68832">
                <text:p>0.68832</text:p>
              </table:table-cell>
              <table:table-cell office:value-type="float" office:value="0.8336">
                <text:p>0.8336</text:p>
              </table:table-cell>
              <table:table-cell office:value-type="float" office:value="0.912">
                <text:p>0.912</text:p>
              </table:table-cell>
              <table:table-cell office:value-type="float" office:value="0.62944">
                <text:p>0.629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2848">
                <text:p>0.42848</text:p>
              </table:table-cell>
              <table:table-cell office:value-type="float" office:value="0.5232">
                <text:p>0.5232</text:p>
              </table:table-cell>
              <table:table-cell office:value-type="float" office:value="0.5632">
                <text:p>0.5632</text:p>
              </table:table-cell>
              <table:table-cell office:value-type="float" office:value="0.6064">
                <text:p>0.6064</text:p>
              </table:table-cell>
              <table:table-cell office:value-type="float" office:value="0.63904">
                <text:p>0.63904</text:p>
              </table:table-cell>
              <table:table-cell office:value-type="float" office:value="0.65824">
                <text:p>0.65824</text:p>
              </table:table-cell>
              <table:table-cell office:value-type="float" office:value="0.66784">
                <text:p>0.66784</text:p>
              </table:table-cell>
              <table:table-cell office:value-type="float" office:value="0.6784">
                <text:p>0.6784</text:p>
              </table:table-cell>
              <table:table-cell office:value-type="float" office:value="0.68864">
                <text:p>0.68864</text:p>
              </table:table-cell>
              <table:table-cell office:value-type="float" office:value="0.83168">
                <text:p>0.83168</text:p>
              </table:table-cell>
              <table:table-cell office:value-type="float" office:value="0.912">
                <text:p>0.912</text:p>
              </table:table-cell>
              <table:table-cell office:value-type="float" office:value="0.628512">
                <text:p>0.6285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5792">
                <text:p>0.45792</text:p>
              </table:table-cell>
              <table:table-cell office:value-type="float" office:value="0.53248">
                <text:p>0.53248</text:p>
              </table:table-cell>
              <table:table-cell office:value-type="float" office:value="0.5792">
                <text:p>0.5792</text:p>
              </table:table-cell>
              <table:table-cell office:value-type="float" office:value="0.61888">
                <text:p>0.61888</text:p>
              </table:table-cell>
              <table:table-cell office:value-type="float" office:value="0.64384">
                <text:p>0.64384</text:p>
              </table:table-cell>
              <table:table-cell office:value-type="float" office:value="0.66016">
                <text:p>0.66016</text:p>
              </table:table-cell>
              <table:table-cell office:value-type="float" office:value="0.66848">
                <text:p>0.66848</text:p>
              </table:table-cell>
              <table:table-cell office:value-type="float" office:value="0.67776">
                <text:p>0.67776</text:p>
              </table:table-cell>
              <table:table-cell office:value-type="float" office:value="0.68608">
                <text:p>0.68608</text:p>
              </table:table-cell>
              <table:table-cell office:value-type="float" office:value="0.8256">
                <text:p>0.8256</text:p>
              </table:table-cell>
              <table:table-cell office:value-type="float" office:value="0.912">
                <text:p>0.912</text:p>
              </table:table-cell>
              <table:table-cell office:value-type="float" office:value="0.63504">
                <text:p>0.635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6336">
                <text:p>0.46336</text:p>
              </table:table-cell>
              <table:table-cell office:value-type="float" office:value="0.53312">
                <text:p>0.53312</text:p>
              </table:table-cell>
              <table:table-cell office:value-type="float" office:value="0.58272">
                <text:p>0.58272</text:p>
              </table:table-cell>
              <table:table-cell office:value-type="float" office:value="0.61632">
                <text:p>0.61632</text:p>
              </table:table-cell>
              <table:table-cell office:value-type="float" office:value="0.64384">
                <text:p>0.64384</text:p>
              </table:table-cell>
              <table:table-cell office:value-type="float" office:value="0.65984">
                <text:p>0.65984</text:p>
              </table:table-cell>
              <table:table-cell office:value-type="float" office:value="0.66816">
                <text:p>0.66816</text:p>
              </table:table-cell>
              <table:table-cell office:value-type="float" office:value="0.67584">
                <text:p>0.67584</text:p>
              </table:table-cell>
              <table:table-cell office:value-type="float" office:value="0.68672">
                <text:p>0.68672</text:p>
              </table:table-cell>
              <table:table-cell office:value-type="float" office:value="0.81088">
                <text:p>0.81088</text:p>
              </table:table-cell>
              <table:table-cell office:value-type="float" office:value="0.92">
                <text:p>0.92</text:p>
              </table:table-cell>
              <table:table-cell office:value-type="float" office:value="0.63408">
                <text:p>0.634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4544">
                <text:p>0.4544</text:p>
              </table:table-cell>
              <table:table-cell office:value-type="float" office:value="0.54528">
                <text:p>0.54528</text:p>
              </table:table-cell>
              <table:table-cell office:value-type="float" office:value="0.58848">
                <text:p>0.58848</text:p>
              </table:table-cell>
              <table:table-cell office:value-type="float" office:value="0.616">
                <text:p>0.616</text:p>
              </table:table-cell>
              <table:table-cell office:value-type="float" office:value="0.65088">
                <text:p>0.65088</text:p>
              </table:table-cell>
              <table:table-cell office:value-type="float" office:value="0.66112">
                <text:p>0.66112</text:p>
              </table:table-cell>
              <table:table-cell office:value-type="float" office:value="0.6688">
                <text:p>0.6688</text:p>
              </table:table-cell>
              <table:table-cell office:value-type="float" office:value="0.67872">
                <text:p>0.67872</text:p>
              </table:table-cell>
              <table:table-cell office:value-type="float" office:value="0.68672">
                <text:p>0.68672</text:p>
              </table:table-cell>
              <table:table-cell office:value-type="float" office:value="0.8128">
                <text:p>0.8128</text:p>
              </table:table-cell>
              <table:table-cell office:value-type="float" office:value="0.92">
                <text:p>0.92</text:p>
              </table:table-cell>
              <table:table-cell office:value-type="float" office:value="0.63632">
                <text:p>0.636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44448">
                <text:p>0.44448</text:p>
              </table:table-cell>
              <table:table-cell office:value-type="float" office:value="0.54464">
                <text:p>0.54464</text:p>
              </table:table-cell>
              <table:table-cell office:value-type="float" office:value="0.59328">
                <text:p>0.59328</text:p>
              </table:table-cell>
              <table:table-cell office:value-type="float" office:value="0.62208">
                <text:p>0.62208</text:p>
              </table:table-cell>
              <table:table-cell office:value-type="float" office:value="0.65024">
                <text:p>0.65024</text:p>
              </table:table-cell>
              <table:table-cell office:value-type="float" office:value="0.66048">
                <text:p>0.66048</text:p>
              </table:table-cell>
              <table:table-cell office:value-type="float" office:value="0.6704">
                <text:p>0.6704</text:p>
              </table:table-cell>
              <table:table-cell office:value-type="float" office:value="0.67904">
                <text:p>0.67904</text:p>
              </table:table-cell>
              <table:table-cell office:value-type="float" office:value="0.6928">
                <text:p>0.6928</text:p>
              </table:table-cell>
              <table:table-cell office:value-type="float" office:value="0.82752">
                <text:p>0.82752</text:p>
              </table:table-cell>
              <table:table-cell office:value-type="float" office:value="0.92">
                <text:p>0.92</text:p>
              </table:table-cell>
              <table:table-cell office:value-type="float" office:value="0.638496">
                <text:p>0.63849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45536">
                <text:p>0.45536</text:p>
              </table:table-cell>
              <table:table-cell office:value-type="float" office:value="0.5552">
                <text:p>0.5552</text:p>
              </table:table-cell>
              <table:table-cell office:value-type="float" office:value="0.59424">
                <text:p>0.59424</text:p>
              </table:table-cell>
              <table:table-cell office:value-type="float" office:value="0.6208">
                <text:p>0.6208</text:p>
              </table:table-cell>
              <table:table-cell office:value-type="float" office:value="0.64576">
                <text:p>0.64576</text:p>
              </table:table-cell>
              <table:table-cell office:value-type="float" office:value="0.6576">
                <text:p>0.6576</text:p>
              </table:table-cell>
              <table:table-cell office:value-type="float" office:value="0.66752">
                <text:p>0.66752</text:p>
              </table:table-cell>
              <table:table-cell office:value-type="float" office:value="0.67808">
                <text:p>0.67808</text:p>
              </table:table-cell>
              <table:table-cell office:value-type="float" office:value="0.68672">
                <text:p>0.68672</text:p>
              </table:table-cell>
              <table:table-cell office:value-type="float" office:value="0.8208">
                <text:p>0.8208</text:p>
              </table:table-cell>
              <table:table-cell office:value-type="float" office:value="0.92">
                <text:p>0.92</text:p>
              </table:table-cell>
              <table:table-cell office:value-type="float" office:value="0.638208">
                <text:p>0.63820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44224">
                <text:p>0.44224</text:p>
              </table:table-cell>
              <table:table-cell office:value-type="float" office:value="0.544">
                <text:p>0.544</text:p>
              </table:table-cell>
              <table:table-cell office:value-type="float" office:value="0.58336">
                <text:p>0.58336</text:p>
              </table:table-cell>
              <table:table-cell office:value-type="float" office:value="0.61568">
                <text:p>0.61568</text:p>
              </table:table-cell>
              <table:table-cell office:value-type="float" office:value="0.64448">
                <text:p>0.64448</text:p>
              </table:table-cell>
              <table:table-cell office:value-type="float" office:value="0.65792">
                <text:p>0.65792</text:p>
              </table:table-cell>
              <table:table-cell office:value-type="float" office:value="0.66944">
                <text:p>0.66944</text:p>
              </table:table-cell>
              <table:table-cell office:value-type="float" office:value="0.67968">
                <text:p>0.67968</text:p>
              </table:table-cell>
              <table:table-cell office:value-type="float" office:value="0.69184">
                <text:p>0.69184</text:p>
              </table:table-cell>
              <table:table-cell office:value-type="float" office:value="0.83328">
                <text:p>0.83328</text:p>
              </table:table-cell>
              <table:table-cell office:value-type="float" office:value="0.92">
                <text:p>0.92</text:p>
              </table:table-cell>
              <table:table-cell office:value-type="float" office:value="0.636192">
                <text:p>0.6361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3136">
                <text:p>0.43136</text:p>
              </table:table-cell>
              <table:table-cell office:value-type="float" office:value="0.53664">
                <text:p>0.53664</text:p>
              </table:table-cell>
              <table:table-cell office:value-type="float" office:value="0.5824">
                <text:p>0.5824</text:p>
              </table:table-cell>
              <table:table-cell office:value-type="float" office:value="0.62016">
                <text:p>0.62016</text:p>
              </table:table-cell>
              <table:table-cell office:value-type="float" office:value="0.648">
                <text:p>0.648</text:p>
              </table:table-cell>
              <table:table-cell office:value-type="float" office:value="0.66176">
                <text:p>0.66176</text:p>
              </table:table-cell>
              <table:table-cell office:value-type="float" office:value="0.67328">
                <text:p>0.67328</text:p>
              </table:table-cell>
              <table:table-cell office:value-type="float" office:value="0.68">
                <text:p>0.68</text:p>
              </table:table-cell>
              <table:table-cell office:value-type="float" office:value="0.6944">
                <text:p>0.6944</text:p>
              </table:table-cell>
              <table:table-cell office:value-type="float" office:value="0.83392">
                <text:p>0.83392</text:p>
              </table:table-cell>
              <table:table-cell office:value-type="float" office:value="0.92">
                <text:p>0.92</text:p>
              </table:table-cell>
              <table:table-cell office:value-type="float" office:value="0.636192">
                <text:p>0.63619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4192">
                <text:p>0.4192</text:p>
              </table:table-cell>
              <table:table-cell office:value-type="float" office:value="0.53056">
                <text:p>0.53056</text:p>
              </table:table-cell>
              <table:table-cell office:value-type="float" office:value="0.57344">
                <text:p>0.57344</text:p>
              </table:table-cell>
              <table:table-cell office:value-type="float" office:value="0.6096">
                <text:p>0.6096</text:p>
              </table:table-cell>
              <table:table-cell office:value-type="float" office:value="0.6432">
                <text:p>0.6432</text:p>
              </table:table-cell>
              <table:table-cell office:value-type="float" office:value="0.65888">
                <text:p>0.65888</text:p>
              </table:table-cell>
              <table:table-cell office:value-type="float" office:value="0.66976">
                <text:p>0.66976</text:p>
              </table:table-cell>
              <table:table-cell office:value-type="float" office:value="0.68">
                <text:p>0.68</text:p>
              </table:table-cell>
              <table:table-cell office:value-type="float" office:value="0.69408">
                <text:p>0.69408</text:p>
              </table:table-cell>
              <table:table-cell office:value-type="float" office:value="0.82272">
                <text:p>0.82272</text:p>
              </table:table-cell>
              <table:table-cell office:value-type="float" office:value="0.92">
                <text:p>0.92</text:p>
              </table:table-cell>
              <table:table-cell office:value-type="float" office:value="0.630144">
                <text:p>0.6301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43648">
                <text:p>0.43648</text:p>
              </table:table-cell>
              <table:table-cell office:value-type="float" office:value="0.54208">
                <text:p>0.54208</text:p>
              </table:table-cell>
              <table:table-cell office:value-type="float" office:value="0.5792">
                <text:p>0.5792</text:p>
              </table:table-cell>
              <table:table-cell office:value-type="float" office:value="0.62144">
                <text:p>0.62144</text:p>
              </table:table-cell>
              <table:table-cell office:value-type="float" office:value="0.64832">
                <text:p>0.64832</text:p>
              </table:table-cell>
              <table:table-cell office:value-type="float" office:value="0.65856">
                <text:p>0.65856</text:p>
              </table:table-cell>
              <table:table-cell office:value-type="float" office:value="0.66848">
                <text:p>0.66848</text:p>
              </table:table-cell>
              <table:table-cell office:value-type="float" office:value="0.67584">
                <text:p>0.67584</text:p>
              </table:table-cell>
              <table:table-cell office:value-type="float" office:value="0.68288">
                <text:p>0.68288</text:p>
              </table:table-cell>
              <table:table-cell office:value-type="float" office:value="0.8384">
                <text:p>0.8384</text:p>
              </table:table-cell>
              <table:table-cell office:value-type="float" office:value="0.928">
                <text:p>0.928</text:p>
              </table:table-cell>
              <table:table-cell office:value-type="float" office:value="0.635168">
                <text:p>0.6351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45024">
                <text:p>0.45024</text:p>
              </table:table-cell>
              <table:table-cell office:value-type="float" office:value="0.53472">
                <text:p>0.53472</text:p>
              </table:table-cell>
              <table:table-cell office:value-type="float" office:value="0.58016">
                <text:p>0.58016</text:p>
              </table:table-cell>
              <table:table-cell office:value-type="float" office:value="0.62144">
                <text:p>0.62144</text:p>
              </table:table-cell>
              <table:table-cell office:value-type="float" office:value="0.6496">
                <text:p>0.6496</text:p>
              </table:table-cell>
              <table:table-cell office:value-type="float" office:value="0.66112">
                <text:p>0.66112</text:p>
              </table:table-cell>
              <table:table-cell office:value-type="float" office:value="0.67168">
                <text:p>0.67168</text:p>
              </table:table-cell>
              <table:table-cell office:value-type="float" office:value="0.67904">
                <text:p>0.67904</text:p>
              </table:table-cell>
              <table:table-cell office:value-type="float" office:value="0.6944">
                <text:p>0.6944</text:p>
              </table:table-cell>
              <table:table-cell office:value-type="float" office:value="0.85088">
                <text:p>0.85088</text:p>
              </table:table-cell>
              <table:table-cell office:value-type="float" office:value="0.928">
                <text:p>0.928</text:p>
              </table:table-cell>
              <table:table-cell office:value-type="float" office:value="0.639328">
                <text:p>0.6393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7616">
                <text:p>0.47616</text:p>
              </table:table-cell>
              <table:table-cell office:value-type="float" office:value="0.5424">
                <text:p>0.5424</text:p>
              </table:table-cell>
              <table:table-cell office:value-type="float" office:value="0.58368">
                <text:p>0.58368</text:p>
              </table:table-cell>
              <table:table-cell office:value-type="float" office:value="0.62528">
                <text:p>0.62528</text:p>
              </table:table-cell>
              <table:table-cell office:value-type="float" office:value="0.65408">
                <text:p>0.65408</text:p>
              </table:table-cell>
              <table:table-cell office:value-type="float" office:value="0.66464">
                <text:p>0.66464</text:p>
              </table:table-cell>
              <table:table-cell office:value-type="float" office:value="0.67296">
                <text:p>0.67296</text:p>
              </table:table-cell>
              <table:table-cell office:value-type="float" office:value="0.68">
                <text:p>0.68</text:p>
              </table:table-cell>
              <table:table-cell office:value-type="float" office:value="0.71936">
                <text:p>0.71936</text:p>
              </table:table-cell>
              <table:table-cell office:value-type="float" office:value="0.86784">
                <text:p>0.86784</text:p>
              </table:table-cell>
              <table:table-cell office:value-type="float" office:value="0.936">
                <text:p>0.936</text:p>
              </table:table-cell>
              <table:table-cell office:value-type="float" office:value="0.64864">
                <text:p>0.648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6688">
                <text:p>0.46688</text:p>
              </table:table-cell>
              <table:table-cell office:value-type="float" office:value="0.54368">
                <text:p>0.54368</text:p>
              </table:table-cell>
              <table:table-cell office:value-type="float" office:value="0.58336">
                <text:p>0.58336</text:p>
              </table:table-cell>
              <table:table-cell office:value-type="float" office:value="0.62688">
                <text:p>0.62688</text:p>
              </table:table-cell>
              <table:table-cell office:value-type="float" office:value="0.65312">
                <text:p>0.65312</text:p>
              </table:table-cell>
              <table:table-cell office:value-type="float" office:value="0.66304">
                <text:p>0.66304</text:p>
              </table:table-cell>
              <table:table-cell office:value-type="float" office:value="0.67296">
                <text:p>0.67296</text:p>
              </table:table-cell>
              <table:table-cell office:value-type="float" office:value="0.68">
                <text:p>0.68</text:p>
              </table:table-cell>
              <table:table-cell office:value-type="float" office:value="0.71712">
                <text:p>0.71712</text:p>
              </table:table-cell>
              <table:table-cell office:value-type="float" office:value="0.87456">
                <text:p>0.87456</text:p>
              </table:table-cell>
              <table:table-cell office:value-type="float" office:value="0.936">
                <text:p>0.936</text:p>
              </table:table-cell>
              <table:table-cell office:value-type="float" office:value="0.64816">
                <text:p>0.648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4944">
                <text:p>0.4944</text:p>
              </table:table-cell>
              <table:table-cell office:value-type="float" office:value="0.56032">
                <text:p>0.56032</text:p>
              </table:table-cell>
              <table:table-cell office:value-type="float" office:value="0.60544">
                <text:p>0.60544</text:p>
              </table:table-cell>
              <table:table-cell office:value-type="float" office:value="0.63328">
                <text:p>0.63328</text:p>
              </table:table-cell>
              <table:table-cell office:value-type="float" office:value="0.656">
                <text:p>0.656</text:p>
              </table:table-cell>
              <table:table-cell office:value-type="float" office:value="0.66624">
                <text:p>0.66624</text:p>
              </table:table-cell>
              <table:table-cell office:value-type="float" office:value="0.67392">
                <text:p>0.67392</text:p>
              </table:table-cell>
              <table:table-cell office:value-type="float" office:value="0.68">
                <text:p>0.68</text:p>
              </table:table-cell>
              <table:table-cell office:value-type="float" office:value="0.73248">
                <text:p>0.73248</text:p>
              </table:table-cell>
              <table:table-cell office:value-type="float" office:value="0.8832">
                <text:p>0.8832</text:p>
              </table:table-cell>
              <table:table-cell office:value-type="float" office:value="0.936">
                <text:p>0.936</text:p>
              </table:table-cell>
              <table:table-cell office:value-type="float" office:value="0.658528">
                <text:p>0.65852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7168">
                <text:p>0.47168</text:p>
              </table:table-cell>
              <table:table-cell office:value-type="float" office:value="0.5584">
                <text:p>0.5584</text:p>
              </table:table-cell>
              <table:table-cell office:value-type="float" office:value="0.60096">
                <text:p>0.60096</text:p>
              </table:table-cell>
              <table:table-cell office:value-type="float" office:value="0.62752">
                <text:p>0.62752</text:p>
              </table:table-cell>
              <table:table-cell office:value-type="float" office:value="0.65184">
                <text:p>0.65184</text:p>
              </table:table-cell>
              <table:table-cell office:value-type="float" office:value="0.66304">
                <text:p>0.66304</text:p>
              </table:table-cell>
              <table:table-cell office:value-type="float" office:value="0.67168">
                <text:p>0.67168</text:p>
              </table:table-cell>
              <table:table-cell office:value-type="float" office:value="0.67744">
                <text:p>0.67744</text:p>
              </table:table-cell>
              <table:table-cell office:value-type="float" office:value="0.6976">
                <text:p>0.6976</text:p>
              </table:table-cell>
              <table:table-cell office:value-type="float" office:value="0.87104">
                <text:p>0.87104</text:p>
              </table:table-cell>
              <table:table-cell office:value-type="float" office:value="0.936">
                <text:p>0.936</text:p>
              </table:table-cell>
              <table:table-cell office:value-type="float" office:value="0.64912">
                <text:p>0.649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1968">
                <text:p>0.51968</text:p>
              </table:table-cell>
              <table:table-cell office:value-type="float" office:value="0.5824">
                <text:p>0.5824</text:p>
              </table:table-cell>
              <table:table-cell office:value-type="float" office:value="0.61024">
                <text:p>0.61024</text:p>
              </table:table-cell>
              <table:table-cell office:value-type="float" office:value="0.63264">
                <text:p>0.63264</text:p>
              </table:table-cell>
              <table:table-cell office:value-type="float" office:value="0.65536">
                <text:p>0.65536</text:p>
              </table:table-cell>
              <table:table-cell office:value-type="float" office:value="0.66816">
                <text:p>0.66816</text:p>
              </table:table-cell>
              <table:table-cell office:value-type="float" office:value="0.67392">
                <text:p>0.67392</text:p>
              </table:table-cell>
              <table:table-cell office:value-type="float" office:value="0.68">
                <text:p>0.68</text:p>
              </table:table-cell>
              <table:table-cell office:value-type="float" office:value="0.72768">
                <text:p>0.72768</text:p>
              </table:table-cell>
              <table:table-cell office:value-type="float" office:value="0.87488">
                <text:p>0.87488</text:p>
              </table:table-cell>
              <table:table-cell office:value-type="float" office:value="0.936">
                <text:p>0.936</text:p>
              </table:table-cell>
              <table:table-cell office:value-type="float" office:value="0.662496">
                <text:p>0.66249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944">
                <text:p>0.4944</text:p>
              </table:table-cell>
              <table:table-cell office:value-type="float" office:value="0.58464">
                <text:p>0.58464</text:p>
              </table:table-cell>
              <table:table-cell office:value-type="float" office:value="0.61312">
                <text:p>0.61312</text:p>
              </table:table-cell>
              <table:table-cell office:value-type="float" office:value="0.64192">
                <text:p>0.64192</text:p>
              </table:table-cell>
              <table:table-cell office:value-type="float" office:value="0.65728">
                <text:p>0.65728</text:p>
              </table:table-cell>
              <table:table-cell office:value-type="float" office:value="0.66624">
                <text:p>0.66624</text:p>
              </table:table-cell>
              <table:table-cell office:value-type="float" office:value="0.6752">
                <text:p>0.6752</text:p>
              </table:table-cell>
              <table:table-cell office:value-type="float" office:value="0.68">
                <text:p>0.68</text:p>
              </table:table-cell>
              <table:table-cell office:value-type="float" office:value="0.74176">
                <text:p>0.74176</text:p>
              </table:table-cell>
              <table:table-cell office:value-type="float" office:value="0.87808">
                <text:p>0.87808</text:p>
              </table:table-cell>
              <table:table-cell office:value-type="float" office:value="0.936">
                <text:p>0.936</text:p>
              </table:table-cell>
              <table:table-cell office:value-type="float" office:value="0.663264">
                <text:p>0.6632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51488">
                <text:p>0.51488</text:p>
              </table:table-cell>
              <table:table-cell office:value-type="float" office:value="0.59488">
                <text:p>0.59488</text:p>
              </table:table-cell>
              <table:table-cell office:value-type="float" office:value="0.63104">
                <text:p>0.63104</text:p>
              </table:table-cell>
              <table:table-cell office:value-type="float" office:value="0.65152">
                <text:p>0.65152</text:p>
              </table:table-cell>
              <table:table-cell office:value-type="float" office:value="0.66272">
                <text:p>0.66272</text:p>
              </table:table-cell>
              <table:table-cell office:value-type="float" office:value="0.67104">
                <text:p>0.67104</text:p>
              </table:table-cell>
              <table:table-cell office:value-type="float" office:value="0.67776">
                <text:p>0.67776</text:p>
              </table:table-cell>
              <table:table-cell office:value-type="float" office:value="0.68192">
                <text:p>0.68192</text:p>
              </table:table-cell>
              <table:table-cell office:value-type="float" office:value="0.76608">
                <text:p>0.76608</text:p>
              </table:table-cell>
              <table:table-cell office:value-type="float" office:value="0.87936">
                <text:p>0.87936</text:p>
              </table:table-cell>
              <table:table-cell office:value-type="float" office:value="0.936">
                <text:p>0.936</text:p>
              </table:table-cell>
              <table:table-cell office:value-type="float" office:value="0.67312">
                <text:p>0.673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0592">
                <text:p>0.50592</text:p>
              </table:table-cell>
              <table:table-cell office:value-type="float" office:value="0.57888">
                <text:p>0.57888</text:p>
              </table:table-cell>
              <table:table-cell office:value-type="float" office:value="0.62496">
                <text:p>0.62496</text:p>
              </table:table-cell>
              <table:table-cell office:value-type="float" office:value="0.64864">
                <text:p>0.64864</text:p>
              </table:table-cell>
              <table:table-cell office:value-type="float" office:value="0.66656">
                <text:p>0.66656</text:p>
              </table:table-cell>
              <table:table-cell office:value-type="float" office:value="0.67456">
                <text:p>0.67456</text:p>
              </table:table-cell>
              <table:table-cell office:value-type="float" office:value="0.68">
                <text:p>0.68</text:p>
              </table:table-cell>
              <table:table-cell office:value-type="float" office:value="0.69344">
                <text:p>0.69344</text:p>
              </table:table-cell>
              <table:table-cell office:value-type="float" office:value="0.78592">
                <text:p>0.78592</text:p>
              </table:table-cell>
              <table:table-cell office:value-type="float" office:value="0.89024">
                <text:p>0.89024</text:p>
              </table:table-cell>
              <table:table-cell office:value-type="float" office:value="0.936">
                <text:p>0.936</text:p>
              </table:table-cell>
              <table:table-cell office:value-type="float" office:value="0.674912">
                <text:p>0.6749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9152">
                <text:p>0.49152</text:p>
              </table:table-cell>
              <table:table-cell office:value-type="float" office:value="0.57728">
                <text:p>0.57728</text:p>
              </table:table-cell>
              <table:table-cell office:value-type="float" office:value="0.61728">
                <text:p>0.61728</text:p>
              </table:table-cell>
              <table:table-cell office:value-type="float" office:value="0.648">
                <text:p>0.648</text:p>
              </table:table-cell>
              <table:table-cell office:value-type="float" office:value="0.66656">
                <text:p>0.66656</text:p>
              </table:table-cell>
              <table:table-cell office:value-type="float" office:value="0.67424">
                <text:p>0.67424</text:p>
              </table:table-cell>
              <table:table-cell office:value-type="float" office:value="0.68">
                <text:p>0.68</text:p>
              </table:table-cell>
              <table:table-cell office:value-type="float" office:value="0.69536">
                <text:p>0.69536</text:p>
              </table:table-cell>
              <table:table-cell office:value-type="float" office:value="0.78528">
                <text:p>0.78528</text:p>
              </table:table-cell>
              <table:table-cell office:value-type="float" office:value="0.88928">
                <text:p>0.88928</text:p>
              </table:table-cell>
              <table:table-cell office:value-type="float" office:value="0.936">
                <text:p>0.936</text:p>
              </table:table-cell>
              <table:table-cell office:value-type="float" office:value="0.67248">
                <text:p>0.672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48928">
                <text:p>0.48928</text:p>
              </table:table-cell>
              <table:table-cell office:value-type="float" office:value="0.57152">
                <text:p>0.57152</text:p>
              </table:table-cell>
              <table:table-cell office:value-type="float" office:value="0.6192">
                <text:p>0.6192</text:p>
              </table:table-cell>
              <table:table-cell office:value-type="float" office:value="0.648">
                <text:p>0.648</text:p>
              </table:table-cell>
              <table:table-cell office:value-type="float" office:value="0.66688">
                <text:p>0.66688</text:p>
              </table:table-cell>
              <table:table-cell office:value-type="float" office:value="0.67424">
                <text:p>0.67424</text:p>
              </table:table-cell>
              <table:table-cell office:value-type="float" office:value="0.68">
                <text:p>0.68</text:p>
              </table:table-cell>
              <table:table-cell office:value-type="float" office:value="0.69472">
                <text:p>0.69472</text:p>
              </table:table-cell>
              <table:table-cell office:value-type="float" office:value="0.80896">
                <text:p>0.80896</text:p>
              </table:table-cell>
              <table:table-cell office:value-type="float" office:value="0.89184">
                <text:p>0.89184</text:p>
              </table:table-cell>
              <table:table-cell office:value-type="float" office:value="0.936">
                <text:p>0.936</text:p>
              </table:table-cell>
              <table:table-cell office:value-type="float" office:value="0.674464">
                <text:p>0.6744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0048">
                <text:p>0.50048</text:p>
              </table:table-cell>
              <table:table-cell office:value-type="float" office:value="0.58208">
                <text:p>0.58208</text:p>
              </table:table-cell>
              <table:table-cell office:value-type="float" office:value="0.6176">
                <text:p>0.6176</text:p>
              </table:table-cell>
              <table:table-cell office:value-type="float" office:value="0.64512">
                <text:p>0.64512</text:p>
              </table:table-cell>
              <table:table-cell office:value-type="float" office:value="0.66176">
                <text:p>0.66176</text:p>
              </table:table-cell>
              <table:table-cell office:value-type="float" office:value="0.67232">
                <text:p>0.67232</text:p>
              </table:table-cell>
              <table:table-cell office:value-type="float" office:value="0.68">
                <text:p>0.68</text:p>
              </table:table-cell>
              <table:table-cell office:value-type="float" office:value="0.68416">
                <text:p>0.68416</text:p>
              </table:table-cell>
              <table:table-cell office:value-type="float" office:value="0.77568">
                <text:p>0.77568</text:p>
              </table:table-cell>
              <table:table-cell office:value-type="float" office:value="0.89344">
                <text:p>0.89344</text:p>
              </table:table-cell>
              <table:table-cell office:value-type="float" office:value="0.936">
                <text:p>0.936</text:p>
              </table:table-cell>
              <table:table-cell office:value-type="float" office:value="0.671264">
                <text:p>0.67126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49088">
                <text:p>0.49088</text:p>
              </table:table-cell>
              <table:table-cell office:value-type="float" office:value="0.57184">
                <text:p>0.57184</text:p>
              </table:table-cell>
              <table:table-cell office:value-type="float" office:value="0.61376">
                <text:p>0.61376</text:p>
              </table:table-cell>
              <table:table-cell office:value-type="float" office:value="0.63968">
                <text:p>0.63968</text:p>
              </table:table-cell>
              <table:table-cell office:value-type="float" office:value="0.65568">
                <text:p>0.65568</text:p>
              </table:table-cell>
              <table:table-cell office:value-type="float" office:value="0.66848">
                <text:p>0.66848</text:p>
              </table:table-cell>
              <table:table-cell office:value-type="float" office:value="0.67936">
                <text:p>0.67936</text:p>
              </table:table-cell>
              <table:table-cell office:value-type="float" office:value="0.69088">
                <text:p>0.69088</text:p>
              </table:table-cell>
              <table:table-cell office:value-type="float" office:value="0.7984">
                <text:p>0.7984</text:p>
              </table:table-cell>
              <table:table-cell office:value-type="float" office:value="0.8976">
                <text:p>0.8976</text:p>
              </table:table-cell>
              <table:table-cell office:value-type="float" office:value="0.936">
                <text:p>0.936</text:p>
              </table:table-cell>
              <table:table-cell office:value-type="float" office:value="0.670656">
                <text:p>0.67065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4896">
                <text:p>0.4896</text:p>
              </table:table-cell>
              <table:table-cell office:value-type="float" office:value="0.56608">
                <text:p>0.56608</text:p>
              </table:table-cell>
              <table:table-cell office:value-type="float" office:value="0.61312">
                <text:p>0.61312</text:p>
              </table:table-cell>
              <table:table-cell office:value-type="float" office:value="0.64">
                <text:p>0.64</text:p>
              </table:table-cell>
              <table:table-cell office:value-type="float" office:value="0.6592">
                <text:p>0.6592</text:p>
              </table:table-cell>
              <table:table-cell office:value-type="float" office:value="0.67392">
                <text:p>0.67392</text:p>
              </table:table-cell>
              <table:table-cell office:value-type="float" office:value="0.68">
                <text:p>0.68</text:p>
              </table:table-cell>
              <table:table-cell office:value-type="float" office:value="0.69728">
                <text:p>0.69728</text:p>
              </table:table-cell>
              <table:table-cell office:value-type="float" office:value="0.79776">
                <text:p>0.79776</text:p>
              </table:table-cell>
              <table:table-cell office:value-type="float" office:value="0.90144">
                <text:p>0.90144</text:p>
              </table:table-cell>
              <table:table-cell office:value-type="float" office:value="0.936">
                <text:p>0.936</text:p>
              </table:table-cell>
              <table:table-cell office:value-type="float" office:value="0.67184">
                <text:p>0.6718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48704">
                <text:p>0.48704</text:p>
              </table:table-cell>
              <table:table-cell office:value-type="float" office:value="0.56384">
                <text:p>0.56384</text:p>
              </table:table-cell>
              <table:table-cell office:value-type="float" office:value="0.61856">
                <text:p>0.61856</text:p>
              </table:table-cell>
              <table:table-cell office:value-type="float" office:value="0.64736">
                <text:p>0.64736</text:p>
              </table:table-cell>
              <table:table-cell office:value-type="float" office:value="0.66048">
                <text:p>0.66048</text:p>
              </table:table-cell>
              <table:table-cell office:value-type="float" office:value="0.67584">
                <text:p>0.67584</text:p>
              </table:table-cell>
              <table:table-cell office:value-type="float" office:value="0.68">
                <text:p>0.68</text:p>
              </table:table-cell>
              <table:table-cell office:value-type="float" office:value="0.72">
                <text:p>0.72</text:p>
              </table:table-cell>
              <table:table-cell office:value-type="float" office:value="0.7968">
                <text:p>0.7968</text:p>
              </table:table-cell>
              <table:table-cell office:value-type="float" office:value="0.89536">
                <text:p>0.89536</text:p>
              </table:table-cell>
              <table:table-cell office:value-type="float" office:value="0.944">
                <text:p>0.944</text:p>
              </table:table-cell>
              <table:table-cell office:value-type="float" office:value="0.674528">
                <text:p>0.67452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49024">
                <text:p>0.49024</text:p>
              </table:table-cell>
              <table:table-cell office:value-type="float" office:value="0.56384">
                <text:p>0.56384</text:p>
              </table:table-cell>
              <table:table-cell office:value-type="float" office:value="0.61984">
                <text:p>0.61984</text:p>
              </table:table-cell>
              <table:table-cell office:value-type="float" office:value="0.64672">
                <text:p>0.64672</text:p>
              </table:table-cell>
              <table:table-cell office:value-type="float" office:value="0.66048">
                <text:p>0.66048</text:p>
              </table:table-cell>
              <table:table-cell office:value-type="float" office:value="0.67552">
                <text:p>0.67552</text:p>
              </table:table-cell>
              <table:table-cell office:value-type="float" office:value="0.68064">
                <text:p>0.68064</text:p>
              </table:table-cell>
              <table:table-cell office:value-type="float" office:value="0.72736">
                <text:p>0.72736</text:p>
              </table:table-cell>
              <table:table-cell office:value-type="float" office:value="0.80064">
                <text:p>0.80064</text:p>
              </table:table-cell>
              <table:table-cell office:value-type="float" office:value="0.90176">
                <text:p>0.90176</text:p>
              </table:table-cell>
              <table:table-cell office:value-type="float" office:value="0.944">
                <text:p>0.944</text:p>
              </table:table-cell>
              <table:table-cell office:value-type="float" office:value="0.676704">
                <text:p>0.6767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50464">
                <text:p>0.50464</text:p>
              </table:table-cell>
              <table:table-cell office:value-type="float" office:value="0.576">
                <text:p>0.576</text:p>
              </table:table-cell>
              <table:table-cell office:value-type="float" office:value="0.62784">
                <text:p>0.62784</text:p>
              </table:table-cell>
              <table:table-cell office:value-type="float" office:value="0.65056">
                <text:p>0.65056</text:p>
              </table:table-cell>
              <table:table-cell office:value-type="float" office:value="0.66784">
                <text:p>0.66784</text:p>
              </table:table-cell>
              <table:table-cell office:value-type="float" office:value="0.67808">
                <text:p>0.67808</text:p>
              </table:table-cell>
              <table:table-cell office:value-type="float" office:value="0.69152">
                <text:p>0.69152</text:p>
              </table:table-cell>
              <table:table-cell office:value-type="float" office:value="0.76384">
                <text:p>0.76384</text:p>
              </table:table-cell>
              <table:table-cell office:value-type="float" office:value="0.83424">
                <text:p>0.83424</text:p>
              </table:table-cell>
              <table:table-cell office:value-type="float" office:value="0.90336">
                <text:p>0.90336</text:p>
              </table:table-cell>
              <table:table-cell office:value-type="float" office:value="0.944">
                <text:p>0.944</text:p>
              </table:table-cell>
              <table:table-cell office:value-type="float" office:value="0.689792">
                <text:p>0.68979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49152">
                <text:p>0.49152</text:p>
              </table:table-cell>
              <table:table-cell office:value-type="float" office:value="0.59008">
                <text:p>0.59008</text:p>
              </table:table-cell>
              <table:table-cell office:value-type="float" office:value="0.63872">
                <text:p>0.63872</text:p>
              </table:table-cell>
              <table:table-cell office:value-type="float" office:value="0.65856">
                <text:p>0.65856</text:p>
              </table:table-cell>
              <table:table-cell office:value-type="float" office:value="0.67104">
                <text:p>0.67104</text:p>
              </table:table-cell>
              <table:table-cell office:value-type="float" office:value="0.68">
                <text:p>0.68</text:p>
              </table:table-cell>
              <table:table-cell office:value-type="float" office:value="0.71072">
                <text:p>0.71072</text:p>
              </table:table-cell>
              <table:table-cell office:value-type="float" office:value="0.78112">
                <text:p>0.78112</text:p>
              </table:table-cell>
              <table:table-cell office:value-type="float" office:value="0.84864">
                <text:p>0.84864</text:p>
              </table:table-cell>
              <table:table-cell office:value-type="float" office:value="0.90432">
                <text:p>0.90432</text:p>
              </table:table-cell>
              <table:table-cell office:value-type="float" office:value="0.944">
                <text:p>0.944</text:p>
              </table:table-cell>
              <table:table-cell office:value-type="float" office:value="0.697472">
                <text:p>0.6974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49376">
                <text:p>0.49376</text:p>
              </table:table-cell>
              <table:table-cell office:value-type="float" office:value="0.59456">
                <text:p>0.59456</text:p>
              </table:table-cell>
              <table:table-cell office:value-type="float" office:value="0.64128">
                <text:p>0.64128</text:p>
              </table:table-cell>
              <table:table-cell office:value-type="float" office:value="0.6624">
                <text:p>0.6624</text:p>
              </table:table-cell>
              <table:table-cell office:value-type="float" office:value="0.67456">
                <text:p>0.67456</text:p>
              </table:table-cell>
              <table:table-cell office:value-type="float" office:value="0.68032">
                <text:p>0.68032</text:p>
              </table:table-cell>
              <table:table-cell office:value-type="float" office:value="0.71808">
                <text:p>0.71808</text:p>
              </table:table-cell>
              <table:table-cell office:value-type="float" office:value="0.77696">
                <text:p>0.77696</text:p>
              </table:table-cell>
              <table:table-cell office:value-type="float" office:value="0.83968">
                <text:p>0.83968</text:p>
              </table:table-cell>
              <table:table-cell office:value-type="float" office:value="0.904">
                <text:p>0.904</text:p>
              </table:table-cell>
              <table:table-cell office:value-type="float" office:value="0.944">
                <text:p>0.944</text:p>
              </table:table-cell>
              <table:table-cell office:value-type="float" office:value="0.69856">
                <text:p>0.6985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49856">
                <text:p>0.49856</text:p>
              </table:table-cell>
              <table:table-cell office:value-type="float" office:value="0.58208">
                <text:p>0.58208</text:p>
              </table:table-cell>
              <table:table-cell office:value-type="float" office:value="0.63808">
                <text:p>0.63808</text:p>
              </table:table-cell>
              <table:table-cell office:value-type="float" office:value="0.66304">
                <text:p>0.66304</text:p>
              </table:table-cell>
              <table:table-cell office:value-type="float" office:value="0.67264">
                <text:p>0.67264</text:p>
              </table:table-cell>
              <table:table-cell office:value-type="float" office:value="0.68">
                <text:p>0.68</text:p>
              </table:table-cell>
              <table:table-cell office:value-type="float" office:value="0.70816">
                <text:p>0.70816</text:p>
              </table:table-cell>
              <table:table-cell office:value-type="float" office:value="0.77216">
                <text:p>0.77216</text:p>
              </table:table-cell>
              <table:table-cell office:value-type="float" office:value="0.83072">
                <text:p>0.83072</text:p>
              </table:table-cell>
              <table:table-cell office:value-type="float" office:value="0.90272">
                <text:p>0.90272</text:p>
              </table:table-cell>
              <table:table-cell office:value-type="float" office:value="0.944">
                <text:p>0.944</text:p>
              </table:table-cell>
              <table:table-cell office:value-type="float" office:value="0.694816">
                <text:p>0.6948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5248">
                <text:p>0.5248</text:p>
              </table:table-cell>
              <table:table-cell office:value-type="float" office:value="0.59488">
                <text:p>0.59488</text:p>
              </table:table-cell>
              <table:table-cell office:value-type="float" office:value="0.64032">
                <text:p>0.64032</text:p>
              </table:table-cell>
              <table:table-cell office:value-type="float" office:value="0.66368">
                <text:p>0.66368</text:p>
              </table:table-cell>
              <table:table-cell office:value-type="float" office:value="0.67488">
                <text:p>0.67488</text:p>
              </table:table-cell>
              <table:table-cell office:value-type="float" office:value="0.68">
                <text:p>0.68</text:p>
              </table:table-cell>
              <table:table-cell office:value-type="float" office:value="0.69888">
                <text:p>0.69888</text:p>
              </table:table-cell>
              <table:table-cell office:value-type="float" office:value="0.77888">
                <text:p>0.77888</text:p>
              </table:table-cell>
              <table:table-cell office:value-type="float" office:value="0.84704">
                <text:p>0.84704</text:p>
              </table:table-cell>
              <table:table-cell office:value-type="float" office:value="0.90688">
                <text:p>0.90688</text:p>
              </table:table-cell>
              <table:table-cell office:value-type="float" office:value="0.944">
                <text:p>0.944</text:p>
              </table:table-cell>
              <table:table-cell office:value-type="float" office:value="0.701024">
                <text:p>0.7010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2224">
                <text:p>0.52224</text:p>
              </table:table-cell>
              <table:table-cell office:value-type="float" office:value="0.59008">
                <text:p>0.59008</text:p>
              </table:table-cell>
              <table:table-cell office:value-type="float" office:value="0.6368">
                <text:p>0.6368</text:p>
              </table:table-cell>
              <table:table-cell office:value-type="float" office:value="0.6624">
                <text:p>0.6624</text:p>
              </table:table-cell>
              <table:table-cell office:value-type="float" office:value="0.6736">
                <text:p>0.6736</text:p>
              </table:table-cell>
              <table:table-cell office:value-type="float" office:value="0.68">
                <text:p>0.68</text:p>
              </table:table-cell>
              <table:table-cell office:value-type="float" office:value="0.70112">
                <text:p>0.70112</text:p>
              </table:table-cell>
              <table:table-cell office:value-type="float" office:value="0.7696">
                <text:p>0.7696</text:p>
              </table:table-cell>
              <table:table-cell office:value-type="float" office:value="0.83648">
                <text:p>0.83648</text:p>
              </table:table-cell>
              <table:table-cell office:value-type="float" office:value="0.90368">
                <text:p>0.90368</text:p>
              </table:table-cell>
              <table:table-cell office:value-type="float" office:value="0.944">
                <text:p>0.944</text:p>
              </table:table-cell>
              <table:table-cell office:value-type="float" office:value="0.6976">
                <text:p>0.69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5312">
                <text:p>0.5312</text:p>
              </table:table-cell>
              <table:table-cell office:value-type="float" office:value="0.58176">
                <text:p>0.58176</text:p>
              </table:table-cell>
              <table:table-cell office:value-type="float" office:value="0.62368">
                <text:p>0.62368</text:p>
              </table:table-cell>
              <table:table-cell office:value-type="float" office:value="0.6512">
                <text:p>0.6512</text:p>
              </table:table-cell>
              <table:table-cell office:value-type="float" office:value="0.6672">
                <text:p>0.6672</text:p>
              </table:table-cell>
              <table:table-cell office:value-type="float" office:value="0.67744">
                <text:p>0.67744</text:p>
              </table:table-cell>
              <table:table-cell office:value-type="float" office:value="0.69536">
                <text:p>0.69536</text:p>
              </table:table-cell>
              <table:table-cell office:value-type="float" office:value="0.76448">
                <text:p>0.76448</text:p>
              </table:table-cell>
              <table:table-cell office:value-type="float" office:value="0.84192">
                <text:p>0.84192</text:p>
              </table:table-cell>
              <table:table-cell office:value-type="float" office:value="0.90112">
                <text:p>0.90112</text:p>
              </table:table-cell>
              <table:table-cell office:value-type="float" office:value="0.944">
                <text:p>0.944</text:p>
              </table:table-cell>
              <table:table-cell office:value-type="float" office:value="0.693536">
                <text:p>0.69353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52352">
                <text:p>0.52352</text:p>
              </table:table-cell>
              <table:table-cell office:value-type="float" office:value="0.56832">
                <text:p>0.56832</text:p>
              </table:table-cell>
              <table:table-cell office:value-type="float" office:value="0.6192">
                <text:p>0.6192</text:p>
              </table:table-cell>
              <table:table-cell office:value-type="float" office:value="0.65376">
                <text:p>0.65376</text:p>
              </table:table-cell>
              <table:table-cell office:value-type="float" office:value="0.66848">
                <text:p>0.66848</text:p>
              </table:table-cell>
              <table:table-cell office:value-type="float" office:value="0.68">
                <text:p>0.68</text:p>
              </table:table-cell>
              <table:table-cell office:value-type="float" office:value="0.70272">
                <text:p>0.70272</text:p>
              </table:table-cell>
              <table:table-cell office:value-type="float" office:value="0.78656">
                <text:p>0.78656</text:p>
              </table:table-cell>
              <table:table-cell office:value-type="float" office:value="0.85792">
                <text:p>0.85792</text:p>
              </table:table-cell>
              <table:table-cell office:value-type="float" office:value="0.91392">
                <text:p>0.91392</text:p>
              </table:table-cell>
              <table:table-cell office:value-type="float" office:value="0.944">
                <text:p>0.944</text:p>
              </table:table-cell>
              <table:table-cell office:value-type="float" office:value="0.69744">
                <text:p>0.697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52992">
                <text:p>0.52992</text:p>
              </table:table-cell>
              <table:table-cell office:value-type="float" office:value="0.5968">
                <text:p>0.5968</text:p>
              </table:table-cell>
              <table:table-cell office:value-type="float" office:value="0.64768">
                <text:p>0.64768</text:p>
              </table:table-cell>
              <table:table-cell office:value-type="float" office:value="0.6672">
                <text:p>0.6672</text:p>
              </table:table-cell>
              <table:table-cell office:value-type="float" office:value="0.67776">
                <text:p>0.67776</text:p>
              </table:table-cell>
              <table:table-cell office:value-type="float" office:value="0.6928">
                <text:p>0.6928</text:p>
              </table:table-cell>
              <table:table-cell office:value-type="float" office:value="0.74336">
                <text:p>0.74336</text:p>
              </table:table-cell>
              <table:table-cell office:value-type="float" office:value="0.8016">
                <text:p>0.8016</text:p>
              </table:table-cell>
              <table:table-cell office:value-type="float" office:value="0.8656">
                <text:p>0.8656</text:p>
              </table:table-cell>
              <table:table-cell office:value-type="float" office:value="0.91904">
                <text:p>0.91904</text:p>
              </table:table-cell>
              <table:table-cell office:value-type="float" office:value="0.944">
                <text:p>0.944</text:p>
              </table:table-cell>
              <table:table-cell office:value-type="float" office:value="0.714176">
                <text:p>0.7141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53952">
                <text:p>0.53952</text:p>
              </table:table-cell>
              <table:table-cell office:value-type="float" office:value="0.59872">
                <text:p>0.59872</text:p>
              </table:table-cell>
              <table:table-cell office:value-type="float" office:value="0.6544">
                <text:p>0.6544</text:p>
              </table:table-cell>
              <table:table-cell office:value-type="float" office:value="0.66912">
                <text:p>0.66912</text:p>
              </table:table-cell>
              <table:table-cell office:value-type="float" office:value="0.67968">
                <text:p>0.67968</text:p>
              </table:table-cell>
              <table:table-cell office:value-type="float" office:value="0.7184">
                <text:p>0.7184</text:p>
              </table:table-cell>
              <table:table-cell office:value-type="float" office:value="0.76448">
                <text:p>0.76448</text:p>
              </table:table-cell>
              <table:table-cell office:value-type="float" office:value="0.83584">
                <text:p>0.83584</text:p>
              </table:table-cell>
              <table:table-cell office:value-type="float" office:value="0.88032">
                <text:p>0.88032</text:p>
              </table:table-cell>
              <table:table-cell office:value-type="float" office:value="0.92224">
                <text:p>0.92224</text:p>
              </table:table-cell>
              <table:table-cell office:value-type="float" office:value="0.944">
                <text:p>0.944</text:p>
              </table:table-cell>
              <table:table-cell office:value-type="float" office:value="0.726272">
                <text:p>0.7262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54336">
                <text:p>0.54336</text:p>
              </table:table-cell>
              <table:table-cell office:value-type="float" office:value="0.61184">
                <text:p>0.61184</text:p>
              </table:table-cell>
              <table:table-cell office:value-type="float" office:value="0.6608">
                <text:p>0.6608</text:p>
              </table:table-cell>
              <table:table-cell office:value-type="float" office:value="0.672">
                <text:p>0.672</text:p>
              </table:table-cell>
              <table:table-cell office:value-type="float" office:value="0.68352">
                <text:p>0.68352</text:p>
              </table:table-cell>
              <table:table-cell office:value-type="float" office:value="0.736">
                <text:p>0.736</text:p>
              </table:table-cell>
              <table:table-cell office:value-type="float" office:value="0.78336">
                <text:p>0.78336</text:p>
              </table:table-cell>
              <table:table-cell office:value-type="float" office:value="0.83296">
                <text:p>0.83296</text:p>
              </table:table-cell>
              <table:table-cell office:value-type="float" office:value="0.87904">
                <text:p>0.87904</text:p>
              </table:table-cell>
              <table:table-cell office:value-type="float" office:value="0.9232">
                <text:p>0.9232</text:p>
              </table:table-cell>
              <table:table-cell office:value-type="float" office:value="0.952">
                <text:p>0.952</text:p>
              </table:table-cell>
              <table:table-cell office:value-type="float" office:value="0.732608">
                <text:p>0.73260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56384">
                <text:p>0.56384</text:p>
              </table:table-cell>
              <table:table-cell office:value-type="float" office:value="0.63808">
                <text:p>0.63808</text:p>
              </table:table-cell>
              <table:table-cell office:value-type="float" office:value="0.66432">
                <text:p>0.66432</text:p>
              </table:table-cell>
              <table:table-cell office:value-type="float" office:value="0.6784">
                <text:p>0.6784</text:p>
              </table:table-cell>
              <table:table-cell office:value-type="float" office:value="0.70432">
                <text:p>0.70432</text:p>
              </table:table-cell>
              <table:table-cell office:value-type="float" office:value="0.76">
                <text:p>0.76</text:p>
              </table:table-cell>
              <table:table-cell office:value-type="float" office:value="0.80576">
                <text:p>0.80576</text:p>
              </table:table-cell>
              <table:table-cell office:value-type="float" office:value="0.85056">
                <text:p>0.85056</text:p>
              </table:table-cell>
              <table:table-cell office:value-type="float" office:value="0.89024">
                <text:p>0.89024</text:p>
              </table:table-cell>
              <table:table-cell office:value-type="float" office:value="0.92512">
                <text:p>0.92512</text:p>
              </table:table-cell>
              <table:table-cell office:value-type="float" office:value="0.952">
                <text:p>0.952</text:p>
              </table:table-cell>
              <table:table-cell office:value-type="float" office:value="0.748064">
                <text:p>0.7480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7888">
                <text:p>0.57888</text:p>
              </table:table-cell>
              <table:table-cell office:value-type="float" office:value="0.6576">
                <text:p>0.6576</text:p>
              </table:table-cell>
              <table:table-cell office:value-type="float" office:value="0.67392">
                <text:p>0.67392</text:p>
              </table:table-cell>
              <table:table-cell office:value-type="float" office:value="0.69728">
                <text:p>0.69728</text:p>
              </table:table-cell>
              <table:table-cell office:value-type="float" office:value="0.74272">
                <text:p>0.74272</text:p>
              </table:table-cell>
              <table:table-cell office:value-type="float" office:value="0.78592">
                <text:p>0.78592</text:p>
              </table:table-cell>
              <table:table-cell office:value-type="float" office:value="0.82816">
                <text:p>0.82816</text:p>
              </table:table-cell>
              <table:table-cell office:value-type="float" office:value="0.86432">
                <text:p>0.86432</text:p>
              </table:table-cell>
              <table:table-cell office:value-type="float" office:value="0.8896">
                <text:p>0.8896</text:p>
              </table:table-cell>
              <table:table-cell office:value-type="float" office:value="0.92128">
                <text:p>0.92128</text:p>
              </table:table-cell>
              <table:table-cell office:value-type="float" office:value="0.952">
                <text:p>0.952</text:p>
              </table:table-cell>
              <table:table-cell office:value-type="float" office:value="0.763968">
                <text:p>0.76396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3536">
                <text:p>0.53536</text:p>
              </table:table-cell>
              <table:table-cell office:value-type="float" office:value="0.63936">
                <text:p>0.63936</text:p>
              </table:table-cell>
              <table:table-cell office:value-type="float" office:value="0.6816">
                <text:p>0.6816</text:p>
              </table:table-cell>
              <table:table-cell office:value-type="float" office:value="0.73184">
                <text:p>0.73184</text:p>
              </table:table-cell>
              <table:table-cell office:value-type="float" office:value="0.78368">
                <text:p>0.78368</text:p>
              </table:table-cell>
              <table:table-cell office:value-type="float" office:value="0.824">
                <text:p>0.824</text:p>
              </table:table-cell>
              <table:table-cell office:value-type="float" office:value="0.85824">
                <text:p>0.85824</text:p>
              </table:table-cell>
              <table:table-cell office:value-type="float" office:value="0.87872">
                <text:p>0.87872</text:p>
              </table:table-cell>
              <table:table-cell office:value-type="float" office:value="0.89952">
                <text:p>0.89952</text:p>
              </table:table-cell>
              <table:table-cell office:value-type="float" office:value="0.92896">
                <text:p>0.92896</text:p>
              </table:table-cell>
              <table:table-cell office:value-type="float" office:value="0.952">
                <text:p>0.952</text:p>
              </table:table-cell>
              <table:table-cell office:value-type="float" office:value="0.776128">
                <text:p>0.7761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2736">
                <text:p>0.52736</text:p>
              </table:table-cell>
              <table:table-cell office:value-type="float" office:value="0.64128">
                <text:p>0.64128</text:p>
              </table:table-cell>
              <table:table-cell office:value-type="float" office:value="0.68672">
                <text:p>0.68672</text:p>
              </table:table-cell>
              <table:table-cell office:value-type="float" office:value="0.73888">
                <text:p>0.73888</text:p>
              </table:table-cell>
              <table:table-cell office:value-type="float" office:value="0.78816">
                <text:p>0.78816</text:p>
              </table:table-cell>
              <table:table-cell office:value-type="float" office:value="0.82912">
                <text:p>0.82912</text:p>
              </table:table-cell>
              <table:table-cell office:value-type="float" office:value="0.8608">
                <text:p>0.8608</text:p>
              </table:table-cell>
              <table:table-cell office:value-type="float" office:value="0.8816">
                <text:p>0.8816</text:p>
              </table:table-cell>
              <table:table-cell office:value-type="float" office:value="0.90304">
                <text:p>0.90304</text:p>
              </table:table-cell>
              <table:table-cell office:value-type="float" office:value="0.93088">
                <text:p>0.93088</text:p>
              </table:table-cell>
              <table:table-cell office:value-type="float" office:value="0.952">
                <text:p>0.952</text:p>
              </table:table-cell>
              <table:table-cell office:value-type="float" office:value="0.778784">
                <text:p>0.7787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6608">
                <text:p>0.56608</text:p>
              </table:table-cell>
              <table:table-cell office:value-type="float" office:value="0.65984">
                <text:p>0.65984</text:p>
              </table:table-cell>
              <table:table-cell office:value-type="float" office:value="0.68672">
                <text:p>0.68672</text:p>
              </table:table-cell>
              <table:table-cell office:value-type="float" office:value="0.7328">
                <text:p>0.7328</text:p>
              </table:table-cell>
              <table:table-cell office:value-type="float" office:value="0.78208">
                <text:p>0.78208</text:p>
              </table:table-cell>
              <table:table-cell office:value-type="float" office:value="0.81536">
                <text:p>0.81536</text:p>
              </table:table-cell>
              <table:table-cell office:value-type="float" office:value="0.85088">
                <text:p>0.85088</text:p>
              </table:table-cell>
              <table:table-cell office:value-type="float" office:value="0.8752">
                <text:p>0.8752</text:p>
              </table:table-cell>
              <table:table-cell office:value-type="float" office:value="0.90048">
                <text:p>0.90048</text:p>
              </table:table-cell>
              <table:table-cell office:value-type="float" office:value="0.928">
                <text:p>0.928</text:p>
              </table:table-cell>
              <table:table-cell office:value-type="float" office:value="0.952">
                <text:p>0.952</text:p>
              </table:table-cell>
              <table:table-cell office:value-type="float" office:value="0.779744">
                <text:p>0.77974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6128">
                <text:p>0.56128</text:p>
              </table:table-cell>
              <table:table-cell office:value-type="float" office:value="0.64544">
                <text:p>0.64544</text:p>
              </table:table-cell>
              <table:table-cell office:value-type="float" office:value="0.68448">
                <text:p>0.68448</text:p>
              </table:table-cell>
              <table:table-cell office:value-type="float" office:value="0.7328">
                <text:p>0.7328</text:p>
              </table:table-cell>
              <table:table-cell office:value-type="float" office:value="0.78272">
                <text:p>0.78272</text:p>
              </table:table-cell>
              <table:table-cell office:value-type="float" office:value="0.824">
                <text:p>0.824</text:p>
              </table:table-cell>
              <table:table-cell office:value-type="float" office:value="0.85888">
                <text:p>0.85888</text:p>
              </table:table-cell>
              <table:table-cell office:value-type="float" office:value="0.88832">
                <text:p>0.88832</text:p>
              </table:table-cell>
              <table:table-cell office:value-type="float" office:value="0.90528">
                <text:p>0.90528</text:p>
              </table:table-cell>
              <table:table-cell office:value-type="float" office:value="0.928">
                <text:p>0.928</text:p>
              </table:table-cell>
              <table:table-cell office:value-type="float" office:value="0.952">
                <text:p>0.952</text:p>
              </table:table-cell>
              <table:table-cell office:value-type="float" office:value="0.78112">
                <text:p>0.781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56224">
                <text:p>0.56224</text:p>
              </table:table-cell>
              <table:table-cell office:value-type="float" office:value="0.648">
                <text:p>0.648</text:p>
              </table:table-cell>
              <table:table-cell office:value-type="float" office:value="0.68672">
                <text:p>0.68672</text:p>
              </table:table-cell>
              <table:table-cell office:value-type="float" office:value="0.74592">
                <text:p>0.74592</text:p>
              </table:table-cell>
              <table:table-cell office:value-type="float" office:value="0.79008">
                <text:p>0.79008</text:p>
              </table:table-cell>
              <table:table-cell office:value-type="float" office:value="0.82112">
                <text:p>0.82112</text:p>
              </table:table-cell>
              <table:table-cell office:value-type="float" office:value="0.8544">
                <text:p>0.8544</text:p>
              </table:table-cell>
              <table:table-cell office:value-type="float" office:value="0.87968">
                <text:p>0.87968</text:p>
              </table:table-cell>
              <table:table-cell office:value-type="float" office:value="0.90176">
                <text:p>0.90176</text:p>
              </table:table-cell>
              <table:table-cell office:value-type="float" office:value="0.9264">
                <text:p>0.9264</text:p>
              </table:table-cell>
              <table:table-cell office:value-type="float" office:value="0.952">
                <text:p>0.952</text:p>
              </table:table-cell>
              <table:table-cell office:value-type="float" office:value="0.781632">
                <text:p>0.7816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55232">
                <text:p>0.55232</text:p>
              </table:table-cell>
              <table:table-cell office:value-type="float" office:value="0.65088">
                <text:p>0.65088</text:p>
              </table:table-cell>
              <table:table-cell office:value-type="float" office:value="0.6848">
                <text:p>0.6848</text:p>
              </table:table-cell>
              <table:table-cell office:value-type="float" office:value="0.73632">
                <text:p>0.73632</text:p>
              </table:table-cell>
              <table:table-cell office:value-type="float" office:value="0.77376">
                <text:p>0.77376</text:p>
              </table:table-cell>
              <table:table-cell office:value-type="float" office:value="0.81152">
                <text:p>0.81152</text:p>
              </table:table-cell>
              <table:table-cell office:value-type="float" office:value="0.84768">
                <text:p>0.84768</text:p>
              </table:table-cell>
              <table:table-cell office:value-type="float" office:value="0.87232">
                <text:p>0.87232</text:p>
              </table:table-cell>
              <table:table-cell office:value-type="float" office:value="0.89984">
                <text:p>0.89984</text:p>
              </table:table-cell>
              <table:table-cell office:value-type="float" office:value="0.92768">
                <text:p>0.92768</text:p>
              </table:table-cell>
              <table:table-cell office:value-type="float" office:value="0.952">
                <text:p>0.952</text:p>
              </table:table-cell>
              <table:table-cell office:value-type="float" office:value="0.775712">
                <text:p>0.7757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55232">
                <text:p>0.55232</text:p>
              </table:table-cell>
              <table:table-cell office:value-type="float" office:value="0.65088">
                <text:p>0.65088</text:p>
              </table:table-cell>
              <table:table-cell office:value-type="float" office:value="0.68608">
                <text:p>0.68608</text:p>
              </table:table-cell>
              <table:table-cell office:value-type="float" office:value="0.736">
                <text:p>0.736</text:p>
              </table:table-cell>
              <table:table-cell office:value-type="float" office:value="0.78208">
                <text:p>0.78208</text:p>
              </table:table-cell>
              <table:table-cell office:value-type="float" office:value="0.81472">
                <text:p>0.81472</text:p>
              </table:table-cell>
              <table:table-cell office:value-type="float" office:value="0.85024">
                <text:p>0.85024</text:p>
              </table:table-cell>
              <table:table-cell office:value-type="float" office:value="0.87584">
                <text:p>0.87584</text:p>
              </table:table-cell>
              <table:table-cell office:value-type="float" office:value="0.89952">
                <text:p>0.89952</text:p>
              </table:table-cell>
              <table:table-cell office:value-type="float" office:value="0.92576">
                <text:p>0.92576</text:p>
              </table:table-cell>
              <table:table-cell office:value-type="float" office:value="0.952">
                <text:p>0.952</text:p>
              </table:table-cell>
              <table:table-cell office:value-type="float" office:value="0.777344">
                <text:p>0.7773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6448">
                <text:p>0.56448</text:p>
              </table:table-cell>
              <table:table-cell office:value-type="float" office:value="0.66208">
                <text:p>0.66208</text:p>
              </table:table-cell>
              <table:table-cell office:value-type="float" office:value="0.69696">
                <text:p>0.69696</text:p>
              </table:table-cell>
              <table:table-cell office:value-type="float" office:value="0.75072">
                <text:p>0.75072</text:p>
              </table:table-cell>
              <table:table-cell office:value-type="float" office:value="0.79072">
                <text:p>0.79072</text:p>
              </table:table-cell>
              <table:table-cell office:value-type="float" office:value="0.82368">
                <text:p>0.82368</text:p>
              </table:table-cell>
              <table:table-cell office:value-type="float" office:value="0.85472">
                <text:p>0.85472</text:p>
              </table:table-cell>
              <table:table-cell office:value-type="float" office:value="0.88">
                <text:p>0.88</text:p>
              </table:table-cell>
              <table:table-cell office:value-type="float" office:value="0.89984">
                <text:p>0.89984</text:p>
              </table:table-cell>
              <table:table-cell office:value-type="float" office:value="0.9248">
                <text:p>0.9248</text:p>
              </table:table-cell>
              <table:table-cell office:value-type="float" office:value="0.952">
                <text:p>0.952</text:p>
              </table:table-cell>
              <table:table-cell office:value-type="float" office:value="0.7848">
                <text:p>0.784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544">
                <text:p>0.544</text:p>
              </table:table-cell>
              <table:table-cell office:value-type="float" office:value="0.63936">
                <text:p>0.63936</text:p>
              </table:table-cell>
              <table:table-cell office:value-type="float" office:value="0.67584">
                <text:p>0.67584</text:p>
              </table:table-cell>
              <table:table-cell office:value-type="float" office:value="0.71232">
                <text:p>0.71232</text:p>
              </table:table-cell>
              <table:table-cell office:value-type="float" office:value="0.77312">
                <text:p>0.77312</text:p>
              </table:table-cell>
              <table:table-cell office:value-type="float" office:value="0.81216">
                <text:p>0.81216</text:p>
              </table:table-cell>
              <table:table-cell office:value-type="float" office:value="0.8416">
                <text:p>0.8416</text:p>
              </table:table-cell>
              <table:table-cell office:value-type="float" office:value="0.87296">
                <text:p>0.87296</text:p>
              </table:table-cell>
              <table:table-cell office:value-type="float" office:value="0.89696">
                <text:p>0.89696</text:p>
              </table:table-cell>
              <table:table-cell office:value-type="float" office:value="0.92608">
                <text:p>0.92608</text:p>
              </table:table-cell>
              <table:table-cell office:value-type="float" office:value="0.952">
                <text:p>0.952</text:p>
              </table:table-cell>
              <table:table-cell office:value-type="float" office:value="0.76944">
                <text:p>0.7694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57344">
                <text:p>0.57344</text:p>
              </table:table-cell>
              <table:table-cell office:value-type="float" office:value="0.65888">
                <text:p>0.65888</text:p>
              </table:table-cell>
              <table:table-cell office:value-type="float" office:value="0.67936">
                <text:p>0.67936</text:p>
              </table:table-cell>
              <table:table-cell office:value-type="float" office:value="0.71296">
                <text:p>0.71296</text:p>
              </table:table-cell>
              <table:table-cell office:value-type="float" office:value="0.75904">
                <text:p>0.75904</text:p>
              </table:table-cell>
              <table:table-cell office:value-type="float" office:value="0.79616">
                <text:p>0.79616</text:p>
              </table:table-cell>
              <table:table-cell office:value-type="float" office:value="0.82976">
                <text:p>0.82976</text:p>
              </table:table-cell>
              <table:table-cell office:value-type="float" office:value="0.85856">
                <text:p>0.85856</text:p>
              </table:table-cell>
              <table:table-cell office:value-type="float" office:value="0.89184">
                <text:p>0.89184</text:p>
              </table:table-cell>
              <table:table-cell office:value-type="float" office:value="0.92384">
                <text:p>0.92384</text:p>
              </table:table-cell>
              <table:table-cell office:value-type="float" office:value="0.952">
                <text:p>0.952</text:p>
              </table:table-cell>
              <table:table-cell office:value-type="float" office:value="0.768384">
                <text:p>0.76838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57728">
                <text:p>0.57728</text:p>
              </table:table-cell>
              <table:table-cell office:value-type="float" office:value="0.65952">
                <text:p>0.65952</text:p>
              </table:table-cell>
              <table:table-cell office:value-type="float" office:value="0.68192">
                <text:p>0.68192</text:p>
              </table:table-cell>
              <table:table-cell office:value-type="float" office:value="0.7312">
                <text:p>0.7312</text:p>
              </table:table-cell>
              <table:table-cell office:value-type="float" office:value="0.77824">
                <text:p>0.77824</text:p>
              </table:table-cell>
              <table:table-cell office:value-type="float" office:value="0.81952">
                <text:p>0.81952</text:p>
              </table:table-cell>
              <table:table-cell office:value-type="float" office:value="0.85056">
                <text:p>0.85056</text:p>
              </table:table-cell>
              <table:table-cell office:value-type="float" office:value="0.87712">
                <text:p>0.87712</text:p>
              </table:table-cell>
              <table:table-cell office:value-type="float" office:value="0.90624">
                <text:p>0.90624</text:p>
              </table:table-cell>
              <table:table-cell office:value-type="float" office:value="0.92832">
                <text:p>0.92832</text:p>
              </table:table-cell>
              <table:table-cell office:value-type="float" office:value="0.952">
                <text:p>0.952</text:p>
              </table:table-cell>
              <table:table-cell office:value-type="float" office:value="0.780992">
                <text:p>0.78099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59232">
                <text:p>0.59232</text:p>
              </table:table-cell>
              <table:table-cell office:value-type="float" office:value="0.66912">
                <text:p>0.66912</text:p>
              </table:table-cell>
              <table:table-cell office:value-type="float" office:value="0.68704">
                <text:p>0.68704</text:p>
              </table:table-cell>
              <table:table-cell office:value-type="float" office:value="0.73216">
                <text:p>0.73216</text:p>
              </table:table-cell>
              <table:table-cell office:value-type="float" office:value="0.77792">
                <text:p>0.77792</text:p>
              </table:table-cell>
              <table:table-cell office:value-type="float" office:value="0.81792">
                <text:p>0.81792</text:p>
              </table:table-cell>
              <table:table-cell office:value-type="float" office:value="0.85376">
                <text:p>0.85376</text:p>
              </table:table-cell>
              <table:table-cell office:value-type="float" office:value="0.88832">
                <text:p>0.88832</text:p>
              </table:table-cell>
              <table:table-cell office:value-type="float" office:value="0.91232">
                <text:p>0.91232</text:p>
              </table:table-cell>
              <table:table-cell office:value-type="float" office:value="0.93088">
                <text:p>0.93088</text:p>
              </table:table-cell>
              <table:table-cell office:value-type="float" office:value="0.952">
                <text:p>0.952</text:p>
              </table:table-cell>
              <table:table-cell office:value-type="float" office:value="0.786176">
                <text:p>0.7861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56928">
                <text:p>0.56928</text:p>
              </table:table-cell>
              <table:table-cell office:value-type="float" office:value="0.66304">
                <text:p>0.66304</text:p>
              </table:table-cell>
              <table:table-cell office:value-type="float" office:value="0.68576">
                <text:p>0.68576</text:p>
              </table:table-cell>
              <table:table-cell office:value-type="float" office:value="0.73728">
                <text:p>0.73728</text:p>
              </table:table-cell>
              <table:table-cell office:value-type="float" office:value="0.77664">
                <text:p>0.77664</text:p>
              </table:table-cell>
              <table:table-cell office:value-type="float" office:value="0.81184">
                <text:p>0.81184</text:p>
              </table:table-cell>
              <table:table-cell office:value-type="float" office:value="0.85344">
                <text:p>0.85344</text:p>
              </table:table-cell>
              <table:table-cell office:value-type="float" office:value="0.8832">
                <text:p>0.8832</text:p>
              </table:table-cell>
              <table:table-cell office:value-type="float" office:value="0.90816">
                <text:p>0.90816</text:p>
              </table:table-cell>
              <table:table-cell office:value-type="float" office:value="0.93184">
                <text:p>0.93184</text:p>
              </table:table-cell>
              <table:table-cell office:value-type="float" office:value="0.952">
                <text:p>0.952</text:p>
              </table:table-cell>
              <table:table-cell office:value-type="float" office:value="0.782048">
                <text:p>0.78204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4752">
                <text:p>0.54752</text:p>
              </table:table-cell>
              <table:table-cell office:value-type="float" office:value="0.6656">
                <text:p>0.6656</text:p>
              </table:table-cell>
              <table:table-cell office:value-type="float" office:value="0.6944">
                <text:p>0.6944</text:p>
              </table:table-cell>
              <table:table-cell office:value-type="float" office:value="0.74656">
                <text:p>0.74656</text:p>
              </table:table-cell>
              <table:table-cell office:value-type="float" office:value="0.78912">
                <text:p>0.78912</text:p>
              </table:table-cell>
              <table:table-cell office:value-type="float" office:value="0.82432">
                <text:p>0.82432</text:p>
              </table:table-cell>
              <table:table-cell office:value-type="float" office:value="0.85312">
                <text:p>0.85312</text:p>
              </table:table-cell>
              <table:table-cell office:value-type="float" office:value="0.88352">
                <text:p>0.88352</text:p>
              </table:table-cell>
              <table:table-cell office:value-type="float" office:value="0.9088">
                <text:p>0.9088</text:p>
              </table:table-cell>
              <table:table-cell office:value-type="float" office:value="0.9312">
                <text:p>0.9312</text:p>
              </table:table-cell>
              <table:table-cell office:value-type="float" office:value="0.952">
                <text:p>0.952</text:p>
              </table:table-cell>
              <table:table-cell office:value-type="float" office:value="0.784416">
                <text:p>0.78441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1888">
                <text:p>0.61888</text:p>
              </table:table-cell>
              <table:table-cell office:value-type="float" office:value="0.67424">
                <text:p>0.67424</text:p>
              </table:table-cell>
              <table:table-cell office:value-type="float" office:value="0.71776">
                <text:p>0.71776</text:p>
              </table:table-cell>
              <table:table-cell office:value-type="float" office:value="0.768">
                <text:p>0.768</text:p>
              </table:table-cell>
              <table:table-cell office:value-type="float" office:value="0.80992">
                <text:p>0.80992</text:p>
              </table:table-cell>
              <table:table-cell office:value-type="float" office:value="0.848">
                <text:p>0.848</text:p>
              </table:table-cell>
              <table:table-cell office:value-type="float" office:value="0.87392">
                <text:p>0.87392</text:p>
              </table:table-cell>
              <table:table-cell office:value-type="float" office:value="0.89728">
                <text:p>0.89728</text:p>
              </table:table-cell>
              <table:table-cell office:value-type="float" office:value="0.91392">
                <text:p>0.91392</text:p>
              </table:table-cell>
              <table:table-cell office:value-type="float" office:value="0.93184">
                <text:p>0.93184</text:p>
              </table:table-cell>
              <table:table-cell office:value-type="float" office:value="0.952">
                <text:p>0.952</text:p>
              </table:table-cell>
              <table:table-cell office:value-type="float" office:value="0.805376">
                <text:p>0.8053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304">
                <text:p>0.6304</text:p>
              </table:table-cell>
              <table:table-cell office:value-type="float" office:value="0.67776">
                <text:p>0.67776</text:p>
              </table:table-cell>
              <table:table-cell office:value-type="float" office:value="0.72352">
                <text:p>0.72352</text:p>
              </table:table-cell>
              <table:table-cell office:value-type="float" office:value="0.76352">
                <text:p>0.76352</text:p>
              </table:table-cell>
              <table:table-cell office:value-type="float" office:value="0.80352">
                <text:p>0.80352</text:p>
              </table:table-cell>
              <table:table-cell office:value-type="float" office:value="0.84928">
                <text:p>0.84928</text:p>
              </table:table-cell>
              <table:table-cell office:value-type="float" office:value="0.87008">
                <text:p>0.87008</text:p>
              </table:table-cell>
              <table:table-cell office:value-type="float" office:value="0.89152">
                <text:p>0.89152</text:p>
              </table:table-cell>
              <table:table-cell office:value-type="float" office:value="0.91136">
                <text:p>0.91136</text:p>
              </table:table-cell>
              <table:table-cell office:value-type="float" office:value="0.93056">
                <text:p>0.93056</text:p>
              </table:table-cell>
              <table:table-cell office:value-type="float" office:value="0.952">
                <text:p>0.952</text:p>
              </table:table-cell>
              <table:table-cell office:value-type="float" office:value="0.805152">
                <text:p>0.8051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3552">
                <text:p>0.63552</text:p>
              </table:table-cell>
              <table:table-cell office:value-type="float" office:value="0.68736">
                <text:p>0.68736</text:p>
              </table:table-cell>
              <table:table-cell office:value-type="float" office:value="0.73824">
                <text:p>0.73824</text:p>
              </table:table-cell>
              <table:table-cell office:value-type="float" office:value="0.77472">
                <text:p>0.77472</text:p>
              </table:table-cell>
              <table:table-cell office:value-type="float" office:value="0.82432">
                <text:p>0.82432</text:p>
              </table:table-cell>
              <table:table-cell office:value-type="float" office:value="0.85728">
                <text:p>0.85728</text:p>
              </table:table-cell>
              <table:table-cell office:value-type="float" office:value="0.87392">
                <text:p>0.87392</text:p>
              </table:table-cell>
              <table:table-cell office:value-type="float" office:value="0.89408">
                <text:p>0.89408</text:p>
              </table:table-cell>
              <table:table-cell office:value-type="float" office:value="0.91232">
                <text:p>0.91232</text:p>
              </table:table-cell>
              <table:table-cell office:value-type="float" office:value="0.92928">
                <text:p>0.92928</text:p>
              </table:table-cell>
              <table:table-cell office:value-type="float" office:value="0.952">
                <text:p>0.952</text:p>
              </table:table-cell>
              <table:table-cell office:value-type="float" office:value="0.812704">
                <text:p>0.81270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64416">
                <text:p>0.64416</text:p>
              </table:table-cell>
              <table:table-cell office:value-type="float" office:value="0.7008">
                <text:p>0.7008</text:p>
              </table:table-cell>
              <table:table-cell office:value-type="float" office:value="0.75968">
                <text:p>0.75968</text:p>
              </table:table-cell>
              <table:table-cell office:value-type="float" office:value="0.80832">
                <text:p>0.80832</text:p>
              </table:table-cell>
              <table:table-cell office:value-type="float" office:value="0.84384">
                <text:p>0.84384</text:p>
              </table:table-cell>
              <table:table-cell office:value-type="float" office:value="0.86336">
                <text:p>0.86336</text:p>
              </table:table-cell>
              <table:table-cell office:value-type="float" office:value="0.88672">
                <text:p>0.88672</text:p>
              </table:table-cell>
              <table:table-cell office:value-type="float" office:value="0.90112">
                <text:p>0.90112</text:p>
              </table:table-cell>
              <table:table-cell office:value-type="float" office:value="0.91616">
                <text:p>0.91616</text:p>
              </table:table-cell>
              <table:table-cell office:value-type="float" office:value="0.93312">
                <text:p>0.93312</text:p>
              </table:table-cell>
              <table:table-cell office:value-type="float" office:value="0.952">
                <text:p>0.952</text:p>
              </table:table-cell>
              <table:table-cell office:value-type="float" office:value="0.825728">
                <text:p>0.82572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2848">
                <text:p>0.62848</text:p>
              </table:table-cell>
              <table:table-cell office:value-type="float" office:value="0.688">
                <text:p>0.688</text:p>
              </table:table-cell>
              <table:table-cell office:value-type="float" office:value="0.75168">
                <text:p>0.75168</text:p>
              </table:table-cell>
              <table:table-cell office:value-type="float" office:value="0.80832">
                <text:p>0.80832</text:p>
              </table:table-cell>
              <table:table-cell office:value-type="float" office:value="0.8448">
                <text:p>0.8448</text:p>
              </table:table-cell>
              <table:table-cell office:value-type="float" office:value="0.8624">
                <text:p>0.8624</text:p>
              </table:table-cell>
              <table:table-cell office:value-type="float" office:value="0.88448">
                <text:p>0.88448</text:p>
              </table:table-cell>
              <table:table-cell office:value-type="float" office:value="0.90144">
                <text:p>0.90144</text:p>
              </table:table-cell>
              <table:table-cell office:value-type="float" office:value="0.9152">
                <text:p>0.9152</text:p>
              </table:table-cell>
              <table:table-cell office:value-type="float" office:value="0.93248">
                <text:p>0.93248</text:p>
              </table:table-cell>
              <table:table-cell office:value-type="float" office:value="0.952">
                <text:p>0.952</text:p>
              </table:table-cell>
              <table:table-cell office:value-type="float" office:value="0.821728">
                <text:p>0.8217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2816">
                <text:p>0.62816</text:p>
              </table:table-cell>
              <table:table-cell office:value-type="float" office:value="0.69056">
                <text:p>0.69056</text:p>
              </table:table-cell>
              <table:table-cell office:value-type="float" office:value="0.7376">
                <text:p>0.7376</text:p>
              </table:table-cell>
              <table:table-cell office:value-type="float" office:value="0.78272">
                <text:p>0.78272</text:p>
              </table:table-cell>
              <table:table-cell office:value-type="float" office:value="0.83392">
                <text:p>0.83392</text:p>
              </table:table-cell>
              <table:table-cell office:value-type="float" office:value="0.85568">
                <text:p>0.85568</text:p>
              </table:table-cell>
              <table:table-cell office:value-type="float" office:value="0.88064">
                <text:p>0.88064</text:p>
              </table:table-cell>
              <table:table-cell office:value-type="float" office:value="0.90208">
                <text:p>0.90208</text:p>
              </table:table-cell>
              <table:table-cell office:value-type="float" office:value="0.9152">
                <text:p>0.9152</text:p>
              </table:table-cell>
              <table:table-cell office:value-type="float" office:value="0.9312">
                <text:p>0.9312</text:p>
              </table:table-cell>
              <table:table-cell office:value-type="float" office:value="0.952">
                <text:p>0.952</text:p>
              </table:table-cell>
              <table:table-cell office:value-type="float" office:value="0.815776">
                <text:p>0.81577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2816">
                <text:p>0.62816</text:p>
              </table:table-cell>
              <table:table-cell office:value-type="float" office:value="0.68832">
                <text:p>0.68832</text:p>
              </table:table-cell>
              <table:table-cell office:value-type="float" office:value="0.73856">
                <text:p>0.73856</text:p>
              </table:table-cell>
              <table:table-cell office:value-type="float" office:value="0.78464">
                <text:p>0.78464</text:p>
              </table:table-cell>
              <table:table-cell office:value-type="float" office:value="0.83296">
                <text:p>0.83296</text:p>
              </table:table-cell>
              <table:table-cell office:value-type="float" office:value="0.85632">
                <text:p>0.85632</text:p>
              </table:table-cell>
              <table:table-cell office:value-type="float" office:value="0.87488">
                <text:p>0.87488</text:p>
              </table:table-cell>
              <table:table-cell office:value-type="float" office:value="0.89728">
                <text:p>0.89728</text:p>
              </table:table-cell>
              <table:table-cell office:value-type="float" office:value="0.91232">
                <text:p>0.91232</text:p>
              </table:table-cell>
              <table:table-cell office:value-type="float" office:value="0.92928">
                <text:p>0.92928</text:p>
              </table:table-cell>
              <table:table-cell office:value-type="float" office:value="0.952">
                <text:p>0.952</text:p>
              </table:table-cell>
              <table:table-cell office:value-type="float" office:value="0.814272">
                <text:p>0.81427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096">
                <text:p>0.6096</text:p>
              </table:table-cell>
              <table:table-cell office:value-type="float" office:value="0.68288">
                <text:p>0.68288</text:p>
              </table:table-cell>
              <table:table-cell office:value-type="float" office:value="0.73408">
                <text:p>0.73408</text:p>
              </table:table-cell>
              <table:table-cell office:value-type="float" office:value="0.784">
                <text:p>0.784</text:p>
              </table:table-cell>
              <table:table-cell office:value-type="float" office:value="0.83584">
                <text:p>0.83584</text:p>
              </table:table-cell>
              <table:table-cell office:value-type="float" office:value="0.85504">
                <text:p>0.85504</text:p>
              </table:table-cell>
              <table:table-cell office:value-type="float" office:value="0.87328">
                <text:p>0.87328</text:p>
              </table:table-cell>
              <table:table-cell office:value-type="float" office:value="0.896">
                <text:p>0.896</text:p>
              </table:table-cell>
              <table:table-cell office:value-type="float" office:value="0.91296">
                <text:p>0.91296</text:p>
              </table:table-cell>
              <table:table-cell office:value-type="float" office:value="0.93056">
                <text:p>0.93056</text:p>
              </table:table-cell>
              <table:table-cell office:value-type="float" office:value="0.952">
                <text:p>0.952</text:p>
              </table:table-cell>
              <table:table-cell office:value-type="float" office:value="0.811424">
                <text:p>0.8114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1056">
                <text:p>0.61056</text:p>
              </table:table-cell>
              <table:table-cell office:value-type="float" office:value="0.6752">
                <text:p>0.6752</text:p>
              </table:table-cell>
              <table:table-cell office:value-type="float" office:value="0.71168">
                <text:p>0.71168</text:p>
              </table:table-cell>
              <table:table-cell office:value-type="float" office:value="0.77536">
                <text:p>0.77536</text:p>
              </table:table-cell>
              <table:table-cell office:value-type="float" office:value="0.824">
                <text:p>0.824</text:p>
              </table:table-cell>
              <table:table-cell office:value-type="float" office:value="0.85024">
                <text:p>0.85024</text:p>
              </table:table-cell>
              <table:table-cell office:value-type="float" office:value="0.86464">
                <text:p>0.86464</text:p>
              </table:table-cell>
              <table:table-cell office:value-type="float" office:value="0.89184">
                <text:p>0.89184</text:p>
              </table:table-cell>
              <table:table-cell office:value-type="float" office:value="0.90944">
                <text:p>0.90944</text:p>
              </table:table-cell>
              <table:table-cell office:value-type="float" office:value="0.92928">
                <text:p>0.92928</text:p>
              </table:table-cell>
              <table:table-cell office:value-type="float" office:value="0.952">
                <text:p>0.952</text:p>
              </table:table-cell>
              <table:table-cell office:value-type="float" office:value="0.804224">
                <text:p>0.80422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58848">
                <text:p>0.58848</text:p>
              </table:table-cell>
              <table:table-cell office:value-type="float" office:value="0.6736">
                <text:p>0.6736</text:p>
              </table:table-cell>
              <table:table-cell office:value-type="float" office:value="0.7104">
                <text:p>0.7104</text:p>
              </table:table-cell>
              <table:table-cell office:value-type="float" office:value="0.78752">
                <text:p>0.78752</text:p>
              </table:table-cell>
              <table:table-cell office:value-type="float" office:value="0.83392">
                <text:p>0.83392</text:p>
              </table:table-cell>
              <table:table-cell office:value-type="float" office:value="0.85376">
                <text:p>0.85376</text:p>
              </table:table-cell>
              <table:table-cell office:value-type="float" office:value="0.87168">
                <text:p>0.87168</text:p>
              </table:table-cell>
              <table:table-cell office:value-type="float" office:value="0.8928">
                <text:p>0.8928</text:p>
              </table:table-cell>
              <table:table-cell office:value-type="float" office:value="0.9088">
                <text:p>0.9088</text:p>
              </table:table-cell>
              <table:table-cell office:value-type="float" office:value="0.93056">
                <text:p>0.93056</text:p>
              </table:table-cell>
              <table:table-cell office:value-type="float" office:value="0.952">
                <text:p>0.952</text:p>
              </table:table-cell>
              <table:table-cell office:value-type="float" office:value="0.805152">
                <text:p>0.8051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0672">
                <text:p>0.60672</text:p>
              </table:table-cell>
              <table:table-cell office:value-type="float" office:value="0.68032">
                <text:p>0.68032</text:p>
              </table:table-cell>
              <table:table-cell office:value-type="float" office:value="0.72544">
                <text:p>0.72544</text:p>
              </table:table-cell>
              <table:table-cell office:value-type="float" office:value="0.79296">
                <text:p>0.79296</text:p>
              </table:table-cell>
              <table:table-cell office:value-type="float" office:value="0.83328">
                <text:p>0.83328</text:p>
              </table:table-cell>
              <table:table-cell office:value-type="float" office:value="0.85344">
                <text:p>0.85344</text:p>
              </table:table-cell>
              <table:table-cell office:value-type="float" office:value="0.87328">
                <text:p>0.87328</text:p>
              </table:table-cell>
              <table:table-cell office:value-type="float" office:value="0.89536">
                <text:p>0.89536</text:p>
              </table:table-cell>
              <table:table-cell office:value-type="float" office:value="0.91008">
                <text:p>0.91008</text:p>
              </table:table-cell>
              <table:table-cell office:value-type="float" office:value="0.93312">
                <text:p>0.93312</text:p>
              </table:table-cell>
              <table:table-cell office:value-type="float" office:value="0.952">
                <text:p>0.952</text:p>
              </table:table-cell>
              <table:table-cell office:value-type="float" office:value="0.8104">
                <text:p>0.810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256">
                <text:p>0.6256</text:p>
              </table:table-cell>
              <table:table-cell office:value-type="float" office:value="0.6864">
                <text:p>0.6864</text:p>
              </table:table-cell>
              <table:table-cell office:value-type="float" office:value="0.74784">
                <text:p>0.74784</text:p>
              </table:table-cell>
              <table:table-cell office:value-type="float" office:value="0.80544">
                <text:p>0.80544</text:p>
              </table:table-cell>
              <table:table-cell office:value-type="float" office:value="0.84032">
                <text:p>0.84032</text:p>
              </table:table-cell>
              <table:table-cell office:value-type="float" office:value="0.86048">
                <text:p>0.86048</text:p>
              </table:table-cell>
              <table:table-cell office:value-type="float" office:value="0.8816">
                <text:p>0.8816</text:p>
              </table:table-cell>
              <table:table-cell office:value-type="float" office:value="0.89984">
                <text:p>0.89984</text:p>
              </table:table-cell>
              <table:table-cell office:value-type="float" office:value="0.91232">
                <text:p>0.91232</text:p>
              </table:table-cell>
              <table:table-cell office:value-type="float" office:value="0.93472">
                <text:p>0.93472</text:p>
              </table:table-cell>
              <table:table-cell office:value-type="float" office:value="0.952">
                <text:p>0.952</text:p>
              </table:table-cell>
              <table:table-cell office:value-type="float" office:value="0.819456">
                <text:p>0.81945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2848">
                <text:p>0.62848</text:p>
              </table:table-cell>
              <table:table-cell office:value-type="float" office:value="0.69632">
                <text:p>0.69632</text:p>
              </table:table-cell>
              <table:table-cell office:value-type="float" office:value="0.76352">
                <text:p>0.76352</text:p>
              </table:table-cell>
              <table:table-cell office:value-type="float" office:value="0.81152">
                <text:p>0.81152</text:p>
              </table:table-cell>
              <table:table-cell office:value-type="float" office:value="0.84064">
                <text:p>0.84064</text:p>
              </table:table-cell>
              <table:table-cell office:value-type="float" office:value="0.8608">
                <text:p>0.8608</text:p>
              </table:table-cell>
              <table:table-cell office:value-type="float" office:value="0.88736">
                <text:p>0.88736</text:p>
              </table:table-cell>
              <table:table-cell office:value-type="float" office:value="0.90368">
                <text:p>0.90368</text:p>
              </table:table-cell>
              <table:table-cell office:value-type="float" office:value="0.91616">
                <text:p>0.91616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824448">
                <text:p>0.82444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112">
                <text:p>0.6112</text:p>
              </table:table-cell>
              <table:table-cell office:value-type="float" office:value="0.68608">
                <text:p>0.68608</text:p>
              </table:table-cell>
              <table:table-cell office:value-type="float" office:value="0.74848">
                <text:p>0.74848</text:p>
              </table:table-cell>
              <table:table-cell office:value-type="float" office:value="0.80448">
                <text:p>0.80448</text:p>
              </table:table-cell>
              <table:table-cell office:value-type="float" office:value="0.83872">
                <text:p>0.83872</text:p>
              </table:table-cell>
              <table:table-cell office:value-type="float" office:value="0.86784">
                <text:p>0.86784</text:p>
              </table:table-cell>
              <table:table-cell office:value-type="float" office:value="0.8912">
                <text:p>0.8912</text:p>
              </table:table-cell>
              <table:table-cell office:value-type="float" office:value="0.90528">
                <text:p>0.90528</text:p>
              </table:table-cell>
              <table:table-cell office:value-type="float" office:value="0.91808">
                <text:p>0.91808</text:p>
              </table:table-cell>
              <table:table-cell office:value-type="float" office:value="0.93632">
                <text:p>0.93632</text:p>
              </table:table-cell>
              <table:table-cell office:value-type="float" office:value="0.952">
                <text:p>0.952</text:p>
              </table:table-cell>
              <table:table-cell office:value-type="float" office:value="0.820768">
                <text:p>0.8207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61344">
                <text:p>0.61344</text:p>
              </table:table-cell>
              <table:table-cell office:value-type="float" office:value="0.72704">
                <text:p>0.72704</text:p>
              </table:table-cell>
              <table:table-cell office:value-type="float" office:value="0.784">
                <text:p>0.784</text:p>
              </table:table-cell>
              <table:table-cell office:value-type="float" office:value="0.83232">
                <text:p>0.83232</text:p>
              </table:table-cell>
              <table:table-cell office:value-type="float" office:value="0.85504">
                <text:p>0.85504</text:p>
              </table:table-cell>
              <table:table-cell office:value-type="float" office:value="0.8784">
                <text:p>0.8784</text:p>
              </table:table-cell>
              <table:table-cell office:value-type="float" office:value="0.90048">
                <text:p>0.90048</text:p>
              </table:table-cell>
              <table:table-cell office:value-type="float" office:value="0.90976">
                <text:p>0.90976</text:p>
              </table:table-cell>
              <table:table-cell office:value-type="float" office:value="0.92096">
                <text:p>0.92096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835744">
                <text:p>0.83574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4288">
                <text:p>0.64288</text:p>
              </table:table-cell>
              <table:table-cell office:value-type="float" office:value="0.74176">
                <text:p>0.74176</text:p>
              </table:table-cell>
              <table:table-cell office:value-type="float" office:value="0.78432">
                <text:p>0.78432</text:p>
              </table:table-cell>
              <table:table-cell office:value-type="float" office:value="0.83328">
                <text:p>0.83328</text:p>
              </table:table-cell>
              <table:table-cell office:value-type="float" office:value="0.8608">
                <text:p>0.8608</text:p>
              </table:table-cell>
              <table:table-cell office:value-type="float" office:value="0.87936">
                <text:p>0.87936</text:p>
              </table:table-cell>
              <table:table-cell office:value-type="float" office:value="0.89792">
                <text:p>0.89792</text:p>
              </table:table-cell>
              <table:table-cell office:value-type="float" office:value="0.9072">
                <text:p>0.9072</text:p>
              </table:table-cell>
              <table:table-cell office:value-type="float" office:value="0.91872">
                <text:p>0.91872</text:p>
              </table:table-cell>
              <table:table-cell office:value-type="float" office:value="0.936">
                <text:p>0.936</text:p>
              </table:table-cell>
              <table:table-cell office:value-type="float" office:value="0.952">
                <text:p>0.952</text:p>
              </table:table-cell>
              <table:table-cell office:value-type="float" office:value="0.840224">
                <text:p>0.84022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5856">
                <text:p>0.65856</text:p>
              </table:table-cell>
              <table:table-cell office:value-type="float" office:value="0.72928">
                <text:p>0.72928</text:p>
              </table:table-cell>
              <table:table-cell office:value-type="float" office:value="0.79584">
                <text:p>0.79584</text:p>
              </table:table-cell>
              <table:table-cell office:value-type="float" office:value="0.84128">
                <text:p>0.84128</text:p>
              </table:table-cell>
              <table:table-cell office:value-type="float" office:value="0.86528">
                <text:p>0.86528</text:p>
              </table:table-cell>
              <table:table-cell office:value-type="float" office:value="0.88512">
                <text:p>0.88512</text:p>
              </table:table-cell>
              <table:table-cell office:value-type="float" office:value="0.89824">
                <text:p>0.89824</text:p>
              </table:table-cell>
              <table:table-cell office:value-type="float" office:value="0.90784">
                <text:p>0.90784</text:p>
              </table:table-cell>
              <table:table-cell office:value-type="float" office:value="0.91968">
                <text:p>0.91968</text:p>
              </table:table-cell>
              <table:table-cell office:value-type="float" office:value="0.93664">
                <text:p>0.93664</text:p>
              </table:table-cell>
              <table:table-cell office:value-type="float" office:value="0.952">
                <text:p>0.952</text:p>
              </table:table-cell>
              <table:table-cell office:value-type="float" office:value="0.843776">
                <text:p>0.84377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8256">
                <text:p>0.68256</text:p>
              </table:table-cell>
              <table:table-cell office:value-type="float" office:value="0.768">
                <text:p>0.768</text:p>
              </table:table-cell>
              <table:table-cell office:value-type="float" office:value="0.81728">
                <text:p>0.81728</text:p>
              </table:table-cell>
              <table:table-cell office:value-type="float" office:value="0.8496">
                <text:p>0.8496</text:p>
              </table:table-cell>
              <table:table-cell office:value-type="float" office:value="0.86816">
                <text:p>0.86816</text:p>
              </table:table-cell>
              <table:table-cell office:value-type="float" office:value="0.888">
                <text:p>0.888</text:p>
              </table:table-cell>
              <table:table-cell office:value-type="float" office:value="0.89984">
                <text:p>0.89984</text:p>
              </table:table-cell>
              <table:table-cell office:value-type="float" office:value="0.9088">
                <text:p>0.9088</text:p>
              </table:table-cell>
              <table:table-cell office:value-type="float" office:value="0.91872">
                <text:p>0.91872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53792">
                <text:p>0.8537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36">
                <text:p>0.67136</text:p>
              </table:table-cell>
              <table:table-cell office:value-type="float" office:value="0.74368">
                <text:p>0.74368</text:p>
              </table:table-cell>
              <table:table-cell office:value-type="float" office:value="0.80672">
                <text:p>0.80672</text:p>
              </table:table-cell>
              <table:table-cell office:value-type="float" office:value="0.84576">
                <text:p>0.84576</text:p>
              </table:table-cell>
              <table:table-cell office:value-type="float" office:value="0.86496">
                <text:p>0.86496</text:p>
              </table:table-cell>
              <table:table-cell office:value-type="float" office:value="0.8816">
                <text:p>0.8816</text:p>
              </table:table-cell>
              <table:table-cell office:value-type="float" office:value="0.89632">
                <text:p>0.89632</text:p>
              </table:table-cell>
              <table:table-cell office:value-type="float" office:value="0.9072">
                <text:p>0.9072</text:p>
              </table:table-cell>
              <table:table-cell office:value-type="float" office:value="0.9184">
                <text:p>0.9184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47296">
                <text:p>0.84729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7904">
                <text:p>0.67904</text:p>
              </table:table-cell>
              <table:table-cell office:value-type="float" office:value="0.76224">
                <text:p>0.76224</text:p>
              </table:table-cell>
              <table:table-cell office:value-type="float" office:value="0.816">
                <text:p>0.816</text:p>
              </table:table-cell>
              <table:table-cell office:value-type="float" office:value="0.84864">
                <text:p>0.84864</text:p>
              </table:table-cell>
              <table:table-cell office:value-type="float" office:value="0.8688">
                <text:p>0.8688</text:p>
              </table:table-cell>
              <table:table-cell office:value-type="float" office:value="0.88448">
                <text:p>0.88448</text:p>
              </table:table-cell>
              <table:table-cell office:value-type="float" office:value="0.90048">
                <text:p>0.90048</text:p>
              </table:table-cell>
              <table:table-cell office:value-type="float" office:value="0.91104">
                <text:p>0.91104</text:p>
              </table:table-cell>
              <table:table-cell office:value-type="float" office:value="0.92032">
                <text:p>0.92032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52992">
                <text:p>0.85299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7808">
                <text:p>0.67808</text:p>
              </table:table-cell>
              <table:table-cell office:value-type="float" office:value="0.75072">
                <text:p>0.75072</text:p>
              </table:table-cell>
              <table:table-cell office:value-type="float" office:value="0.80736">
                <text:p>0.80736</text:p>
              </table:table-cell>
              <table:table-cell office:value-type="float" office:value="0.83936">
                <text:p>0.83936</text:p>
              </table:table-cell>
              <table:table-cell office:value-type="float" office:value="0.86528">
                <text:p>0.86528</text:p>
              </table:table-cell>
              <table:table-cell office:value-type="float" office:value="0.88544">
                <text:p>0.88544</text:p>
              </table:table-cell>
              <table:table-cell office:value-type="float" office:value="0.9008">
                <text:p>0.9008</text:p>
              </table:table-cell>
              <table:table-cell office:value-type="float" office:value="0.91296">
                <text:p>0.91296</text:p>
              </table:table-cell>
              <table:table-cell office:value-type="float" office:value="0.92096">
                <text:p>0.92096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49952">
                <text:p>0.84995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4672">
                <text:p>0.64672</text:p>
              </table:table-cell>
              <table:table-cell office:value-type="float" office:value="0.72928">
                <text:p>0.72928</text:p>
              </table:table-cell>
              <table:table-cell office:value-type="float" office:value="0.79488">
                <text:p>0.79488</text:p>
              </table:table-cell>
              <table:table-cell office:value-type="float" office:value="0.832">
                <text:p>0.832</text:p>
              </table:table-cell>
              <table:table-cell office:value-type="float" office:value="0.85984">
                <text:p>0.85984</text:p>
              </table:table-cell>
              <table:table-cell office:value-type="float" office:value="0.88256">
                <text:p>0.88256</text:p>
              </table:table-cell>
              <table:table-cell office:value-type="float" office:value="0.9008">
                <text:p>0.9008</text:p>
              </table:table-cell>
              <table:table-cell office:value-type="float" office:value="0.90976">
                <text:p>0.90976</text:p>
              </table:table-cell>
              <table:table-cell office:value-type="float" office:value="0.92">
                <text:p>0.92</text:p>
              </table:table-cell>
              <table:table-cell office:value-type="float" office:value="0.93472">
                <text:p>0.93472</text:p>
              </table:table-cell>
              <table:table-cell office:value-type="float" office:value="0.952">
                <text:p>0.952</text:p>
              </table:table-cell>
              <table:table-cell office:value-type="float" office:value="0.841056">
                <text:p>0.84105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4064">
                <text:p>0.64064</text:p>
              </table:table-cell>
              <table:table-cell office:value-type="float" office:value="0.73792">
                <text:p>0.73792</text:p>
              </table:table-cell>
              <table:table-cell office:value-type="float" office:value="0.80832">
                <text:p>0.80832</text:p>
              </table:table-cell>
              <table:table-cell office:value-type="float" office:value="0.83968">
                <text:p>0.83968</text:p>
              </table:table-cell>
              <table:table-cell office:value-type="float" office:value="0.86432">
                <text:p>0.86432</text:p>
              </table:table-cell>
              <table:table-cell office:value-type="float" office:value="0.8832">
                <text:p>0.8832</text:p>
              </table:table-cell>
              <table:table-cell office:value-type="float" office:value="0.90048">
                <text:p>0.90048</text:p>
              </table:table-cell>
              <table:table-cell office:value-type="float" office:value="0.90944">
                <text:p>0.90944</text:p>
              </table:table-cell>
              <table:table-cell office:value-type="float" office:value="0.92032">
                <text:p>0.92032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44128">
                <text:p>0.84412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6464">
                <text:p>0.66464</text:p>
              </table:table-cell>
              <table:table-cell office:value-type="float" office:value="0.76736">
                <text:p>0.76736</text:p>
              </table:table-cell>
              <table:table-cell office:value-type="float" office:value="0.83296">
                <text:p>0.83296</text:p>
              </table:table-cell>
              <table:table-cell office:value-type="float" office:value="0.8576">
                <text:p>0.8576</text:p>
              </table:table-cell>
              <table:table-cell office:value-type="float" office:value="0.87488">
                <text:p>0.87488</text:p>
              </table:table-cell>
              <table:table-cell office:value-type="float" office:value="0.8928">
                <text:p>0.8928</text:p>
              </table:table-cell>
              <table:table-cell office:value-type="float" office:value="0.90144">
                <text:p>0.90144</text:p>
              </table:table-cell>
              <table:table-cell office:value-type="float" office:value="0.90816">
                <text:p>0.90816</text:p>
              </table:table-cell>
              <table:table-cell office:value-type="float" office:value="0.9184">
                <text:p>0.9184</text:p>
              </table:table-cell>
              <table:table-cell office:value-type="float" office:value="0.9328">
                <text:p>0.9328</text:p>
              </table:table-cell>
              <table:table-cell office:value-type="float" office:value="0.952">
                <text:p>0.952</text:p>
              </table:table-cell>
              <table:table-cell office:value-type="float" office:value="0.855104">
                <text:p>0.85510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592">
                <text:p>0.6592</text:p>
              </table:table-cell>
              <table:table-cell office:value-type="float" office:value="0.7776">
                <text:p>0.7776</text:p>
              </table:table-cell>
              <table:table-cell office:value-type="float" office:value="0.82848">
                <text:p>0.82848</text:p>
              </table:table-cell>
              <table:table-cell office:value-type="float" office:value="0.8576">
                <text:p>0.8576</text:p>
              </table:table-cell>
              <table:table-cell office:value-type="float" office:value="0.87616">
                <text:p>0.87616</text:p>
              </table:table-cell>
              <table:table-cell office:value-type="float" office:value="0.89216">
                <text:p>0.89216</text:p>
              </table:table-cell>
              <table:table-cell office:value-type="float" office:value="0.9008">
                <text:p>0.9008</text:p>
              </table:table-cell>
              <table:table-cell office:value-type="float" office:value="0.90624">
                <text:p>0.90624</text:p>
              </table:table-cell>
              <table:table-cell office:value-type="float" office:value="0.91712">
                <text:p>0.91712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55104">
                <text:p>0.8551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7552">
                <text:p>0.67552</text:p>
              </table:table-cell>
              <table:table-cell office:value-type="float" office:value="0.78496">
                <text:p>0.78496</text:p>
              </table:table-cell>
              <table:table-cell office:value-type="float" office:value="0.83136">
                <text:p>0.83136</text:p>
              </table:table-cell>
              <table:table-cell office:value-type="float" office:value="0.85824">
                <text:p>0.85824</text:p>
              </table:table-cell>
              <table:table-cell office:value-type="float" office:value="0.88">
                <text:p>0.88</text:p>
              </table:table-cell>
              <table:table-cell office:value-type="float" office:value="0.89184">
                <text:p>0.89184</text:p>
              </table:table-cell>
              <table:table-cell office:value-type="float" office:value="0.9024">
                <text:p>0.9024</text:p>
              </table:table-cell>
              <table:table-cell office:value-type="float" office:value="0.90784">
                <text:p>0.90784</text:p>
              </table:table-cell>
              <table:table-cell office:value-type="float" office:value="0.92064">
                <text:p>0.92064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58976">
                <text:p>0.85897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6656">
                <text:p>0.66656</text:p>
              </table:table-cell>
              <table:table-cell office:value-type="float" office:value="0.76384">
                <text:p>0.76384</text:p>
              </table:table-cell>
              <table:table-cell office:value-type="float" office:value="0.83136">
                <text:p>0.83136</text:p>
              </table:table-cell>
              <table:table-cell office:value-type="float" office:value="0.85536">
                <text:p>0.85536</text:p>
              </table:table-cell>
              <table:table-cell office:value-type="float" office:value="0.87168">
                <text:p>0.87168</text:p>
              </table:table-cell>
              <table:table-cell office:value-type="float" office:value="0.89152">
                <text:p>0.89152</text:p>
              </table:table-cell>
              <table:table-cell office:value-type="float" office:value="0.90272">
                <text:p>0.90272</text:p>
              </table:table-cell>
              <table:table-cell office:value-type="float" office:value="0.9088">
                <text:p>0.9088</text:p>
              </table:table-cell>
              <table:table-cell office:value-type="float" office:value="0.91904">
                <text:p>0.91904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54816">
                <text:p>0.85481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7424">
                <text:p>0.67424</text:p>
              </table:table-cell>
              <table:table-cell office:value-type="float" office:value="0.78016">
                <text:p>0.78016</text:p>
              </table:table-cell>
              <table:table-cell office:value-type="float" office:value="0.83424">
                <text:p>0.83424</text:p>
              </table:table-cell>
              <table:table-cell office:value-type="float" office:value="0.86016">
                <text:p>0.86016</text:p>
              </table:table-cell>
              <table:table-cell office:value-type="float" office:value="0.88512">
                <text:p>0.88512</text:p>
              </table:table-cell>
              <table:table-cell office:value-type="float" office:value="0.8976">
                <text:p>0.8976</text:p>
              </table:table-cell>
              <table:table-cell office:value-type="float" office:value="0.904">
                <text:p>0.904</text:p>
              </table:table-cell>
              <table:table-cell office:value-type="float" office:value="0.91104">
                <text:p>0.91104</text:p>
              </table:table-cell>
              <table:table-cell office:value-type="float" office:value="0.92">
                <text:p>0.92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60224">
                <text:p>0.86022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66528">
                <text:p>0.66528</text:p>
              </table:table-cell>
              <table:table-cell office:value-type="float" office:value="0.78944">
                <text:p>0.78944</text:p>
              </table:table-cell>
              <table:table-cell office:value-type="float" office:value="0.84512">
                <text:p>0.84512</text:p>
              </table:table-cell>
              <table:table-cell office:value-type="float" office:value="0.86752">
                <text:p>0.86752</text:p>
              </table:table-cell>
              <table:table-cell office:value-type="float" office:value="0.88704">
                <text:p>0.88704</text:p>
              </table:table-cell>
              <table:table-cell office:value-type="float" office:value="0.89824">
                <text:p>0.89824</text:p>
              </table:table-cell>
              <table:table-cell office:value-type="float" office:value="0.90464">
                <text:p>0.90464</text:p>
              </table:table-cell>
              <table:table-cell office:value-type="float" office:value="0.9136">
                <text:p>0.9136</text:p>
              </table:table-cell>
              <table:table-cell office:value-type="float" office:value="0.92256">
                <text:p>0.92256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7456">
                <text:p>0.67456</text:p>
              </table:table-cell>
              <table:table-cell office:value-type="float" office:value="0.77824">
                <text:p>0.77824</text:p>
              </table:table-cell>
              <table:table-cell office:value-type="float" office:value="0.84032">
                <text:p>0.84032</text:p>
              </table:table-cell>
              <table:table-cell office:value-type="float" office:value="0.864">
                <text:p>0.864</text:p>
              </table:table-cell>
              <table:table-cell office:value-type="float" office:value="0.88352">
                <text:p>0.88352</text:p>
              </table:table-cell>
              <table:table-cell office:value-type="float" office:value="0.8928">
                <text:p>0.8928</text:p>
              </table:table-cell>
              <table:table-cell office:value-type="float" office:value="0.904">
                <text:p>0.904</text:p>
              </table:table-cell>
              <table:table-cell office:value-type="float" office:value="0.91232">
                <text:p>0.91232</text:p>
              </table:table-cell>
              <table:table-cell office:value-type="float" office:value="0.92256">
                <text:p>0.9225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61056">
                <text:p>0.861056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7776">
                <text:p>0.67776</text:p>
              </table:table-cell>
              <table:table-cell office:value-type="float" office:value="0.77376">
                <text:p>0.77376</text:p>
              </table:table-cell>
              <table:table-cell office:value-type="float" office:value="0.83008">
                <text:p>0.83008</text:p>
              </table:table-cell>
              <table:table-cell office:value-type="float" office:value="0.86048">
                <text:p>0.86048</text:p>
              </table:table-cell>
              <table:table-cell office:value-type="float" office:value="0.8784">
                <text:p>0.8784</text:p>
              </table:table-cell>
              <table:table-cell office:value-type="float" office:value="0.89184">
                <text:p>0.89184</text:p>
              </table:table-cell>
              <table:table-cell office:value-type="float" office:value="0.90304">
                <text:p>0.90304</text:p>
              </table:table-cell>
              <table:table-cell office:value-type="float" office:value="0.91456">
                <text:p>0.91456</text:p>
              </table:table-cell>
              <table:table-cell office:value-type="float" office:value="0.92512">
                <text:p>0.92512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59232">
                <text:p>0.85923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6752">
                <text:p>0.66752</text:p>
              </table:table-cell>
              <table:table-cell office:value-type="float" office:value="0.75616">
                <text:p>0.75616</text:p>
              </table:table-cell>
              <table:table-cell office:value-type="float" office:value="0.80992">
                <text:p>0.80992</text:p>
              </table:table-cell>
              <table:table-cell office:value-type="float" office:value="0.8544">
                <text:p>0.8544</text:p>
              </table:table-cell>
              <table:table-cell office:value-type="float" office:value="0.87648">
                <text:p>0.87648</text:p>
              </table:table-cell>
              <table:table-cell office:value-type="float" office:value="0.89248">
                <text:p>0.89248</text:p>
              </table:table-cell>
              <table:table-cell office:value-type="float" office:value="0.9024">
                <text:p>0.9024</text:p>
              </table:table-cell>
              <table:table-cell office:value-type="float" office:value="0.91424">
                <text:p>0.91424</text:p>
              </table:table-cell>
              <table:table-cell office:value-type="float" office:value="0.92576">
                <text:p>0.9257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5376">
                <text:p>0.8537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67328">
                <text:p>0.67328</text:p>
              </table:table-cell>
              <table:table-cell office:value-type="float" office:value="0.76224">
                <text:p>0.76224</text:p>
              </table:table-cell>
              <table:table-cell office:value-type="float" office:value="0.81984">
                <text:p>0.81984</text:p>
              </table:table-cell>
              <table:table-cell office:value-type="float" office:value="0.85856">
                <text:p>0.85856</text:p>
              </table:table-cell>
              <table:table-cell office:value-type="float" office:value="0.8816">
                <text:p>0.8816</text:p>
              </table:table-cell>
              <table:table-cell office:value-type="float" office:value="0.89472">
                <text:p>0.89472</text:p>
              </table:table-cell>
              <table:table-cell office:value-type="float" office:value="0.90464">
                <text:p>0.90464</text:p>
              </table:table-cell>
              <table:table-cell office:value-type="float" office:value="0.91488">
                <text:p>0.91488</text:p>
              </table:table-cell>
              <table:table-cell office:value-type="float" office:value="0.92544">
                <text:p>0.92544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57248">
                <text:p>0.85724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8576">
                <text:p>0.68576</text:p>
              </table:table-cell>
              <table:table-cell office:value-type="float" office:value="0.76672">
                <text:p>0.76672</text:p>
              </table:table-cell>
              <table:table-cell office:value-type="float" office:value="0.82784">
                <text:p>0.82784</text:p>
              </table:table-cell>
              <table:table-cell office:value-type="float" office:value="0.86592">
                <text:p>0.86592</text:p>
              </table:table-cell>
              <table:table-cell office:value-type="float" office:value="0.88704">
                <text:p>0.88704</text:p>
              </table:table-cell>
              <table:table-cell office:value-type="float" office:value="0.89696">
                <text:p>0.89696</text:p>
              </table:table-cell>
              <table:table-cell office:value-type="float" office:value="0.90656">
                <text:p>0.90656</text:p>
              </table:table-cell>
              <table:table-cell office:value-type="float" office:value="0.91456">
                <text:p>0.91456</text:p>
              </table:table-cell>
              <table:table-cell office:value-type="float" office:value="0.92384">
                <text:p>0.92384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61088">
                <text:p>0.86108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64288">
                <text:p>0.64288</text:p>
              </table:table-cell>
              <table:table-cell office:value-type="float" office:value="0.76832">
                <text:p>0.76832</text:p>
              </table:table-cell>
              <table:table-cell office:value-type="float" office:value="0.83616">
                <text:p>0.83616</text:p>
              </table:table-cell>
              <table:table-cell office:value-type="float" office:value="0.86624">
                <text:p>0.86624</text:p>
              </table:table-cell>
              <table:table-cell office:value-type="float" office:value="0.88096">
                <text:p>0.88096</text:p>
              </table:table-cell>
              <table:table-cell office:value-type="float" office:value="0.896">
                <text:p>0.896</text:p>
              </table:table-cell>
              <table:table-cell office:value-type="float" office:value="0.90624">
                <text:p>0.90624</text:p>
              </table:table-cell>
              <table:table-cell office:value-type="float" office:value="0.9152">
                <text:p>0.9152</text:p>
              </table:table-cell>
              <table:table-cell office:value-type="float" office:value="0.92352">
                <text:p>0.92352</text:p>
              </table:table-cell>
              <table:table-cell office:value-type="float" office:value="0.93632">
                <text:p>0.93632</text:p>
              </table:table-cell>
              <table:table-cell office:value-type="float" office:value="0.952">
                <text:p>0.952</text:p>
              </table:table-cell>
              <table:table-cell office:value-type="float" office:value="0.857184">
                <text:p>0.85718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66464">
                <text:p>0.66464</text:p>
              </table:table-cell>
              <table:table-cell office:value-type="float" office:value="0.77856">
                <text:p>0.77856</text:p>
              </table:table-cell>
              <table:table-cell office:value-type="float" office:value="0.82816">
                <text:p>0.82816</text:p>
              </table:table-cell>
              <table:table-cell office:value-type="float" office:value="0.8592">
                <text:p>0.8592</text:p>
              </table:table-cell>
              <table:table-cell office:value-type="float" office:value="0.88">
                <text:p>0.88</text:p>
              </table:table-cell>
              <table:table-cell office:value-type="float" office:value="0.89504">
                <text:p>0.89504</text:p>
              </table:table-cell>
              <table:table-cell office:value-type="float" office:value="0.90592">
                <text:p>0.90592</text:p>
              </table:table-cell>
              <table:table-cell office:value-type="float" office:value="0.91392">
                <text:p>0.91392</text:p>
              </table:table-cell>
              <table:table-cell office:value-type="float" office:value="0.92256">
                <text:p>0.92256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58496">
                <text:p>0.85849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6512">
                <text:p>0.6512</text:p>
              </table:table-cell>
              <table:table-cell office:value-type="float" office:value="0.74624">
                <text:p>0.74624</text:p>
              </table:table-cell>
              <table:table-cell office:value-type="float" office:value="0.80992">
                <text:p>0.80992</text:p>
              </table:table-cell>
              <table:table-cell office:value-type="float" office:value="0.85056">
                <text:p>0.85056</text:p>
              </table:table-cell>
              <table:table-cell office:value-type="float" office:value="0.87488">
                <text:p>0.87488</text:p>
              </table:table-cell>
              <table:table-cell office:value-type="float" office:value="0.89248">
                <text:p>0.89248</text:p>
              </table:table-cell>
              <table:table-cell office:value-type="float" office:value="0.90528">
                <text:p>0.90528</text:p>
              </table:table-cell>
              <table:table-cell office:value-type="float" office:value="0.91648">
                <text:p>0.91648</text:p>
              </table:table-cell>
              <table:table-cell office:value-type="float" office:value="0.92512">
                <text:p>0.92512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51072">
                <text:p>0.85107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66176">
                <text:p>0.66176</text:p>
              </table:table-cell>
              <table:table-cell office:value-type="float" office:value="0.73536">
                <text:p>0.73536</text:p>
              </table:table-cell>
              <table:table-cell office:value-type="float" office:value="0.81312">
                <text:p>0.81312</text:p>
              </table:table-cell>
              <table:table-cell office:value-type="float" office:value="0.85536">
                <text:p>0.85536</text:p>
              </table:table-cell>
              <table:table-cell office:value-type="float" office:value="0.87968">
                <text:p>0.87968</text:p>
              </table:table-cell>
              <table:table-cell office:value-type="float" office:value="0.89472">
                <text:p>0.89472</text:p>
              </table:table-cell>
              <table:table-cell office:value-type="float" office:value="0.90752">
                <text:p>0.90752</text:p>
              </table:table-cell>
              <table:table-cell office:value-type="float" office:value="0.91648">
                <text:p>0.91648</text:p>
              </table:table-cell>
              <table:table-cell office:value-type="float" office:value="0.92512">
                <text:p>0.92512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52736">
                <text:p>0.8527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65632">
                <text:p>0.65632</text:p>
              </table:table-cell>
              <table:table-cell office:value-type="float" office:value="0.74784">
                <text:p>0.74784</text:p>
              </table:table-cell>
              <table:table-cell office:value-type="float" office:value="0.816">
                <text:p>0.816</text:p>
              </table:table-cell>
              <table:table-cell office:value-type="float" office:value="0.8624">
                <text:p>0.8624</text:p>
              </table:table-cell>
              <table:table-cell office:value-type="float" office:value="0.89152">
                <text:p>0.89152</text:p>
              </table:table-cell>
              <table:table-cell office:value-type="float" office:value="0.89952">
                <text:p>0.89952</text:p>
              </table:table-cell>
              <table:table-cell office:value-type="float" office:value="0.90816">
                <text:p>0.90816</text:p>
              </table:table-cell>
              <table:table-cell office:value-type="float" office:value="0.91616">
                <text:p>0.91616</text:p>
              </table:table-cell>
              <table:table-cell office:value-type="float" office:value="0.92192">
                <text:p>0.92192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55552">
                <text:p>0.85555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5632">
                <text:p>0.65632</text:p>
              </table:table-cell>
              <table:table-cell office:value-type="float" office:value="0.73344">
                <text:p>0.73344</text:p>
              </table:table-cell>
              <table:table-cell office:value-type="float" office:value="0.80512">
                <text:p>0.80512</text:p>
              </table:table-cell>
              <table:table-cell office:value-type="float" office:value="0.85056">
                <text:p>0.85056</text:p>
              </table:table-cell>
              <table:table-cell office:value-type="float" office:value="0.87584">
                <text:p>0.87584</text:p>
              </table:table-cell>
              <table:table-cell office:value-type="float" office:value="0.8944">
                <text:p>0.8944</text:p>
              </table:table-cell>
              <table:table-cell office:value-type="float" office:value="0.90432">
                <text:p>0.90432</text:p>
              </table:table-cell>
              <table:table-cell office:value-type="float" office:value="0.91456">
                <text:p>0.91456</text:p>
              </table:table-cell>
              <table:table-cell office:value-type="float" office:value="0.92192">
                <text:p>0.92192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4944">
                <text:p>0.8494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5216">
                <text:p>0.65216</text:p>
              </table:table-cell>
              <table:table-cell office:value-type="float" office:value="0.73664">
                <text:p>0.73664</text:p>
              </table:table-cell>
              <table:table-cell office:value-type="float" office:value="0.8096">
                <text:p>0.8096</text:p>
              </table:table-cell>
              <table:table-cell office:value-type="float" office:value="0.85792">
                <text:p>0.85792</text:p>
              </table:table-cell>
              <table:table-cell office:value-type="float" office:value="0.88672">
                <text:p>0.88672</text:p>
              </table:table-cell>
              <table:table-cell office:value-type="float" office:value="0.89888">
                <text:p>0.89888</text:p>
              </table:table-cell>
              <table:table-cell office:value-type="float" office:value="0.90688">
                <text:p>0.90688</text:p>
              </table:table-cell>
              <table:table-cell office:value-type="float" office:value="0.91584">
                <text:p>0.91584</text:p>
              </table:table-cell>
              <table:table-cell office:value-type="float" office:value="0.92384">
                <text:p>0.92384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5264">
                <text:p>0.8526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7104">
                <text:p>0.67104</text:p>
              </table:table-cell>
              <table:table-cell office:value-type="float" office:value="0.76576">
                <text:p>0.76576</text:p>
              </table:table-cell>
              <table:table-cell office:value-type="float" office:value="0.82432">
                <text:p>0.82432</text:p>
              </table:table-cell>
              <table:table-cell office:value-type="float" office:value="0.86464">
                <text:p>0.86464</text:p>
              </table:table-cell>
              <table:table-cell office:value-type="float" office:value="0.88704">
                <text:p>0.88704</text:p>
              </table:table-cell>
              <table:table-cell office:value-type="float" office:value="0.89792">
                <text:p>0.89792</text:p>
              </table:table-cell>
              <table:table-cell office:value-type="float" office:value="0.9072">
                <text:p>0.9072</text:p>
              </table:table-cell>
              <table:table-cell office:value-type="float" office:value="0.91616">
                <text:p>0.91616</text:p>
              </table:table-cell>
              <table:table-cell office:value-type="float" office:value="0.92224">
                <text:p>0.92224</text:p>
              </table:table-cell>
              <table:table-cell office:value-type="float" office:value="0.93632">
                <text:p>0.93632</text:p>
              </table:table-cell>
              <table:table-cell office:value-type="float" office:value="0.952">
                <text:p>0.952</text:p>
              </table:table-cell>
              <table:table-cell office:value-type="float" office:value="0.859264">
                <text:p>0.85926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7776">
                <text:p>0.67776</text:p>
              </table:table-cell>
              <table:table-cell office:value-type="float" office:value="0.75968">
                <text:p>0.75968</text:p>
              </table:table-cell>
              <table:table-cell office:value-type="float" office:value="0.816">
                <text:p>0.816</text:p>
              </table:table-cell>
              <table:table-cell office:value-type="float" office:value="0.86016">
                <text:p>0.86016</text:p>
              </table:table-cell>
              <table:table-cell office:value-type="float" office:value="0.88352">
                <text:p>0.88352</text:p>
              </table:table-cell>
              <table:table-cell office:value-type="float" office:value="0.89472">
                <text:p>0.89472</text:p>
              </table:table-cell>
              <table:table-cell office:value-type="float" office:value="0.90592">
                <text:p>0.90592</text:p>
              </table:table-cell>
              <table:table-cell office:value-type="float" office:value="0.91584">
                <text:p>0.91584</text:p>
              </table:table-cell>
              <table:table-cell office:value-type="float" office:value="0.92192">
                <text:p>0.92192</text:p>
              </table:table-cell>
              <table:table-cell office:value-type="float" office:value="0.93472">
                <text:p>0.93472</text:p>
              </table:table-cell>
              <table:table-cell office:value-type="float" office:value="0.952">
                <text:p>0.952</text:p>
              </table:table-cell>
              <table:table-cell office:value-type="float" office:value="0.857024">
                <text:p>0.85702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0368">
                <text:p>0.70368</text:p>
              </table:table-cell>
              <table:table-cell office:value-type="float" office:value="0.78976">
                <text:p>0.78976</text:p>
              </table:table-cell>
              <table:table-cell office:value-type="float" office:value="0.83776">
                <text:p>0.83776</text:p>
              </table:table-cell>
              <table:table-cell office:value-type="float" office:value="0.864">
                <text:p>0.864</text:p>
              </table:table-cell>
              <table:table-cell office:value-type="float" office:value="0.88384">
                <text:p>0.88384</text:p>
              </table:table-cell>
              <table:table-cell office:value-type="float" office:value="0.8944">
                <text:p>0.8944</text:p>
              </table:table-cell>
              <table:table-cell office:value-type="float" office:value="0.90176">
                <text:p>0.90176</text:p>
              </table:table-cell>
              <table:table-cell office:value-type="float" office:value="0.9136">
                <text:p>0.9136</text:p>
              </table:table-cell>
              <table:table-cell office:value-type="float" office:value="0.92096">
                <text:p>0.92096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64544">
                <text:p>0.86454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8192">
                <text:p>0.68192</text:p>
              </table:table-cell>
              <table:table-cell office:value-type="float" office:value="0.78304">
                <text:p>0.78304</text:p>
              </table:table-cell>
              <table:table-cell office:value-type="float" office:value="0.82752">
                <text:p>0.82752</text:p>
              </table:table-cell>
              <table:table-cell office:value-type="float" office:value="0.856">
                <text:p>0.856</text:p>
              </table:table-cell>
              <table:table-cell office:value-type="float" office:value="0.87264">
                <text:p>0.87264</text:p>
              </table:table-cell>
              <table:table-cell office:value-type="float" office:value="0.88832">
                <text:p>0.88832</text:p>
              </table:table-cell>
              <table:table-cell office:value-type="float" office:value="0.89728">
                <text:p>0.89728</text:p>
              </table:table-cell>
              <table:table-cell office:value-type="float" office:value="0.90784">
                <text:p>0.90784</text:p>
              </table:table-cell>
              <table:table-cell office:value-type="float" office:value="0.91808">
                <text:p>0.91808</text:p>
              </table:table-cell>
              <table:table-cell office:value-type="float" office:value="0.93344">
                <text:p>0.93344</text:p>
              </table:table-cell>
              <table:table-cell office:value-type="float" office:value="0.952">
                <text:p>0.952</text:p>
              </table:table-cell>
              <table:table-cell office:value-type="float" office:value="0.856608">
                <text:p>0.85660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6944">
                <text:p>0.66944</text:p>
              </table:table-cell>
              <table:table-cell office:value-type="float" office:value="0.77568">
                <text:p>0.77568</text:p>
              </table:table-cell>
              <table:table-cell office:value-type="float" office:value="0.82624">
                <text:p>0.82624</text:p>
              </table:table-cell>
              <table:table-cell office:value-type="float" office:value="0.85472">
                <text:p>0.85472</text:p>
              </table:table-cell>
              <table:table-cell office:value-type="float" office:value="0.86848">
                <text:p>0.86848</text:p>
              </table:table-cell>
              <table:table-cell office:value-type="float" office:value="0.88704">
                <text:p>0.88704</text:p>
              </table:table-cell>
              <table:table-cell office:value-type="float" office:value="0.89856">
                <text:p>0.89856</text:p>
              </table:table-cell>
              <table:table-cell office:value-type="float" office:value="0.90848">
                <text:p>0.90848</text:p>
              </table:table-cell>
              <table:table-cell office:value-type="float" office:value="0.91712">
                <text:p>0.91712</text:p>
              </table:table-cell>
              <table:table-cell office:value-type="float" office:value="0.93088">
                <text:p>0.93088</text:p>
              </table:table-cell>
              <table:table-cell office:value-type="float" office:value="0.952">
                <text:p>0.952</text:p>
              </table:table-cell>
              <table:table-cell office:value-type="float" office:value="0.853664">
                <text:p>0.8536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5664">
                <text:p>0.65664</text:p>
              </table:table-cell>
              <table:table-cell office:value-type="float" office:value="0.74336">
                <text:p>0.74336</text:p>
              </table:table-cell>
              <table:table-cell office:value-type="float" office:value="0.81856">
                <text:p>0.81856</text:p>
              </table:table-cell>
              <table:table-cell office:value-type="float" office:value="0.8528">
                <text:p>0.8528</text:p>
              </table:table-cell>
              <table:table-cell office:value-type="float" office:value="0.87232">
                <text:p>0.87232</text:p>
              </table:table-cell>
              <table:table-cell office:value-type="float" office:value="0.8912">
                <text:p>0.8912</text:p>
              </table:table-cell>
              <table:table-cell office:value-type="float" office:value="0.9008">
                <text:p>0.9008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3376">
                <text:p>0.93376</text:p>
              </table:table-cell>
              <table:table-cell office:value-type="float" office:value="0.952">
                <text:p>0.952</text:p>
              </table:table-cell>
              <table:table-cell office:value-type="float" office:value="0.850176">
                <text:p>0.85017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68">
                <text:p>0.68</text:p>
              </table:table-cell>
              <table:table-cell office:value-type="float" office:value="0.77856">
                <text:p>0.77856</text:p>
              </table:table-cell>
              <table:table-cell office:value-type="float" office:value="0.84128">
                <text:p>0.84128</text:p>
              </table:table-cell>
              <table:table-cell office:value-type="float" office:value="0.87104">
                <text:p>0.87104</text:p>
              </table:table-cell>
              <table:table-cell office:value-type="float" office:value="0.88992">
                <text:p>0.88992</text:p>
              </table:table-cell>
              <table:table-cell office:value-type="float" office:value="0.89888">
                <text:p>0.89888</text:p>
              </table:table-cell>
              <table:table-cell office:value-type="float" office:value="0.90624">
                <text:p>0.90624</text:p>
              </table:table-cell>
              <table:table-cell office:value-type="float" office:value="0.91264">
                <text:p>0.91264</text:p>
              </table:table-cell>
              <table:table-cell office:value-type="float" office:value="0.92064">
                <text:p>0.92064</text:p>
              </table:table-cell>
              <table:table-cell office:value-type="float" office:value="0.93408">
                <text:p>0.93408</text:p>
              </table:table-cell>
              <table:table-cell office:value-type="float" office:value="0.952">
                <text:p>0.952</text:p>
              </table:table-cell>
              <table:table-cell office:value-type="float" office:value="0.863328">
                <text:p>0.86332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0496">
                <text:p>0.70496</text:p>
              </table:table-cell>
              <table:table-cell office:value-type="float" office:value="0.79232">
                <text:p>0.79232</text:p>
              </table:table-cell>
              <table:table-cell office:value-type="float" office:value="0.84928">
                <text:p>0.84928</text:p>
              </table:table-cell>
              <table:table-cell office:value-type="float" office:value="0.87712">
                <text:p>0.87712</text:p>
              </table:table-cell>
              <table:table-cell office:value-type="float" office:value="0.89216">
                <text:p>0.89216</text:p>
              </table:table-cell>
              <table:table-cell office:value-type="float" office:value="0.89952">
                <text:p>0.89952</text:p>
              </table:table-cell>
              <table:table-cell office:value-type="float" office:value="0.90496">
                <text:p>0.90496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3152">
                <text:p>0.93152</text:p>
              </table:table-cell>
              <table:table-cell office:value-type="float" office:value="0.952">
                <text:p>0.952</text:p>
              </table:table-cell>
              <table:table-cell office:value-type="float" office:value="0.86848">
                <text:p>0.8684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9632">
                <text:p>0.69632</text:p>
              </table:table-cell>
              <table:table-cell office:value-type="float" office:value="0.78784">
                <text:p>0.78784</text:p>
              </table:table-cell>
              <table:table-cell office:value-type="float" office:value="0.84544">
                <text:p>0.84544</text:p>
              </table:table-cell>
              <table:table-cell office:value-type="float" office:value="0.87552">
                <text:p>0.87552</text:p>
              </table:table-cell>
              <table:table-cell office:value-type="float" office:value="0.89248">
                <text:p>0.89248</text:p>
              </table:table-cell>
              <table:table-cell office:value-type="float" office:value="0.8992">
                <text:p>0.8992</text:p>
              </table:table-cell>
              <table:table-cell office:value-type="float" office:value="0.904">
                <text:p>0.904</text:p>
              </table:table-cell>
              <table:table-cell office:value-type="float" office:value="0.91168">
                <text:p>0.91168</text:p>
              </table:table-cell>
              <table:table-cell office:value-type="float" office:value="0.91776">
                <text:p>0.91776</text:p>
              </table:table-cell>
              <table:table-cell office:value-type="float" office:value="0.93088">
                <text:p>0.93088</text:p>
              </table:table-cell>
              <table:table-cell office:value-type="float" office:value="0.952">
                <text:p>0.952</text:p>
              </table:table-cell>
              <table:table-cell office:value-type="float" office:value="0.866112">
                <text:p>0.86611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5632">
                <text:p>0.65632</text:p>
              </table:table-cell>
              <table:table-cell office:value-type="float" office:value="0.7744">
                <text:p>0.7744</text:p>
              </table:table-cell>
              <table:table-cell office:value-type="float" office:value="0.82624">
                <text:p>0.82624</text:p>
              </table:table-cell>
              <table:table-cell office:value-type="float" office:value="0.86464">
                <text:p>0.86464</text:p>
              </table:table-cell>
              <table:table-cell office:value-type="float" office:value="0.88352">
                <text:p>0.88352</text:p>
              </table:table-cell>
              <table:table-cell office:value-type="float" office:value="0.89536">
                <text:p>0.89536</text:p>
              </table:table-cell>
              <table:table-cell office:value-type="float" office:value="0.90272">
                <text:p>0.90272</text:p>
              </table:table-cell>
              <table:table-cell office:value-type="float" office:value="0.91104">
                <text:p>0.91104</text:p>
              </table:table-cell>
              <table:table-cell office:value-type="float" office:value="0.91584">
                <text:p>0.91584</text:p>
              </table:table-cell>
              <table:table-cell office:value-type="float" office:value="0.92832">
                <text:p>0.92832</text:p>
              </table:table-cell>
              <table:table-cell office:value-type="float" office:value="0.952">
                <text:p>0.952</text:p>
              </table:table-cell>
              <table:table-cell office:value-type="float" office:value="0.85584">
                <text:p>0.8558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67584">
                <text:p>0.67584</text:p>
              </table:table-cell>
              <table:table-cell office:value-type="float" office:value="0.77696">
                <text:p>0.77696</text:p>
              </table:table-cell>
              <table:table-cell office:value-type="float" office:value="0.82112">
                <text:p>0.82112</text:p>
              </table:table-cell>
              <table:table-cell office:value-type="float" office:value="0.85792">
                <text:p>0.85792</text:p>
              </table:table-cell>
              <table:table-cell office:value-type="float" office:value="0.87744">
                <text:p>0.87744</text:p>
              </table:table-cell>
              <table:table-cell office:value-type="float" office:value="0.89344">
                <text:p>0.89344</text:p>
              </table:table-cell>
              <table:table-cell office:value-type="float" office:value="0.9008">
                <text:p>0.9008</text:p>
              </table:table-cell>
              <table:table-cell office:value-type="float" office:value="0.9088">
                <text:p>0.9088</text:p>
              </table:table-cell>
              <table:table-cell office:value-type="float" office:value="0.91488">
                <text:p>0.91488</text:p>
              </table:table-cell>
              <table:table-cell office:value-type="float" office:value="0.92736">
                <text:p>0.92736</text:p>
              </table:table-cell>
              <table:table-cell office:value-type="float" office:value="0.952">
                <text:p>0.952</text:p>
              </table:table-cell>
              <table:table-cell office:value-type="float" office:value="0.855456">
                <text:p>0.85545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6368">
                <text:p>0.66368</text:p>
              </table:table-cell>
              <table:table-cell office:value-type="float" office:value="0.7376">
                <text:p>0.7376</text:p>
              </table:table-cell>
              <table:table-cell office:value-type="float" office:value="0.8064">
                <text:p>0.8064</text:p>
              </table:table-cell>
              <table:table-cell office:value-type="float" office:value="0.85248">
                <text:p>0.85248</text:p>
              </table:table-cell>
              <table:table-cell office:value-type="float" office:value="0.8768">
                <text:p>0.8768</text:p>
              </table:table-cell>
              <table:table-cell office:value-type="float" office:value="0.8912">
                <text:p>0.8912</text:p>
              </table:table-cell>
              <table:table-cell office:value-type="float" office:value="0.90048">
                <text:p>0.90048</text:p>
              </table:table-cell>
              <table:table-cell office:value-type="float" office:value="0.90752">
                <text:p>0.90752</text:p>
              </table:table-cell>
              <table:table-cell office:value-type="float" office:value="0.9168">
                <text:p>0.9168</text:p>
              </table:table-cell>
              <table:table-cell office:value-type="float" office:value="0.93184">
                <text:p>0.93184</text:p>
              </table:table-cell>
              <table:table-cell office:value-type="float" office:value="0.952">
                <text:p>0.952</text:p>
              </table:table-cell>
              <table:table-cell office:value-type="float" office:value="0.84848">
                <text:p>0.848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7168">
                <text:p>0.67168</text:p>
              </table:table-cell>
              <table:table-cell office:value-type="float" office:value="0.75648">
                <text:p>0.75648</text:p>
              </table:table-cell>
              <table:table-cell office:value-type="float" office:value="0.82464">
                <text:p>0.82464</text:p>
              </table:table-cell>
              <table:table-cell office:value-type="float" office:value="0.85824">
                <text:p>0.85824</text:p>
              </table:table-cell>
              <table:table-cell office:value-type="float" office:value="0.87808">
                <text:p>0.87808</text:p>
              </table:table-cell>
              <table:table-cell office:value-type="float" office:value="0.89312">
                <text:p>0.89312</text:p>
              </table:table-cell>
              <table:table-cell office:value-type="float" office:value="0.9024">
                <text:p>0.9024</text:p>
              </table:table-cell>
              <table:table-cell office:value-type="float" office:value="0.90784">
                <text:p>0.90784</text:p>
              </table:table-cell>
              <table:table-cell office:value-type="float" office:value="0.91712">
                <text:p>0.91712</text:p>
              </table:table-cell>
              <table:table-cell office:value-type="float" office:value="0.9312">
                <text:p>0.9312</text:p>
              </table:table-cell>
              <table:table-cell office:value-type="float" office:value="0.952">
                <text:p>0.952</text:p>
              </table:table-cell>
              <table:table-cell office:value-type="float" office:value="0.85408">
                <text:p>0.8540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9312">
                <text:p>0.69312</text:p>
              </table:table-cell>
              <table:table-cell office:value-type="float" office:value="0.78848">
                <text:p>0.78848</text:p>
              </table:table-cell>
              <table:table-cell office:value-type="float" office:value="0.83904">
                <text:p>0.83904</text:p>
              </table:table-cell>
              <table:table-cell office:value-type="float" office:value="0.8688">
                <text:p>0.8688</text:p>
              </table:table-cell>
              <table:table-cell office:value-type="float" office:value="0.88736">
                <text:p>0.88736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0848">
                <text:p>0.90848</text:p>
              </table:table-cell>
              <table:table-cell office:value-type="float" office:value="0.9184">
                <text:p>0.9184</text:p>
              </table:table-cell>
              <table:table-cell office:value-type="float" office:value="0.93184">
                <text:p>0.93184</text:p>
              </table:table-cell>
              <table:table-cell office:value-type="float" office:value="0.952">
                <text:p>0.952</text:p>
              </table:table-cell>
              <table:table-cell office:value-type="float" office:value="0.863552">
                <text:p>0.8635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67168">
                <text:p>0.67168</text:p>
              </table:table-cell>
              <table:table-cell office:value-type="float" office:value="0.7952">
                <text:p>0.7952</text:p>
              </table:table-cell>
              <table:table-cell office:value-type="float" office:value="0.8448">
                <text:p>0.8448</text:p>
              </table:table-cell>
              <table:table-cell office:value-type="float" office:value="0.87072">
                <text:p>0.87072</text:p>
              </table:table-cell>
              <table:table-cell office:value-type="float" office:value="0.88864">
                <text:p>0.88864</text:p>
              </table:table-cell>
              <table:table-cell office:value-type="float" office:value="0.89728">
                <text:p>0.89728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3472">
                <text:p>0.93472</text:p>
              </table:table-cell>
              <table:table-cell office:value-type="float" office:value="0.952">
                <text:p>0.952</text:p>
              </table:table-cell>
              <table:table-cell office:value-type="float" office:value="0.863904">
                <text:p>0.86390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9088">
                <text:p>0.69088</text:p>
              </table:table-cell>
              <table:table-cell office:value-type="float" office:value="0.77056">
                <text:p>0.77056</text:p>
              </table:table-cell>
              <table:table-cell office:value-type="float" office:value="0.83936">
                <text:p>0.83936</text:p>
              </table:table-cell>
              <table:table-cell office:value-type="float" office:value="0.87264">
                <text:p>0.87264</text:p>
              </table:table-cell>
              <table:table-cell office:value-type="float" office:value="0.8912">
                <text:p>0.8912</text:p>
              </table:table-cell>
              <table:table-cell office:value-type="float" office:value="0.89824">
                <text:p>0.89824</text:p>
              </table:table-cell>
              <table:table-cell office:value-type="float" office:value="0.90496">
                <text:p>0.90496</text:p>
              </table:table-cell>
              <table:table-cell office:value-type="float" office:value="0.91392">
                <text:p>0.91392</text:p>
              </table:table-cell>
              <table:table-cell office:value-type="float" office:value="0.92">
                <text:p>0.92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63744">
                <text:p>0.86374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768">
                <text:p>0.6768</text:p>
              </table:table-cell>
              <table:table-cell office:value-type="float" office:value="0.74144">
                <text:p>0.74144</text:p>
              </table:table-cell>
              <table:table-cell office:value-type="float" office:value="0.80864">
                <text:p>0.80864</text:p>
              </table:table-cell>
              <table:table-cell office:value-type="float" office:value="0.86368">
                <text:p>0.86368</text:p>
              </table:table-cell>
              <table:table-cell office:value-type="float" office:value="0.888">
                <text:p>0.888</text:p>
              </table:table-cell>
              <table:table-cell office:value-type="float" office:value="0.89632">
                <text:p>0.89632</text:p>
              </table:table-cell>
              <table:table-cell office:value-type="float" office:value="0.90464">
                <text:p>0.90464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3376">
                <text:p>0.93376</text:p>
              </table:table-cell>
              <table:table-cell office:value-type="float" office:value="0.952">
                <text:p>0.952</text:p>
              </table:table-cell>
              <table:table-cell office:value-type="float" office:value="0.854624">
                <text:p>0.85462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288">
                <text:p>0.64288</text:p>
              </table:table-cell>
              <table:table-cell office:value-type="float" office:value="0.744">
                <text:p>0.744</text:p>
              </table:table-cell>
              <table:table-cell office:value-type="float" office:value="0.81888">
                <text:p>0.81888</text:p>
              </table:table-cell>
              <table:table-cell office:value-type="float" office:value="0.86816">
                <text:p>0.86816</text:p>
              </table:table-cell>
              <table:table-cell office:value-type="float" office:value="0.89024">
                <text:p>0.89024</text:p>
              </table:table-cell>
              <table:table-cell office:value-type="float" office:value="0.896">
                <text:p>0.896</text:p>
              </table:table-cell>
              <table:table-cell office:value-type="float" office:value="0.90144">
                <text:p>0.90144</text:p>
              </table:table-cell>
              <table:table-cell office:value-type="float" office:value="0.90944">
                <text:p>0.90944</text:p>
              </table:table-cell>
              <table:table-cell office:value-type="float" office:value="0.91616">
                <text:p>0.91616</text:p>
              </table:table-cell>
              <table:table-cell office:value-type="float" office:value="0.93472">
                <text:p>0.93472</text:p>
              </table:table-cell>
              <table:table-cell office:value-type="float" office:value="0.952">
                <text:p>0.952</text:p>
              </table:table-cell>
              <table:table-cell office:value-type="float" office:value="0.852192">
                <text:p>0.85219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3104">
                <text:p>0.63104</text:p>
              </table:table-cell>
              <table:table-cell office:value-type="float" office:value="0.77376">
                <text:p>0.77376</text:p>
              </table:table-cell>
              <table:table-cell office:value-type="float" office:value="0.84672">
                <text:p>0.84672</text:p>
              </table:table-cell>
              <table:table-cell office:value-type="float" office:value="0.88032">
                <text:p>0.88032</text:p>
              </table:table-cell>
              <table:table-cell office:value-type="float" office:value="0.89152">
                <text:p>0.89152</text:p>
              </table:table-cell>
              <table:table-cell office:value-type="float" office:value="0.8976">
                <text:p>0.8976</text:p>
              </table:table-cell>
              <table:table-cell office:value-type="float" office:value="0.904">
                <text:p>0.904</text:p>
              </table:table-cell>
              <table:table-cell office:value-type="float" office:value="0.91328">
                <text:p>0.91328</text:p>
              </table:table-cell>
              <table:table-cell office:value-type="float" office:value="0.92064">
                <text:p>0.92064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59648">
                <text:p>0.85964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8416">
                <text:p>0.68416</text:p>
              </table:table-cell>
              <table:table-cell office:value-type="float" office:value="0.80064">
                <text:p>0.80064</text:p>
              </table:table-cell>
              <table:table-cell office:value-type="float" office:value="0.85056">
                <text:p>0.85056</text:p>
              </table:table-cell>
              <table:table-cell office:value-type="float" office:value="0.87328">
                <text:p>0.87328</text:p>
              </table:table-cell>
              <table:table-cell office:value-type="float" office:value="0.8896">
                <text:p>0.8896</text:p>
              </table:table-cell>
              <table:table-cell office:value-type="float" office:value="0.89664">
                <text:p>0.89664</text:p>
              </table:table-cell>
              <table:table-cell office:value-type="float" office:value="0.90528">
                <text:p>0.90528</text:p>
              </table:table-cell>
              <table:table-cell office:value-type="float" office:value="0.912">
                <text:p>0.912</text:p>
              </table:table-cell>
              <table:table-cell office:value-type="float" office:value="0.91872">
                <text:p>0.91872</text:p>
              </table:table-cell>
              <table:table-cell office:value-type="float" office:value="0.93376">
                <text:p>0.93376</text:p>
              </table:table-cell>
              <table:table-cell office:value-type="float" office:value="0.952">
                <text:p>0.952</text:p>
              </table:table-cell>
              <table:table-cell office:value-type="float" office:value="0.866464">
                <text:p>0.86646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69216">
                <text:p>0.69216</text:p>
              </table:table-cell>
              <table:table-cell office:value-type="float" office:value="0.7872">
                <text:p>0.7872</text:p>
              </table:table-cell>
              <table:table-cell office:value-type="float" office:value="0.84192">
                <text:p>0.84192</text:p>
              </table:table-cell>
              <table:table-cell office:value-type="float" office:value="0.87104">
                <text:p>0.87104</text:p>
              </table:table-cell>
              <table:table-cell office:value-type="float" office:value="0.88416">
                <text:p>0.88416</text:p>
              </table:table-cell>
              <table:table-cell office:value-type="float" office:value="0.89376">
                <text:p>0.89376</text:p>
              </table:table-cell>
              <table:table-cell office:value-type="float" office:value="0.90016">
                <text:p>0.90016</text:p>
              </table:table-cell>
              <table:table-cell office:value-type="float" office:value="0.9104">
                <text:p>0.9104</text:p>
              </table:table-cell>
              <table:table-cell office:value-type="float" office:value="0.91776">
                <text:p>0.91776</text:p>
              </table:table-cell>
              <table:table-cell office:value-type="float" office:value="0.9312">
                <text:p>0.9312</text:p>
              </table:table-cell>
              <table:table-cell office:value-type="float" office:value="0.952">
                <text:p>0.952</text:p>
              </table:table-cell>
              <table:table-cell office:value-type="float" office:value="0.862976">
                <text:p>0.86297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7456">
                <text:p>0.67456</text:p>
              </table:table-cell>
              <table:table-cell office:value-type="float" office:value="0.7776">
                <text:p>0.7776</text:p>
              </table:table-cell>
              <table:table-cell office:value-type="float" office:value="0.8416">
                <text:p>0.8416</text:p>
              </table:table-cell>
              <table:table-cell office:value-type="float" office:value="0.87104">
                <text:p>0.87104</text:p>
              </table:table-cell>
              <table:table-cell office:value-type="float" office:value="0.89024">
                <text:p>0.89024</text:p>
              </table:table-cell>
              <table:table-cell office:value-type="float" office:value="0.89632">
                <text:p>0.89632</text:p>
              </table:table-cell>
              <table:table-cell office:value-type="float" office:value="0.90496">
                <text:p>0.90496</text:p>
              </table:table-cell>
              <table:table-cell office:value-type="float" office:value="0.912">
                <text:p>0.912</text:p>
              </table:table-cell>
              <table:table-cell office:value-type="float" office:value="0.91936">
                <text:p>0.91936</text:p>
              </table:table-cell>
              <table:table-cell office:value-type="float" office:value="0.93344">
                <text:p>0.93344</text:p>
              </table:table-cell>
              <table:table-cell office:value-type="float" office:value="0.952">
                <text:p>0.952</text:p>
              </table:table-cell>
              <table:table-cell office:value-type="float" office:value="0.862112">
                <text:p>0.86211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8">
                <text:p>0.68</text:p>
              </table:table-cell>
              <table:table-cell office:value-type="float" office:value="0.77088">
                <text:p>0.77088</text:p>
              </table:table-cell>
              <table:table-cell office:value-type="float" office:value="0.83168">
                <text:p>0.83168</text:p>
              </table:table-cell>
              <table:table-cell office:value-type="float" office:value="0.86144">
                <text:p>0.86144</text:p>
              </table:table-cell>
              <table:table-cell office:value-type="float" office:value="0.8832">
                <text:p>0.8832</text:p>
              </table:table-cell>
              <table:table-cell office:value-type="float" office:value="0.8944">
                <text:p>0.8944</text:p>
              </table:table-cell>
              <table:table-cell office:value-type="float" office:value="0.90176">
                <text:p>0.90176</text:p>
              </table:table-cell>
              <table:table-cell office:value-type="float" office:value="0.91008">
                <text:p>0.91008</text:p>
              </table:table-cell>
              <table:table-cell office:value-type="float" office:value="0.91776">
                <text:p>0.91776</text:p>
              </table:table-cell>
              <table:table-cell office:value-type="float" office:value="0.93088">
                <text:p>0.93088</text:p>
              </table:table-cell>
              <table:table-cell office:value-type="float" office:value="0.952">
                <text:p>0.952</text:p>
              </table:table-cell>
              <table:table-cell office:value-type="float" office:value="0.858208">
                <text:p>0.85820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6752">
                <text:p>0.66752</text:p>
              </table:table-cell>
              <table:table-cell office:value-type="float" office:value="0.76128">
                <text:p>0.76128</text:p>
              </table:table-cell>
              <table:table-cell office:value-type="float" office:value="0.816">
                <text:p>0.816</text:p>
              </table:table-cell>
              <table:table-cell office:value-type="float" office:value="0.85408">
                <text:p>0.85408</text:p>
              </table:table-cell>
              <table:table-cell office:value-type="float" office:value="0.88032">
                <text:p>0.88032</text:p>
              </table:table-cell>
              <table:table-cell office:value-type="float" office:value="0.89376">
                <text:p>0.89376</text:p>
              </table:table-cell>
              <table:table-cell office:value-type="float" office:value="0.89952">
                <text:p>0.89952</text:p>
              </table:table-cell>
              <table:table-cell office:value-type="float" office:value="0.9072">
                <text:p>0.9072</text:p>
              </table:table-cell>
              <table:table-cell office:value-type="float" office:value="0.9152">
                <text:p>0.9152</text:p>
              </table:table-cell>
              <table:table-cell office:value-type="float" office:value="0.93024">
                <text:p>0.93024</text:p>
              </table:table-cell>
              <table:table-cell office:value-type="float" office:value="0.952">
                <text:p>0.952</text:p>
              </table:table-cell>
              <table:table-cell office:value-type="float" office:value="0.852512">
                <text:p>0.85251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66944">
                <text:p>0.66944</text:p>
              </table:table-cell>
              <table:table-cell office:value-type="float" office:value="0.76416">
                <text:p>0.76416</text:p>
              </table:table-cell>
              <table:table-cell office:value-type="float" office:value="0.8256">
                <text:p>0.8256</text:p>
              </table:table-cell>
              <table:table-cell office:value-type="float" office:value="0.85952">
                <text:p>0.85952</text:p>
              </table:table-cell>
              <table:table-cell office:value-type="float" office:value="0.88544">
                <text:p>0.88544</text:p>
              </table:table-cell>
              <table:table-cell office:value-type="float" office:value="0.89568">
                <text:p>0.89568</text:p>
              </table:table-cell>
              <table:table-cell office:value-type="float" office:value="0.90272">
                <text:p>0.90272</text:p>
              </table:table-cell>
              <table:table-cell office:value-type="float" office:value="0.91072">
                <text:p>0.91072</text:p>
              </table:table-cell>
              <table:table-cell office:value-type="float" office:value="0.91744">
                <text:p>0.91744</text:p>
              </table:table-cell>
              <table:table-cell office:value-type="float" office:value="0.93536">
                <text:p>0.93536</text:p>
              </table:table-cell>
              <table:table-cell office:value-type="float" office:value="0.952">
                <text:p>0.952</text:p>
              </table:table-cell>
              <table:table-cell office:value-type="float" office:value="0.856608">
                <text:p>0.85660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67392">
                <text:p>0.67392</text:p>
              </table:table-cell>
              <table:table-cell office:value-type="float" office:value="0.77472">
                <text:p>0.77472</text:p>
              </table:table-cell>
              <table:table-cell office:value-type="float" office:value="0.83712">
                <text:p>0.83712</text:p>
              </table:table-cell>
              <table:table-cell office:value-type="float" office:value="0.87072">
                <text:p>0.87072</text:p>
              </table:table-cell>
              <table:table-cell office:value-type="float" office:value="0.89216">
                <text:p>0.89216</text:p>
              </table:table-cell>
              <table:table-cell office:value-type="float" office:value="0.89728">
                <text:p>0.89728</text:p>
              </table:table-cell>
              <table:table-cell office:value-type="float" office:value="0.90592">
                <text:p>0.90592</text:p>
              </table:table-cell>
              <table:table-cell office:value-type="float" office:value="0.91296">
                <text:p>0.91296</text:p>
              </table:table-cell>
              <table:table-cell office:value-type="float" office:value="0.92032">
                <text:p>0.92032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62272">
                <text:p>0.86227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024">
                <text:p>0.7024</text:p>
              </table:table-cell>
              <table:table-cell office:value-type="float" office:value="0.7952">
                <text:p>0.7952</text:p>
              </table:table-cell>
              <table:table-cell office:value-type="float" office:value="0.84704">
                <text:p>0.84704</text:p>
              </table:table-cell>
              <table:table-cell office:value-type="float" office:value="0.8736">
                <text:p>0.8736</text:p>
              </table:table-cell>
              <table:table-cell office:value-type="float" office:value="0.89248">
                <text:p>0.89248</text:p>
              </table:table-cell>
              <table:table-cell office:value-type="float" office:value="0.89824">
                <text:p>0.89824</text:p>
              </table:table-cell>
              <table:table-cell office:value-type="float" office:value="0.90496">
                <text:p>0.90496</text:p>
              </table:table-cell>
              <table:table-cell office:value-type="float" office:value="0.91392">
                <text:p>0.91392</text:p>
              </table:table-cell>
              <table:table-cell office:value-type="float" office:value="0.92096">
                <text:p>0.92096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68608">
                <text:p>0.8686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9408">
                <text:p>0.69408</text:p>
              </table:table-cell>
              <table:table-cell office:value-type="float" office:value="0.79168">
                <text:p>0.79168</text:p>
              </table:table-cell>
              <table:table-cell office:value-type="float" office:value="0.84224">
                <text:p>0.84224</text:p>
              </table:table-cell>
              <table:table-cell office:value-type="float" office:value="0.86752">
                <text:p>0.86752</text:p>
              </table:table-cell>
              <table:table-cell office:value-type="float" office:value="0.88896">
                <text:p>0.88896</text:p>
              </table:table-cell>
              <table:table-cell office:value-type="float" office:value="0.89792">
                <text:p>0.89792</text:p>
              </table:table-cell>
              <table:table-cell office:value-type="float" office:value="0.90464">
                <text:p>0.90464</text:p>
              </table:table-cell>
              <table:table-cell office:value-type="float" office:value="0.9136">
                <text:p>0.9136</text:p>
              </table:table-cell>
              <table:table-cell office:value-type="float" office:value="0.92">
                <text:p>0.92</text:p>
              </table:table-cell>
              <table:table-cell office:value-type="float" office:value="0.93504">
                <text:p>0.93504</text:p>
              </table:table-cell>
              <table:table-cell office:value-type="float" office:value="0.952">
                <text:p>0.952</text:p>
              </table:table-cell>
              <table:table-cell office:value-type="float" office:value="0.865568">
                <text:p>0.86556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8672">
                <text:p>0.68672</text:p>
              </table:table-cell>
              <table:table-cell office:value-type="float" office:value="0.78464">
                <text:p>0.78464</text:p>
              </table:table-cell>
              <table:table-cell office:value-type="float" office:value="0.84192">
                <text:p>0.84192</text:p>
              </table:table-cell>
              <table:table-cell office:value-type="float" office:value="0.86752">
                <text:p>0.86752</text:p>
              </table:table-cell>
              <table:table-cell office:value-type="float" office:value="0.88896">
                <text:p>0.88896</text:p>
              </table:table-cell>
              <table:table-cell office:value-type="float" office:value="0.89696">
                <text:p>0.89696</text:p>
              </table:table-cell>
              <table:table-cell office:value-type="float" office:value="0.90464">
                <text:p>0.90464</text:p>
              </table:table-cell>
              <table:table-cell office:value-type="float" office:value="0.9136">
                <text:p>0.9136</text:p>
              </table:table-cell>
              <table:table-cell office:value-type="float" office:value="0.92">
                <text:p>0.92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64064">
                <text:p>0.86406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8128">
                <text:p>0.68128</text:p>
              </table:table-cell>
              <table:table-cell office:value-type="float" office:value="0.79808">
                <text:p>0.79808</text:p>
              </table:table-cell>
              <table:table-cell office:value-type="float" office:value="0.85376">
                <text:p>0.85376</text:p>
              </table:table-cell>
              <table:table-cell office:value-type="float" office:value="0.87904">
                <text:p>0.87904</text:p>
              </table:table-cell>
              <table:table-cell office:value-type="float" office:value="0.89504">
                <text:p>0.89504</text:p>
              </table:table-cell>
              <table:table-cell office:value-type="float" office:value="0.89888">
                <text:p>0.89888</text:p>
              </table:table-cell>
              <table:table-cell office:value-type="float" office:value="0.90432">
                <text:p>0.90432</text:p>
              </table:table-cell>
              <table:table-cell office:value-type="float" office:value="0.912">
                <text:p>0.912</text:p>
              </table:table-cell>
              <table:table-cell office:value-type="float" office:value="0.91968">
                <text:p>0.91968</text:p>
              </table:table-cell>
              <table:table-cell office:value-type="float" office:value="0.93504">
                <text:p>0.93504</text:p>
              </table:table-cell>
              <table:table-cell office:value-type="float" office:value="0.952">
                <text:p>0.952</text:p>
              </table:table-cell>
              <table:table-cell office:value-type="float" office:value="0.867712">
                <text:p>0.86771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65536">
                <text:p>0.65536</text:p>
              </table:table-cell>
              <table:table-cell office:value-type="float" office:value="0.77152">
                <text:p>0.77152</text:p>
              </table:table-cell>
              <table:table-cell office:value-type="float" office:value="0.85024">
                <text:p>0.85024</text:p>
              </table:table-cell>
              <table:table-cell office:value-type="float" office:value="0.8752">
                <text:p>0.8752</text:p>
              </table:table-cell>
              <table:table-cell office:value-type="float" office:value="0.8944">
                <text:p>0.8944</text:p>
              </table:table-cell>
              <table:table-cell office:value-type="float" office:value="0.89984">
                <text:p>0.89984</text:p>
              </table:table-cell>
              <table:table-cell office:value-type="float" office:value="0.90528">
                <text:p>0.90528</text:p>
              </table:table-cell>
              <table:table-cell office:value-type="float" office:value="0.912">
                <text:p>0.912</text:p>
              </table:table-cell>
              <table:table-cell office:value-type="float" office:value="0.91936">
                <text:p>0.91936</text:p>
              </table:table-cell>
              <table:table-cell office:value-type="float" office:value="0.93504">
                <text:p>0.93504</text:p>
              </table:table-cell>
              <table:table-cell office:value-type="float" office:value="0.952">
                <text:p>0.952</text:p>
              </table:table-cell>
              <table:table-cell office:value-type="float" office:value="0.861824">
                <text:p>0.86182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4576">
                <text:p>0.64576</text:p>
              </table:table-cell>
              <table:table-cell office:value-type="float" office:value="0.76992">
                <text:p>0.76992</text:p>
              </table:table-cell>
              <table:table-cell office:value-type="float" office:value="0.84416">
                <text:p>0.84416</text:p>
              </table:table-cell>
              <table:table-cell office:value-type="float" office:value="0.86656">
                <text:p>0.86656</text:p>
              </table:table-cell>
              <table:table-cell office:value-type="float" office:value="0.888">
                <text:p>0.888</text:p>
              </table:table-cell>
              <table:table-cell office:value-type="float" office:value="0.89632">
                <text:p>0.89632</text:p>
              </table:table-cell>
              <table:table-cell office:value-type="float" office:value="0.904">
                <text:p>0.904</text:p>
              </table:table-cell>
              <table:table-cell office:value-type="float" office:value="0.9104">
                <text:p>0.9104</text:p>
              </table:table-cell>
              <table:table-cell office:value-type="float" office:value="0.91744">
                <text:p>0.91744</text:p>
              </table:table-cell>
              <table:table-cell office:value-type="float" office:value="0.92928">
                <text:p>0.92928</text:p>
              </table:table-cell>
              <table:table-cell office:value-type="float" office:value="0.952">
                <text:p>0.952</text:p>
              </table:table-cell>
              <table:table-cell office:value-type="float" office:value="0.857184">
                <text:p>0.857184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3552">
                <text:p>0.63552</text:p>
              </table:table-cell>
              <table:table-cell office:value-type="float" office:value="0.76832">
                <text:p>0.76832</text:p>
              </table:table-cell>
              <table:table-cell office:value-type="float" office:value="0.8464">
                <text:p>0.8464</text:p>
              </table:table-cell>
              <table:table-cell office:value-type="float" office:value="0.86464">
                <text:p>0.86464</text:p>
              </table:table-cell>
              <table:table-cell office:value-type="float" office:value="0.88064">
                <text:p>0.88064</text:p>
              </table:table-cell>
              <table:table-cell office:value-type="float" office:value="0.89536">
                <text:p>0.89536</text:p>
              </table:table-cell>
              <table:table-cell office:value-type="float" office:value="0.90272">
                <text:p>0.90272</text:p>
              </table:table-cell>
              <table:table-cell office:value-type="float" office:value="0.912">
                <text:p>0.912</text:p>
              </table:table-cell>
              <table:table-cell office:value-type="float" office:value="0.91968">
                <text:p>0.91968</text:p>
              </table:table-cell>
              <table:table-cell office:value-type="float" office:value="0.9328">
                <text:p>0.9328</text:p>
              </table:table-cell>
              <table:table-cell office:value-type="float" office:value="0.952">
                <text:p>0.952</text:p>
              </table:table-cell>
              <table:table-cell office:value-type="float" office:value="0.855808">
                <text:p>0.85580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68">
                <text:p>0.68</text:p>
              </table:table-cell>
              <table:table-cell office:value-type="float" office:value="0.8048">
                <text:p>0.8048</text:p>
              </table:table-cell>
              <table:table-cell office:value-type="float" office:value="0.85312">
                <text:p>0.85312</text:p>
              </table:table-cell>
              <table:table-cell office:value-type="float" office:value="0.8688">
                <text:p>0.8688</text:p>
              </table:table-cell>
              <table:table-cell office:value-type="float" office:value="0.89216">
                <text:p>0.89216</text:p>
              </table:table-cell>
              <table:table-cell office:value-type="float" office:value="0.8992">
                <text:p>0.8992</text:p>
              </table:table-cell>
              <table:table-cell office:value-type="float" office:value="0.90496">
                <text:p>0.90496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67328">
                <text:p>0.86732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5728">
                <text:p>0.65728</text:p>
              </table:table-cell>
              <table:table-cell office:value-type="float" office:value="0.79072">
                <text:p>0.79072</text:p>
              </table:table-cell>
              <table:table-cell office:value-type="float" office:value="0.8544">
                <text:p>0.8544</text:p>
              </table:table-cell>
              <table:table-cell office:value-type="float" office:value="0.87776">
                <text:p>0.87776</text:p>
              </table:table-cell>
              <table:table-cell office:value-type="float" office:value="0.89312">
                <text:p>0.89312</text:p>
              </table:table-cell>
              <table:table-cell office:value-type="float" office:value="0.89984">
                <text:p>0.89984</text:p>
              </table:table-cell>
              <table:table-cell office:value-type="float" office:value="0.90496">
                <text:p>0.90496</text:p>
              </table:table-cell>
              <table:table-cell office:value-type="float" office:value="0.9152">
                <text:p>0.9152</text:p>
              </table:table-cell>
              <table:table-cell office:value-type="float" office:value="0.92128">
                <text:p>0.92128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65216">
                <text:p>0.86521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65408">
                <text:p>0.65408</text:p>
              </table:table-cell>
              <table:table-cell office:value-type="float" office:value="0.75328">
                <text:p>0.75328</text:p>
              </table:table-cell>
              <table:table-cell office:value-type="float" office:value="0.84736">
                <text:p>0.84736</text:p>
              </table:table-cell>
              <table:table-cell office:value-type="float" office:value="0.88256">
                <text:p>0.88256</text:p>
              </table:table-cell>
              <table:table-cell office:value-type="float" office:value="0.89504">
                <text:p>0.89504</text:p>
              </table:table-cell>
              <table:table-cell office:value-type="float" office:value="0.9008">
                <text:p>0.9008</text:p>
              </table:table-cell>
              <table:table-cell office:value-type="float" office:value="0.9072">
                <text:p>0.9072</text:p>
              </table:table-cell>
              <table:table-cell office:value-type="float" office:value="0.91584">
                <text:p>0.91584</text:p>
              </table:table-cell>
              <table:table-cell office:value-type="float" office:value="0.92448">
                <text:p>0.92448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62016">
                <text:p>0.86201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3744">
                <text:p>0.63744</text:p>
              </table:table-cell>
              <table:table-cell office:value-type="float" office:value="0.77568">
                <text:p>0.77568</text:p>
              </table:table-cell>
              <table:table-cell office:value-type="float" office:value="0.86048">
                <text:p>0.86048</text:p>
              </table:table-cell>
              <table:table-cell office:value-type="float" office:value="0.88512">
                <text:p>0.88512</text:p>
              </table:table-cell>
              <table:table-cell office:value-type="float" office:value="0.89536">
                <text:p>0.89536</text:p>
              </table:table-cell>
              <table:table-cell office:value-type="float" office:value="0.90144">
                <text:p>0.90144</text:p>
              </table:table-cell>
              <table:table-cell office:value-type="float" office:value="0.9056">
                <text:p>0.9056</text:p>
              </table:table-cell>
              <table:table-cell office:value-type="float" office:value="0.91456">
                <text:p>0.91456</text:p>
              </table:table-cell>
              <table:table-cell office:value-type="float" office:value="0.92096">
                <text:p>0.92096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63456">
                <text:p>0.8634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072">
                <text:p>0.7072</text:p>
              </table:table-cell>
              <table:table-cell office:value-type="float" office:value="0.84384">
                <text:p>0.84384</text:p>
              </table:table-cell>
              <table:table-cell office:value-type="float" office:value="0.8752">
                <text:p>0.8752</text:p>
              </table:table-cell>
              <table:table-cell office:value-type="float" office:value="0.89152">
                <text:p>0.89152</text:p>
              </table:table-cell>
              <table:table-cell office:value-type="float" office:value="0.89792">
                <text:p>0.89792</text:p>
              </table:table-cell>
              <table:table-cell office:value-type="float" office:value="0.904">
                <text:p>0.904</text:p>
              </table:table-cell>
              <table:table-cell office:value-type="float" office:value="0.9104">
                <text:p>0.9104</text:p>
              </table:table-cell>
              <table:table-cell office:value-type="float" office:value="0.9168">
                <text:p>0.9168</text:p>
              </table:table-cell>
              <table:table-cell office:value-type="float" office:value="0.92256">
                <text:p>0.92256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808">
                <text:p>0.880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69344">
                <text:p>0.69344</text:p>
              </table:table-cell>
              <table:table-cell office:value-type="float" office:value="0.85024">
                <text:p>0.85024</text:p>
              </table:table-cell>
              <table:table-cell office:value-type="float" office:value="0.87776">
                <text:p>0.87776</text:p>
              </table:table-cell>
              <table:table-cell office:value-type="float" office:value="0.89184">
                <text:p>0.89184</text:p>
              </table:table-cell>
              <table:table-cell office:value-type="float" office:value="0.89696">
                <text:p>0.89696</text:p>
              </table:table-cell>
              <table:table-cell office:value-type="float" office:value="0.904">
                <text:p>0.904</text:p>
              </table:table-cell>
              <table:table-cell office:value-type="float" office:value="0.91104">
                <text:p>0.91104</text:p>
              </table:table-cell>
              <table:table-cell office:value-type="float" office:value="0.91744">
                <text:p>0.91744</text:p>
              </table:table-cell>
              <table:table-cell office:value-type="float" office:value="0.9232">
                <text:p>0.9232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8048">
                <text:p>0.8804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68832">
                <text:p>0.68832</text:p>
              </table:table-cell>
              <table:table-cell office:value-type="float" office:value="0.84576">
                <text:p>0.84576</text:p>
              </table:table-cell>
              <table:table-cell office:value-type="float" office:value="0.87264">
                <text:p>0.87264</text:p>
              </table:table-cell>
              <table:table-cell office:value-type="float" office:value="0.89184">
                <text:p>0.89184</text:p>
              </table:table-cell>
              <table:table-cell office:value-type="float" office:value="0.89728">
                <text:p>0.89728</text:p>
              </table:table-cell>
              <table:table-cell office:value-type="float" office:value="0.90464">
                <text:p>0.90464</text:p>
              </table:table-cell>
              <table:table-cell office:value-type="float" office:value="0.912">
                <text:p>0.912</text:p>
              </table:table-cell>
              <table:table-cell office:value-type="float" office:value="0.91776">
                <text:p>0.91776</text:p>
              </table:table-cell>
              <table:table-cell office:value-type="float" office:value="0.92224">
                <text:p>0.92224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78976">
                <text:p>0.87897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70656">
                <text:p>0.70656</text:p>
              </table:table-cell>
              <table:table-cell office:value-type="float" office:value="0.84736">
                <text:p>0.84736</text:p>
              </table:table-cell>
              <table:table-cell office:value-type="float" office:value="0.8688">
                <text:p>0.8688</text:p>
              </table:table-cell>
              <table:table-cell office:value-type="float" office:value="0.88832">
                <text:p>0.88832</text:p>
              </table:table-cell>
              <table:table-cell office:value-type="float" office:value="0.896">
                <text:p>0.896</text:p>
              </table:table-cell>
              <table:table-cell office:value-type="float" office:value="0.90368">
                <text:p>0.90368</text:p>
              </table:table-cell>
              <table:table-cell office:value-type="float" office:value="0.90848">
                <text:p>0.90848</text:p>
              </table:table-cell>
              <table:table-cell office:value-type="float" office:value="0.91584">
                <text:p>0.91584</text:p>
              </table:table-cell>
              <table:table-cell office:value-type="float" office:value="0.92128">
                <text:p>0.92128</text:p>
              </table:table-cell>
              <table:table-cell office:value-type="float" office:value="0.93632">
                <text:p>0.93632</text:p>
              </table:table-cell>
              <table:table-cell office:value-type="float" office:value="0.952">
                <text:p>0.952</text:p>
              </table:table-cell>
              <table:table-cell office:value-type="float" office:value="0.879264">
                <text:p>0.87926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6576">
                <text:p>0.76576</text:p>
              </table:table-cell>
              <table:table-cell office:value-type="float" office:value="0.85952">
                <text:p>0.85952</text:p>
              </table:table-cell>
              <table:table-cell office:value-type="float" office:value="0.88128">
                <text:p>0.88128</text:p>
              </table:table-cell>
              <table:table-cell office:value-type="float" office:value="0.8944">
                <text:p>0.8944</text:p>
              </table:table-cell>
              <table:table-cell office:value-type="float" office:value="0.9008">
                <text:p>0.9008</text:p>
              </table:table-cell>
              <table:table-cell office:value-type="float" office:value="0.90432">
                <text:p>0.90432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384">
                <text:p>0.92384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8992">
                <text:p>0.8899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2256">
                <text:p>0.72256</text:p>
              </table:table-cell>
              <table:table-cell office:value-type="float" office:value="0.85056">
                <text:p>0.85056</text:p>
              </table:table-cell>
              <table:table-cell office:value-type="float" office:value="0.87808">
                <text:p>0.87808</text:p>
              </table:table-cell>
              <table:table-cell office:value-type="float" office:value="0.8944">
                <text:p>0.8944</text:p>
              </table:table-cell>
              <table:table-cell office:value-type="float" office:value="0.90208">
                <text:p>0.90208</text:p>
              </table:table-cell>
              <table:table-cell office:value-type="float" office:value="0.904">
                <text:p>0.904</text:p>
              </table:table-cell>
              <table:table-cell office:value-type="float" office:value="0.91072">
                <text:p>0.91072</text:p>
              </table:table-cell>
              <table:table-cell office:value-type="float" office:value="0.91808">
                <text:p>0.91808</text:p>
              </table:table-cell>
              <table:table-cell office:value-type="float" office:value="0.9248">
                <text:p>0.9248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84576">
                <text:p>0.8845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2032">
                <text:p>0.72032</text:p>
              </table:table-cell>
              <table:table-cell office:value-type="float" office:value="0.8544">
                <text:p>0.8544</text:p>
              </table:table-cell>
              <table:table-cell office:value-type="float" office:value="0.8768">
                <text:p>0.8768</text:p>
              </table:table-cell>
              <table:table-cell office:value-type="float" office:value="0.89248">
                <text:p>0.89248</text:p>
              </table:table-cell>
              <table:table-cell office:value-type="float" office:value="0.89984">
                <text:p>0.89984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1904">
                <text:p>0.91904</text:p>
              </table:table-cell>
              <table:table-cell office:value-type="float" office:value="0.92512">
                <text:p>0.92512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84416">
                <text:p>0.88441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3056">
                <text:p>0.73056</text:p>
              </table:table-cell>
              <table:table-cell office:value-type="float" office:value="0.85216">
                <text:p>0.85216</text:p>
              </table:table-cell>
              <table:table-cell office:value-type="float" office:value="0.87776">
                <text:p>0.87776</text:p>
              </table:table-cell>
              <table:table-cell office:value-type="float" office:value="0.89408">
                <text:p>0.89408</text:p>
              </table:table-cell>
              <table:table-cell office:value-type="float" office:value="0.89856">
                <text:p>0.89856</text:p>
              </table:table-cell>
              <table:table-cell office:value-type="float" office:value="0.904">
                <text:p>0.904</text:p>
              </table:table-cell>
              <table:table-cell office:value-type="float" office:value="0.91104">
                <text:p>0.91104</text:p>
              </table:table-cell>
              <table:table-cell office:value-type="float" office:value="0.91712">
                <text:p>0.91712</text:p>
              </table:table-cell>
              <table:table-cell office:value-type="float" office:value="0.92288">
                <text:p>0.92288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84576">
                <text:p>0.88457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1872">
                <text:p>0.71872</text:p>
              </table:table-cell>
              <table:table-cell office:value-type="float" office:value="0.85408">
                <text:p>0.85408</text:p>
              </table:table-cell>
              <table:table-cell office:value-type="float" office:value="0.88">
                <text:p>0.88</text:p>
              </table:table-cell>
              <table:table-cell office:value-type="float" office:value="0.8928">
                <text:p>0.8928</text:p>
              </table:table-cell>
              <table:table-cell office:value-type="float" office:value="0.89696">
                <text:p>0.89696</text:p>
              </table:table-cell>
              <table:table-cell office:value-type="float" office:value="0.904">
                <text:p>0.904</text:p>
              </table:table-cell>
              <table:table-cell office:value-type="float" office:value="0.90976">
                <text:p>0.90976</text:p>
              </table:table-cell>
              <table:table-cell office:value-type="float" office:value="0.91584">
                <text:p>0.91584</text:p>
              </table:table-cell>
              <table:table-cell office:value-type="float" office:value="0.92128">
                <text:p>0.92128</text:p>
              </table:table-cell>
              <table:table-cell office:value-type="float" office:value="0.93632">
                <text:p>0.93632</text:p>
              </table:table-cell>
              <table:table-cell office:value-type="float" office:value="0.952">
                <text:p>0.952</text:p>
              </table:table-cell>
              <table:table-cell office:value-type="float" office:value="0.882976">
                <text:p>0.88297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3056">
                <text:p>0.73056</text:p>
              </table:table-cell>
              <table:table-cell office:value-type="float" office:value="0.86112">
                <text:p>0.86112</text:p>
              </table:table-cell>
              <table:table-cell office:value-type="float" office:value="0.88096">
                <text:p>0.88096</text:p>
              </table:table-cell>
              <table:table-cell office:value-type="float" office:value="0.89376">
                <text:p>0.89376</text:p>
              </table:table-cell>
              <table:table-cell office:value-type="float" office:value="0.89792">
                <text:p>0.89792</text:p>
              </table:table-cell>
              <table:table-cell office:value-type="float" office:value="0.904">
                <text:p>0.904</text:p>
              </table:table-cell>
              <table:table-cell office:value-type="float" office:value="0.91072">
                <text:p>0.91072</text:p>
              </table:table-cell>
              <table:table-cell office:value-type="float" office:value="0.91584">
                <text:p>0.91584</text:p>
              </table:table-cell>
              <table:table-cell office:value-type="float" office:value="0.92">
                <text:p>0.92</text:p>
              </table:table-cell>
              <table:table-cell office:value-type="float" office:value="0.9328">
                <text:p>0.9328</text:p>
              </table:table-cell>
              <table:table-cell office:value-type="float" office:value="0.952">
                <text:p>0.952</text:p>
              </table:table-cell>
              <table:table-cell office:value-type="float" office:value="0.884768">
                <text:p>0.88476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688">
                <text:p>0.78688</text:p>
              </table:table-cell>
              <table:table-cell office:value-type="float" office:value="0.86912">
                <text:p>0.86912</text:p>
              </table:table-cell>
              <table:table-cell office:value-type="float" office:value="0.88896">
                <text:p>0.88896</text:p>
              </table:table-cell>
              <table:table-cell office:value-type="float" office:value="0.89632">
                <text:p>0.89632</text:p>
              </table:table-cell>
              <table:table-cell office:value-type="float" office:value="0.904">
                <text:p>0.904</text:p>
              </table:table-cell>
              <table:table-cell office:value-type="float" office:value="0.90816">
                <text:p>0.90816</text:p>
              </table:table-cell>
              <table:table-cell office:value-type="float" office:value="0.91392">
                <text:p>0.91392</text:p>
              </table:table-cell>
              <table:table-cell office:value-type="float" office:value="0.92">
                <text:p>0.92</text:p>
              </table:table-cell>
              <table:table-cell office:value-type="float" office:value="0.92576">
                <text:p>0.92576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9504">
                <text:p>0.895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6704">
                <text:p>0.76704</text:p>
              </table:table-cell>
              <table:table-cell office:value-type="float" office:value="0.86432">
                <text:p>0.86432</text:p>
              </table:table-cell>
              <table:table-cell office:value-type="float" office:value="0.88736">
                <text:p>0.88736</text:p>
              </table:table-cell>
              <table:table-cell office:value-type="float" office:value="0.896">
                <text:p>0.896</text:p>
              </table:table-cell>
              <table:table-cell office:value-type="float" office:value="0.904">
                <text:p>0.904</text:p>
              </table:table-cell>
              <table:table-cell office:value-type="float" office:value="0.90688">
                <text:p>0.90688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416">
                <text:p>0.92416</text:p>
              </table:table-cell>
              <table:table-cell office:value-type="float" office:value="0.93664">
                <text:p>0.93664</text:p>
              </table:table-cell>
              <table:table-cell office:value-type="float" office:value="0.952">
                <text:p>0.952</text:p>
              </table:table-cell>
              <table:table-cell office:value-type="float" office:value="0.89184">
                <text:p>0.8918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5424">
                <text:p>0.75424</text:p>
              </table:table-cell>
              <table:table-cell office:value-type="float" office:value="0.86592">
                <text:p>0.86592</text:p>
              </table:table-cell>
              <table:table-cell office:value-type="float" office:value="0.88768">
                <text:p>0.88768</text:p>
              </table:table-cell>
              <table:table-cell office:value-type="float" office:value="0.896">
                <text:p>0.896</text:p>
              </table:table-cell>
              <table:table-cell office:value-type="float" office:value="0.9024">
                <text:p>0.9024</text:p>
              </table:table-cell>
              <table:table-cell office:value-type="float" office:value="0.90624">
                <text:p>0.90624</text:p>
              </table:table-cell>
              <table:table-cell office:value-type="float" office:value="0.91328">
                <text:p>0.91328</text:p>
              </table:table-cell>
              <table:table-cell office:value-type="float" office:value="0.92">
                <text:p>0.92</text:p>
              </table:table-cell>
              <table:table-cell office:value-type="float" office:value="0.92672">
                <text:p>0.92672</text:p>
              </table:table-cell>
              <table:table-cell office:value-type="float" office:value="0.93568">
                <text:p>0.93568</text:p>
              </table:table-cell>
              <table:table-cell office:value-type="float" office:value="0.952">
                <text:p>0.952</text:p>
              </table:table-cell>
              <table:table-cell office:value-type="float" office:value="0.890816">
                <text:p>0.89081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7504">
                <text:p>0.77504</text:p>
              </table:table-cell>
              <table:table-cell office:value-type="float" office:value="0.8688">
                <text:p>0.8688</text:p>
              </table:table-cell>
              <table:table-cell office:value-type="float" office:value="0.88768">
                <text:p>0.88768</text:p>
              </table:table-cell>
              <table:table-cell office:value-type="float" office:value="0.896">
                <text:p>0.896</text:p>
              </table:table-cell>
              <table:table-cell office:value-type="float" office:value="0.90272">
                <text:p>0.90272</text:p>
              </table:table-cell>
              <table:table-cell office:value-type="float" office:value="0.90688">
                <text:p>0.90688</text:p>
              </table:table-cell>
              <table:table-cell office:value-type="float" office:value="0.9152">
                <text:p>0.9152</text:p>
              </table:table-cell>
              <table:table-cell office:value-type="float" office:value="0.92064">
                <text:p>0.92064</text:p>
              </table:table-cell>
              <table:table-cell office:value-type="float" office:value="0.928">
                <text:p>0.928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93792">
                <text:p>0.89379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5936">
                <text:p>0.75936</text:p>
              </table:table-cell>
              <table:table-cell office:value-type="float" office:value="0.86784">
                <text:p>0.86784</text:p>
              </table:table-cell>
              <table:table-cell office:value-type="float" office:value="0.88896">
                <text:p>0.88896</text:p>
              </table:table-cell>
              <table:table-cell office:value-type="float" office:value="0.89792">
                <text:p>0.89792</text:p>
              </table:table-cell>
              <table:table-cell office:value-type="float" office:value="0.904">
                <text:p>0.904</text:p>
              </table:table-cell>
              <table:table-cell office:value-type="float" office:value="0.9104">
                <text:p>0.9104</text:p>
              </table:table-cell>
              <table:table-cell office:value-type="float" office:value="0.91584">
                <text:p>0.91584</text:p>
              </table:table-cell>
              <table:table-cell office:value-type="float" office:value="0.9216">
                <text:p>0.9216</text:p>
              </table:table-cell>
              <table:table-cell office:value-type="float" office:value="0.928">
                <text:p>0.928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93184">
                <text:p>0.8931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8688">
                <text:p>0.78688</text:p>
              </table:table-cell>
              <table:table-cell office:value-type="float" office:value="0.87616">
                <text:p>0.87616</text:p>
              </table:table-cell>
              <table:table-cell office:value-type="float" office:value="0.8896">
                <text:p>0.8896</text:p>
              </table:table-cell>
              <table:table-cell office:value-type="float" office:value="0.8992">
                <text:p>0.8992</text:p>
              </table:table-cell>
              <table:table-cell office:value-type="float" office:value="0.90432">
                <text:p>0.90432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096">
                <text:p>0.92096</text:p>
              </table:table-cell>
              <table:table-cell office:value-type="float" office:value="0.92864">
                <text:p>0.92864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97248">
                <text:p>0.89724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3552">
                <text:p>0.83552</text:p>
              </table:table-cell>
              <table:table-cell office:value-type="float" office:value="0.8816">
                <text:p>0.8816</text:p>
              </table:table-cell>
              <table:table-cell office:value-type="float" office:value="0.89408">
                <text:p>0.89408</text:p>
              </table:table-cell>
              <table:table-cell office:value-type="float" office:value="0.9024">
                <text:p>0.9024</text:p>
              </table:table-cell>
              <table:table-cell office:value-type="float" office:value="0.90592">
                <text:p>0.90592</text:p>
              </table:table-cell>
              <table:table-cell office:value-type="float" office:value="0.912">
                <text:p>0.912</text:p>
              </table:table-cell>
              <table:table-cell office:value-type="float" office:value="0.91616">
                <text:p>0.91616</text:p>
              </table:table-cell>
              <table:table-cell office:value-type="float" office:value="0.92">
                <text:p>0.92</text:p>
              </table:table-cell>
              <table:table-cell office:value-type="float" office:value="0.92704">
                <text:p>0.92704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903264">
                <text:p>0.90326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0672">
                <text:p>0.80672</text:p>
              </table:table-cell>
              <table:table-cell office:value-type="float" office:value="0.8848">
                <text:p>0.8848</text:p>
              </table:table-cell>
              <table:table-cell office:value-type="float" office:value="0.89792">
                <text:p>0.89792</text:p>
              </table:table-cell>
              <table:table-cell office:value-type="float" office:value="0.904">
                <text:p>0.904</text:p>
              </table:table-cell>
              <table:table-cell office:value-type="float" office:value="0.9072">
                <text:p>0.9072</text:p>
              </table:table-cell>
              <table:table-cell office:value-type="float" office:value="0.912">
                <text:p>0.912</text:p>
              </table:table-cell>
              <table:table-cell office:value-type="float" office:value="0.91488">
                <text:p>0.91488</text:p>
              </table:table-cell>
              <table:table-cell office:value-type="float" office:value="0.92032">
                <text:p>0.92032</text:p>
              </table:table-cell>
              <table:table-cell office:value-type="float" office:value="0.92928">
                <text:p>0.92928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9016">
                <text:p>0.901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8016">
                <text:p>0.78016</text:p>
              </table:table-cell>
              <table:table-cell office:value-type="float" office:value="0.88352">
                <text:p>0.88352</text:p>
              </table:table-cell>
              <table:table-cell office:value-type="float" office:value="0.89792">
                <text:p>0.89792</text:p>
              </table:table-cell>
              <table:table-cell office:value-type="float" office:value="0.904">
                <text:p>0.904</text:p>
              </table:table-cell>
              <table:table-cell office:value-type="float" office:value="0.90944">
                <text:p>0.90944</text:p>
              </table:table-cell>
              <table:table-cell office:value-type="float" office:value="0.912">
                <text:p>0.912</text:p>
              </table:table-cell>
              <table:table-cell office:value-type="float" office:value="0.9168">
                <text:p>0.9168</text:p>
              </table:table-cell>
              <table:table-cell office:value-type="float" office:value="0.92128">
                <text:p>0.92128</text:p>
              </table:table-cell>
              <table:table-cell office:value-type="float" office:value="0.93152">
                <text:p>0.93152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99648">
                <text:p>0.89964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5136">
                <text:p>0.75136</text:p>
              </table:table-cell>
              <table:table-cell office:value-type="float" office:value="0.87392">
                <text:p>0.87392</text:p>
              </table:table-cell>
              <table:table-cell office:value-type="float" office:value="0.89248">
                <text:p>0.89248</text:p>
              </table:table-cell>
              <table:table-cell office:value-type="float" office:value="0.9008">
                <text:p>0.9008</text:p>
              </table:table-cell>
              <table:table-cell office:value-type="float" office:value="0.90496">
                <text:p>0.90496</text:p>
              </table:table-cell>
              <table:table-cell office:value-type="float" office:value="0.912">
                <text:p>0.912</text:p>
              </table:table-cell>
              <table:table-cell office:value-type="float" office:value="0.91488">
                <text:p>0.91488</text:p>
              </table:table-cell>
              <table:table-cell office:value-type="float" office:value="0.92096">
                <text:p>0.92096</text:p>
              </table:table-cell>
              <table:table-cell office:value-type="float" office:value="0.93152">
                <text:p>0.93152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94272">
                <text:p>0.89427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0096">
                <text:p>0.80096</text:p>
              </table:table-cell>
              <table:table-cell office:value-type="float" office:value="0.87968">
                <text:p>0.87968</text:p>
              </table:table-cell>
              <table:table-cell office:value-type="float" office:value="0.89504">
                <text:p>0.89504</text:p>
              </table:table-cell>
              <table:table-cell office:value-type="float" office:value="0.90176">
                <text:p>0.90176</text:p>
              </table:table-cell>
              <table:table-cell office:value-type="float" office:value="0.90624">
                <text:p>0.90624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48">
                <text:p>0.9248</text:p>
              </table:table-cell>
              <table:table-cell office:value-type="float" office:value="0.93216">
                <text:p>0.93216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901024">
                <text:p>0.90102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82624">
                <text:p>0.82624</text:p>
              </table:table-cell>
              <table:table-cell office:value-type="float" office:value="0.87136">
                <text:p>0.87136</text:p>
              </table:table-cell>
              <table:table-cell office:value-type="float" office:value="0.89024">
                <text:p>0.89024</text:p>
              </table:table-cell>
              <table:table-cell office:value-type="float" office:value="0.89728">
                <text:p>0.89728</text:p>
              </table:table-cell>
              <table:table-cell office:value-type="float" office:value="0.904">
                <text:p>0.904</text:p>
              </table:table-cell>
              <table:table-cell office:value-type="float" office:value="0.91104">
                <text:p>0.91104</text:p>
              </table:table-cell>
              <table:table-cell office:value-type="float" office:value="0.91616">
                <text:p>0.91616</text:p>
              </table:table-cell>
              <table:table-cell office:value-type="float" office:value="0.92192">
                <text:p>0.92192</text:p>
              </table:table-cell>
              <table:table-cell office:value-type="float" office:value="0.92992">
                <text:p>0.92992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900768">
                <text:p>0.90076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952">
                <text:p>0.7952</text:p>
              </table:table-cell>
              <table:table-cell office:value-type="float" office:value="0.8592">
                <text:p>0.8592</text:p>
              </table:table-cell>
              <table:table-cell office:value-type="float" office:value="0.88544">
                <text:p>0.88544</text:p>
              </table:table-cell>
              <table:table-cell office:value-type="float" office:value="0.896">
                <text:p>0.896</text:p>
              </table:table-cell>
              <table:table-cell office:value-type="float" office:value="0.9024">
                <text:p>0.9024</text:p>
              </table:table-cell>
              <table:table-cell office:value-type="float" office:value="0.90816">
                <text:p>0.90816</text:p>
              </table:table-cell>
              <table:table-cell office:value-type="float" office:value="0.91488">
                <text:p>0.91488</text:p>
              </table:table-cell>
              <table:table-cell office:value-type="float" office:value="0.92032">
                <text:p>0.92032</text:p>
              </table:table-cell>
              <table:table-cell office:value-type="float" office:value="0.92928">
                <text:p>0.92928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94912">
                <text:p>0.89491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0768">
                <text:p>0.80768</text:p>
              </table:table-cell>
              <table:table-cell office:value-type="float" office:value="0.87424">
                <text:p>0.87424</text:p>
              </table:table-cell>
              <table:table-cell office:value-type="float" office:value="0.89344">
                <text:p>0.89344</text:p>
              </table:table-cell>
              <table:table-cell office:value-type="float" office:value="0.89856">
                <text:p>0.89856</text:p>
              </table:table-cell>
              <table:table-cell office:value-type="float" office:value="0.90464">
                <text:p>0.90464</text:p>
              </table:table-cell>
              <table:table-cell office:value-type="float" office:value="0.912">
                <text:p>0.912</text:p>
              </table:table-cell>
              <table:table-cell office:value-type="float" office:value="0.9152">
                <text:p>0.9152</text:p>
              </table:table-cell>
              <table:table-cell office:value-type="float" office:value="0.92">
                <text:p>0.92</text:p>
              </table:table-cell>
              <table:table-cell office:value-type="float" office:value="0.92672">
                <text:p>0.92672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99008">
                <text:p>0.89900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08">
                <text:p>0.808</text:p>
              </table:table-cell>
              <table:table-cell office:value-type="float" office:value="0.87136">
                <text:p>0.87136</text:p>
              </table:table-cell>
              <table:table-cell office:value-type="float" office:value="0.89088">
                <text:p>0.89088</text:p>
              </table:table-cell>
              <table:table-cell office:value-type="float" office:value="0.896">
                <text:p>0.896</text:p>
              </table:table-cell>
              <table:table-cell office:value-type="float" office:value="0.90336">
                <text:p>0.90336</text:p>
              </table:table-cell>
              <table:table-cell office:value-type="float" office:value="0.91104">
                <text:p>0.91104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2576">
                <text:p>0.92576</text:p>
              </table:table-cell>
              <table:table-cell office:value-type="float" office:value="0.93696">
                <text:p>0.93696</text:p>
              </table:table-cell>
              <table:table-cell office:value-type="float" office:value="0.952">
                <text:p>0.952</text:p>
              </table:table-cell>
              <table:table-cell office:value-type="float" office:value="0.897632">
                <text:p>0.8976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0256">
                <text:p>0.80256</text:p>
              </table:table-cell>
              <table:table-cell office:value-type="float" office:value="0.86752">
                <text:p>0.86752</text:p>
              </table:table-cell>
              <table:table-cell office:value-type="float" office:value="0.88704">
                <text:p>0.88704</text:p>
              </table:table-cell>
              <table:table-cell office:value-type="float" office:value="0.896">
                <text:p>0.896</text:p>
              </table:table-cell>
              <table:table-cell office:value-type="float" office:value="0.9008">
                <text:p>0.9008</text:p>
              </table:table-cell>
              <table:table-cell office:value-type="float" office:value="0.90592">
                <text:p>0.90592</text:p>
              </table:table-cell>
              <table:table-cell office:value-type="float" office:value="0.912">
                <text:p>0.912</text:p>
              </table:table-cell>
              <table:table-cell office:value-type="float" office:value="0.91904">
                <text:p>0.91904</text:p>
              </table:table-cell>
              <table:table-cell office:value-type="float" office:value="0.92384">
                <text:p>0.92384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95264">
                <text:p>0.895264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9904">
                <text:p>0.79904</text:p>
              </table:table-cell>
              <table:table-cell office:value-type="float" office:value="0.87072">
                <text:p>0.87072</text:p>
              </table:table-cell>
              <table:table-cell office:value-type="float" office:value="0.88832">
                <text:p>0.88832</text:p>
              </table:table-cell>
              <table:table-cell office:value-type="float" office:value="0.896">
                <text:p>0.896</text:p>
              </table:table-cell>
              <table:table-cell office:value-type="float" office:value="0.90112">
                <text:p>0.90112</text:p>
              </table:table-cell>
              <table:table-cell office:value-type="float" office:value="0.90688">
                <text:p>0.90688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264">
                <text:p>0.9264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95968">
                <text:p>0.89596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7728">
                <text:p>0.77728</text:p>
              </table:table-cell>
              <table:table-cell office:value-type="float" office:value="0.8608">
                <text:p>0.8608</text:p>
              </table:table-cell>
              <table:table-cell office:value-type="float" office:value="0.88384">
                <text:p>0.88384</text:p>
              </table:table-cell>
              <table:table-cell office:value-type="float" office:value="0.89504">
                <text:p>0.89504</text:p>
              </table:table-cell>
              <table:table-cell office:value-type="float" office:value="0.89792">
                <text:p>0.89792</text:p>
              </table:table-cell>
              <table:table-cell office:value-type="float" office:value="0.9072">
                <text:p>0.9072</text:p>
              </table:table-cell>
              <table:table-cell office:value-type="float" office:value="0.9136">
                <text:p>0.9136</text:p>
              </table:table-cell>
              <table:table-cell office:value-type="float" office:value="0.92064">
                <text:p>0.92064</text:p>
              </table:table-cell>
              <table:table-cell office:value-type="float" office:value="0.93088">
                <text:p>0.93088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92544">
                <text:p>0.89254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76064">
                <text:p>0.76064</text:p>
              </table:table-cell>
              <table:table-cell office:value-type="float" office:value="0.85888">
                <text:p>0.85888</text:p>
              </table:table-cell>
              <table:table-cell office:value-type="float" office:value="0.88128">
                <text:p>0.88128</text:p>
              </table:table-cell>
              <table:table-cell office:value-type="float" office:value="0.89376">
                <text:p>0.89376</text:p>
              </table:table-cell>
              <table:table-cell office:value-type="float" office:value="0.90176">
                <text:p>0.90176</text:p>
              </table:table-cell>
              <table:table-cell office:value-type="float" office:value="0.90816">
                <text:p>0.90816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928">
                <text:p>0.92928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90496">
                <text:p>0.89049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4784">
                <text:p>0.74784</text:p>
              </table:table-cell>
              <table:table-cell office:value-type="float" office:value="0.85696">
                <text:p>0.85696</text:p>
              </table:table-cell>
              <table:table-cell office:value-type="float" office:value="0.87808">
                <text:p>0.87808</text:p>
              </table:table-cell>
              <table:table-cell office:value-type="float" office:value="0.89472">
                <text:p>0.89472</text:p>
              </table:table-cell>
              <table:table-cell office:value-type="float" office:value="0.90016">
                <text:p>0.90016</text:p>
              </table:table-cell>
              <table:table-cell office:value-type="float" office:value="0.90624">
                <text:p>0.90624</text:p>
              </table:table-cell>
              <table:table-cell office:value-type="float" office:value="0.912">
                <text:p>0.912</text:p>
              </table:table-cell>
              <table:table-cell office:value-type="float" office:value="0.91648">
                <text:p>0.91648</text:p>
              </table:table-cell>
              <table:table-cell office:value-type="float" office:value="0.92736">
                <text:p>0.92736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87872">
                <text:p>0.88787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7056">
                <text:p>0.77056</text:p>
              </table:table-cell>
              <table:table-cell office:value-type="float" office:value="0.85472">
                <text:p>0.85472</text:p>
              </table:table-cell>
              <table:table-cell office:value-type="float" office:value="0.88544">
                <text:p>0.88544</text:p>
              </table:table-cell>
              <table:table-cell office:value-type="float" office:value="0.89824">
                <text:p>0.89824</text:p>
              </table:table-cell>
              <table:table-cell office:value-type="float" office:value="0.90496">
                <text:p>0.90496</text:p>
              </table:table-cell>
              <table:table-cell office:value-type="float" office:value="0.912">
                <text:p>0.912</text:p>
              </table:table-cell>
              <table:table-cell office:value-type="float" office:value="0.9152">
                <text:p>0.9152</text:p>
              </table:table-cell>
              <table:table-cell office:value-type="float" office:value="0.92192">
                <text:p>0.92192</text:p>
              </table:table-cell>
              <table:table-cell office:value-type="float" office:value="0.93088">
                <text:p>0.93088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9328">
                <text:p>0.8932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552">
                <text:p>0.7552</text:p>
              </table:table-cell>
              <table:table-cell office:value-type="float" office:value="0.8512">
                <text:p>0.8512</text:p>
              </table:table-cell>
              <table:table-cell office:value-type="float" office:value="0.88224">
                <text:p>0.88224</text:p>
              </table:table-cell>
              <table:table-cell office:value-type="float" office:value="0.8992">
                <text:p>0.8992</text:p>
              </table:table-cell>
              <table:table-cell office:value-type="float" office:value="0.90464">
                <text:p>0.90464</text:p>
              </table:table-cell>
              <table:table-cell office:value-type="float" office:value="0.912">
                <text:p>0.912</text:p>
              </table:table-cell>
              <table:table-cell office:value-type="float" office:value="0.91584">
                <text:p>0.91584</text:p>
              </table:table-cell>
              <table:table-cell office:value-type="float" office:value="0.92096">
                <text:p>0.92096</text:p>
              </table:table-cell>
              <table:table-cell office:value-type="float" office:value="0.9312">
                <text:p>0.9312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76448">
                <text:p>0.76448</text:p>
              </table:table-cell>
              <table:table-cell office:value-type="float" office:value="0.85344">
                <text:p>0.85344</text:p>
              </table:table-cell>
              <table:table-cell office:value-type="float" office:value="0.88704">
                <text:p>0.88704</text:p>
              </table:table-cell>
              <table:table-cell office:value-type="float" office:value="0.90208">
                <text:p>0.90208</text:p>
              </table:table-cell>
              <table:table-cell office:value-type="float" office:value="0.90816">
                <text:p>0.90816</text:p>
              </table:table-cell>
              <table:table-cell office:value-type="float" office:value="0.912">
                <text:p>0.912</text:p>
              </table:table-cell>
              <table:table-cell office:value-type="float" office:value="0.91808">
                <text:p>0.91808</text:p>
              </table:table-cell>
              <table:table-cell office:value-type="float" office:value="0.92224">
                <text:p>0.92224</text:p>
              </table:table-cell>
              <table:table-cell office:value-type="float" office:value="0.93184">
                <text:p>0.93184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93856">
                <text:p>0.89385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6288">
                <text:p>0.76288</text:p>
              </table:table-cell>
              <table:table-cell office:value-type="float" office:value="0.86272">
                <text:p>0.86272</text:p>
              </table:table-cell>
              <table:table-cell office:value-type="float" office:value="0.88864">
                <text:p>0.88864</text:p>
              </table:table-cell>
              <table:table-cell office:value-type="float" office:value="0.90112">
                <text:p>0.90112</text:p>
              </table:table-cell>
              <table:table-cell office:value-type="float" office:value="0.9072">
                <text:p>0.9072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096">
                <text:p>0.92096</text:p>
              </table:table-cell>
              <table:table-cell office:value-type="float" office:value="0.9312">
                <text:p>0.9312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94432">
                <text:p>0.89443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3632">
                <text:p>0.73632</text:p>
              </table:table-cell>
              <table:table-cell office:value-type="float" office:value="0.85952">
                <text:p>0.85952</text:p>
              </table:table-cell>
              <table:table-cell office:value-type="float" office:value="0.89472">
                <text:p>0.89472</text:p>
              </table:table-cell>
              <table:table-cell office:value-type="float" office:value="0.90336">
                <text:p>0.90336</text:p>
              </table:table-cell>
              <table:table-cell office:value-type="float" office:value="0.91008">
                <text:p>0.91008</text:p>
              </table:table-cell>
              <table:table-cell office:value-type="float" office:value="0.912">
                <text:p>0.912</text:p>
              </table:table-cell>
              <table:table-cell office:value-type="float" office:value="0.9168">
                <text:p>0.9168</text:p>
              </table:table-cell>
              <table:table-cell office:value-type="float" office:value="0.92064">
                <text:p>0.92064</text:p>
              </table:table-cell>
              <table:table-cell office:value-type="float" office:value="0.9296">
                <text:p>0.9296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9232">
                <text:p>0.8923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1104">
                <text:p>0.71104</text:p>
              </table:table-cell>
              <table:table-cell office:value-type="float" office:value="0.86112">
                <text:p>0.86112</text:p>
              </table:table-cell>
              <table:table-cell office:value-type="float" office:value="0.89408">
                <text:p>0.89408</text:p>
              </table:table-cell>
              <table:table-cell office:value-type="float" office:value="0.90368">
                <text:p>0.90368</text:p>
              </table:table-cell>
              <table:table-cell office:value-type="float" office:value="0.9104">
                <text:p>0.9104</text:p>
              </table:table-cell>
              <table:table-cell office:value-type="float" office:value="0.912">
                <text:p>0.912</text:p>
              </table:table-cell>
              <table:table-cell office:value-type="float" office:value="0.91776">
                <text:p>0.91776</text:p>
              </table:table-cell>
              <table:table-cell office:value-type="float" office:value="0.92352">
                <text:p>0.92352</text:p>
              </table:table-cell>
              <table:table-cell office:value-type="float" office:value="0.93248">
                <text:p>0.93248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90624">
                <text:p>0.89062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0976">
                <text:p>0.70976</text:p>
              </table:table-cell>
              <table:table-cell office:value-type="float" office:value="0.86496">
                <text:p>0.86496</text:p>
              </table:table-cell>
              <table:table-cell office:value-type="float" office:value="0.89664">
                <text:p>0.89664</text:p>
              </table:table-cell>
              <table:table-cell office:value-type="float" office:value="0.90464">
                <text:p>0.9046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192">
                <text:p>0.92192</text:p>
              </table:table-cell>
              <table:table-cell office:value-type="float" office:value="0.93216">
                <text:p>0.93216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91104">
                <text:p>0.8911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0272">
                <text:p>0.70272</text:p>
              </table:table-cell>
              <table:table-cell office:value-type="float" office:value="0.85632">
                <text:p>0.85632</text:p>
              </table:table-cell>
              <table:table-cell office:value-type="float" office:value="0.89344">
                <text:p>0.89344</text:p>
              </table:table-cell>
              <table:table-cell office:value-type="float" office:value="0.90304">
                <text:p>0.90304</text:p>
              </table:table-cell>
              <table:table-cell office:value-type="float" office:value="0.90688">
                <text:p>0.90688</text:p>
              </table:table-cell>
              <table:table-cell office:value-type="float" office:value="0.912">
                <text:p>0.912</text:p>
              </table:table-cell>
              <table:table-cell office:value-type="float" office:value="0.9152">
                <text:p>0.9152</text:p>
              </table:table-cell>
              <table:table-cell office:value-type="float" office:value="0.92224">
                <text:p>0.92224</text:p>
              </table:table-cell>
              <table:table-cell office:value-type="float" office:value="0.93216">
                <text:p>0.93216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88384">
                <text:p>0.88838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2352">
                <text:p>0.72352</text:p>
              </table:table-cell>
              <table:table-cell office:value-type="float" office:value="0.85056">
                <text:p>0.85056</text:p>
              </table:table-cell>
              <table:table-cell office:value-type="float" office:value="0.888">
                <text:p>0.888</text:p>
              </table:table-cell>
              <table:table-cell office:value-type="float" office:value="0.90176">
                <text:p>0.90176</text:p>
              </table:table-cell>
              <table:table-cell office:value-type="float" office:value="0.9072">
                <text:p>0.9072</text:p>
              </table:table-cell>
              <table:table-cell office:value-type="float" office:value="0.912">
                <text:p>0.912</text:p>
              </table:table-cell>
              <table:table-cell office:value-type="float" office:value="0.9136">
                <text:p>0.9136</text:p>
              </table:table-cell>
              <table:table-cell office:value-type="float" office:value="0.9216">
                <text:p>0.9216</text:p>
              </table:table-cell>
              <table:table-cell office:value-type="float" office:value="0.93344">
                <text:p>0.93344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89024">
                <text:p>0.88902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65696">
                <text:p>0.65696</text:p>
              </table:table-cell>
              <table:table-cell office:value-type="float" office:value="0.83744">
                <text:p>0.83744</text:p>
              </table:table-cell>
              <table:table-cell office:value-type="float" office:value="0.87104">
                <text:p>0.87104</text:p>
              </table:table-cell>
              <table:table-cell office:value-type="float" office:value="0.89216">
                <text:p>0.89216</text:p>
              </table:table-cell>
              <table:table-cell office:value-type="float" office:value="0.90336">
                <text:p>0.90336</text:p>
              </table:table-cell>
              <table:table-cell office:value-type="float" office:value="0.90816">
                <text:p>0.90816</text:p>
              </table:table-cell>
              <table:table-cell office:value-type="float" office:value="0.91328">
                <text:p>0.91328</text:p>
              </table:table-cell>
              <table:table-cell office:value-type="float" office:value="0.92192">
                <text:p>0.92192</text:p>
              </table:table-cell>
              <table:table-cell office:value-type="float" office:value="0.93216">
                <text:p>0.93216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77632">
                <text:p>0.87763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9056">
                <text:p>0.69056</text:p>
              </table:table-cell>
              <table:table-cell office:value-type="float" office:value="0.82944">
                <text:p>0.82944</text:p>
              </table:table-cell>
              <table:table-cell office:value-type="float" office:value="0.864">
                <text:p>0.864</text:p>
              </table:table-cell>
              <table:table-cell office:value-type="float" office:value="0.88896">
                <text:p>0.88896</text:p>
              </table:table-cell>
              <table:table-cell office:value-type="float" office:value="0.90304">
                <text:p>0.90304</text:p>
              </table:table-cell>
              <table:table-cell office:value-type="float" office:value="0.90976">
                <text:p>0.90976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8592">
                <text:p>0.87859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7232">
                <text:p>0.67232</text:p>
              </table:table-cell>
              <table:table-cell office:value-type="float" office:value="0.83392">
                <text:p>0.83392</text:p>
              </table:table-cell>
              <table:table-cell office:value-type="float" office:value="0.87232">
                <text:p>0.87232</text:p>
              </table:table-cell>
              <table:table-cell office:value-type="float" office:value="0.89888">
                <text:p>0.89888</text:p>
              </table:table-cell>
              <table:table-cell office:value-type="float" office:value="0.90592">
                <text:p>0.90592</text:p>
              </table:table-cell>
              <table:table-cell office:value-type="float" office:value="0.912">
                <text:p>0.912</text:p>
              </table:table-cell>
              <table:table-cell office:value-type="float" office:value="0.91328">
                <text:p>0.91328</text:p>
              </table:table-cell>
              <table:table-cell office:value-type="float" office:value="0.92">
                <text:p>0.92</text:p>
              </table:table-cell>
              <table:table-cell office:value-type="float" office:value="0.92672">
                <text:p>0.92672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79328">
                <text:p>0.87932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1296">
                <text:p>0.71296</text:p>
              </table:table-cell>
              <table:table-cell office:value-type="float" office:value="0.8512">
                <text:p>0.8512</text:p>
              </table:table-cell>
              <table:table-cell office:value-type="float" office:value="0.88448">
                <text:p>0.88448</text:p>
              </table:table-cell>
              <table:table-cell office:value-type="float" office:value="0.90112">
                <text:p>0.90112</text:p>
              </table:table-cell>
              <table:table-cell office:value-type="float" office:value="0.90464">
                <text:p>0.90464</text:p>
              </table:table-cell>
              <table:table-cell office:value-type="float" office:value="0.912">
                <text:p>0.912</text:p>
              </table:table-cell>
              <table:table-cell office:value-type="float" office:value="0.91264">
                <text:p>0.91264</text:p>
              </table:table-cell>
              <table:table-cell office:value-type="float" office:value="0.92">
                <text:p>0.92</text:p>
              </table:table-cell>
              <table:table-cell office:value-type="float" office:value="0.92608">
                <text:p>0.92608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86272">
                <text:p>0.88627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08">
                <text:p>0.808</text:p>
              </table:table-cell>
              <table:table-cell office:value-type="float" office:value="0.8752">
                <text:p>0.8752</text:p>
              </table:table-cell>
              <table:table-cell office:value-type="float" office:value="0.90048">
                <text:p>0.90048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616">
                <text:p>0.91616</text:p>
              </table:table-cell>
              <table:table-cell office:value-type="float" office:value="0.9216">
                <text:p>0.9216</text:p>
              </table:table-cell>
              <table:table-cell office:value-type="float" office:value="0.93152">
                <text:p>0.93152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90192">
                <text:p>0.9019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5104">
                <text:p>0.75104</text:p>
              </table:table-cell>
              <table:table-cell office:value-type="float" office:value="0.8512">
                <text:p>0.8512</text:p>
              </table:table-cell>
              <table:table-cell office:value-type="float" office:value="0.88128">
                <text:p>0.88128</text:p>
              </table:table-cell>
              <table:table-cell office:value-type="float" office:value="0.90176">
                <text:p>0.90176</text:p>
              </table:table-cell>
              <table:table-cell office:value-type="float" office:value="0.90688">
                <text:p>0.90688</text:p>
              </table:table-cell>
              <table:table-cell office:value-type="float" office:value="0.912">
                <text:p>0.912</text:p>
              </table:table-cell>
              <table:table-cell office:value-type="float" office:value="0.91648">
                <text:p>0.91648</text:p>
              </table:table-cell>
              <table:table-cell office:value-type="float" office:value="0.92064">
                <text:p>0.92064</text:p>
              </table:table-cell>
              <table:table-cell office:value-type="float" office:value="0.92992">
                <text:p>0.92992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91072">
                <text:p>0.89107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78336">
                <text:p>0.78336</text:p>
              </table:table-cell>
              <table:table-cell office:value-type="float" office:value="0.85248">
                <text:p>0.85248</text:p>
              </table:table-cell>
              <table:table-cell office:value-type="float" office:value="0.888">
                <text:p>0.888</text:p>
              </table:table-cell>
              <table:table-cell office:value-type="float" office:value="0.90304">
                <text:p>0.90304</text:p>
              </table:table-cell>
              <table:table-cell office:value-type="float" office:value="0.9104">
                <text:p>0.9104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">
                <text:p>0.92</text:p>
              </table:table-cell>
              <table:table-cell office:value-type="float" office:value="0.9264">
                <text:p>0.9264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95232">
                <text:p>0.89523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71328">
                <text:p>0.71328</text:p>
              </table:table-cell>
              <table:table-cell office:value-type="float" office:value="0.83968">
                <text:p>0.83968</text:p>
              </table:table-cell>
              <table:table-cell office:value-type="float" office:value="0.86752">
                <text:p>0.86752</text:p>
              </table:table-cell>
              <table:table-cell office:value-type="float" office:value="0.90176">
                <text:p>0.9017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776">
                <text:p>0.91776</text:p>
              </table:table-cell>
              <table:table-cell office:value-type="float" office:value="0.92">
                <text:p>0.92</text:p>
              </table:table-cell>
              <table:table-cell office:value-type="float" office:value="0.92544">
                <text:p>0.92544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0784">
                <text:p>0.70784</text:p>
              </table:table-cell>
              <table:table-cell office:value-type="float" office:value="0.83616">
                <text:p>0.83616</text:p>
              </table:table-cell>
              <table:table-cell office:value-type="float" office:value="0.88128">
                <text:p>0.88128</text:p>
              </table:table-cell>
              <table:table-cell office:value-type="float" office:value="0.90688">
                <text:p>0.9068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096">
                <text:p>0.92096</text:p>
              </table:table-cell>
              <table:table-cell office:value-type="float" office:value="0.928">
                <text:p>0.928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86272">
                <text:p>0.886272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8032">
                <text:p>0.8032</text:p>
              </table:table-cell>
              <table:table-cell office:value-type="float" office:value="0.87552">
                <text:p>0.87552</text:p>
              </table:table-cell>
              <table:table-cell office:value-type="float" office:value="0.90176">
                <text:p>0.90176</text:p>
              </table:table-cell>
              <table:table-cell office:value-type="float" office:value="0.9088">
                <text:p>0.908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648">
                <text:p>0.91648</text:p>
              </table:table-cell>
              <table:table-cell office:value-type="float" office:value="0.92032">
                <text:p>0.92032</text:p>
              </table:table-cell>
              <table:table-cell office:value-type="float" office:value="0.928">
                <text:p>0.928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9016">
                <text:p>0.901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6512">
                <text:p>0.76512</text:p>
              </table:table-cell>
              <table:table-cell office:value-type="float" office:value="0.87808">
                <text:p>0.87808</text:p>
              </table:table-cell>
              <table:table-cell office:value-type="float" office:value="0.90336">
                <text:p>0.90336</text:p>
              </table:table-cell>
              <table:table-cell office:value-type="float" office:value="0.91008">
                <text:p>0.9100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904">
                <text:p>0.91904</text:p>
              </table:table-cell>
              <table:table-cell office:value-type="float" office:value="0.92224">
                <text:p>0.92224</text:p>
              </table:table-cell>
              <table:table-cell office:value-type="float" office:value="0.928">
                <text:p>0.928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98912">
                <text:p>0.89891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648">
                <text:p>0.79648</text:p>
              </table:table-cell>
              <table:table-cell office:value-type="float" office:value="0.88448">
                <text:p>0.88448</text:p>
              </table:table-cell>
              <table:table-cell office:value-type="float" office:value="0.904">
                <text:p>0.904</text:p>
              </table:table-cell>
              <table:table-cell office:value-type="float" office:value="0.90944">
                <text:p>0.9094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872">
                <text:p>0.91872</text:p>
              </table:table-cell>
              <table:table-cell office:value-type="float" office:value="0.92096">
                <text:p>0.92096</text:p>
              </table:table-cell>
              <table:table-cell office:value-type="float" office:value="0.928">
                <text:p>0.928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902432">
                <text:p>0.90243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4144">
                <text:p>0.74144</text:p>
              </table:table-cell>
              <table:table-cell office:value-type="float" office:value="0.87168">
                <text:p>0.87168</text:p>
              </table:table-cell>
              <table:table-cell office:value-type="float" office:value="0.89888">
                <text:p>0.89888</text:p>
              </table:table-cell>
              <table:table-cell office:value-type="float" office:value="0.904">
                <text:p>0.904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456">
                <text:p>0.91456</text:p>
              </table:table-cell>
              <table:table-cell office:value-type="float" office:value="0.92">
                <text:p>0.92</text:p>
              </table:table-cell>
              <table:table-cell office:value-type="float" office:value="0.92512">
                <text:p>0.92512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93856">
                <text:p>0.89385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4656">
                <text:p>0.74656</text:p>
              </table:table-cell>
              <table:table-cell office:value-type="float" office:value="0.8672">
                <text:p>0.8672</text:p>
              </table:table-cell>
              <table:table-cell office:value-type="float" office:value="0.89792">
                <text:p>0.89792</text:p>
              </table:table-cell>
              <table:table-cell office:value-type="float" office:value="0.90496">
                <text:p>0.9049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84">
                <text:p>0.9184</text:p>
              </table:table-cell>
              <table:table-cell office:value-type="float" office:value="0.92032">
                <text:p>0.92032</text:p>
              </table:table-cell>
              <table:table-cell office:value-type="float" office:value="0.928">
                <text:p>0.928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9472">
                <text:p>0.8947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70784">
                <text:p>0.70784</text:p>
              </table:table-cell>
              <table:table-cell office:value-type="float" office:value="0.8352">
                <text:p>0.8352</text:p>
              </table:table-cell>
              <table:table-cell office:value-type="float" office:value="0.88192">
                <text:p>0.88192</text:p>
              </table:table-cell>
              <table:table-cell office:value-type="float" office:value="0.904">
                <text:p>0.904</text:p>
              </table:table-cell>
              <table:table-cell office:value-type="float" office:value="0.91104">
                <text:p>0.91104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">
                <text:p>0.92</text:p>
              </table:table-cell>
              <table:table-cell office:value-type="float" office:value="0.92608">
                <text:p>0.92608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8528">
                <text:p>0.8852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72512">
                <text:p>0.72512</text:p>
              </table:table-cell>
              <table:table-cell office:value-type="float" office:value="0.8352">
                <text:p>0.8352</text:p>
              </table:table-cell>
              <table:table-cell office:value-type="float" office:value="0.88064">
                <text:p>0.88064</text:p>
              </table:table-cell>
              <table:table-cell office:value-type="float" office:value="0.90304">
                <text:p>0.90304</text:p>
              </table:table-cell>
              <table:table-cell office:value-type="float" office:value="0.91136">
                <text:p>0.91136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">
                <text:p>0.92</text:p>
              </table:table-cell>
              <table:table-cell office:value-type="float" office:value="0.92768">
                <text:p>0.92768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8704">
                <text:p>0.8870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79232">
                <text:p>0.79232</text:p>
              </table:table-cell>
              <table:table-cell office:value-type="float" office:value="0.85856">
                <text:p>0.85856</text:p>
              </table:table-cell>
              <table:table-cell office:value-type="float" office:value="0.8976">
                <text:p>0.8976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032">
                <text:p>0.92032</text:p>
              </table:table-cell>
              <table:table-cell office:value-type="float" office:value="0.928">
                <text:p>0.928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98144">
                <text:p>0.89814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7056">
                <text:p>0.77056</text:p>
              </table:table-cell>
              <table:table-cell office:value-type="float" office:value="0.85248">
                <text:p>0.85248</text:p>
              </table:table-cell>
              <table:table-cell office:value-type="float" office:value="0.8912">
                <text:p>0.8912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232">
                <text:p>0.91232</text:p>
              </table:table-cell>
              <table:table-cell office:value-type="float" office:value="0.9216">
                <text:p>0.9216</text:p>
              </table:table-cell>
              <table:table-cell office:value-type="float" office:value="0.9296">
                <text:p>0.9296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94624">
                <text:p>0.89462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728">
                <text:p>0.728</text:p>
              </table:table-cell>
              <table:table-cell office:value-type="float" office:value="0.84224">
                <text:p>0.84224</text:p>
              </table:table-cell>
              <table:table-cell office:value-type="float" office:value="0.8736">
                <text:p>0.8736</text:p>
              </table:table-cell>
              <table:table-cell office:value-type="float" office:value="0.90272">
                <text:p>0.90272</text:p>
              </table:table-cell>
              <table:table-cell office:value-type="float" office:value="0.91072">
                <text:p>0.91072</text:p>
              </table:table-cell>
              <table:table-cell office:value-type="float" office:value="0.912">
                <text:p>0.912</text:p>
              </table:table-cell>
              <table:table-cell office:value-type="float" office:value="0.91328">
                <text:p>0.91328</text:p>
              </table:table-cell>
              <table:table-cell office:value-type="float" office:value="0.92192">
                <text:p>0.92192</text:p>
              </table:table-cell>
              <table:table-cell office:value-type="float" office:value="0.93024">
                <text:p>0.93024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87392">
                <text:p>0.887392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68864">
                <text:p>0.68864</text:p>
              </table:table-cell>
              <table:table-cell office:value-type="float" office:value="0.83712">
                <text:p>0.83712</text:p>
              </table:table-cell>
              <table:table-cell office:value-type="float" office:value="0.86592">
                <text:p>0.86592</text:p>
              </table:table-cell>
              <table:table-cell office:value-type="float" office:value="0.89952">
                <text:p>0.89952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968">
                <text:p>0.91968</text:p>
              </table:table-cell>
              <table:table-cell office:value-type="float" office:value="0.92832">
                <text:p>0.92832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80704">
                <text:p>0.88070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69792">
                <text:p>0.69792</text:p>
              </table:table-cell>
              <table:table-cell office:value-type="float" office:value="0.82912">
                <text:p>0.82912</text:p>
              </table:table-cell>
              <table:table-cell office:value-type="float" office:value="0.8528">
                <text:p>0.8528</text:p>
              </table:table-cell>
              <table:table-cell office:value-type="float" office:value="0.88928">
                <text:p>0.88928</text:p>
              </table:table-cell>
              <table:table-cell office:value-type="float" office:value="0.904">
                <text:p>0.904</text:p>
              </table:table-cell>
              <table:table-cell office:value-type="float" office:value="0.91072">
                <text:p>0.91072</text:p>
              </table:table-cell>
              <table:table-cell office:value-type="float" office:value="0.912">
                <text:p>0.912</text:p>
              </table:table-cell>
              <table:table-cell office:value-type="float" office:value="0.9168">
                <text:p>0.9168</text:p>
              </table:table-cell>
              <table:table-cell office:value-type="float" office:value="0.92448">
                <text:p>0.92448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77504">
                <text:p>0.8775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0944">
                <text:p>0.70944</text:p>
              </table:table-cell>
              <table:table-cell office:value-type="float" office:value="0.82784">
                <text:p>0.82784</text:p>
              </table:table-cell>
              <table:table-cell office:value-type="float" office:value="0.84992">
                <text:p>0.84992</text:p>
              </table:table-cell>
              <table:table-cell office:value-type="float" office:value="0.88896">
                <text:p>0.88896</text:p>
              </table:table-cell>
              <table:table-cell office:value-type="float" office:value="0.904">
                <text:p>0.904</text:p>
              </table:table-cell>
              <table:table-cell office:value-type="float" office:value="0.90912">
                <text:p>0.90912</text:p>
              </table:table-cell>
              <table:table-cell office:value-type="float" office:value="0.912">
                <text:p>0.912</text:p>
              </table:table-cell>
              <table:table-cell office:value-type="float" office:value="0.91584">
                <text:p>0.91584</text:p>
              </table:table-cell>
              <table:table-cell office:value-type="float" office:value="0.92544">
                <text:p>0.92544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7808">
                <text:p>0.8780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104">
                <text:p>0.7104</text:p>
              </table:table-cell>
              <table:table-cell office:value-type="float" office:value="0.83008">
                <text:p>0.83008</text:p>
              </table:table-cell>
              <table:table-cell office:value-type="float" office:value="0.8496">
                <text:p>0.8496</text:p>
              </table:table-cell>
              <table:table-cell office:value-type="float" office:value="0.8816">
                <text:p>0.8816</text:p>
              </table:table-cell>
              <table:table-cell office:value-type="float" office:value="0.90336">
                <text:p>0.90336</text:p>
              </table:table-cell>
              <table:table-cell office:value-type="float" office:value="0.90784">
                <text:p>0.90784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576">
                <text:p>0.92576</text:p>
              </table:table-cell>
              <table:table-cell office:value-type="float" office:value="0.93792">
                <text:p>0.93792</text:p>
              </table:table-cell>
              <table:table-cell office:value-type="float" office:value="0.952">
                <text:p>0.952</text:p>
              </table:table-cell>
              <table:table-cell office:value-type="float" office:value="0.877568">
                <text:p>0.87756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67232">
                <text:p>0.67232</text:p>
              </table:table-cell>
              <table:table-cell office:value-type="float" office:value="0.83328">
                <text:p>0.83328</text:p>
              </table:table-cell>
              <table:table-cell office:value-type="float" office:value="0.848">
                <text:p>0.848</text:p>
              </table:table-cell>
              <table:table-cell office:value-type="float" office:value="0.86912">
                <text:p>0.86912</text:p>
              </table:table-cell>
              <table:table-cell office:value-type="float" office:value="0.9008">
                <text:p>0.9008</text:p>
              </table:table-cell>
              <table:table-cell office:value-type="float" office:value="0.90688">
                <text:p>0.90688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608">
                <text:p>0.92608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7232">
                <text:p>0.8723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7696">
                <text:p>0.7696</text:p>
              </table:table-cell>
              <table:table-cell office:value-type="float" office:value="0.84096">
                <text:p>0.84096</text:p>
              </table:table-cell>
              <table:table-cell office:value-type="float" office:value="0.85696">
                <text:p>0.85696</text:p>
              </table:table-cell>
              <table:table-cell office:value-type="float" office:value="0.88608">
                <text:p>0.88608</text:p>
              </table:table-cell>
              <table:table-cell office:value-type="float" office:value="0.90464">
                <text:p>0.90464</text:p>
              </table:table-cell>
              <table:table-cell office:value-type="float" office:value="0.912">
                <text:p>0.912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2576">
                <text:p>0.92576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86592">
                <text:p>0.88659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70912">
                <text:p>0.70912</text:p>
              </table:table-cell>
              <table:table-cell office:value-type="float" office:value="0.84128">
                <text:p>0.84128</text:p>
              </table:table-cell>
              <table:table-cell office:value-type="float" office:value="0.85632">
                <text:p>0.85632</text:p>
              </table:table-cell>
              <table:table-cell office:value-type="float" office:value="0.88256">
                <text:p>0.88256</text:p>
              </table:table-cell>
              <table:table-cell office:value-type="float" office:value="0.90368">
                <text:p>0.90368</text:p>
              </table:table-cell>
              <table:table-cell office:value-type="float" office:value="0.912">
                <text:p>0.912</text:p>
              </table:table-cell>
              <table:table-cell office:value-type="float" office:value="0.912">
                <text:p>0.912</text:p>
              </table:table-cell>
              <table:table-cell office:value-type="float" office:value="0.91968">
                <text:p>0.91968</text:p>
              </table:table-cell>
              <table:table-cell office:value-type="float" office:value="0.92416">
                <text:p>0.92416</text:p>
              </table:table-cell>
              <table:table-cell office:value-type="float" office:value="0.93664">
                <text:p>0.93664</text:p>
              </table:table-cell>
              <table:table-cell office:value-type="float" office:value="0.952">
                <text:p>0.952</text:p>
              </table:table-cell>
              <table:table-cell office:value-type="float" office:value="0.879744">
                <text:p>0.87974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68864">
                <text:p>0.68864</text:p>
              </table:table-cell>
              <table:table-cell office:value-type="float" office:value="0.83424">
                <text:p>0.83424</text:p>
              </table:table-cell>
              <table:table-cell office:value-type="float" office:value="0.85568">
                <text:p>0.85568</text:p>
              </table:table-cell>
              <table:table-cell office:value-type="float" office:value="0.88224">
                <text:p>0.88224</text:p>
              </table:table-cell>
              <table:table-cell office:value-type="float" office:value="0.90368">
                <text:p>0.90368</text:p>
              </table:table-cell>
              <table:table-cell office:value-type="float" office:value="0.90848">
                <text:p>0.90848</text:p>
              </table:table-cell>
              <table:table-cell office:value-type="float" office:value="0.9136">
                <text:p>0.9136</text:p>
              </table:table-cell>
              <table:table-cell office:value-type="float" office:value="0.92">
                <text:p>0.92</text:p>
              </table:table-cell>
              <table:table-cell office:value-type="float" office:value="0.92608">
                <text:p>0.92608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77024">
                <text:p>0.87702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7136">
                <text:p>0.67136</text:p>
              </table:table-cell>
              <table:table-cell office:value-type="float" office:value="0.83584">
                <text:p>0.83584</text:p>
              </table:table-cell>
              <table:table-cell office:value-type="float" office:value="0.86272">
                <text:p>0.86272</text:p>
              </table:table-cell>
              <table:table-cell office:value-type="float" office:value="0.89472">
                <text:p>0.89472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616">
                <text:p>0.91616</text:p>
              </table:table-cell>
              <table:table-cell office:value-type="float" office:value="0.9216">
                <text:p>0.9216</text:p>
              </table:table-cell>
              <table:table-cell office:value-type="float" office:value="0.9312">
                <text:p>0.9312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78976">
                <text:p>0.87897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7936">
                <text:p>0.67936</text:p>
              </table:table-cell>
              <table:table-cell office:value-type="float" office:value="0.83968">
                <text:p>0.83968</text:p>
              </table:table-cell>
              <table:table-cell office:value-type="float" office:value="0.85984">
                <text:p>0.85984</text:p>
              </table:table-cell>
              <table:table-cell office:value-type="float" office:value="0.88064">
                <text:p>0.88064</text:p>
              </table:table-cell>
              <table:table-cell office:value-type="float" office:value="0.9008">
                <text:p>0.9008</text:p>
              </table:table-cell>
              <table:table-cell office:value-type="float" office:value="0.90912">
                <text:p>0.90912</text:p>
              </table:table-cell>
              <table:table-cell office:value-type="float" office:value="0.91392">
                <text:p>0.91392</text:p>
              </table:table-cell>
              <table:table-cell office:value-type="float" office:value="0.92">
                <text:p>0.92</text:p>
              </table:table-cell>
              <table:table-cell office:value-type="float" office:value="0.92896">
                <text:p>0.92896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7712">
                <text:p>0.8771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72704">
                <text:p>0.72704</text:p>
              </table:table-cell>
              <table:table-cell office:value-type="float" office:value="0.8464">
                <text:p>0.8464</text:p>
              </table:table-cell>
              <table:table-cell office:value-type="float" office:value="0.86912">
                <text:p>0.86912</text:p>
              </table:table-cell>
              <table:table-cell office:value-type="float" office:value="0.89568">
                <text:p>0.89568</text:p>
              </table:table-cell>
              <table:table-cell office:value-type="float" office:value="0.90528">
                <text:p>0.90528</text:p>
              </table:table-cell>
              <table:table-cell office:value-type="float" office:value="0.912">
                <text:p>0.912</text:p>
              </table:table-cell>
              <table:table-cell office:value-type="float" office:value="0.91584">
                <text:p>0.91584</text:p>
              </table:table-cell>
              <table:table-cell office:value-type="float" office:value="0.92">
                <text:p>0.92</text:p>
              </table:table-cell>
              <table:table-cell office:value-type="float" office:value="0.92896">
                <text:p>0.92896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8592">
                <text:p>0.8859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73568">
                <text:p>0.73568</text:p>
              </table:table-cell>
              <table:table-cell office:value-type="float" office:value="0.84736">
                <text:p>0.84736</text:p>
              </table:table-cell>
              <table:table-cell office:value-type="float" office:value="0.86272">
                <text:p>0.86272</text:p>
              </table:table-cell>
              <table:table-cell office:value-type="float" office:value="0.8912">
                <text:p>0.8912</text:p>
              </table:table-cell>
              <table:table-cell office:value-type="float" office:value="0.90496">
                <text:p>0.90496</text:p>
              </table:table-cell>
              <table:table-cell office:value-type="float" office:value="0.912">
                <text:p>0.912</text:p>
              </table:table-cell>
              <table:table-cell office:value-type="float" office:value="0.91456">
                <text:p>0.91456</text:p>
              </table:table-cell>
              <table:table-cell office:value-type="float" office:value="0.92">
                <text:p>0.92</text:p>
              </table:table-cell>
              <table:table-cell office:value-type="float" office:value="0.92928">
                <text:p>0.92928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85664">
                <text:p>0.88566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504">
                <text:p>0.7504</text:p>
              </table:table-cell>
              <table:table-cell office:value-type="float" office:value="0.85024">
                <text:p>0.85024</text:p>
              </table:table-cell>
              <table:table-cell office:value-type="float" office:value="0.88928">
                <text:p>0.88928</text:p>
              </table:table-cell>
              <table:table-cell office:value-type="float" office:value="0.904">
                <text:p>0.904</text:p>
              </table:table-cell>
              <table:table-cell office:value-type="float" office:value="0.91136">
                <text:p>0.91136</text:p>
              </table:table-cell>
              <table:table-cell office:value-type="float" office:value="0.912">
                <text:p>0.912</text:p>
              </table:table-cell>
              <table:table-cell office:value-type="float" office:value="0.91872">
                <text:p>0.91872</text:p>
              </table:table-cell>
              <table:table-cell office:value-type="float" office:value="0.92">
                <text:p>0.92</text:p>
              </table:table-cell>
              <table:table-cell office:value-type="float" office:value="0.92512">
                <text:p>0.92512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9184">
                <text:p>0.8918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5968">
                <text:p>0.75968</text:p>
              </table:table-cell>
              <table:table-cell office:value-type="float" office:value="0.85152">
                <text:p>0.85152</text:p>
              </table:table-cell>
              <table:table-cell office:value-type="float" office:value="0.88288">
                <text:p>0.88288</text:p>
              </table:table-cell>
              <table:table-cell office:value-type="float" office:value="0.90592">
                <text:p>0.90592</text:p>
              </table:table-cell>
              <table:table-cell office:value-type="float" office:value="0.912">
                <text:p>0.912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448">
                <text:p>0.92448</text:p>
              </table:table-cell>
              <table:table-cell office:value-type="float" office:value="0.93728">
                <text:p>0.93728</text:p>
              </table:table-cell>
              <table:table-cell office:value-type="float" office:value="0.952">
                <text:p>0.952</text:p>
              </table:table-cell>
              <table:table-cell office:value-type="float" office:value="0.892608">
                <text:p>0.89260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1424">
                <text:p>0.71424</text:p>
              </table:table-cell>
              <table:table-cell office:value-type="float" office:value="0.85536">
                <text:p>0.85536</text:p>
              </table:table-cell>
              <table:table-cell office:value-type="float" office:value="0.89152">
                <text:p>0.89152</text:p>
              </table:table-cell>
              <table:table-cell office:value-type="float" office:value="0.9072">
                <text:p>0.9072</text:p>
              </table:table-cell>
              <table:table-cell office:value-type="float" office:value="0.912">
                <text:p>0.912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2">
                <text:p>0.92</text:p>
              </table:table-cell>
              <table:table-cell office:value-type="float" office:value="0.92416">
                <text:p>0.92416</text:p>
              </table:table-cell>
              <table:table-cell office:value-type="float" office:value="0.93504">
                <text:p>0.93504</text:p>
              </table:table-cell>
              <table:table-cell office:value-type="float" office:value="0.952">
                <text:p>0.952</text:p>
              </table:table-cell>
              <table:table-cell office:value-type="float" office:value="0.889184">
                <text:p>0.88918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3376">
                <text:p>0.73376</text:p>
              </table:table-cell>
              <table:table-cell office:value-type="float" office:value="0.85312">
                <text:p>0.85312</text:p>
              </table:table-cell>
              <table:table-cell office:value-type="float" office:value="0.88128">
                <text:p>0.88128</text:p>
              </table:table-cell>
              <table:table-cell office:value-type="float" office:value="0.9024">
                <text:p>0.9024</text:p>
              </table:table-cell>
              <table:table-cell office:value-type="float" office:value="0.91136">
                <text:p>0.91136</text:p>
              </table:table-cell>
              <table:table-cell office:value-type="float" office:value="0.912">
                <text:p>0.912</text:p>
              </table:table-cell>
              <table:table-cell office:value-type="float" office:value="0.91808">
                <text:p>0.91808</text:p>
              </table:table-cell>
              <table:table-cell office:value-type="float" office:value="0.92">
                <text:p>0.92</text:p>
              </table:table-cell>
              <table:table-cell office:value-type="float" office:value="0.92544">
                <text:p>0.92544</text:p>
              </table:table-cell>
              <table:table-cell office:value-type="float" office:value="0.93632">
                <text:p>0.93632</text:p>
              </table:table-cell>
              <table:table-cell office:value-type="float" office:value="0.952">
                <text:p>0.952</text:p>
              </table:table-cell>
              <table:table-cell office:value-type="float" office:value="0.889376">
                <text:p>0.88937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6976">
                <text:p>0.6976</text:p>
              </table:table-cell>
              <table:table-cell office:value-type="float" office:value="0.84224">
                <text:p>0.84224</text:p>
              </table:table-cell>
              <table:table-cell office:value-type="float" office:value="0.87552">
                <text:p>0.87552</text:p>
              </table:table-cell>
              <table:table-cell office:value-type="float" office:value="0.9024">
                <text:p>0.9024</text:p>
              </table:table-cell>
              <table:table-cell office:value-type="float" office:value="0.90976">
                <text:p>0.90976</text:p>
              </table:table-cell>
              <table:table-cell office:value-type="float" office:value="0.912">
                <text:p>0.912</text:p>
              </table:table-cell>
              <table:table-cell office:value-type="float" office:value="0.91872">
                <text:p>0.91872</text:p>
              </table:table-cell>
              <table:table-cell office:value-type="float" office:value="0.92">
                <text:p>0.92</text:p>
              </table:table-cell>
              <table:table-cell office:value-type="float" office:value="0.92736">
                <text:p>0.9273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84384">
                <text:p>0.88438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72832">
                <text:p>0.72832</text:p>
              </table:table-cell>
              <table:table-cell office:value-type="float" office:value="0.8432">
                <text:p>0.8432</text:p>
              </table:table-cell>
              <table:table-cell office:value-type="float" office:value="0.86208">
                <text:p>0.86208</text:p>
              </table:table-cell>
              <table:table-cell office:value-type="float" office:value="0.89536">
                <text:p>0.89536</text:p>
              </table:table-cell>
              <table:table-cell office:value-type="float" office:value="0.90592">
                <text:p>0.90592</text:p>
              </table:table-cell>
              <table:table-cell office:value-type="float" office:value="0.912">
                <text:p>0.912</text:p>
              </table:table-cell>
              <table:table-cell office:value-type="float" office:value="0.9184">
                <text:p>0.9184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85184">
                <text:p>0.88518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74048">
                <text:p>0.74048</text:p>
              </table:table-cell>
              <table:table-cell office:value-type="float" office:value="0.84288">
                <text:p>0.84288</text:p>
              </table:table-cell>
              <table:table-cell office:value-type="float" office:value="0.856">
                <text:p>0.856</text:p>
              </table:table-cell>
              <table:table-cell office:value-type="float" office:value="0.88096">
                <text:p>0.88096</text:p>
              </table:table-cell>
              <table:table-cell office:value-type="float" office:value="0.90272">
                <text:p>0.90272</text:p>
              </table:table-cell>
              <table:table-cell office:value-type="float" office:value="0.90976">
                <text:p>0.90976</text:p>
              </table:table-cell>
              <table:table-cell office:value-type="float" office:value="0.91712">
                <text:p>0.91712</text:p>
              </table:table-cell>
              <table:table-cell office:value-type="float" office:value="0.92">
                <text:p>0.92</text:p>
              </table:table-cell>
              <table:table-cell office:value-type="float" office:value="0.93056">
                <text:p>0.93056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69248">
                <text:p>0.69248</text:p>
              </table:table-cell>
              <table:table-cell office:value-type="float" office:value="0.83936">
                <text:p>0.83936</text:p>
              </table:table-cell>
              <table:table-cell office:value-type="float" office:value="0.856">
                <text:p>0.856</text:p>
              </table:table-cell>
              <table:table-cell office:value-type="float" office:value="0.8816">
                <text:p>0.8816</text:p>
              </table:table-cell>
              <table:table-cell office:value-type="float" office:value="0.90336">
                <text:p>0.90336</text:p>
              </table:table-cell>
              <table:table-cell office:value-type="float" office:value="0.91168">
                <text:p>0.91168</text:p>
              </table:table-cell>
              <table:table-cell office:value-type="float" office:value="0.91776">
                <text:p>0.91776</text:p>
              </table:table-cell>
              <table:table-cell office:value-type="float" office:value="0.92">
                <text:p>0.92</text:p>
              </table:table-cell>
              <table:table-cell office:value-type="float" office:value="0.92832">
                <text:p>0.92832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8976">
                <text:p>0.8789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69952">
                <text:p>0.69952</text:p>
              </table:table-cell>
              <table:table-cell office:value-type="float" office:value="0.83616">
                <text:p>0.83616</text:p>
              </table:table-cell>
              <table:table-cell office:value-type="float" office:value="0.85376">
                <text:p>0.85376</text:p>
              </table:table-cell>
              <table:table-cell office:value-type="float" office:value="0.8752">
                <text:p>0.8752</text:p>
              </table:table-cell>
              <table:table-cell office:value-type="float" office:value="0.90208">
                <text:p>0.90208</text:p>
              </table:table-cell>
              <table:table-cell office:value-type="float" office:value="0.91008">
                <text:p>0.91008</text:p>
              </table:table-cell>
              <table:table-cell office:value-type="float" office:value="0.91648">
                <text:p>0.91648</text:p>
              </table:table-cell>
              <table:table-cell office:value-type="float" office:value="0.92">
                <text:p>0.92</text:p>
              </table:table-cell>
              <table:table-cell office:value-type="float" office:value="0.92864">
                <text:p>0.92864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7808">
                <text:p>0.8780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088">
                <text:p>0.7088</text:p>
              </table:table-cell>
              <table:table-cell office:value-type="float" office:value="0.83904">
                <text:p>0.83904</text:p>
              </table:table-cell>
              <table:table-cell office:value-type="float" office:value="0.85504">
                <text:p>0.85504</text:p>
              </table:table-cell>
              <table:table-cell office:value-type="float" office:value="0.87776">
                <text:p>0.87776</text:p>
              </table:table-cell>
              <table:table-cell office:value-type="float" office:value="0.90144">
                <text:p>0.90144</text:p>
              </table:table-cell>
              <table:table-cell office:value-type="float" office:value="0.90944">
                <text:p>0.90944</text:p>
              </table:table-cell>
              <table:table-cell office:value-type="float" office:value="0.91424">
                <text:p>0.91424</text:p>
              </table:table-cell>
              <table:table-cell office:value-type="float" office:value="0.92">
                <text:p>0.92</text:p>
              </table:table-cell>
              <table:table-cell office:value-type="float" office:value="0.92448">
                <text:p>0.92448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78912">
                <text:p>0.8789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69984">
                <text:p>0.69984</text:p>
              </table:table-cell>
              <table:table-cell office:value-type="float" office:value="0.81824">
                <text:p>0.81824</text:p>
              </table:table-cell>
              <table:table-cell office:value-type="float" office:value="0.84928">
                <text:p>0.84928</text:p>
              </table:table-cell>
              <table:table-cell office:value-type="float" office:value="0.88224">
                <text:p>0.88224</text:p>
              </table:table-cell>
              <table:table-cell office:value-type="float" office:value="0.90528">
                <text:p>0.90528</text:p>
              </table:table-cell>
              <table:table-cell office:value-type="float" office:value="0.912">
                <text:p>0.912</text:p>
              </table:table-cell>
              <table:table-cell office:value-type="float" office:value="0.9184">
                <text:p>0.9184</text:p>
              </table:table-cell>
              <table:table-cell office:value-type="float" office:value="0.92">
                <text:p>0.92</text:p>
              </table:table-cell>
              <table:table-cell office:value-type="float" office:value="0.92448">
                <text:p>0.92448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76832">
                <text:p>0.87683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0464">
                <text:p>0.70464</text:p>
              </table:table-cell>
              <table:table-cell office:value-type="float" office:value="0.81376">
                <text:p>0.81376</text:p>
              </table:table-cell>
              <table:table-cell office:value-type="float" office:value="0.85056">
                <text:p>0.85056</text:p>
              </table:table-cell>
              <table:table-cell office:value-type="float" office:value="0.8704">
                <text:p>0.8704</text:p>
              </table:table-cell>
              <table:table-cell office:value-type="float" office:value="0.9008">
                <text:p>0.9008</text:p>
              </table:table-cell>
              <table:table-cell office:value-type="float" office:value="0.91168">
                <text:p>0.91168</text:p>
              </table:table-cell>
              <table:table-cell office:value-type="float" office:value="0.91808">
                <text:p>0.91808</text:p>
              </table:table-cell>
              <table:table-cell office:value-type="float" office:value="0.92">
                <text:p>0.92</text:p>
              </table:table-cell>
              <table:table-cell office:value-type="float" office:value="0.92992">
                <text:p>0.92992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7584">
                <text:p>0.8758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7904">
                <text:p>0.67904</text:p>
              </table:table-cell>
              <table:table-cell office:value-type="float" office:value="0.82528">
                <text:p>0.82528</text:p>
              </table:table-cell>
              <table:table-cell office:value-type="float" office:value="0.8528">
                <text:p>0.8528</text:p>
              </table:table-cell>
              <table:table-cell office:value-type="float" office:value="0.87552">
                <text:p>0.87552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68">
                <text:p>0.9168</text:p>
              </table:table-cell>
              <table:table-cell office:value-type="float" office:value="0.92">
                <text:p>0.92</text:p>
              </table:table-cell>
              <table:table-cell office:value-type="float" office:value="0.9296">
                <text:p>0.929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75488">
                <text:p>0.87548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70176">
                <text:p>0.70176</text:p>
              </table:table-cell>
              <table:table-cell office:value-type="float" office:value="0.79968">
                <text:p>0.79968</text:p>
              </table:table-cell>
              <table:table-cell office:value-type="float" office:value="0.84896">
                <text:p>0.84896</text:p>
              </table:table-cell>
              <table:table-cell office:value-type="float" office:value="0.85856">
                <text:p>0.85856</text:p>
              </table:table-cell>
              <table:table-cell office:value-type="float" office:value="0.8944">
                <text:p>0.8944</text:p>
              </table:table-cell>
              <table:table-cell office:value-type="float" office:value="0.9104">
                <text:p>0.9104</text:p>
              </table:table-cell>
              <table:table-cell office:value-type="float" office:value="0.91712">
                <text:p>0.91712</text:p>
              </table:table-cell>
              <table:table-cell office:value-type="float" office:value="0.92">
                <text:p>0.92</text:p>
              </table:table-cell>
              <table:table-cell office:value-type="float" office:value="0.93024">
                <text:p>0.93024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2032">
                <text:p>0.87203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68544">
                <text:p>0.68544</text:p>
              </table:table-cell>
              <table:table-cell office:value-type="float" office:value="0.7968">
                <text:p>0.7968</text:p>
              </table:table-cell>
              <table:table-cell office:value-type="float" office:value="0.84128">
                <text:p>0.84128</text:p>
              </table:table-cell>
              <table:table-cell office:value-type="float" office:value="0.85504">
                <text:p>0.85504</text:p>
              </table:table-cell>
              <table:table-cell office:value-type="float" office:value="0.8832">
                <text:p>0.8832</text:p>
              </table:table-cell>
              <table:table-cell office:value-type="float" office:value="0.90912">
                <text:p>0.90912</text:p>
              </table:table-cell>
              <table:table-cell office:value-type="float" office:value="0.91424">
                <text:p>0.91424</text:p>
              </table:table-cell>
              <table:table-cell office:value-type="float" office:value="0.92">
                <text:p>0.92</text:p>
              </table:table-cell>
              <table:table-cell office:value-type="float" office:value="0.92992">
                <text:p>0.92992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67328">
                <text:p>0.86732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68512">
                <text:p>0.68512</text:p>
              </table:table-cell>
              <table:table-cell office:value-type="float" office:value="0.82112">
                <text:p>0.82112</text:p>
              </table:table-cell>
              <table:table-cell office:value-type="float" office:value="0.84608">
                <text:p>0.84608</text:p>
              </table:table-cell>
              <table:table-cell office:value-type="float" office:value="0.85728">
                <text:p>0.85728</text:p>
              </table:table-cell>
              <table:table-cell office:value-type="float" office:value="0.89472">
                <text:p>0.89472</text:p>
              </table:table-cell>
              <table:table-cell office:value-type="float" office:value="0.91072">
                <text:p>0.91072</text:p>
              </table:table-cell>
              <table:table-cell office:value-type="float" office:value="0.91648">
                <text:p>0.91648</text:p>
              </table:table-cell>
              <table:table-cell office:value-type="float" office:value="0.9216">
                <text:p>0.9216</text:p>
              </table:table-cell>
              <table:table-cell office:value-type="float" office:value="0.93056">
                <text:p>0.93056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2288">
                <text:p>0.87228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232">
                <text:p>0.7232</text:p>
              </table:table-cell>
              <table:table-cell office:value-type="float" office:value="0.83872">
                <text:p>0.83872</text:p>
              </table:table-cell>
              <table:table-cell office:value-type="float" office:value="0.85536">
                <text:p>0.85536</text:p>
              </table:table-cell>
              <table:table-cell office:value-type="float" office:value="0.86848">
                <text:p>0.86848</text:p>
              </table:table-cell>
              <table:table-cell office:value-type="float" office:value="0.90208">
                <text:p>0.90208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096">
                <text:p>0.92096</text:p>
              </table:table-cell>
              <table:table-cell office:value-type="float" office:value="0.93088">
                <text:p>0.93088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80864">
                <text:p>0.88086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4304">
                <text:p>0.74304</text:p>
              </table:table-cell>
              <table:table-cell office:value-type="float" office:value="0.8384">
                <text:p>0.8384</text:p>
              </table:table-cell>
              <table:table-cell office:value-type="float" office:value="0.85376">
                <text:p>0.85376</text:p>
              </table:table-cell>
              <table:table-cell office:value-type="float" office:value="0.87808">
                <text:p>0.87808</text:p>
              </table:table-cell>
              <table:table-cell office:value-type="float" office:value="0.90784">
                <text:p>0.90784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2064">
                <text:p>0.92064</text:p>
              </table:table-cell>
              <table:table-cell office:value-type="float" office:value="0.93088">
                <text:p>0.93088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84512">
                <text:p>0.88451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70944">
                <text:p>0.70944</text:p>
              </table:table-cell>
              <table:table-cell office:value-type="float" office:value="0.82944">
                <text:p>0.82944</text:p>
              </table:table-cell>
              <table:table-cell office:value-type="float" office:value="0.8528">
                <text:p>0.8528</text:p>
              </table:table-cell>
              <table:table-cell office:value-type="float" office:value="0.86528">
                <text:p>0.86528</text:p>
              </table:table-cell>
              <table:table-cell office:value-type="float" office:value="0.90016">
                <text:p>0.90016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">
                <text:p>0.92</text:p>
              </table:table-cell>
              <table:table-cell office:value-type="float" office:value="0.93056">
                <text:p>0.93056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77664">
                <text:p>0.87766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72832">
                <text:p>0.72832</text:p>
              </table:table-cell>
              <table:table-cell office:value-type="float" office:value="0.83424">
                <text:p>0.83424</text:p>
              </table:table-cell>
              <table:table-cell office:value-type="float" office:value="0.8544">
                <text:p>0.8544</text:p>
              </table:table-cell>
              <table:table-cell office:value-type="float" office:value="0.86176">
                <text:p>0.86176</text:p>
              </table:table-cell>
              <table:table-cell office:value-type="float" office:value="0.90368">
                <text:p>0.90368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416">
                <text:p>0.92416</text:p>
              </table:table-cell>
              <table:table-cell office:value-type="float" office:value="0.93504">
                <text:p>0.93504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81344">
                <text:p>0.8813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672">
                <text:p>0.68672</text:p>
              </table:table-cell>
              <table:table-cell office:value-type="float" office:value="0.83648">
                <text:p>0.83648</text:p>
              </table:table-cell>
              <table:table-cell office:value-type="float" office:value="0.85536">
                <text:p>0.85536</text:p>
              </table:table-cell>
              <table:table-cell office:value-type="float" office:value="0.86912">
                <text:p>0.86912</text:p>
              </table:table-cell>
              <table:table-cell office:value-type="float" office:value="0.9088">
                <text:p>0.9088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2256">
                <text:p>0.92256</text:p>
              </table:table-cell>
              <table:table-cell office:value-type="float" office:value="0.93472">
                <text:p>0.93472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78592">
                <text:p>0.87859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66016">
                <text:p>0.66016</text:p>
              </table:table-cell>
              <table:table-cell office:value-type="float" office:value="0.83712">
                <text:p>0.83712</text:p>
              </table:table-cell>
              <table:table-cell office:value-type="float" office:value="0.85536">
                <text:p>0.85536</text:p>
              </table:table-cell>
              <table:table-cell office:value-type="float" office:value="0.86656">
                <text:p>0.86656</text:p>
              </table:table-cell>
              <table:table-cell office:value-type="float" office:value="0.90528">
                <text:p>0.90528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2352">
                <text:p>0.92352</text:p>
              </table:table-cell>
              <table:table-cell office:value-type="float" office:value="0.93408">
                <text:p>0.93408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75424">
                <text:p>0.87542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6656">
                <text:p>0.6656</text:p>
              </table:table-cell>
              <table:table-cell office:value-type="float" office:value="0.82752">
                <text:p>0.82752</text:p>
              </table:table-cell>
              <table:table-cell office:value-type="float" office:value="0.85312">
                <text:p>0.85312</text:p>
              </table:table-cell>
              <table:table-cell office:value-type="float" office:value="0.86368">
                <text:p>0.86368</text:p>
              </table:table-cell>
              <table:table-cell office:value-type="float" office:value="0.8976">
                <text:p>0.8976</text:p>
              </table:table-cell>
              <table:table-cell office:value-type="float" office:value="0.912">
                <text:p>0.912</text:p>
              </table:table-cell>
              <table:table-cell office:value-type="float" office:value="0.91552">
                <text:p>0.91552</text:p>
              </table:table-cell>
              <table:table-cell office:value-type="float" office:value="0.92384">
                <text:p>0.92384</text:p>
              </table:table-cell>
              <table:table-cell office:value-type="float" office:value="0.9344">
                <text:p>0.9344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73376">
                <text:p>0.873376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69088">
                <text:p>0.69088</text:p>
              </table:table-cell>
              <table:table-cell office:value-type="float" office:value="0.8304">
                <text:p>0.8304</text:p>
              </table:table-cell>
              <table:table-cell office:value-type="float" office:value="0.8544">
                <text:p>0.8544</text:p>
              </table:table-cell>
              <table:table-cell office:value-type="float" office:value="0.87456">
                <text:p>0.87456</text:p>
              </table:table-cell>
              <table:table-cell office:value-type="float" office:value="0.9056">
                <text:p>0.9056</text:p>
              </table:table-cell>
              <table:table-cell office:value-type="float" office:value="0.912">
                <text:p>0.912</text:p>
              </table:table-cell>
              <table:table-cell office:value-type="float" office:value="0.9184">
                <text:p>0.9184</text:p>
              </table:table-cell>
              <table:table-cell office:value-type="float" office:value="0.92544">
                <text:p>0.92544</text:p>
              </table:table-cell>
              <table:table-cell office:value-type="float" office:value="0.93568">
                <text:p>0.93568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7872">
                <text:p>0.8787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0656">
                <text:p>0.70656</text:p>
              </table:table-cell>
              <table:table-cell office:value-type="float" office:value="0.8336">
                <text:p>0.8336</text:p>
              </table:table-cell>
              <table:table-cell office:value-type="float" office:value="0.85728">
                <text:p>0.85728</text:p>
              </table:table-cell>
              <table:table-cell office:value-type="float" office:value="0.87776">
                <text:p>0.87776</text:p>
              </table:table-cell>
              <table:table-cell office:value-type="float" office:value="0.90816">
                <text:p>0.90816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2544">
                <text:p>0.92544</text:p>
              </table:table-cell>
              <table:table-cell office:value-type="float" office:value="0.93504">
                <text:p>0.93504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81696">
                <text:p>0.88169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72256">
                <text:p>0.72256</text:p>
              </table:table-cell>
              <table:table-cell office:value-type="float" office:value="0.83712">
                <text:p>0.83712</text:p>
              </table:table-cell>
              <table:table-cell office:value-type="float" office:value="0.86336">
                <text:p>0.86336</text:p>
              </table:table-cell>
              <table:table-cell office:value-type="float" office:value="0.90112">
                <text:p>0.90112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16">
                <text:p>0.9216</text:p>
              </table:table-cell>
              <table:table-cell office:value-type="float" office:value="0.92896">
                <text:p>0.92896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88096">
                <text:p>0.88809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71264">
                <text:p>0.71264</text:p>
              </table:table-cell>
              <table:table-cell office:value-type="float" office:value="0.82528">
                <text:p>0.82528</text:p>
              </table:table-cell>
              <table:table-cell office:value-type="float" office:value="0.85376">
                <text:p>0.85376</text:p>
              </table:table-cell>
              <table:table-cell office:value-type="float" office:value="0.88512">
                <text:p>0.88512</text:p>
              </table:table-cell>
              <table:table-cell office:value-type="float" office:value="0.91008">
                <text:p>0.91008</text:p>
              </table:table-cell>
              <table:table-cell office:value-type="float" office:value="0.91744">
                <text:p>0.91744</text:p>
              </table:table-cell>
              <table:table-cell office:value-type="float" office:value="0.92288">
                <text:p>0.92288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52">
                <text:p>0.952</text:p>
              </table:table-cell>
              <table:table-cell office:value-type="float" office:value="0.883648">
                <text:p>0.883648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2128">
                <text:p>0.72128</text:p>
              </table:table-cell>
              <table:table-cell office:value-type="float" office:value="0.82656">
                <text:p>0.82656</text:p>
              </table:table-cell>
              <table:table-cell office:value-type="float" office:value="0.86304">
                <text:p>0.86304</text:p>
              </table:table-cell>
              <table:table-cell office:value-type="float" office:value="0.89056">
                <text:p>0.89056</text:p>
              </table:table-cell>
              <table:table-cell office:value-type="float" office:value="0.90976">
                <text:p>0.90976</text:p>
              </table:table-cell>
              <table:table-cell office:value-type="float" office:value="0.91808">
                <text:p>0.91808</text:p>
              </table:table-cell>
              <table:table-cell office:value-type="float" office:value="0.92224">
                <text:p>0.92224</text:p>
              </table:table-cell>
              <table:table-cell office:value-type="float" office:value="0.92928">
                <text:p>0.92928</text:p>
              </table:table-cell>
              <table:table-cell office:value-type="float" office:value="0.936">
                <text:p>0.936</text:p>
              </table:table-cell>
              <table:table-cell office:value-type="float" office:value="0.94208">
                <text:p>0.94208</text:p>
              </table:table-cell>
              <table:table-cell office:value-type="float" office:value="0.952">
                <text:p>0.952</text:p>
              </table:table-cell>
              <table:table-cell office:value-type="float" office:value="0.885888">
                <text:p>0.885888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7008">
                <text:p>0.7008</text:p>
              </table:table-cell>
              <table:table-cell office:value-type="float" office:value="0.84064">
                <text:p>0.84064</text:p>
              </table:table-cell>
              <table:table-cell office:value-type="float" office:value="0.86944">
                <text:p>0.86944</text:p>
              </table:table-cell>
              <table:table-cell office:value-type="float" office:value="0.90048">
                <text:p>0.90048</text:p>
              </table:table-cell>
              <table:table-cell office:value-type="float" office:value="0.91136">
                <text:p>0.91136</text:p>
              </table:table-cell>
              <table:table-cell office:value-type="float" office:value="0.91904">
                <text:p>0.91904</text:p>
              </table:table-cell>
              <table:table-cell office:value-type="float" office:value="0.9248">
                <text:p>0.9248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">
                <text:p>0.952</text:p>
              </table:table-cell>
              <table:table-cell office:value-type="float" office:value="0.887584">
                <text:p>0.88758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3792">
                <text:p>0.73792</text:p>
              </table:table-cell>
              <table:table-cell office:value-type="float" office:value="0.85216">
                <text:p>0.85216</text:p>
              </table:table-cell>
              <table:table-cell office:value-type="float" office:value="0.88672">
                <text:p>0.88672</text:p>
              </table:table-cell>
              <table:table-cell office:value-type="float" office:value="0.90944">
                <text:p>0.90944</text:p>
              </table:table-cell>
              <table:table-cell office:value-type="float" office:value="0.91616">
                <text:p>0.91616</text:p>
              </table:table-cell>
              <table:table-cell office:value-type="float" office:value="0.92224">
                <text:p>0.92224</text:p>
              </table:table-cell>
              <table:table-cell office:value-type="float" office:value="0.928">
                <text:p>0.928</text:p>
              </table:table-cell>
              <table:table-cell office:value-type="float" office:value="0.93472">
                <text:p>0.93472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52">
                <text:p>0.952</text:p>
              </table:table-cell>
              <table:table-cell office:value-type="float" office:value="0.896608">
                <text:p>0.89660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008">
                <text:p>0.7008</text:p>
              </table:table-cell>
              <table:table-cell office:value-type="float" office:value="0.82496">
                <text:p>0.82496</text:p>
              </table:table-cell>
              <table:table-cell office:value-type="float" office:value="0.8624">
                <text:p>0.8624</text:p>
              </table:table-cell>
              <table:table-cell office:value-type="float" office:value="0.89664">
                <text:p>0.89664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576">
                <text:p>0.92576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848">
                <text:p>0.8848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8416">
                <text:p>0.68416</text:p>
              </table:table-cell>
              <table:table-cell office:value-type="float" office:value="0.83712">
                <text:p>0.83712</text:p>
              </table:table-cell>
              <table:table-cell office:value-type="float" office:value="0.86944">
                <text:p>0.86944</text:p>
              </table:table-cell>
              <table:table-cell office:value-type="float" office:value="0.89952">
                <text:p>0.89952</text:p>
              </table:table-cell>
              <table:table-cell office:value-type="float" office:value="0.91104">
                <text:p>0.91104</text:p>
              </table:table-cell>
              <table:table-cell office:value-type="float" office:value="0.91776">
                <text:p>0.91776</text:p>
              </table:table-cell>
              <table:table-cell office:value-type="float" office:value="0.92384">
                <text:p>0.92384</text:p>
              </table:table-cell>
              <table:table-cell office:value-type="float" office:value="0.93184">
                <text:p>0.93184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85216">
                <text:p>0.885216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63776">
                <text:p>0.63776</text:p>
              </table:table-cell>
              <table:table-cell office:value-type="float" office:value="0.8304">
                <text:p>0.8304</text:p>
              </table:table-cell>
              <table:table-cell office:value-type="float" office:value="0.86112">
                <text:p>0.86112</text:p>
              </table:table-cell>
              <table:table-cell office:value-type="float" office:value="0.88416">
                <text:p>0.88416</text:p>
              </table:table-cell>
              <table:table-cell office:value-type="float" office:value="0.90944">
                <text:p>0.90944</text:p>
              </table:table-cell>
              <table:table-cell office:value-type="float" office:value="0.91712">
                <text:p>0.91712</text:p>
              </table:table-cell>
              <table:table-cell office:value-type="float" office:value="0.92512">
                <text:p>0.92512</text:p>
              </table:table-cell>
              <table:table-cell office:value-type="float" office:value="0.93248">
                <text:p>0.93248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52">
                <text:p>0.952</text:p>
              </table:table-cell>
              <table:table-cell office:value-type="float" office:value="0.877632">
                <text:p>0.87763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4944">
                <text:p>0.74944</text:p>
              </table:table-cell>
              <table:table-cell office:value-type="float" office:value="0.85376">
                <text:p>0.85376</text:p>
              </table:table-cell>
              <table:table-cell office:value-type="float" office:value="0.88384">
                <text:p>0.88384</text:p>
              </table:table-cell>
              <table:table-cell office:value-type="float" office:value="0.90816">
                <text:p>0.90816</text:p>
              </table:table-cell>
              <table:table-cell office:value-type="float" office:value="0.91552">
                <text:p>0.91552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344">
                <text:p>0.9344</text:p>
              </table:table-cell>
              <table:table-cell office:value-type="float" office:value="0.936">
                <text:p>0.936</text:p>
              </table:table-cell>
              <table:table-cell office:value-type="float" office:value="0.94208">
                <text:p>0.94208</text:p>
              </table:table-cell>
              <table:table-cell office:value-type="float" office:value="0.952">
                <text:p>0.952</text:p>
              </table:table-cell>
              <table:table-cell office:value-type="float" office:value="0.89712">
                <text:p>0.8971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248">
                <text:p>0.7248</text:p>
              </table:table-cell>
              <table:table-cell office:value-type="float" office:value="0.84064">
                <text:p>0.84064</text:p>
              </table:table-cell>
              <table:table-cell office:value-type="float" office:value="0.8736">
                <text:p>0.8736</text:p>
              </table:table-cell>
              <table:table-cell office:value-type="float" office:value="0.90592">
                <text:p>0.90592</text:p>
              </table:table-cell>
              <table:table-cell office:value-type="float" office:value="0.91424">
                <text:p>0.91424</text:p>
              </table:table-cell>
              <table:table-cell office:value-type="float" office:value="0.92128">
                <text:p>0.92128</text:p>
              </table:table-cell>
              <table:table-cell office:value-type="float" office:value="0.92864">
                <text:p>0.92864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464">
                <text:p>0.94464</text:p>
              </table:table-cell>
              <table:table-cell office:value-type="float" office:value="0.952">
                <text:p>0.952</text:p>
              </table:table-cell>
              <table:table-cell office:value-type="float" office:value="0.892576">
                <text:p>0.892576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71648">
                <text:p>0.71648</text:p>
              </table:table-cell>
              <table:table-cell office:value-type="float" office:value="0.81472">
                <text:p>0.81472</text:p>
              </table:table-cell>
              <table:table-cell office:value-type="float" office:value="0.85696">
                <text:p>0.85696</text:p>
              </table:table-cell>
              <table:table-cell office:value-type="float" office:value="0.88224">
                <text:p>0.88224</text:p>
              </table:table-cell>
              <table:table-cell office:value-type="float" office:value="0.90784">
                <text:p>0.90784</text:p>
              </table:table-cell>
              <table:table-cell office:value-type="float" office:value="0.91776">
                <text:p>0.91776</text:p>
              </table:table-cell>
              <table:table-cell office:value-type="float" office:value="0.92576">
                <text:p>0.92576</text:p>
              </table:table-cell>
              <table:table-cell office:value-type="float" office:value="0.93376">
                <text:p>0.93376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">
                <text:p>0.952</text:p>
              </table:table-cell>
              <table:table-cell office:value-type="float" office:value="0.883392">
                <text:p>0.88339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2128">
                <text:p>0.72128</text:p>
              </table:table-cell>
              <table:table-cell office:value-type="float" office:value="0.83872">
                <text:p>0.83872</text:p>
              </table:table-cell>
              <table:table-cell office:value-type="float" office:value="0.87552">
                <text:p>0.87552</text:p>
              </table:table-cell>
              <table:table-cell office:value-type="float" office:value="0.90464">
                <text:p>0.90464</text:p>
              </table:table-cell>
              <table:table-cell office:value-type="float" office:value="0.91744">
                <text:p>0.91744</text:p>
              </table:table-cell>
              <table:table-cell office:value-type="float" office:value="0.92416">
                <text:p>0.92416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04">
                <text:p>0.94304</text:p>
              </table:table-cell>
              <table:table-cell office:value-type="float" office:value="0.952">
                <text:p>0.952</text:p>
              </table:table-cell>
              <table:table-cell office:value-type="float" office:value="0.892768">
                <text:p>0.89276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0784">
                <text:p>0.70784</text:p>
              </table:table-cell>
              <table:table-cell office:value-type="float" office:value="0.84448">
                <text:p>0.84448</text:p>
              </table:table-cell>
              <table:table-cell office:value-type="float" office:value="0.87488">
                <text:p>0.87488</text:p>
              </table:table-cell>
              <table:table-cell office:value-type="float" office:value="0.90112">
                <text:p>0.90112</text:p>
              </table:table-cell>
              <table:table-cell office:value-type="float" office:value="0.91552">
                <text:p>0.91552</text:p>
              </table:table-cell>
              <table:table-cell office:value-type="float" office:value="0.92384">
                <text:p>0.92384</text:p>
              </table:table-cell>
              <table:table-cell office:value-type="float" office:value="0.93376">
                <text:p>0.9337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891744">
                <text:p>0.89174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69408">
                <text:p>0.69408</text:p>
              </table:table-cell>
              <table:table-cell office:value-type="float" office:value="0.82848">
                <text:p>0.82848</text:p>
              </table:table-cell>
              <table:table-cell office:value-type="float" office:value="0.86272">
                <text:p>0.86272</text:p>
              </table:table-cell>
              <table:table-cell office:value-type="float" office:value="0.88608">
                <text:p>0.88608</text:p>
              </table:table-cell>
              <table:table-cell office:value-type="float" office:value="0.91136">
                <text:p>0.91136</text:p>
              </table:table-cell>
              <table:table-cell office:value-type="float" office:value="0.92128">
                <text:p>0.92128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52">
                <text:p>0.952</text:p>
              </table:table-cell>
              <table:table-cell office:value-type="float" office:value="0.885088">
                <text:p>0.88508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67776">
                <text:p>0.67776</text:p>
              </table:table-cell>
              <table:table-cell office:value-type="float" office:value="0.82944">
                <text:p>0.82944</text:p>
              </table:table-cell>
              <table:table-cell office:value-type="float" office:value="0.85632">
                <text:p>0.85632</text:p>
              </table:table-cell>
              <table:table-cell office:value-type="float" office:value="0.88096">
                <text:p>0.88096</text:p>
              </table:table-cell>
              <table:table-cell office:value-type="float" office:value="0.91104">
                <text:p>0.91104</text:p>
              </table:table-cell>
              <table:table-cell office:value-type="float" office:value="0.9232">
                <text:p>0.9232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432">
                <text:p>0.94432</text:p>
              </table:table-cell>
              <table:table-cell office:value-type="float" office:value="0.952">
                <text:p>0.952</text:p>
              </table:table-cell>
              <table:table-cell office:value-type="float" office:value="0.882592">
                <text:p>0.8825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784">
                <text:p>0.6784</text:p>
              </table:table-cell>
              <table:table-cell office:value-type="float" office:value="0.81888">
                <text:p>0.81888</text:p>
              </table:table-cell>
              <table:table-cell office:value-type="float" office:value="0.85696">
                <text:p>0.85696</text:p>
              </table:table-cell>
              <table:table-cell office:value-type="float" office:value="0.88832">
                <text:p>0.88832</text:p>
              </table:table-cell>
              <table:table-cell office:value-type="float" office:value="0.91552">
                <text:p>0.91552</text:p>
              </table:table-cell>
              <table:table-cell office:value-type="float" office:value="0.92608">
                <text:p>0.92608</text:p>
              </table:table-cell>
              <table:table-cell office:value-type="float" office:value="0.93376">
                <text:p>0.93376</text:p>
              </table:table-cell>
              <table:table-cell office:value-type="float" office:value="0.936">
                <text:p>0.936</text:p>
              </table:table-cell>
              <table:table-cell office:value-type="float" office:value="0.93664">
                <text:p>0.93664</text:p>
              </table:table-cell>
              <table:table-cell office:value-type="float" office:value="0.94528">
                <text:p>0.94528</text:p>
              </table:table-cell>
              <table:table-cell office:value-type="float" office:value="0.952">
                <text:p>0.952</text:p>
              </table:table-cell>
              <table:table-cell office:value-type="float" office:value="0.883584">
                <text:p>0.88358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68608">
                <text:p>0.68608</text:p>
              </table:table-cell>
              <table:table-cell office:value-type="float" office:value="0.8112">
                <text:p>0.8112</text:p>
              </table:table-cell>
              <table:table-cell office:value-type="float" office:value="0.85568">
                <text:p>0.85568</text:p>
              </table:table-cell>
              <table:table-cell office:value-type="float" office:value="0.87936">
                <text:p>0.87936</text:p>
              </table:table-cell>
              <table:table-cell office:value-type="float" office:value="0.9072">
                <text:p>0.9072</text:p>
              </table:table-cell>
              <table:table-cell office:value-type="float" office:value="0.91808">
                <text:p>0.91808</text:p>
              </table:table-cell>
              <table:table-cell office:value-type="float" office:value="0.92576">
                <text:p>0.92576</text:p>
              </table:table-cell>
              <table:table-cell office:value-type="float" office:value="0.93568">
                <text:p>0.93568</text:p>
              </table:table-cell>
              <table:table-cell office:value-type="float" office:value="0.936">
                <text:p>0.936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879904">
                <text:p>0.87990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70976">
                <text:p>0.70976</text:p>
              </table:table-cell>
              <table:table-cell office:value-type="float" office:value="0.8432">
                <text:p>0.8432</text:p>
              </table:table-cell>
              <table:table-cell office:value-type="float" office:value="0.86176">
                <text:p>0.86176</text:p>
              </table:table-cell>
              <table:table-cell office:value-type="float" office:value="0.89504">
                <text:p>0.89504</text:p>
              </table:table-cell>
              <table:table-cell office:value-type="float" office:value="0.91136">
                <text:p>0.91136</text:p>
              </table:table-cell>
              <table:table-cell office:value-type="float" office:value="0.92">
                <text:p>0.92</text:p>
              </table:table-cell>
              <table:table-cell office:value-type="float" office:value="0.92768">
                <text:p>0.92768</text:p>
              </table:table-cell>
              <table:table-cell office:value-type="float" office:value="0.93504">
                <text:p>0.93504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52">
                <text:p>0.952</text:p>
              </table:table-cell>
              <table:table-cell office:value-type="float" office:value="0.888256">
                <text:p>0.88825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66816">
                <text:p>0.66816</text:p>
              </table:table-cell>
              <table:table-cell office:value-type="float" office:value="0.82464">
                <text:p>0.82464</text:p>
              </table:table-cell>
              <table:table-cell office:value-type="float" office:value="0.85696">
                <text:p>0.85696</text:p>
              </table:table-cell>
              <table:table-cell office:value-type="float" office:value="0.888">
                <text:p>0.888</text:p>
              </table:table-cell>
              <table:table-cell office:value-type="float" office:value="0.91008">
                <text:p>0.91008</text:p>
              </table:table-cell>
              <table:table-cell office:value-type="float" office:value="0.91968">
                <text:p>0.91968</text:p>
              </table:table-cell>
              <table:table-cell office:value-type="float" office:value="0.92608">
                <text:p>0.92608</text:p>
              </table:table-cell>
              <table:table-cell office:value-type="float" office:value="0.93408">
                <text:p>0.93408</text:p>
              </table:table-cell>
              <table:table-cell office:value-type="float" office:value="0.936">
                <text:p>0.936</text:p>
              </table:table-cell>
              <table:table-cell office:value-type="float" office:value="0.94336">
                <text:p>0.94336</text:p>
              </table:table-cell>
              <table:table-cell office:value-type="float" office:value="0.952">
                <text:p>0.952</text:p>
              </table:table-cell>
              <table:table-cell office:value-type="float" office:value="0.880704">
                <text:p>0.88070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6608">
                <text:p>0.76608</text:p>
              </table:table-cell>
              <table:table-cell office:value-type="float" office:value="0.84928">
                <text:p>0.84928</text:p>
              </table:table-cell>
              <table:table-cell office:value-type="float" office:value="0.86272">
                <text:p>0.86272</text:p>
              </table:table-cell>
              <table:table-cell office:value-type="float" office:value="0.8864">
                <text:p>0.8864</text:p>
              </table:table-cell>
              <table:table-cell office:value-type="float" office:value="0.90816">
                <text:p>0.90816</text:p>
              </table:table-cell>
              <table:table-cell office:value-type="float" office:value="0.91776">
                <text:p>0.91776</text:p>
              </table:table-cell>
              <table:table-cell office:value-type="float" office:value="0.92448">
                <text:p>0.92448</text:p>
              </table:table-cell>
              <table:table-cell office:value-type="float" office:value="0.9328">
                <text:p>0.9328</text:p>
              </table:table-cell>
              <table:table-cell office:value-type="float" office:value="0.936">
                <text:p>0.936</text:p>
              </table:table-cell>
              <table:table-cell office:value-type="float" office:value="0.94208">
                <text:p>0.94208</text:p>
              </table:table-cell>
              <table:table-cell office:value-type="float" office:value="0.952">
                <text:p>0.952</text:p>
              </table:table-cell>
              <table:table-cell office:value-type="float" office:value="0.892576">
                <text:p>0.89257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4656">
                <text:p>0.74656</text:p>
              </table:table-cell>
              <table:table-cell office:value-type="float" office:value="0.84608">
                <text:p>0.84608</text:p>
              </table:table-cell>
              <table:table-cell office:value-type="float" office:value="0.85888">
                <text:p>0.85888</text:p>
              </table:table-cell>
              <table:table-cell office:value-type="float" office:value="0.87904">
                <text:p>0.87904</text:p>
              </table:table-cell>
              <table:table-cell office:value-type="float" office:value="0.904">
                <text:p>0.904</text:p>
              </table:table-cell>
              <table:table-cell office:value-type="float" office:value="0.91392">
                <text:p>0.91392</text:p>
              </table:table-cell>
              <table:table-cell office:value-type="float" office:value="0.92448">
                <text:p>0.92448</text:p>
              </table:table-cell>
              <table:table-cell office:value-type="float" office:value="0.93408">
                <text:p>0.93408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52">
                <text:p>0.952</text:p>
              </table:table-cell>
              <table:table-cell office:value-type="float" office:value="0.888416">
                <text:p>0.88841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2928">
                <text:p>0.72928</text:p>
              </table:table-cell>
              <table:table-cell office:value-type="float" office:value="0.84576">
                <text:p>0.84576</text:p>
              </table:table-cell>
              <table:table-cell office:value-type="float" office:value="0.85664">
                <text:p>0.85664</text:p>
              </table:table-cell>
              <table:table-cell office:value-type="float" office:value="0.87104">
                <text:p>0.87104</text:p>
              </table:table-cell>
              <table:table-cell office:value-type="float" office:value="0.8976">
                <text:p>0.8976</text:p>
              </table:table-cell>
              <table:table-cell office:value-type="float" office:value="0.91328">
                <text:p>0.91328</text:p>
              </table:table-cell>
              <table:table-cell office:value-type="float" office:value="0.92224">
                <text:p>0.92224</text:p>
              </table:table-cell>
              <table:table-cell office:value-type="float" office:value="0.93248">
                <text:p>0.93248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84512">
                <text:p>0.88451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3984">
                <text:p>0.73984</text:p>
              </table:table-cell>
              <table:table-cell office:value-type="float" office:value="0.84576">
                <text:p>0.84576</text:p>
              </table:table-cell>
              <table:table-cell office:value-type="float" office:value="0.86048">
                <text:p>0.86048</text:p>
              </table:table-cell>
              <table:table-cell office:value-type="float" office:value="0.88224">
                <text:p>0.88224</text:p>
              </table:table-cell>
              <table:table-cell office:value-type="float" office:value="0.90848">
                <text:p>0.90848</text:p>
              </table:table-cell>
              <table:table-cell office:value-type="float" office:value="0.91776">
                <text:p>0.91776</text:p>
              </table:table-cell>
              <table:table-cell office:value-type="float" office:value="0.92512">
                <text:p>0.92512</text:p>
              </table:table-cell>
              <table:table-cell office:value-type="float" office:value="0.93344">
                <text:p>0.93344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52">
                <text:p>0.952</text:p>
              </table:table-cell>
              <table:table-cell office:value-type="float" office:value="0.889184">
                <text:p>0.88918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69248">
                <text:p>0.69248</text:p>
              </table:table-cell>
              <table:table-cell office:value-type="float" office:value="0.8384">
                <text:p>0.8384</text:p>
              </table:table-cell>
              <table:table-cell office:value-type="float" office:value="0.85856">
                <text:p>0.85856</text:p>
              </table:table-cell>
              <table:table-cell office:value-type="float" office:value="0.87744">
                <text:p>0.87744</text:p>
              </table:table-cell>
              <table:table-cell office:value-type="float" office:value="0.90624">
                <text:p>0.90624</text:p>
              </table:table-cell>
              <table:table-cell office:value-type="float" office:value="0.91936">
                <text:p>0.91936</text:p>
              </table:table-cell>
              <table:table-cell office:value-type="float" office:value="0.92672">
                <text:p>0.92672</text:p>
              </table:table-cell>
              <table:table-cell office:value-type="float" office:value="0.93216">
                <text:p>0.93216</text:p>
              </table:table-cell>
              <table:table-cell office:value-type="float" office:value="0.936">
                <text:p>0.936</text:p>
              </table:table-cell>
              <table:table-cell office:value-type="float" office:value="0.94272">
                <text:p>0.94272</text:p>
              </table:table-cell>
              <table:table-cell office:value-type="float" office:value="0.952">
                <text:p>0.952</text:p>
              </table:table-cell>
              <table:table-cell office:value-type="float" office:value="0.883008">
                <text:p>0.88300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73408">
                <text:p>0.73408</text:p>
              </table:table-cell>
              <table:table-cell office:value-type="float" office:value="0.832">
                <text:p>0.832</text:p>
              </table:table-cell>
              <table:table-cell office:value-type="float" office:value="0.85504">
                <text:p>0.85504</text:p>
              </table:table-cell>
              <table:table-cell office:value-type="float" office:value="0.8656">
                <text:p>0.8656</text:p>
              </table:table-cell>
              <table:table-cell office:value-type="float" office:value="0.88608">
                <text:p>0.88608</text:p>
              </table:table-cell>
              <table:table-cell office:value-type="float" office:value="0.91072">
                <text:p>0.91072</text:p>
              </table:table-cell>
              <table:table-cell office:value-type="float" office:value="0.9216">
                <text:p>0.9216</text:p>
              </table:table-cell>
              <table:table-cell office:value-type="float" office:value="0.92832">
                <text:p>0.92832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">
                <text:p>0.952</text:p>
              </table:table-cell>
              <table:table-cell office:value-type="float" office:value="0.881184">
                <text:p>0.88118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1232">
                <text:p>0.71232</text:p>
              </table:table-cell>
              <table:table-cell office:value-type="float" office:value="0.82784">
                <text:p>0.82784</text:p>
              </table:table-cell>
              <table:table-cell office:value-type="float" office:value="0.85536">
                <text:p>0.85536</text:p>
              </table:table-cell>
              <table:table-cell office:value-type="float" office:value="0.86944">
                <text:p>0.86944</text:p>
              </table:table-cell>
              <table:table-cell office:value-type="float" office:value="0.89952">
                <text:p>0.89952</text:p>
              </table:table-cell>
              <table:table-cell office:value-type="float" office:value="0.91392">
                <text:p>0.91392</text:p>
              </table:table-cell>
              <table:table-cell office:value-type="float" office:value="0.92416">
                <text:p>0.92416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368">
                <text:p>0.94368</text:p>
              </table:table-cell>
              <table:table-cell office:value-type="float" office:value="0.952">
                <text:p>0.952</text:p>
              </table:table-cell>
              <table:table-cell office:value-type="float" office:value="0.881312">
                <text:p>0.88131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67008">
                <text:p>0.67008</text:p>
              </table:table-cell>
              <table:table-cell office:value-type="float" office:value="0.84224">
                <text:p>0.84224</text:p>
              </table:table-cell>
              <table:table-cell office:value-type="float" office:value="0.86144">
                <text:p>0.86144</text:p>
              </table:table-cell>
              <table:table-cell office:value-type="float" office:value="0.8768">
                <text:p>0.8768</text:p>
              </table:table-cell>
              <table:table-cell office:value-type="float" office:value="0.90816">
                <text:p>0.90816</text:p>
              </table:table-cell>
              <table:table-cell office:value-type="float" office:value="0.91456">
                <text:p>0.91456</text:p>
              </table:table-cell>
              <table:table-cell office:value-type="float" office:value="0.92416">
                <text:p>0.92416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52">
                <text:p>0.952</text:p>
              </table:table-cell>
              <table:table-cell office:value-type="float" office:value="0.880416">
                <text:p>0.88041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75136">
                <text:p>0.75136</text:p>
              </table:table-cell>
              <table:table-cell office:value-type="float" office:value="0.85312">
                <text:p>0.85312</text:p>
              </table:table-cell>
              <table:table-cell office:value-type="float" office:value="0.8608">
                <text:p>0.8608</text:p>
              </table:table-cell>
              <table:table-cell office:value-type="float" office:value="0.87424">
                <text:p>0.87424</text:p>
              </table:table-cell>
              <table:table-cell office:value-type="float" office:value="0.90752">
                <text:p>0.90752</text:p>
              </table:table-cell>
              <table:table-cell office:value-type="float" office:value="0.91488">
                <text:p>0.91488</text:p>
              </table:table-cell>
              <table:table-cell office:value-type="float" office:value="0.92544">
                <text:p>0.92544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89472">
                <text:p>0.88947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70944">
                <text:p>0.70944</text:p>
              </table:table-cell>
              <table:table-cell office:value-type="float" office:value="0.84608">
                <text:p>0.84608</text:p>
              </table:table-cell>
              <table:table-cell office:value-type="float" office:value="0.8576">
                <text:p>0.8576</text:p>
              </table:table-cell>
              <table:table-cell office:value-type="float" office:value="0.87392">
                <text:p>0.87392</text:p>
              </table:table-cell>
              <table:table-cell office:value-type="float" office:value="0.9072">
                <text:p>0.9072</text:p>
              </table:table-cell>
              <table:table-cell office:value-type="float" office:value="0.9168">
                <text:p>0.9168</text:p>
              </table:table-cell>
              <table:table-cell office:value-type="float" office:value="0.92384">
                <text:p>0.92384</text:p>
              </table:table-cell>
              <table:table-cell office:value-type="float" office:value="0.92992">
                <text:p>0.92992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8416">
                <text:p>0.8841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72512">
                <text:p>0.72512</text:p>
              </table:table-cell>
              <table:table-cell office:value-type="float" office:value="0.83072">
                <text:p>0.83072</text:p>
              </table:table-cell>
              <table:table-cell office:value-type="float" office:value="0.86304">
                <text:p>0.86304</text:p>
              </table:table-cell>
              <table:table-cell office:value-type="float" office:value="0.9024">
                <text:p>0.9024</text:p>
              </table:table-cell>
              <table:table-cell office:value-type="float" office:value="0.91552">
                <text:p>0.91552</text:p>
              </table:table-cell>
              <table:table-cell office:value-type="float" office:value="0.92064">
                <text:p>0.92064</text:p>
              </table:table-cell>
              <table:table-cell office:value-type="float" office:value="0.928">
                <text:p>0.928</text:p>
              </table:table-cell>
              <table:table-cell office:value-type="float" office:value="0.93248">
                <text:p>0.93248</text:p>
              </table:table-cell>
              <table:table-cell office:value-type="float" office:value="0.936">
                <text:p>0.936</text:p>
              </table:table-cell>
              <table:table-cell office:value-type="float" office:value="0.94208">
                <text:p>0.94208</text:p>
              </table:table-cell>
              <table:table-cell office:value-type="float" office:value="0.952">
                <text:p>0.952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704">
                <text:p>0.704</text:p>
              </table:table-cell>
              <table:table-cell office:value-type="float" office:value="0.80768">
                <text:p>0.80768</text:p>
              </table:table-cell>
              <table:table-cell office:value-type="float" office:value="0.84832">
                <text:p>0.84832</text:p>
              </table:table-cell>
              <table:table-cell office:value-type="float" office:value="0.86464">
                <text:p>0.86464</text:p>
              </table:table-cell>
              <table:table-cell office:value-type="float" office:value="0.9024">
                <text:p>0.9024</text:p>
              </table:table-cell>
              <table:table-cell office:value-type="float" office:value="0.91648">
                <text:p>0.91648</text:p>
              </table:table-cell>
              <table:table-cell office:value-type="float" office:value="0.92384">
                <text:p>0.92384</text:p>
              </table:table-cell>
              <table:table-cell office:value-type="float" office:value="0.92992">
                <text:p>0.92992</text:p>
              </table:table-cell>
              <table:table-cell office:value-type="float" office:value="0.936">
                <text:p>0.936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77376">
                <text:p>0.87737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69152">
                <text:p>0.69152</text:p>
              </table:table-cell>
              <table:table-cell office:value-type="float" office:value="0.78304">
                <text:p>0.78304</text:p>
              </table:table-cell>
              <table:table-cell office:value-type="float" office:value="0.84352">
                <text:p>0.84352</text:p>
              </table:table-cell>
              <table:table-cell office:value-type="float" office:value="0.8608">
                <text:p>0.8608</text:p>
              </table:table-cell>
              <table:table-cell office:value-type="float" office:value="0.89152">
                <text:p>0.89152</text:p>
              </table:table-cell>
              <table:table-cell office:value-type="float" office:value="0.9136">
                <text:p>0.9136</text:p>
              </table:table-cell>
              <table:table-cell office:value-type="float" office:value="0.9216">
                <text:p>0.9216</text:p>
              </table:table-cell>
              <table:table-cell office:value-type="float" office:value="0.92896">
                <text:p>0.92896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0976">
                <text:p>0.87097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67008">
                <text:p>0.67008</text:p>
              </table:table-cell>
              <table:table-cell office:value-type="float" office:value="0.76736">
                <text:p>0.76736</text:p>
              </table:table-cell>
              <table:table-cell office:value-type="float" office:value="0.84064">
                <text:p>0.84064</text:p>
              </table:table-cell>
              <table:table-cell office:value-type="float" office:value="0.85664">
                <text:p>0.85664</text:p>
              </table:table-cell>
              <table:table-cell office:value-type="float" office:value="0.87616">
                <text:p>0.87616</text:p>
              </table:table-cell>
              <table:table-cell office:value-type="float" office:value="0.912">
                <text:p>0.912</text:p>
              </table:table-cell>
              <table:table-cell office:value-type="float" office:value="0.92192">
                <text:p>0.92192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65312">
                <text:p>0.86531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62912">
                <text:p>0.62912</text:p>
              </table:table-cell>
              <table:table-cell office:value-type="float" office:value="0.74112">
                <text:p>0.74112</text:p>
              </table:table-cell>
              <table:table-cell office:value-type="float" office:value="0.82976">
                <text:p>0.82976</text:p>
              </table:table-cell>
              <table:table-cell office:value-type="float" office:value="0.85376">
                <text:p>0.85376</text:p>
              </table:table-cell>
              <table:table-cell office:value-type="float" office:value="0.86624">
                <text:p>0.86624</text:p>
              </table:table-cell>
              <table:table-cell office:value-type="float" office:value="0.90176">
                <text:p>0.90176</text:p>
              </table:table-cell>
              <table:table-cell office:value-type="float" office:value="0.9184">
                <text:p>0.9184</text:p>
              </table:table-cell>
              <table:table-cell office:value-type="float" office:value="0.92928">
                <text:p>0.92928</text:p>
              </table:table-cell>
              <table:table-cell office:value-type="float" office:value="0.936">
                <text:p>0.936</text:p>
              </table:table-cell>
              <table:table-cell office:value-type="float" office:value="0.94176">
                <text:p>0.94176</text:p>
              </table:table-cell>
              <table:table-cell office:value-type="float" office:value="0.952">
                <text:p>0.952</text:p>
              </table:table-cell>
              <table:table-cell office:value-type="float" office:value="0.85472">
                <text:p>0.8547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6496">
                <text:p>0.6496</text:p>
              </table:table-cell>
              <table:table-cell office:value-type="float" office:value="0.79104">
                <text:p>0.79104</text:p>
              </table:table-cell>
              <table:table-cell office:value-type="float" office:value="0.84416">
                <text:p>0.84416</text:p>
              </table:table-cell>
              <table:table-cell office:value-type="float" office:value="0.86016">
                <text:p>0.86016</text:p>
              </table:table-cell>
              <table:table-cell office:value-type="float" office:value="0.88992">
                <text:p>0.88992</text:p>
              </table:table-cell>
              <table:table-cell office:value-type="float" office:value="0.9104">
                <text:p>0.9104</text:p>
              </table:table-cell>
              <table:table-cell office:value-type="float" office:value="0.92">
                <text:p>0.92</text:p>
              </table:table-cell>
              <table:table-cell office:value-type="float" office:value="0.928">
                <text:p>0.928</text:p>
              </table:table-cell>
              <table:table-cell office:value-type="float" office:value="0.93568">
                <text:p>0.93568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6704">
                <text:p>0.867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3968">
                <text:p>0.63968</text:p>
              </table:table-cell>
              <table:table-cell office:value-type="float" office:value="0.78848">
                <text:p>0.78848</text:p>
              </table:table-cell>
              <table:table-cell office:value-type="float" office:value="0.848">
                <text:p>0.848</text:p>
              </table:table-cell>
              <table:table-cell office:value-type="float" office:value="0.8624">
                <text:p>0.8624</text:p>
              </table:table-cell>
              <table:table-cell office:value-type="float" office:value="0.89248">
                <text:p>0.89248</text:p>
              </table:table-cell>
              <table:table-cell office:value-type="float" office:value="0.91072">
                <text:p>0.91072</text:p>
              </table:table-cell>
              <table:table-cell office:value-type="float" office:value="0.92192">
                <text:p>0.92192</text:p>
              </table:table-cell>
              <table:table-cell office:value-type="float" office:value="0.93024">
                <text:p>0.93024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67136">
                <text:p>0.86713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62176">
                <text:p>0.62176</text:p>
              </table:table-cell>
              <table:table-cell office:value-type="float" office:value="0.74688">
                <text:p>0.74688</text:p>
              </table:table-cell>
              <table:table-cell office:value-type="float" office:value="0.8384">
                <text:p>0.8384</text:p>
              </table:table-cell>
              <table:table-cell office:value-type="float" office:value="0.85728">
                <text:p>0.85728</text:p>
              </table:table-cell>
              <table:table-cell office:value-type="float" office:value="0.8784">
                <text:p>0.8784</text:p>
              </table:table-cell>
              <table:table-cell office:value-type="float" office:value="0.90624">
                <text:p>0.90624</text:p>
              </table:table-cell>
              <table:table-cell office:value-type="float" office:value="0.91808">
                <text:p>0.91808</text:p>
              </table:table-cell>
              <table:table-cell office:value-type="float" office:value="0.9264">
                <text:p>0.9264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56864">
                <text:p>0.85686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64896">
                <text:p>0.64896</text:p>
              </table:table-cell>
              <table:table-cell office:value-type="float" office:value="0.7776">
                <text:p>0.7776</text:p>
              </table:table-cell>
              <table:table-cell office:value-type="float" office:value="0.83776">
                <text:p>0.83776</text:p>
              </table:table-cell>
              <table:table-cell office:value-type="float" office:value="0.8528">
                <text:p>0.8528</text:p>
              </table:table-cell>
              <table:table-cell office:value-type="float" office:value="0.86368">
                <text:p>0.86368</text:p>
              </table:table-cell>
              <table:table-cell office:value-type="float" office:value="0.89664">
                <text:p>0.89664</text:p>
              </table:table-cell>
              <table:table-cell office:value-type="float" office:value="0.91744">
                <text:p>0.91744</text:p>
              </table:table-cell>
              <table:table-cell office:value-type="float" office:value="0.9296">
                <text:p>0.9296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52">
                <text:p>0.952</text:p>
              </table:table-cell>
              <table:table-cell office:value-type="float" office:value="0.86016">
                <text:p>0.86016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64">
                <text:p>0.664</text:p>
              </table:table-cell>
              <table:table-cell office:value-type="float" office:value="0.78048">
                <text:p>0.78048</text:p>
              </table:table-cell>
              <table:table-cell office:value-type="float" office:value="0.83936">
                <text:p>0.83936</text:p>
              </table:table-cell>
              <table:table-cell office:value-type="float" office:value="0.85344">
                <text:p>0.85344</text:p>
              </table:table-cell>
              <table:table-cell office:value-type="float" office:value="0.8672">
                <text:p>0.8672</text:p>
              </table:table-cell>
              <table:table-cell office:value-type="float" office:value="0.8976">
                <text:p>0.8976</text:p>
              </table:table-cell>
              <table:table-cell office:value-type="float" office:value="0.91584">
                <text:p>0.91584</text:p>
              </table:table-cell>
              <table:table-cell office:value-type="float" office:value="0.92544">
                <text:p>0.92544</text:p>
              </table:table-cell>
              <table:table-cell office:value-type="float" office:value="0.93504">
                <text:p>0.93504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61888">
                <text:p>0.86188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6688">
                <text:p>0.66688</text:p>
              </table:table-cell>
              <table:table-cell office:value-type="float" office:value="0.77376">
                <text:p>0.77376</text:p>
              </table:table-cell>
              <table:table-cell office:value-type="float" office:value="0.84">
                <text:p>0.84</text:p>
              </table:table-cell>
              <table:table-cell office:value-type="float" office:value="0.85344">
                <text:p>0.85344</text:p>
              </table:table-cell>
              <table:table-cell office:value-type="float" office:value="0.86368">
                <text:p>0.86368</text:p>
              </table:table-cell>
              <table:table-cell office:value-type="float" office:value="0.88704">
                <text:p>0.88704</text:p>
              </table:table-cell>
              <table:table-cell office:value-type="float" office:value="0.91328">
                <text:p>0.91328</text:p>
              </table:table-cell>
              <table:table-cell office:value-type="float" office:value="0.92224">
                <text:p>0.92224</text:p>
              </table:table-cell>
              <table:table-cell office:value-type="float" office:value="0.93312">
                <text:p>0.93312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59296">
                <text:p>0.85929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8256">
                <text:p>0.68256</text:p>
              </table:table-cell>
              <table:table-cell office:value-type="float" office:value="0.80992">
                <text:p>0.80992</text:p>
              </table:table-cell>
              <table:table-cell office:value-type="float" office:value="0.8448">
                <text:p>0.8448</text:p>
              </table:table-cell>
              <table:table-cell office:value-type="float" office:value="0.856">
                <text:p>0.856</text:p>
              </table:table-cell>
              <table:table-cell office:value-type="float" office:value="0.86912">
                <text:p>0.86912</text:p>
              </table:table-cell>
              <table:table-cell office:value-type="float" office:value="0.89696">
                <text:p>0.89696</text:p>
              </table:table-cell>
              <table:table-cell office:value-type="float" office:value="0.9152">
                <text:p>0.9152</text:p>
              </table:table-cell>
              <table:table-cell office:value-type="float" office:value="0.92288">
                <text:p>0.92288</text:p>
              </table:table-cell>
              <table:table-cell office:value-type="float" office:value="0.93376">
                <text:p>0.9337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66944">
                <text:p>0.86694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592">
                <text:p>0.6592</text:p>
              </table:table-cell>
              <table:table-cell office:value-type="float" office:value="0.80896">
                <text:p>0.80896</text:p>
              </table:table-cell>
              <table:table-cell office:value-type="float" office:value="0.84448">
                <text:p>0.84448</text:p>
              </table:table-cell>
              <table:table-cell office:value-type="float" office:value="0.85888">
                <text:p>0.85888</text:p>
              </table:table-cell>
              <table:table-cell office:value-type="float" office:value="0.87072">
                <text:p>0.87072</text:p>
              </table:table-cell>
              <table:table-cell office:value-type="float" office:value="0.89152">
                <text:p>0.89152</text:p>
              </table:table-cell>
              <table:table-cell office:value-type="float" office:value="0.91168">
                <text:p>0.91168</text:p>
              </table:table-cell>
              <table:table-cell office:value-type="float" office:value="0.9232">
                <text:p>0.9232</text:p>
              </table:table-cell>
              <table:table-cell office:value-type="float" office:value="0.93472">
                <text:p>0.93472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64416">
                <text:p>0.86441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7088">
                <text:p>0.7088</text:p>
              </table:table-cell>
              <table:table-cell office:value-type="float" office:value="0.82656">
                <text:p>0.82656</text:p>
              </table:table-cell>
              <table:table-cell office:value-type="float" office:value="0.84992">
                <text:p>0.84992</text:p>
              </table:table-cell>
              <table:table-cell office:value-type="float" office:value="0.86336">
                <text:p>0.86336</text:p>
              </table:table-cell>
              <table:table-cell office:value-type="float" office:value="0.87328">
                <text:p>0.87328</text:p>
              </table:table-cell>
              <table:table-cell office:value-type="float" office:value="0.8944">
                <text:p>0.8944</text:p>
              </table:table-cell>
              <table:table-cell office:value-type="float" office:value="0.91072">
                <text:p>0.91072</text:p>
              </table:table-cell>
              <table:table-cell office:value-type="float" office:value="0.92128">
                <text:p>0.92128</text:p>
              </table:table-cell>
              <table:table-cell office:value-type="float" office:value="0.93152">
                <text:p>0.93152</text:p>
              </table:table-cell>
              <table:table-cell office:value-type="float" office:value="0.94112">
                <text:p>0.94112</text:p>
              </table:table-cell>
              <table:table-cell office:value-type="float" office:value="0.952">
                <text:p>0.952</text:p>
              </table:table-cell>
              <table:table-cell office:value-type="float" office:value="0.872096">
                <text:p>0.87209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8736">
                <text:p>0.68736</text:p>
              </table:table-cell>
              <table:table-cell office:value-type="float" office:value="0.81728">
                <text:p>0.81728</text:p>
              </table:table-cell>
              <table:table-cell office:value-type="float" office:value="0.84832">
                <text:p>0.84832</text:p>
              </table:table-cell>
              <table:table-cell office:value-type="float" office:value="0.8624">
                <text:p>0.8624</text:p>
              </table:table-cell>
              <table:table-cell office:value-type="float" office:value="0.87392">
                <text:p>0.87392</text:p>
              </table:table-cell>
              <table:table-cell office:value-type="float" office:value="0.89888">
                <text:p>0.89888</text:p>
              </table:table-cell>
              <table:table-cell office:value-type="float" office:value="0.9152">
                <text:p>0.9152</text:p>
              </table:table-cell>
              <table:table-cell office:value-type="float" office:value="0.9248">
                <text:p>0.9248</text:p>
              </table:table-cell>
              <table:table-cell office:value-type="float" office:value="0.93568">
                <text:p>0.93568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70528">
                <text:p>0.87052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7552">
                <text:p>0.67552</text:p>
              </table:table-cell>
              <table:table-cell office:value-type="float" office:value="0.8192">
                <text:p>0.8192</text:p>
              </table:table-cell>
              <table:table-cell office:value-type="float" office:value="0.85344">
                <text:p>0.85344</text:p>
              </table:table-cell>
              <table:table-cell office:value-type="float" office:value="0.86592">
                <text:p>0.86592</text:p>
              </table:table-cell>
              <table:table-cell office:value-type="float" office:value="0.88256">
                <text:p>0.88256</text:p>
              </table:table-cell>
              <table:table-cell office:value-type="float" office:value="0.90816">
                <text:p>0.90816</text:p>
              </table:table-cell>
              <table:table-cell office:value-type="float" office:value="0.91872">
                <text:p>0.91872</text:p>
              </table:table-cell>
              <table:table-cell office:value-type="float" office:value="0.93184">
                <text:p>0.93184</text:p>
              </table:table-cell>
              <table:table-cell office:value-type="float" office:value="0.936">
                <text:p>0.936</text:p>
              </table:table-cell>
              <table:table-cell office:value-type="float" office:value="0.94176">
                <text:p>0.94176</text:p>
              </table:table-cell>
              <table:table-cell office:value-type="float" office:value="0.952">
                <text:p>0.952</text:p>
              </table:table-cell>
              <table:table-cell office:value-type="float" office:value="0.873312">
                <text:p>0.87331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7872">
                <text:p>0.67872</text:p>
              </table:table-cell>
              <table:table-cell office:value-type="float" office:value="0.81984">
                <text:p>0.81984</text:p>
              </table:table-cell>
              <table:table-cell office:value-type="float" office:value="0.85344">
                <text:p>0.85344</text:p>
              </table:table-cell>
              <table:table-cell office:value-type="float" office:value="0.86144">
                <text:p>0.86144</text:p>
              </table:table-cell>
              <table:table-cell office:value-type="float" office:value="0.88224">
                <text:p>0.88224</text:p>
              </table:table-cell>
              <table:table-cell office:value-type="float" office:value="0.9088">
                <text:p>0.9088</text:p>
              </table:table-cell>
              <table:table-cell office:value-type="float" office:value="0.92032">
                <text:p>0.92032</text:p>
              </table:table-cell>
              <table:table-cell office:value-type="float" office:value="0.93216">
                <text:p>0.93216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">
                <text:p>0.952</text:p>
              </table:table-cell>
              <table:table-cell office:value-type="float" office:value="0.873536">
                <text:p>0.87353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68736">
                <text:p>0.68736</text:p>
              </table:table-cell>
              <table:table-cell office:value-type="float" office:value="0.82208">
                <text:p>0.82208</text:p>
              </table:table-cell>
              <table:table-cell office:value-type="float" office:value="0.86112">
                <text:p>0.86112</text:p>
              </table:table-cell>
              <table:table-cell office:value-type="float" office:value="0.87968">
                <text:p>0.87968</text:p>
              </table:table-cell>
              <table:table-cell office:value-type="float" office:value="0.90304">
                <text:p>0.90304</text:p>
              </table:table-cell>
              <table:table-cell office:value-type="float" office:value="0.91552">
                <text:p>0.91552</text:p>
              </table:table-cell>
              <table:table-cell office:value-type="float" office:value="0.9232">
                <text:p>0.9232</text:p>
              </table:table-cell>
              <table:table-cell office:value-type="float" office:value="0.93408">
                <text:p>0.93408</text:p>
              </table:table-cell>
              <table:table-cell office:value-type="float" office:value="0.936">
                <text:p>0.936</text:p>
              </table:table-cell>
              <table:table-cell office:value-type="float" office:value="0.944">
                <text:p>0.944</text:p>
              </table:table-cell>
              <table:table-cell office:value-type="float" office:value="0.952">
                <text:p>0.952</text:p>
              </table:table-cell>
              <table:table-cell office:value-type="float" office:value="0.880608">
                <text:p>0.88060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69152">
                <text:p>0.69152</text:p>
              </table:table-cell>
              <table:table-cell office:value-type="float" office:value="0.8272">
                <text:p>0.8272</text:p>
              </table:table-cell>
              <table:table-cell office:value-type="float" office:value="0.8576">
                <text:p>0.8576</text:p>
              </table:table-cell>
              <table:table-cell office:value-type="float" office:value="0.87456">
                <text:p>0.87456</text:p>
              </table:table-cell>
              <table:table-cell office:value-type="float" office:value="0.89984">
                <text:p>0.89984</text:p>
              </table:table-cell>
              <table:table-cell office:value-type="float" office:value="0.91616">
                <text:p>0.91616</text:p>
              </table:table-cell>
              <table:table-cell office:value-type="float" office:value="0.92608">
                <text:p>0.92608</text:p>
              </table:table-cell>
              <table:table-cell office:value-type="float" office:value="0.936">
                <text:p>0.936</text:p>
              </table:table-cell>
              <table:table-cell office:value-type="float" office:value="0.93632">
                <text:p>0.93632</text:p>
              </table:table-cell>
              <table:table-cell office:value-type="float" office:value="0.94496">
                <text:p>0.94496</text:p>
              </table:table-cell>
              <table:table-cell office:value-type="float" office:value="0.952">
                <text:p>0.952</text:p>
              </table:table-cell>
              <table:table-cell office:value-type="float" office:value="0.881024">
                <text:p>0.88102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64">
                <text:p>0.64</text:p>
              </table:table-cell>
              <table:table-cell office:value-type="float" office:value="0.79136">
                <text:p>0.79136</text:p>
              </table:table-cell>
              <table:table-cell office:value-type="float" office:value="0.85376">
                <text:p>0.85376</text:p>
              </table:table-cell>
              <table:table-cell office:value-type="float" office:value="0.86688">
                <text:p>0.86688</text:p>
              </table:table-cell>
              <table:table-cell office:value-type="float" office:value="0.89024">
                <text:p>0.89024</text:p>
              </table:table-cell>
              <table:table-cell office:value-type="float" office:value="0.90976">
                <text:p>0.90976</text:p>
              </table:table-cell>
              <table:table-cell office:value-type="float" office:value="0.92">
                <text:p>0.92</text:p>
              </table:table-cell>
              <table:table-cell office:value-type="float" office:value="0.93344">
                <text:p>0.93344</text:p>
              </table:table-cell>
              <table:table-cell office:value-type="float" office:value="0.936">
                <text:p>0.936</text:p>
              </table:table-cell>
              <table:table-cell office:value-type="float" office:value="0.94432">
                <text:p>0.94432</text:p>
              </table:table-cell>
              <table:table-cell office:value-type="float" office:value="0.952">
                <text:p>0.952</text:p>
              </table:table-cell>
              <table:table-cell office:value-type="float" office:value="0.868576">
                <text:p>0.86857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66624">
                <text:p>0.66624</text:p>
              </table:table-cell>
              <table:table-cell office:value-type="float" office:value="0.7872">
                <text:p>0.7872</text:p>
              </table:table-cell>
              <table:table-cell office:value-type="float" office:value="0.84704">
                <text:p>0.84704</text:p>
              </table:table-cell>
              <table:table-cell office:value-type="float" office:value="0.86016">
                <text:p>0.86016</text:p>
              </table:table-cell>
              <table:table-cell office:value-type="float" office:value="0.87488">
                <text:p>0.87488</text:p>
              </table:table-cell>
              <table:table-cell office:value-type="float" office:value="0.90176">
                <text:p>0.90176</text:p>
              </table:table-cell>
              <table:table-cell office:value-type="float" office:value="0.91456">
                <text:p>0.91456</text:p>
              </table:table-cell>
              <table:table-cell office:value-type="float" office:value="0.92192">
                <text:p>0.92192</text:p>
              </table:table-cell>
              <table:table-cell office:value-type="float" office:value="0.93376">
                <text:p>0.93376</text:p>
              </table:table-cell>
              <table:table-cell office:value-type="float" office:value="0.94176">
                <text:p>0.94176</text:p>
              </table:table-cell>
              <table:table-cell office:value-type="float" office:value="0.952">
                <text:p>0.952</text:p>
              </table:table-cell>
              <table:table-cell office:value-type="float" office:value="0.864928">
                <text:p>0.86492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67104">
                <text:p>0.67104</text:p>
              </table:table-cell>
              <table:table-cell office:value-type="float" office:value="0.7904">
                <text:p>0.7904</text:p>
              </table:table-cell>
              <table:table-cell office:value-type="float" office:value="0.85248">
                <text:p>0.85248</text:p>
              </table:table-cell>
              <table:table-cell office:value-type="float" office:value="0.86592">
                <text:p>0.86592</text:p>
              </table:table-cell>
              <table:table-cell office:value-type="float" office:value="0.88128">
                <text:p>0.88128</text:p>
              </table:table-cell>
              <table:table-cell office:value-type="float" office:value="0.90624">
                <text:p>0.90624</text:p>
              </table:table-cell>
              <table:table-cell office:value-type="float" office:value="0.91616">
                <text:p>0.91616</text:p>
              </table:table-cell>
              <table:table-cell office:value-type="float" office:value="0.9232">
                <text:p>0.9232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">
                <text:p>0.952</text:p>
              </table:table-cell>
              <table:table-cell office:value-type="float" office:value="0.868512">
                <text:p>0.86851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67232">
                <text:p>0.67232</text:p>
              </table:table-cell>
              <table:table-cell office:value-type="float" office:value="0.77056">
                <text:p>0.77056</text:p>
              </table:table-cell>
              <table:table-cell office:value-type="float" office:value="0.84672">
                <text:p>0.84672</text:p>
              </table:table-cell>
              <table:table-cell office:value-type="float" office:value="0.85888">
                <text:p>0.85888</text:p>
              </table:table-cell>
              <table:table-cell office:value-type="float" office:value="0.872">
                <text:p>0.872</text:p>
              </table:table-cell>
              <table:table-cell office:value-type="float" office:value="0.88704">
                <text:p>0.88704</text:p>
              </table:table-cell>
              <table:table-cell office:value-type="float" office:value="0.90976">
                <text:p>0.90976</text:p>
              </table:table-cell>
              <table:table-cell office:value-type="float" office:value="0.92032">
                <text:p>0.92032</text:p>
              </table:table-cell>
              <table:table-cell office:value-type="float" office:value="0.93408">
                <text:p>0.93408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61312">
                <text:p>0.86131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69056">
                <text:p>0.69056</text:p>
              </table:table-cell>
              <table:table-cell office:value-type="float" office:value="0.80288">
                <text:p>0.80288</text:p>
              </table:table-cell>
              <table:table-cell office:value-type="float" office:value="0.8512">
                <text:p>0.8512</text:p>
              </table:table-cell>
              <table:table-cell office:value-type="float" office:value="0.86784">
                <text:p>0.86784</text:p>
              </table:table-cell>
              <table:table-cell office:value-type="float" office:value="0.8736">
                <text:p>0.8736</text:p>
              </table:table-cell>
              <table:table-cell office:value-type="float" office:value="0.89344">
                <text:p>0.89344</text:p>
              </table:table-cell>
              <table:table-cell office:value-type="float" office:value="0.91296">
                <text:p>0.91296</text:p>
              </table:table-cell>
              <table:table-cell office:value-type="float" office:value="0.9216">
                <text:p>0.9216</text:p>
              </table:table-cell>
              <table:table-cell office:value-type="float" office:value="0.93472">
                <text:p>0.93472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68832">
                <text:p>0.86883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69248">
                <text:p>0.69248</text:p>
              </table:table-cell>
              <table:table-cell office:value-type="float" office:value="0.82688">
                <text:p>0.82688</text:p>
              </table:table-cell>
              <table:table-cell office:value-type="float" office:value="0.85728">
                <text:p>0.85728</text:p>
              </table:table-cell>
              <table:table-cell office:value-type="float" office:value="0.872">
                <text:p>0.872</text:p>
              </table:table-cell>
              <table:table-cell office:value-type="float" office:value="0.88416">
                <text:p>0.88416</text:p>
              </table:table-cell>
              <table:table-cell office:value-type="float" office:value="0.90688">
                <text:p>0.90688</text:p>
              </table:table-cell>
              <table:table-cell office:value-type="float" office:value="0.91616">
                <text:p>0.91616</text:p>
              </table:table-cell>
              <table:table-cell office:value-type="float" office:value="0.9248">
                <text:p>0.9248</text:p>
              </table:table-cell>
              <table:table-cell office:value-type="float" office:value="0.936">
                <text:p>0.936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75616">
                <text:p>0.875616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6816">
                <text:p>0.6816</text:p>
              </table:table-cell>
              <table:table-cell office:value-type="float" office:value="0.83872">
                <text:p>0.83872</text:p>
              </table:table-cell>
              <table:table-cell office:value-type="float" office:value="0.86016">
                <text:p>0.86016</text:p>
              </table:table-cell>
              <table:table-cell office:value-type="float" office:value="0.87392">
                <text:p>0.87392</text:p>
              </table:table-cell>
              <table:table-cell office:value-type="float" office:value="0.89952">
                <text:p>0.89952</text:p>
              </table:table-cell>
              <table:table-cell office:value-type="float" office:value="0.912">
                <text:p>0.912</text:p>
              </table:table-cell>
              <table:table-cell office:value-type="float" office:value="0.91904">
                <text:p>0.91904</text:p>
              </table:table-cell>
              <table:table-cell office:value-type="float" office:value="0.92512">
                <text:p>0.92512</text:p>
              </table:table-cell>
              <table:table-cell office:value-type="float" office:value="0.936">
                <text:p>0.936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7856">
                <text:p>0.8785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67712">
                <text:p>0.67712</text:p>
              </table:table-cell>
              <table:table-cell office:value-type="float" office:value="0.83008">
                <text:p>0.83008</text:p>
              </table:table-cell>
              <table:table-cell office:value-type="float" office:value="0.85632">
                <text:p>0.85632</text:p>
              </table:table-cell>
              <table:table-cell office:value-type="float" office:value="0.87072">
                <text:p>0.87072</text:p>
              </table:table-cell>
              <table:table-cell office:value-type="float" office:value="0.89216">
                <text:p>0.89216</text:p>
              </table:table-cell>
              <table:table-cell office:value-type="float" office:value="0.90944">
                <text:p>0.90944</text:p>
              </table:table-cell>
              <table:table-cell office:value-type="float" office:value="0.91808">
                <text:p>0.91808</text:p>
              </table:table-cell>
              <table:table-cell office:value-type="float" office:value="0.92416">
                <text:p>0.92416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75488">
                <text:p>0.875488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72896">
                <text:p>0.72896</text:p>
              </table:table-cell>
              <table:table-cell office:value-type="float" office:value="0.83904">
                <text:p>0.83904</text:p>
              </table:table-cell>
              <table:table-cell office:value-type="float" office:value="0.85536">
                <text:p>0.85536</text:p>
              </table:table-cell>
              <table:table-cell office:value-type="float" office:value="0.87008">
                <text:p>0.87008</text:p>
              </table:table-cell>
              <table:table-cell office:value-type="float" office:value="0.89344">
                <text:p>0.89344</text:p>
              </table:table-cell>
              <table:table-cell office:value-type="float" office:value="0.91008">
                <text:p>0.91008</text:p>
              </table:table-cell>
              <table:table-cell office:value-type="float" office:value="0.91904">
                <text:p>0.91904</text:p>
              </table:table-cell>
              <table:table-cell office:value-type="float" office:value="0.92512">
                <text:p>0.92512</text:p>
              </table:table-cell>
              <table:table-cell office:value-type="float" office:value="0.93568">
                <text:p>0.93568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81728">
                <text:p>0.881728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728">
                <text:p>0.728</text:p>
              </table:table-cell>
              <table:table-cell office:value-type="float" office:value="0.83936">
                <text:p>0.83936</text:p>
              </table:table-cell>
              <table:table-cell office:value-type="float" office:value="0.8576">
                <text:p>0.8576</text:p>
              </table:table-cell>
              <table:table-cell office:value-type="float" office:value="0.87264">
                <text:p>0.87264</text:p>
              </table:table-cell>
              <table:table-cell office:value-type="float" office:value="0.89952">
                <text:p>0.89952</text:p>
              </table:table-cell>
              <table:table-cell office:value-type="float" office:value="0.912">
                <text:p>0.912</text:p>
              </table:table-cell>
              <table:table-cell office:value-type="float" office:value="0.9184">
                <text:p>0.9184</text:p>
              </table:table-cell>
              <table:table-cell office:value-type="float" office:value="0.92384">
                <text:p>0.92384</text:p>
              </table:table-cell>
              <table:table-cell office:value-type="float" office:value="0.93408">
                <text:p>0.93408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82464">
                <text:p>0.882464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69248">
                <text:p>0.69248</text:p>
              </table:table-cell>
              <table:table-cell office:value-type="float" office:value="0.82336">
                <text:p>0.82336</text:p>
              </table:table-cell>
              <table:table-cell office:value-type="float" office:value="0.8528">
                <text:p>0.8528</text:p>
              </table:table-cell>
              <table:table-cell office:value-type="float" office:value="0.86624">
                <text:p>0.86624</text:p>
              </table:table-cell>
              <table:table-cell office:value-type="float" office:value="0.89536">
                <text:p>0.89536</text:p>
              </table:table-cell>
              <table:table-cell office:value-type="float" office:value="0.912">
                <text:p>0.912</text:p>
              </table:table-cell>
              <table:table-cell office:value-type="float" office:value="0.91712">
                <text:p>0.91712</text:p>
              </table:table-cell>
              <table:table-cell office:value-type="float" office:value="0.92416">
                <text:p>0.92416</text:p>
              </table:table-cell>
              <table:table-cell office:value-type="float" office:value="0.93568">
                <text:p>0.93568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75744">
                <text:p>0.87574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7136">
                <text:p>0.7136</text:p>
              </table:table-cell>
              <table:table-cell office:value-type="float" office:value="0.8464">
                <text:p>0.8464</text:p>
              </table:table-cell>
              <table:table-cell office:value-type="float" office:value="0.85824">
                <text:p>0.85824</text:p>
              </table:table-cell>
              <table:table-cell office:value-type="float" office:value="0.87872">
                <text:p>0.87872</text:p>
              </table:table-cell>
              <table:table-cell office:value-type="float" office:value="0.90592">
                <text:p>0.90592</text:p>
              </table:table-cell>
              <table:table-cell office:value-type="float" office:value="0.912">
                <text:p>0.912</text:p>
              </table:table-cell>
              <table:table-cell office:value-type="float" office:value="0.92">
                <text:p>0.92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84128">
                <text:p>0.88412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7248">
                <text:p>0.7248</text:p>
              </table:table-cell>
              <table:table-cell office:value-type="float" office:value="0.84384">
                <text:p>0.84384</text:p>
              </table:table-cell>
              <table:table-cell office:value-type="float" office:value="0.86048">
                <text:p>0.86048</text:p>
              </table:table-cell>
              <table:table-cell office:value-type="float" office:value="0.88608">
                <text:p>0.88608</text:p>
              </table:table-cell>
              <table:table-cell office:value-type="float" office:value="0.9088">
                <text:p>0.9088</text:p>
              </table:table-cell>
              <table:table-cell office:value-type="float" office:value="0.91328">
                <text:p>0.91328</text:p>
              </table:table-cell>
              <table:table-cell office:value-type="float" office:value="0.92032">
                <text:p>0.92032</text:p>
              </table:table-cell>
              <table:table-cell office:value-type="float" office:value="0.93184">
                <text:p>0.93184</text:p>
              </table:table-cell>
              <table:table-cell office:value-type="float" office:value="0.936">
                <text:p>0.936</text:p>
              </table:table-cell>
              <table:table-cell office:value-type="float" office:value="0.9376">
                <text:p>0.9376</text:p>
              </table:table-cell>
              <table:table-cell office:value-type="float" office:value="0.952">
                <text:p>0.952</text:p>
              </table:table-cell>
              <table:table-cell office:value-type="float" office:value="0.886304">
                <text:p>0.88630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63936">
                <text:p>0.63936</text:p>
              </table:table-cell>
              <table:table-cell office:value-type="float" office:value="0.81248">
                <text:p>0.81248</text:p>
              </table:table-cell>
              <table:table-cell office:value-type="float" office:value="0.856">
                <text:p>0.856</text:p>
              </table:table-cell>
              <table:table-cell office:value-type="float" office:value="0.8736">
                <text:p>0.8736</text:p>
              </table:table-cell>
              <table:table-cell office:value-type="float" office:value="0.8992">
                <text:p>0.8992</text:p>
              </table:table-cell>
              <table:table-cell office:value-type="float" office:value="0.912">
                <text:p>0.912</text:p>
              </table:table-cell>
              <table:table-cell office:value-type="float" office:value="0.91872">
                <text:p>0.91872</text:p>
              </table:table-cell>
              <table:table-cell office:value-type="float" office:value="0.9312">
                <text:p>0.9312</text:p>
              </table:table-cell>
              <table:table-cell office:value-type="float" office:value="0.936">
                <text:p>0.93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7168">
                <text:p>0.8716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6736">
                <text:p>0.6736</text:p>
              </table:table-cell>
              <table:table-cell office:value-type="float" office:value="0.82048">
                <text:p>0.82048</text:p>
              </table:table-cell>
              <table:table-cell office:value-type="float" office:value="0.85696">
                <text:p>0.85696</text:p>
              </table:table-cell>
              <table:table-cell office:value-type="float" office:value="0.872">
                <text:p>0.872</text:p>
              </table:table-cell>
              <table:table-cell office:value-type="float" office:value="0.89472">
                <text:p>0.89472</text:p>
              </table:table-cell>
              <table:table-cell office:value-type="float" office:value="0.91168">
                <text:p>0.91168</text:p>
              </table:table-cell>
              <table:table-cell office:value-type="float" office:value="0.9168">
                <text:p>0.9168</text:p>
              </table:table-cell>
              <table:table-cell office:value-type="float" office:value="0.92896">
                <text:p>0.92896</text:p>
              </table:table-cell>
              <table:table-cell office:value-type="float" office:value="0.936">
                <text:p>0.936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75072">
                <text:p>0.87507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648">
                <text:p>0.648</text:p>
              </table:table-cell>
              <table:table-cell office:value-type="float" office:value="0.79648">
                <text:p>0.79648</text:p>
              </table:table-cell>
              <table:table-cell office:value-type="float" office:value="0.8544">
                <text:p>0.8544</text:p>
              </table:table-cell>
              <table:table-cell office:value-type="float" office:value="0.87264">
                <text:p>0.87264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92096">
                <text:p>0.92096</text:p>
              </table:table-cell>
              <table:table-cell office:value-type="float" office:value="0.93184">
                <text:p>0.93184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71456">
                <text:p>0.87145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6688">
                <text:p>0.6688</text:p>
              </table:table-cell>
              <table:table-cell office:value-type="float" office:value="0.8096">
                <text:p>0.8096</text:p>
              </table:table-cell>
              <table:table-cell office:value-type="float" office:value="0.85152">
                <text:p>0.85152</text:p>
              </table:table-cell>
              <table:table-cell office:value-type="float" office:value="0.86368">
                <text:p>0.86368</text:p>
              </table:table-cell>
              <table:table-cell office:value-type="float" office:value="0.88736">
                <text:p>0.88736</text:p>
              </table:table-cell>
              <table:table-cell office:value-type="float" office:value="0.90848">
                <text:p>0.90848</text:p>
              </table:table-cell>
              <table:table-cell office:value-type="float" office:value="0.91584">
                <text:p>0.91584</text:p>
              </table:table-cell>
              <table:table-cell office:value-type="float" office:value="0.928">
                <text:p>0.928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71072">
                <text:p>0.87107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6432">
                <text:p>0.6432</text:p>
              </table:table-cell>
              <table:table-cell office:value-type="float" office:value="0.75552">
                <text:p>0.75552</text:p>
              </table:table-cell>
              <table:table-cell office:value-type="float" office:value="0.85184">
                <text:p>0.85184</text:p>
              </table:table-cell>
              <table:table-cell office:value-type="float" office:value="0.86816">
                <text:p>0.86816</text:p>
              </table:table-cell>
              <table:table-cell office:value-type="float" office:value="0.89952">
                <text:p>0.89952</text:p>
              </table:table-cell>
              <table:table-cell office:value-type="float" office:value="0.912">
                <text:p>0.912</text:p>
              </table:table-cell>
              <table:table-cell office:value-type="float" office:value="0.92256">
                <text:p>0.92256</text:p>
              </table:table-cell>
              <table:table-cell office:value-type="float" office:value="0.93344">
                <text:p>0.93344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66368">
                <text:p>0.86636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69088">
                <text:p>0.69088</text:p>
              </table:table-cell>
              <table:table-cell office:value-type="float" office:value="0.83136">
                <text:p>0.83136</text:p>
              </table:table-cell>
              <table:table-cell office:value-type="float" office:value="0.85888">
                <text:p>0.85888</text:p>
              </table:table-cell>
              <table:table-cell office:value-type="float" office:value="0.8736">
                <text:p>0.8736</text:p>
              </table:table-cell>
              <table:table-cell office:value-type="float" office:value="0.89856">
                <text:p>0.89856</text:p>
              </table:table-cell>
              <table:table-cell office:value-type="float" office:value="0.9104">
                <text:p>0.9104</text:p>
              </table:table-cell>
              <table:table-cell office:value-type="float" office:value="0.91904">
                <text:p>0.91904</text:p>
              </table:table-cell>
              <table:table-cell office:value-type="float" office:value="0.92896">
                <text:p>0.92896</text:p>
              </table:table-cell>
              <table:table-cell office:value-type="float" office:value="0.936">
                <text:p>0.936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78752">
                <text:p>0.87875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67008">
                <text:p>0.67008</text:p>
              </table:table-cell>
              <table:table-cell office:value-type="float" office:value="0.8176">
                <text:p>0.8176</text:p>
              </table:table-cell>
              <table:table-cell office:value-type="float" office:value="0.85952">
                <text:p>0.85952</text:p>
              </table:table-cell>
              <table:table-cell office:value-type="float" office:value="0.87296">
                <text:p>0.87296</text:p>
              </table:table-cell>
              <table:table-cell office:value-type="float" office:value="0.90016">
                <text:p>0.90016</text:p>
              </table:table-cell>
              <table:table-cell office:value-type="float" office:value="0.912">
                <text:p>0.912</text:p>
              </table:table-cell>
              <table:table-cell office:value-type="float" office:value="0.92032">
                <text:p>0.92032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016">
                <text:p>0.94016</text:p>
              </table:table-cell>
              <table:table-cell office:value-type="float" office:value="0.952">
                <text:p>0.952</text:p>
              </table:table-cell>
              <table:table-cell office:value-type="float" office:value="0.875936">
                <text:p>0.87593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68032">
                <text:p>0.68032</text:p>
              </table:table-cell>
              <table:table-cell office:value-type="float" office:value="0.81664">
                <text:p>0.81664</text:p>
              </table:table-cell>
              <table:table-cell office:value-type="float" office:value="0.86144">
                <text:p>0.86144</text:p>
              </table:table-cell>
              <table:table-cell office:value-type="float" office:value="0.87296">
                <text:p>0.87296</text:p>
              </table:table-cell>
              <table:table-cell office:value-type="float" office:value="0.89632">
                <text:p>0.89632</text:p>
              </table:table-cell>
              <table:table-cell office:value-type="float" office:value="0.912">
                <text:p>0.912</text:p>
              </table:table-cell>
              <table:table-cell office:value-type="float" office:value="0.91744">
                <text:p>0.91744</text:p>
              </table:table-cell>
              <table:table-cell office:value-type="float" office:value="0.92384">
                <text:p>0.92384</text:p>
              </table:table-cell>
              <table:table-cell office:value-type="float" office:value="0.9344">
                <text:p>0.9344</text:p>
              </table:table-cell>
              <table:table-cell office:value-type="float" office:value="0.93984">
                <text:p>0.93984</text:p>
              </table:table-cell>
              <table:table-cell office:value-type="float" office:value="0.952">
                <text:p>0.952</text:p>
              </table:table-cell>
              <table:table-cell office:value-type="float" office:value="0.87552">
                <text:p>0.8755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6704">
                <text:p>0.6704</text:p>
              </table:table-cell>
              <table:table-cell office:value-type="float" office:value="0.824">
                <text:p>0.824</text:p>
              </table:table-cell>
              <table:table-cell office:value-type="float" office:value="0.85696">
                <text:p>0.85696</text:p>
              </table:table-cell>
              <table:table-cell office:value-type="float" office:value="0.86976">
                <text:p>0.86976</text:p>
              </table:table-cell>
              <table:table-cell office:value-type="float" office:value="0.88768">
                <text:p>0.88768</text:p>
              </table:table-cell>
              <table:table-cell office:value-type="float" office:value="0.9088">
                <text:p>0.9088</text:p>
              </table:table-cell>
              <table:table-cell office:value-type="float" office:value="0.91584">
                <text:p>0.91584</text:p>
              </table:table-cell>
              <table:table-cell office:value-type="float" office:value="0.92288">
                <text:p>0.92288</text:p>
              </table:table-cell>
              <table:table-cell office:value-type="float" office:value="0.93568">
                <text:p>0.93568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73088">
                <text:p>0.87308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69216">
                <text:p>0.69216</text:p>
              </table:table-cell>
              <table:table-cell office:value-type="float" office:value="0.84064">
                <text:p>0.84064</text:p>
              </table:table-cell>
              <table:table-cell office:value-type="float" office:value="0.85728">
                <text:p>0.85728</text:p>
              </table:table-cell>
              <table:table-cell office:value-type="float" office:value="0.8688">
                <text:p>0.8688</text:p>
              </table:table-cell>
              <table:table-cell office:value-type="float" office:value="0.88128">
                <text:p>0.88128</text:p>
              </table:table-cell>
              <table:table-cell office:value-type="float" office:value="0.9056">
                <text:p>0.9056</text:p>
              </table:table-cell>
              <table:table-cell office:value-type="float" office:value="0.91488">
                <text:p>0.91488</text:p>
              </table:table-cell>
              <table:table-cell office:value-type="float" office:value="0.92256">
                <text:p>0.92256</text:p>
              </table:table-cell>
              <table:table-cell office:value-type="float" office:value="0.9344">
                <text:p>0.9344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568">
                <text:p>0.87568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71648">
                <text:p>0.71648</text:p>
              </table:table-cell>
              <table:table-cell office:value-type="float" office:value="0.83488">
                <text:p>0.83488</text:p>
              </table:table-cell>
              <table:table-cell office:value-type="float" office:value="0.85664">
                <text:p>0.85664</text:p>
              </table:table-cell>
              <table:table-cell office:value-type="float" office:value="0.87424">
                <text:p>0.87424</text:p>
              </table:table-cell>
              <table:table-cell office:value-type="float" office:value="0.89792">
                <text:p>0.89792</text:p>
              </table:table-cell>
              <table:table-cell office:value-type="float" office:value="0.91136">
                <text:p>0.91136</text:p>
              </table:table-cell>
              <table:table-cell office:value-type="float" office:value="0.91936">
                <text:p>0.91936</text:p>
              </table:table-cell>
              <table:table-cell office:value-type="float" office:value="0.92736">
                <text:p>0.92736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81344">
                <text:p>0.88134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68544">
                <text:p>0.68544</text:p>
              </table:table-cell>
              <table:table-cell office:value-type="float" office:value="0.81344">
                <text:p>0.81344</text:p>
              </table:table-cell>
              <table:table-cell office:value-type="float" office:value="0.85056">
                <text:p>0.85056</text:p>
              </table:table-cell>
              <table:table-cell office:value-type="float" office:value="0.86912">
                <text:p>0.86912</text:p>
              </table:table-cell>
              <table:table-cell office:value-type="float" office:value="0.8976">
                <text:p>0.8976</text:p>
              </table:table-cell>
              <table:table-cell office:value-type="float" office:value="0.91392">
                <text:p>0.91392</text:p>
              </table:table-cell>
              <table:table-cell office:value-type="float" office:value="0.92">
                <text:p>0.92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392">
                <text:p>0.9392</text:p>
              </table:table-cell>
              <table:table-cell office:value-type="float" office:value="0.952">
                <text:p>0.952</text:p>
              </table:table-cell>
              <table:table-cell office:value-type="float" office:value="0.875584">
                <text:p>0.87558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69952">
                <text:p>0.69952</text:p>
              </table:table-cell>
              <table:table-cell office:value-type="float" office:value="0.83904">
                <text:p>0.83904</text:p>
              </table:table-cell>
              <table:table-cell office:value-type="float" office:value="0.8592">
                <text:p>0.8592</text:p>
              </table:table-cell>
              <table:table-cell office:value-type="float" office:value="0.87776">
                <text:p>0.87776</text:p>
              </table:table-cell>
              <table:table-cell office:value-type="float" office:value="0.90432">
                <text:p>0.90432</text:p>
              </table:table-cell>
              <table:table-cell office:value-type="float" office:value="0.91456">
                <text:p>0.91456</text:p>
              </table:table-cell>
              <table:table-cell office:value-type="float" office:value="0.92032">
                <text:p>0.92032</text:p>
              </table:table-cell>
              <table:table-cell office:value-type="float" office:value="0.93152">
                <text:p>0.93152</text:p>
              </table:table-cell>
              <table:table-cell office:value-type="float" office:value="0.936">
                <text:p>0.936</text:p>
              </table:table-cell>
              <table:table-cell office:value-type="float" office:value="0.93952">
                <text:p>0.93952</text:p>
              </table:table-cell>
              <table:table-cell office:value-type="float" office:value="0.952">
                <text:p>0.952</text:p>
              </table:table-cell>
              <table:table-cell office:value-type="float" office:value="0.882176">
                <text:p>0.88217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69056">
                <text:p>0.69056</text:p>
              </table:table-cell>
              <table:table-cell office:value-type="float" office:value="0.824">
                <text:p>0.824</text:p>
              </table:table-cell>
              <table:table-cell office:value-type="float" office:value="0.85152">
                <text:p>0.85152</text:p>
              </table:table-cell>
              <table:table-cell office:value-type="float" office:value="0.86624">
                <text:p>0.86624</text:p>
              </table:table-cell>
              <table:table-cell office:value-type="float" office:value="0.89152">
                <text:p>0.89152</text:p>
              </table:table-cell>
              <table:table-cell office:value-type="float" office:value="0.91264">
                <text:p>0.91264</text:p>
              </table:table-cell>
              <table:table-cell office:value-type="float" office:value="0.92">
                <text:p>0.92</text:p>
              </table:table-cell>
              <table:table-cell office:value-type="float" office:value="0.92992">
                <text:p>0.92992</text:p>
              </table:table-cell>
              <table:table-cell office:value-type="float" office:value="0.936">
                <text:p>0.936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76128">
                <text:p>0.87612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0464">
                <text:p>0.70464</text:p>
              </table:table-cell>
              <table:table-cell office:value-type="float" office:value="0.83456">
                <text:p>0.83456</text:p>
              </table:table-cell>
              <table:table-cell office:value-type="float" office:value="0.85888">
                <text:p>0.85888</text:p>
              </table:table-cell>
              <table:table-cell office:value-type="float" office:value="0.87296">
                <text:p>0.87296</text:p>
              </table:table-cell>
              <table:table-cell office:value-type="float" office:value="0.89856">
                <text:p>0.89856</text:p>
              </table:table-cell>
              <table:table-cell office:value-type="float" office:value="0.91136">
                <text:p>0.91136</text:p>
              </table:table-cell>
              <table:table-cell office:value-type="float" office:value="0.92">
                <text:p>0.92</text:p>
              </table:table-cell>
              <table:table-cell office:value-type="float" office:value="0.92736">
                <text:p>0.92736</text:p>
              </table:table-cell>
              <table:table-cell office:value-type="float" office:value="0.936">
                <text:p>0.936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80288">
                <text:p>0.880288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7472">
                <text:p>0.7472</text:p>
              </table:table-cell>
              <table:table-cell office:value-type="float" office:value="0.83808">
                <text:p>0.83808</text:p>
              </table:table-cell>
              <table:table-cell office:value-type="float" office:value="0.86016">
                <text:p>0.86016</text:p>
              </table:table-cell>
              <table:table-cell office:value-type="float" office:value="0.87488">
                <text:p>0.87488</text:p>
              </table:table-cell>
              <table:table-cell office:value-type="float" office:value="0.89504">
                <text:p>0.89504</text:p>
              </table:table-cell>
              <table:table-cell office:value-type="float" office:value="0.91008">
                <text:p>0.91008</text:p>
              </table:table-cell>
              <table:table-cell office:value-type="float" office:value="0.91968">
                <text:p>0.91968</text:p>
              </table:table-cell>
              <table:table-cell office:value-type="float" office:value="0.92832">
                <text:p>0.92832</text:p>
              </table:table-cell>
              <table:table-cell office:value-type="float" office:value="0.936">
                <text:p>0.93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84768">
                <text:p>0.884768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728">
                <text:p>0.728</text:p>
              </table:table-cell>
              <table:table-cell office:value-type="float" office:value="0.83552">
                <text:p>0.83552</text:p>
              </table:table-cell>
              <table:table-cell office:value-type="float" office:value="0.85664">
                <text:p>0.85664</text:p>
              </table:table-cell>
              <table:table-cell office:value-type="float" office:value="0.87872">
                <text:p>0.87872</text:p>
              </table:table-cell>
              <table:table-cell office:value-type="float" office:value="0.90336">
                <text:p>0.90336</text:p>
              </table:table-cell>
              <table:table-cell office:value-type="float" office:value="0.91392">
                <text:p>0.91392</text:p>
              </table:table-cell>
              <table:table-cell office:value-type="float" office:value="0.92">
                <text:p>0.92</text:p>
              </table:table-cell>
              <table:table-cell office:value-type="float" office:value="0.92992">
                <text:p>0.92992</text:p>
              </table:table-cell>
              <table:table-cell office:value-type="float" office:value="0.936">
                <text:p>0.93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84032">
                <text:p>0.88403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70624">
                <text:p>0.70624</text:p>
              </table:table-cell>
              <table:table-cell office:value-type="float" office:value="0.82752">
                <text:p>0.82752</text:p>
              </table:table-cell>
              <table:table-cell office:value-type="float" office:value="0.86624">
                <text:p>0.86624</text:p>
              </table:table-cell>
              <table:table-cell office:value-type="float" office:value="0.89664">
                <text:p>0.89664</text:p>
              </table:table-cell>
              <table:table-cell office:value-type="float" office:value="0.91008">
                <text:p>0.91008</text:p>
              </table:table-cell>
              <table:table-cell office:value-type="float" office:value="0.91776">
                <text:p>0.91776</text:p>
              </table:table-cell>
              <table:table-cell office:value-type="float" office:value="0.9232">
                <text:p>0.9232</text:p>
              </table:table-cell>
              <table:table-cell office:value-type="float" office:value="0.93152">
                <text:p>0.93152</text:p>
              </table:table-cell>
              <table:table-cell office:value-type="float" office:value="0.936">
                <text:p>0.936</text:p>
              </table:table-cell>
              <table:table-cell office:value-type="float" office:value="0.93856">
                <text:p>0.93856</text:p>
              </table:table-cell>
              <table:table-cell office:value-type="float" office:value="0.952">
                <text:p>0.952</text:p>
              </table:table-cell>
              <table:table-cell office:value-type="float" office:value="0.885376">
                <text:p>0.88537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66592">
                <text:p>0.66592</text:p>
              </table:table-cell>
              <table:table-cell office:value-type="float" office:value="0.78368">
                <text:p>0.78368</text:p>
              </table:table-cell>
              <table:table-cell office:value-type="float" office:value="0.85504">
                <text:p>0.85504</text:p>
              </table:table-cell>
              <table:table-cell office:value-type="float" office:value="0.87904">
                <text:p>0.87904</text:p>
              </table:table-cell>
              <table:table-cell office:value-type="float" office:value="0.9008">
                <text:p>0.9008</text:p>
              </table:table-cell>
              <table:table-cell office:value-type="float" office:value="0.912">
                <text:p>0.912</text:p>
              </table:table-cell>
              <table:table-cell office:value-type="float" office:value="0.91968">
                <text:p>0.91968</text:p>
              </table:table-cell>
              <table:table-cell office:value-type="float" office:value="0.92544">
                <text:p>0.92544</text:p>
              </table:table-cell>
              <table:table-cell office:value-type="float" office:value="0.93536">
                <text:p>0.93536</text:p>
              </table:table-cell>
              <table:table-cell office:value-type="float" office:value="0.93824">
                <text:p>0.93824</text:p>
              </table:table-cell>
              <table:table-cell office:value-type="float" office:value="0.952">
                <text:p>0.952</text:p>
              </table:table-cell>
              <table:table-cell office:value-type="float" office:value="0.87152">
                <text:p>0.8715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68384">
                <text:p>0.68384</text:p>
              </table:table-cell>
              <table:table-cell office:value-type="float" office:value="0.79968">
                <text:p>0.79968</text:p>
              </table:table-cell>
              <table:table-cell office:value-type="float" office:value="0.85664">
                <text:p>0.85664</text:p>
              </table:table-cell>
              <table:table-cell office:value-type="float" office:value="0.87776">
                <text:p>0.87776</text:p>
              </table:table-cell>
              <table:table-cell office:value-type="float" office:value="0.89984">
                <text:p>0.89984</text:p>
              </table:table-cell>
              <table:table-cell office:value-type="float" office:value="0.91168">
                <text:p>0.91168</text:p>
              </table:table-cell>
              <table:table-cell office:value-type="float" office:value="0.91904">
                <text:p>0.91904</text:p>
              </table:table-cell>
              <table:table-cell office:value-type="float" office:value="0.92448">
                <text:p>0.92448</text:p>
              </table:table-cell>
              <table:table-cell office:value-type="float" office:value="0.93472">
                <text:p>0.93472</text:p>
              </table:table-cell>
              <table:table-cell office:value-type="float" office:value="0.93888">
                <text:p>0.93888</text:p>
              </table:table-cell>
              <table:table-cell office:value-type="float" office:value="0.952">
                <text:p>0.952</text:p>
              </table:table-cell>
              <table:table-cell office:value-type="float" office:value="0.874656">
                <text:p>0.87465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6832">
                <text:p>0.6832</text:p>
              </table:table-cell>
              <table:table-cell office:value-type="float" office:value="0.77888">
                <text:p>0.77888</text:p>
              </table:table-cell>
              <table:table-cell office:value-type="float" office:value="0.8528">
                <text:p>0.8528</text:p>
              </table:table-cell>
              <table:table-cell office:value-type="float" office:value="0.87264">
                <text:p>0.87264</text:p>
              </table:table-cell>
              <table:table-cell office:value-type="float" office:value="0.89408">
                <text:p>0.89408</text:p>
              </table:table-cell>
              <table:table-cell office:value-type="float" office:value="0.90944">
                <text:p>0.90944</text:p>
              </table:table-cell>
              <table:table-cell office:value-type="float" office:value="0.91904">
                <text:p>0.91904</text:p>
              </table:table-cell>
              <table:table-cell office:value-type="float" office:value="0.9264">
                <text:p>0.9264</text:p>
              </table:table-cell>
              <table:table-cell office:value-type="float" office:value="0.936">
                <text:p>0.936</text:p>
              </table:table-cell>
              <table:table-cell office:value-type="float" office:value="0.9408">
                <text:p>0.9408</text:p>
              </table:table-cell>
              <table:table-cell office:value-type="float" office:value="0.952">
                <text:p>0.952</text:p>
              </table:table-cell>
              <table:table-cell office:value-type="float" office:value="0.871328">
                <text:p>0.871328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68352">
                <text:p>0.68352</text:p>
              </table:table-cell>
              <table:table-cell office:value-type="float" office:value="0.79744">
                <text:p>0.79744</text:p>
              </table:table-cell>
              <table:table-cell office:value-type="float" office:value="0.85728">
                <text:p>0.85728</text:p>
              </table:table-cell>
              <table:table-cell office:value-type="float" office:value="0.87712">
                <text:p>0.87712</text:p>
              </table:table-cell>
              <table:table-cell office:value-type="float" office:value="0.89856">
                <text:p>0.89856</text:p>
              </table:table-cell>
              <table:table-cell office:value-type="float" office:value="0.9104">
                <text:p>0.9104</text:p>
              </table:table-cell>
              <table:table-cell office:value-type="float" office:value="0.91904">
                <text:p>0.91904</text:p>
              </table:table-cell>
              <table:table-cell office:value-type="float" office:value="0.93088">
                <text:p>0.93088</text:p>
              </table:table-cell>
              <table:table-cell office:value-type="float" office:value="0.936">
                <text:p>0.936</text:p>
              </table:table-cell>
              <table:table-cell office:value-type="float" office:value="0.94176">
                <text:p>0.94176</text:p>
              </table:table-cell>
              <table:table-cell office:value-type="float" office:value="0.952">
                <text:p>0.952</text:p>
              </table:table-cell>
              <table:table-cell office:value-type="float" office:value="0.8752">
                <text:p>0.875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6848">
                <text:p>0.6848</text:p>
              </table:table-cell>
              <table:table-cell office:value-type="float" office:value="0.81536">
                <text:p>0.81536</text:p>
              </table:table-cell>
              <table:table-cell office:value-type="float" office:value="0.864">
                <text:p>0.864</text:p>
              </table:table-cell>
              <table:table-cell office:value-type="float" office:value="0.87808">
                <text:p>0.87808</text:p>
              </table:table-cell>
              <table:table-cell office:value-type="float" office:value="0.90112">
                <text:p>0.90112</text:p>
              </table:table-cell>
              <table:table-cell office:value-type="float" office:value="0.91296">
                <text:p>0.91296</text:p>
              </table:table-cell>
              <table:table-cell office:value-type="float" office:value="0.92">
                <text:p>0.92</text:p>
              </table:table-cell>
              <table:table-cell office:value-type="float" office:value="0.92864">
                <text:p>0.92864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52">
                <text:p>0.952</text:p>
              </table:table-cell>
              <table:table-cell office:value-type="float" office:value="0.878208">
                <text:p>0.87820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69568">
                <text:p>0.69568</text:p>
              </table:table-cell>
              <table:table-cell office:value-type="float" office:value="0.80032">
                <text:p>0.80032</text:p>
              </table:table-cell>
              <table:table-cell office:value-type="float" office:value="0.85568">
                <text:p>0.85568</text:p>
              </table:table-cell>
              <table:table-cell office:value-type="float" office:value="0.87424">
                <text:p>0.87424</text:p>
              </table:table-cell>
              <table:table-cell office:value-type="float" office:value="0.89824">
                <text:p>0.89824</text:p>
              </table:table-cell>
              <table:table-cell office:value-type="float" office:value="0.91232">
                <text:p>0.91232</text:p>
              </table:table-cell>
              <table:table-cell office:value-type="float" office:value="0.92">
                <text:p>0.92</text:p>
              </table:table-cell>
              <table:table-cell office:value-type="float" office:value="0.92672">
                <text:p>0.92672</text:p>
              </table:table-cell>
              <table:table-cell office:value-type="float" office:value="0.936">
                <text:p>0.936</text:p>
              </table:table-cell>
              <table:table-cell office:value-type="float" office:value="0.94304">
                <text:p>0.94304</text:p>
              </table:table-cell>
              <table:table-cell office:value-type="float" office:value="0.952">
                <text:p>0.952</text:p>
              </table:table-cell>
              <table:table-cell office:value-type="float" office:value="0.876224">
                <text:p>0.87622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67808">
                <text:p>0.67808</text:p>
              </table:table-cell>
              <table:table-cell office:value-type="float" office:value="0.74688">
                <text:p>0.74688</text:p>
              </table:table-cell>
              <table:table-cell office:value-type="float" office:value="0.83648">
                <text:p>0.83648</text:p>
              </table:table-cell>
              <table:table-cell office:value-type="float" office:value="0.86464">
                <text:p>0.86464</text:p>
              </table:table-cell>
              <table:table-cell office:value-type="float" office:value="0.88992">
                <text:p>0.88992</text:p>
              </table:table-cell>
              <table:table-cell office:value-type="float" office:value="0.90976">
                <text:p>0.90976</text:p>
              </table:table-cell>
              <table:table-cell office:value-type="float" office:value="0.91968">
                <text:p>0.91968</text:p>
              </table:table-cell>
              <table:table-cell office:value-type="float" office:value="0.9264">
                <text:p>0.9264</text:p>
              </table:table-cell>
              <table:table-cell office:value-type="float" office:value="0.93568">
                <text:p>0.93568</text:p>
              </table:table-cell>
              <table:table-cell office:value-type="float" office:value="0.94176">
                <text:p>0.94176</text:p>
              </table:table-cell>
              <table:table-cell office:value-type="float" office:value="0.952">
                <text:p>0.952</text:p>
              </table:table-cell>
              <table:table-cell office:value-type="float" office:value="0.864928">
                <text:p>0.86492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67136">
                <text:p>0.67136</text:p>
              </table:table-cell>
              <table:table-cell office:value-type="float" office:value="0.72544">
                <text:p>0.72544</text:p>
              </table:table-cell>
              <table:table-cell office:value-type="float" office:value="0.82272">
                <text:p>0.82272</text:p>
              </table:table-cell>
              <table:table-cell office:value-type="float" office:value="0.86624">
                <text:p>0.86624</text:p>
              </table:table-cell>
              <table:table-cell office:value-type="float" office:value="0.89536">
                <text:p>0.89536</text:p>
              </table:table-cell>
              <table:table-cell office:value-type="float" office:value="0.90848">
                <text:p>0.90848</text:p>
              </table:table-cell>
              <table:table-cell office:value-type="float" office:value="0.91872">
                <text:p>0.91872</text:p>
              </table:table-cell>
              <table:table-cell office:value-type="float" office:value="0.92704">
                <text:p>0.92704</text:p>
              </table:table-cell>
              <table:table-cell office:value-type="float" office:value="0.936">
                <text:p>0.936</text:p>
              </table:table-cell>
              <table:table-cell office:value-type="float" office:value="0.9424">
                <text:p>0.9424</text:p>
              </table:table-cell>
              <table:table-cell office:value-type="float" office:value="0.952">
                <text:p>0.952</text:p>
              </table:table-cell>
              <table:table-cell office:value-type="float" office:value="0.861376">
                <text:p>0.86137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66016">
                <text:p>0.66016</text:p>
              </table:table-cell>
              <table:table-cell office:value-type="float" office:value="0.73088">
                <text:p>0.73088</text:p>
              </table:table-cell>
              <table:table-cell office:value-type="float" office:value="0.81952">
                <text:p>0.81952</text:p>
              </table:table-cell>
              <table:table-cell office:value-type="float" office:value="0.85952">
                <text:p>0.85952</text:p>
              </table:table-cell>
              <table:table-cell office:value-type="float" office:value="0.88608">
                <text:p>0.88608</text:p>
              </table:table-cell>
              <table:table-cell office:value-type="float" office:value="0.90816">
                <text:p>0.90816</text:p>
              </table:table-cell>
              <table:table-cell office:value-type="float" office:value="0.91936">
                <text:p>0.91936</text:p>
              </table:table-cell>
              <table:table-cell office:value-type="float" office:value="0.93056">
                <text:p>0.93056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59168">
                <text:p>0.859168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63904">
                <text:p>0.63904</text:p>
              </table:table-cell>
              <table:table-cell office:value-type="float" office:value="0.74592">
                <text:p>0.74592</text:p>
              </table:table-cell>
              <table:table-cell office:value-type="float" office:value="0.83552">
                <text:p>0.83552</text:p>
              </table:table-cell>
              <table:table-cell office:value-type="float" office:value="0.872">
                <text:p>0.872</text:p>
              </table:table-cell>
              <table:table-cell office:value-type="float" office:value="0.89856">
                <text:p>0.89856</text:p>
              </table:table-cell>
              <table:table-cell office:value-type="float" office:value="0.91008">
                <text:p>0.91008</text:p>
              </table:table-cell>
              <table:table-cell office:value-type="float" office:value="0.92192">
                <text:p>0.92192</text:p>
              </table:table-cell>
              <table:table-cell office:value-type="float" office:value="0.93472">
                <text:p>0.93472</text:p>
              </table:table-cell>
              <table:table-cell office:value-type="float" office:value="0.936">
                <text:p>0.936</text:p>
              </table:table-cell>
              <table:table-cell office:value-type="float" office:value="0.94432">
                <text:p>0.94432</text:p>
              </table:table-cell>
              <table:table-cell office:value-type="float" office:value="0.952">
                <text:p>0.952</text:p>
              </table:table-cell>
              <table:table-cell office:value-type="float" office:value="0.863808">
                <text:p>0.863808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68608">
                <text:p>0.68608</text:p>
              </table:table-cell>
              <table:table-cell office:value-type="float" office:value="0.78848">
                <text:p>0.78848</text:p>
              </table:table-cell>
              <table:table-cell office:value-type="float" office:value="0.85408">
                <text:p>0.85408</text:p>
              </table:table-cell>
              <table:table-cell office:value-type="float" office:value="0.872">
                <text:p>0.872</text:p>
              </table:table-cell>
              <table:table-cell office:value-type="float" office:value="0.89472">
                <text:p>0.89472</text:p>
              </table:table-cell>
              <table:table-cell office:value-type="float" office:value="0.91296">
                <text:p>0.91296</text:p>
              </table:table-cell>
              <table:table-cell office:value-type="float" office:value="0.92384">
                <text:p>0.92384</text:p>
              </table:table-cell>
              <table:table-cell office:value-type="float" office:value="0.936">
                <text:p>0.936</text:p>
              </table:table-cell>
              <table:table-cell office:value-type="float" office:value="0.93664">
                <text:p>0.93664</text:p>
              </table:table-cell>
              <table:table-cell office:value-type="float" office:value="0.94528">
                <text:p>0.94528</text:p>
              </table:table-cell>
              <table:table-cell office:value-type="float" office:value="0.952">
                <text:p>0.952</text:p>
              </table:table-cell>
              <table:table-cell office:value-type="float" office:value="0.875008">
                <text:p>0.87500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68544">
                <text:p>0.68544</text:p>
              </table:table-cell>
              <table:table-cell office:value-type="float" office:value="0.76704">
                <text:p>0.76704</text:p>
              </table:table-cell>
              <table:table-cell office:value-type="float" office:value="0.84064">
                <text:p>0.84064</text:p>
              </table:table-cell>
              <table:table-cell office:value-type="float" office:value="0.87008">
                <text:p>0.87008</text:p>
              </table:table-cell>
              <table:table-cell office:value-type="float" office:value="0.8976">
                <text:p>0.8976</text:p>
              </table:table-cell>
              <table:table-cell office:value-type="float" office:value="0.91136">
                <text:p>0.91136</text:p>
              </table:table-cell>
              <table:table-cell office:value-type="float" office:value="0.92416">
                <text:p>0.92416</text:p>
              </table:table-cell>
              <table:table-cell office:value-type="float" office:value="0.936">
                <text:p>0.936</text:p>
              </table:table-cell>
              <table:table-cell office:value-type="float" office:value="0.93696">
                <text:p>0.93696</text:p>
              </table:table-cell>
              <table:table-cell office:value-type="float" office:value="0.94496">
                <text:p>0.94496</text:p>
              </table:table-cell>
              <table:table-cell office:value-type="float" office:value="0.952">
                <text:p>0.952</text:p>
              </table:table-cell>
              <table:table-cell office:value-type="float" office:value="0.871424">
                <text:p>0.87142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6752">
                <text:p>0.6752</text:p>
              </table:table-cell>
              <table:table-cell office:value-type="float" office:value="0.76128">
                <text:p>0.76128</text:p>
              </table:table-cell>
              <table:table-cell office:value-type="float" office:value="0.83648">
                <text:p>0.83648</text:p>
              </table:table-cell>
              <table:table-cell office:value-type="float" office:value="0.86816">
                <text:p>0.86816</text:p>
              </table:table-cell>
              <table:table-cell office:value-type="float" office:value="0.89536">
                <text:p>0.89536</text:p>
              </table:table-cell>
              <table:table-cell office:value-type="float" office:value="0.9152">
                <text:p>0.9152</text:p>
              </table:table-cell>
              <table:table-cell office:value-type="float" office:value="0.92416">
                <text:p>0.92416</text:p>
              </table:table-cell>
              <table:table-cell office:value-type="float" office:value="0.93536">
                <text:p>0.93536</text:p>
              </table:table-cell>
              <table:table-cell office:value-type="float" office:value="0.936">
                <text:p>0.936</text:p>
              </table:table-cell>
              <table:table-cell office:value-type="float" office:value="0.94144">
                <text:p>0.94144</text:p>
              </table:table-cell>
              <table:table-cell office:value-type="float" office:value="0.952">
                <text:p>0.952</text:p>
              </table:table-cell>
              <table:table-cell office:value-type="float" office:value="0.868864">
                <text:p>0.86886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68672">
                <text:p>0.68672</text:p>
              </table:table-cell>
              <table:table-cell office:value-type="float" office:value="0.77536">
                <text:p>0.77536</text:p>
              </table:table-cell>
              <table:table-cell office:value-type="float" office:value="0.8496">
                <text:p>0.8496</text:p>
              </table:table-cell>
              <table:table-cell office:value-type="float" office:value="0.8752">
                <text:p>0.8752</text:p>
              </table:table-cell>
              <table:table-cell office:value-type="float" office:value="0.9024">
                <text:p>0.9024</text:p>
              </table:table-cell>
              <table:table-cell office:value-type="float" office:value="0.91552">
                <text:p>0.91552</text:p>
              </table:table-cell>
              <table:table-cell office:value-type="float" office:value="0.92192">
                <text:p>0.92192</text:p>
              </table:table-cell>
              <table:table-cell office:value-type="float" office:value="0.93312">
                <text:p>0.93312</text:p>
              </table:table-cell>
              <table:table-cell office:value-type="float" office:value="0.936">
                <text:p>0.936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73632">
                <text:p>0.873632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68736">
                <text:p>0.68736</text:p>
              </table:table-cell>
              <table:table-cell office:value-type="float" office:value="0.82144">
                <text:p>0.82144</text:p>
              </table:table-cell>
              <table:table-cell office:value-type="float" office:value="0.86528">
                <text:p>0.86528</text:p>
              </table:table-cell>
              <table:table-cell office:value-type="float" office:value="0.88352">
                <text:p>0.88352</text:p>
              </table:table-cell>
              <table:table-cell office:value-type="float" office:value="0.90656">
                <text:p>0.90656</text:p>
              </table:table-cell>
              <table:table-cell office:value-type="float" office:value="0.91808">
                <text:p>0.91808</text:p>
              </table:table-cell>
              <table:table-cell office:value-type="float" office:value="0.9248">
                <text:p>0.9248</text:p>
              </table:table-cell>
              <table:table-cell office:value-type="float" office:value="0.93408">
                <text:p>0.93408</text:p>
              </table:table-cell>
              <table:table-cell office:value-type="float" office:value="0.936">
                <text:p>0.936</text:p>
              </table:table-cell>
              <table:table-cell office:value-type="float" office:value="0.94048">
                <text:p>0.94048</text:p>
              </table:table-cell>
              <table:table-cell office:value-type="float" office:value="0.952">
                <text:p>0.952</text:p>
              </table:table-cell>
              <table:table-cell office:value-type="float" office:value="0.88176">
                <text:p>0.8817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67648">
                <text:p>0.67648</text:p>
              </table:table-cell>
              <table:table-cell office:value-type="float" office:value="0.82592">
                <text:p>0.82592</text:p>
              </table:table-cell>
              <table:table-cell office:value-type="float" office:value="0.86912">
                <text:p>0.86912</text:p>
              </table:table-cell>
              <table:table-cell office:value-type="float" office:value="0.89824">
                <text:p>0.89824</text:p>
              </table:table-cell>
              <table:table-cell office:value-type="float" office:value="0.91168">
                <text:p>0.91168</text:p>
              </table:table-cell>
              <table:table-cell office:value-type="float" office:value="0.92">
                <text:p>0.92</text:p>
              </table:table-cell>
              <table:table-cell office:value-type="float" office:value="0.92736">
                <text:p>0.92736</text:p>
              </table:table-cell>
              <table:table-cell office:value-type="float" office:value="0.936">
                <text:p>0.936</text:p>
              </table:table-cell>
              <table:table-cell office:value-type="float" office:value="0.936">
                <text:p>0.936</text:p>
              </table:table-cell>
              <table:table-cell office:value-type="float" office:value="0.94112">
                <text:p>0.94112</text:p>
              </table:table-cell>
              <table:table-cell office:value-type="float" office:value="0.952">
                <text:p>0.952</text:p>
              </table:table-cell>
              <table:table-cell office:value-type="float" office:value="0.884192">
                <text:p>0.884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